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content.xml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meta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Replacements/Object 1"/>
  <manifest:file-entry manifest:media-type="application/x-openoffice-gdimetafile;windows_formatname=&quot;GDIMetaFile&quot;" manifest:full-path="ObjectReplacements/Object 26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" manifest:full-path="ObjectReplacements/Object 27"/>
  <manifest:file-entry manifest:media-type="" manifest:full-path="ObjectReplacements/Object 2"/>
  <manifest:file-entry manifest:media-type="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34"/>
  <manifest:file-entry manifest:media-type="" manifest:full-path="ObjectReplacements/Object 31"/>
  <manifest:file-entry manifest:media-type="application/x-openoffice-gdimetafile;windows_formatname=&quot;GDIMetaFile&quot;" manifest:full-path="ObjectReplacements/Object 4"/>
  <manifest:file-entry manifest:media-type="" manifest:full-path="ObjectReplacements/Object 29"/>
  <manifest:file-entry manifest:media-type="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" manifest:full-path="ObjectReplacements/Object 38"/>
  <manifest:file-entry manifest:media-type="" manifest:full-path="ObjectReplacements/Object 5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41"/>
  <manifest:file-entry manifest:media-type="" manifest:full-path="ObjectReplacements/Object 4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39"/>
  <manifest:file-entry manifest:media-type="application/x-openoffice-gdimetafile;windows_formatname=&quot;GDIMetaFile&quot;" manifest:full-path="ObjectReplacements/Object 20"/>
  <manifest:file-entry manifest:media-type="" manifest:full-path="ObjectReplacements/Object 43"/>
  <manifest:file-entry manifest:media-type="application/x-openoffice-gdimetafile;windows_formatname=&quot;GDIMetaFile&quot;" manifest:full-path="ObjectReplacements/Object 19"/>
  <manifest:file-entry manifest:media-type="" manifest:full-path="ObjectReplacements/Object 48"/>
  <manifest:file-entry manifest:media-type="" manifest:full-path="ObjectReplacements/Object 40"/>
  <manifest:file-entry manifest:media-type="application/x-openoffice-gdimetafile;windows_formatname=&quot;GDIMetaFile&quot;" manifest:full-path="ObjectReplacements/Object 25"/>
  <manifest:file-entry manifest:media-type="" manifest:full-path="ObjectReplacements/Object 44"/>
  <manifest:file-entry manifest:media-type="application/x-openoffice-gdimetafile;windows_formatname=&quot;GDIMetaFile&quot;" manifest:full-path="ObjectReplacements/Object 15"/>
  <manifest:file-entry manifest:media-type="" manifest:full-path="ObjectReplacements/Object 49"/>
  <manifest:file-entry manifest:media-type="application/x-openoffice-gdimetafile;windows_formatname=&quot;GDIMetaFile&quot;" manifest:full-path="ObjectReplacements/Object 23"/>
  <manifest:file-entry manifest:media-type="" manifest:full-path="ObjectReplacements/Object 47"/>
  <manifest:file-entry manifest:media-type="application/x-openoffice-gdimetafile;windows_formatname=&quot;GDIMetaFile&quot;" manifest:full-path="ObjectReplacements/Object 24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9465in"/>
    </style:style>
    <style:style style:name="co17" style:family="table-column">
      <style:table-column-properties fo:break-before="auto" style:column-width="1.9756in"/>
    </style:style>
    <style:style style:name="co18" style:family="table-column">
      <style:table-column-properties fo:break-before="auto" style:column-width="1.8307in"/>
    </style:style>
    <style:style style:name="co12" style:family="table-column">
      <style:table-column-properties fo:break-before="auto" style:column-width="1.111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3.5445in"/>
    </style:style>
    <style:style style:name="co6" style:family="table-column">
      <style:table-column-properties fo:break-before="auto" style:column-width="1.0583in"/>
    </style:style>
    <style:style style:name="co21" style:family="table-column">
      <style:table-column-properties fo:break-before="auto" style:column-width="1.752in"/>
    </style:style>
    <style:style style:name="co22" style:family="table-column">
      <style:table-column-properties fo:break-before="auto" style:column-width="1.2165in"/>
    </style:style>
    <style:style style:name="co23" style:family="table-column">
      <style:table-column-properties fo:break-before="auto" style:column-width="1.2807in"/>
    </style:style>
    <style:style style:name="co24" style:family="table-column">
      <style:table-column-properties fo:break-before="auto" style:column-width="1.1008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page" style:column-width="0.8925in"/>
    </style:style>
    <style:style style:name="co15" style:family="table-column">
      <style:table-column-properties fo:break-before="auto" style:column-width="0.8992in"/>
    </style:style>
    <style:style style:name="co27" style:family="table-column">
      <style:table-column-properties fo:break-before="auto" style:column-width="0.7618in"/>
    </style:style>
    <style:style style:name="co28" style:family="table-column">
      <style:table-column-properties fo:break-before="auto" style:column-width="3.0154in"/>
    </style:style>
    <style:style style:name="co29" style:family="table-column">
      <style:table-column-properties fo:break-before="auto" style:column-width="3.3752in"/>
    </style:style>
    <style:style style:name="co30" style:family="table-column">
      <style:table-column-properties fo:break-before="auto" style:column-width="3.989in"/>
    </style:style>
    <style:style style:name="co31" style:family="table-column">
      <style:table-column-properties fo:break-before="auto" style:column-width="1.9602in"/>
    </style:style>
    <style:style style:name="co32" style:family="table-column">
      <style:table-column-properties fo:break-before="auto" style:column-width="1.7736in"/>
    </style:style>
    <style:style style:name="co33" style:family="table-column">
      <style:table-column-properties fo:break-before="auto" style:column-width="1.5244in"/>
    </style:style>
    <style:style style:name="co34" style:family="table-column">
      <style:table-column-properties fo:break-before="auto" style:column-width="1.2484in"/>
    </style:style>
    <style:style style:name="co35" style:family="table-column">
      <style:table-column-properties fo:break-before="auto" style:column-width="1.0957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457in"/>
    </style:style>
    <style:style style:name="co38" style:family="table-column">
      <style:table-column-properties fo:break-before="page" style:column-width="0.9965in"/>
    </style:style>
    <style:style style:name="co39" style:family="table-column">
      <style:table-column-properties fo:break-before="auto" style:column-width="1.5102in"/>
    </style:style>
    <style:style style:name="co40" style:family="table-column">
      <style:table-column-properties fo:break-before="auto" style:column-width="1.2083in"/>
    </style:style>
    <style:style style:name="co41" style:family="table-column">
      <style:table-column-properties fo:break-before="auto" style:column-width="1.1362in"/>
    </style:style>
    <style:style style:name="co42" style:family="table-column">
      <style:table-column-properties fo:break-before="auto" style:column-width="1.3165in"/>
    </style:style>
    <style:style style:name="co43" style:family="table-column">
      <style:table-column-properties fo:break-before="auto" style:column-width="1.3154in"/>
    </style:style>
    <style:style style:name="co44" style:family="table-column">
      <style:table-column-properties fo:break-before="auto" style:column-width="1.2654in"/>
    </style:style>
    <style:style style:name="co45" style:family="table-column">
      <style:table-column-properties fo:break-before="auto" style:column-width="0.5874in"/>
    </style:style>
    <style:style style:name="co46" style:family="table-column">
      <style:table-column-properties fo:break-before="auto" style:column-width="0.528in"/>
    </style:style>
    <style:style style:name="ro30" style:family="table-row">
      <style:table-row-properties style:row-height="0.2402in" fo:break-before="auto" style:use-optimal-row-height="false"/>
    </style:style>
    <style:style style:name="ro19" style:family="table-row">
      <style:table-row-properties style:row-height="0.3701in" fo:break-before="auto" style:use-optimal-row-height="false"/>
    </style:style>
    <style:style style:name="ro18" style:family="table-row">
      <style:table-row-properties style:row-height="0.3811in" fo:break-before="auto" style:use-optimal-row-height="false"/>
    </style:style>
    <style:style style:name="ro20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2575in" fo:break-before="auto" style:use-optimal-row-height="false"/>
    </style:style>
    <style:style style:name="ro31" style:family="table-row">
      <style:table-row-properties style:row-height="0.2354in" fo:break-before="auto" style:use-optimal-row-height="false"/>
    </style:style>
    <style:style style:name="ro32" style:family="table-row">
      <style:table-row-properties style:row-height="0.2689in" fo:break-before="auto" style:use-optimal-row-height="false"/>
    </style:style>
    <style:style style:name="ro24" style:family="table-row">
      <style:table-row-properties style:row-height="0.2583in" fo:break-before="auto" style:use-optimal-row-height="false"/>
    </style:style>
    <style:style style:name="ro15" style:family="table-row">
      <style:table-row-properties style:row-height="0.2465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26" style:family="table-row">
      <style:table-row-properties style:row-height="0.2346in" fo:break-before="auto" style:use-optimal-row-height="false"/>
    </style:style>
    <style:style style:name="ro28" style:family="table-row">
      <style:table-row-properties style:row-height="0.2244in" fo:break-before="auto" style:use-optimal-row-height="false"/>
    </style:style>
    <style:style style:name="ro33" style:family="table-row">
      <style:table-row-properties style:row-height="0.2547in" fo:break-before="auto" style:use-optimal-row-height="false"/>
    </style:style>
    <style:style style:name="ro34" style:family="table-row">
      <style:table-row-properties style:row-height="0.272in" fo:break-before="auto" style:use-optimal-row-height="false"/>
    </style:style>
    <style:style style:name="ro23" style:family="table-row">
      <style:table-row-properties style:row-height="0.2445in" fo:break-before="auto" style:use-optimal-row-height="false"/>
    </style:style>
    <style:style style:name="ro35" style:family="table-row">
      <style:table-row-properties style:row-height="0.2362in" fo:break-before="page" style:use-optimal-row-height="false"/>
    </style:style>
    <style:style style:name="ro36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ro37" style:family="table-row">
      <style:table-row-properties style:row-height="0.4146in" fo:break-before="auto" style:use-optimal-row-height="false"/>
    </style:style>
    <style:style style:name="ro38" style:family="table-row">
      <style:table-row-properties style:row-height="0.3571in" fo:break-before="auto" style:use-optimal-row-height="false"/>
    </style:style>
    <style:style style:name="ro25" style:family="table-row">
      <style:table-row-properties style:row-height="0.2311in" fo:break-before="auto" style:use-optimal-row-height="false"/>
    </style:style>
    <style:style style:name="ro39" style:family="table-row">
      <style:table-row-properties style:row-height="0.2654in" fo:break-before="auto" style:use-optimal-row-height="false"/>
    </style:style>
    <style:style style:name="ro40" style:family="table-row">
      <style:table-row-properties style:row-height="0.3673in" fo:break-before="auto" style:use-optimal-row-height="false"/>
    </style:style>
    <style:style style:name="ro1" style:family="table-row">
      <style:table-row-properties style:row-height="0.25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41" style:family="table-row">
      <style:table-row-properties style:row-height="0.4181in" fo:break-before="auto" style:use-optimal-row-height="false"/>
    </style:style>
    <style:style style:name="ro42" style:family="table-row">
      <style:table-row-properties style:row-height="0.378in" fo:break-before="auto" style:use-optimal-row-height="false"/>
    </style:style>
    <style:style style:name="ro43" style:family="table-row">
      <style:table-row-properties style:row-height="0.2839in" fo:break-before="auto" style:use-optimal-row-height="false"/>
    </style:style>
    <style:style style:name="ro44" style:family="table-row">
      <style:table-row-properties style:row-height="0.2673in" fo:break-before="auto" style:use-optimal-row-height="false"/>
    </style:style>
    <style:style style:name="ro45" style:family="table-row">
      <style:table-row-properties style:row-height="0.2508in" fo:break-before="auto" style:use-optimal-row-height="false"/>
    </style:style>
    <style:style style:name="ro46" style:family="table-row">
      <style:table-row-properties style:row-height="0.2756in" fo:break-before="auto" style:use-optimal-row-height="false"/>
    </style:style>
    <style:style style:name="ro47" style:family="table-row">
      <style:table-row-properties style:row-height="0.2339in" fo:break-before="auto" style:use-optimal-row-height="false"/>
    </style:style>
    <style:style style:name="ro13" style:family="table-row">
      <style:table-row-properties style:row-height="0.2807in" fo:break-before="auto" style:use-optimal-row-height="false"/>
    </style:style>
    <style:style style:name="ro48" style:family="table-row">
      <style:table-row-properties style:row-height="0.3516in" fo:break-before="auto" style:use-optimal-row-height="false"/>
    </style:style>
    <style:style style:name="ro49" style:family="table-row">
      <style:table-row-properties style:row-height="0.3591in" fo:break-before="auto" style:use-optimal-row-height="false"/>
    </style:style>
    <style:style style:name="ro50" style:family="table-row">
      <style:table-row-properties style:row-height="0.3465in" fo:break-before="auto" style:use-optimal-row-height="false"/>
    </style:style>
    <style:style style:name="ro51" style:family="table-row">
      <style:table-row-properties style:row-height="0.2583in" fo:break-before="auto" style:use-optimal-row-height="true"/>
    </style:style>
    <style:style style:name="ro53" style:family="table-row">
      <style:table-row-properties style:row-height="0.2083in" fo:break-before="auto" style:use-optimal-row-height="true"/>
    </style:style>
    <style:style style:name="ro52" style:family="table-row">
      <style:table-row-properties style:row-height="0.1752in" fo:break-before="auto" style:use-optimal-row-height="true"/>
    </style:style>
    <style:style style:name="ro58" style:family="table-row">
      <style:table-row-properties style:row-height="0.5209in" fo:break-before="auto" style:use-optimal-row-height="false"/>
    </style:style>
    <style:style style:name="ro59" style:family="table-row">
      <style:table-row-properties style:row-height="0.6043in" fo:break-before="auto" style:use-optimal-row-height="false"/>
    </style:style>
    <style:style style:name="ro60" style:family="table-row">
      <style:table-row-properties style:row-height="0.6508in" fo:break-before="auto" style:use-optimal-row-height="false"/>
    </style:style>
    <style:style style:name="ro61" style:family="table-row">
      <style:table-row-properties style:row-height="1.8173in" fo:break-before="auto" style:use-optimal-row-height="false"/>
    </style:style>
    <style:style style:name="ro62" style:family="table-row">
      <style:table-row-properties style:row-height="1.7953in" fo:break-before="auto" style:use-optimal-row-height="false"/>
    </style:style>
    <style:style style:name="ro63" style:family="table-row">
      <style:table-row-properties style:row-height="1.7917in" fo:break-before="auto" style:use-optimal-row-height="false"/>
    </style:style>
    <style:style style:name="ro64" style:family="table-row">
      <style:table-row-properties style:row-height="1.9862in" fo:break-before="auto" style:use-optimal-row-height="false"/>
    </style:style>
    <style:style style:name="ro65" style:family="table-row">
      <style:table-row-properties style:row-height="0.2083in" fo:break-before="auto" style:use-optimal-row-height="false"/>
    </style:style>
    <style:style style:name="ro66" style:family="table-row">
      <style:table-row-properties style:row-height="0.2201in" fo:break-before="auto" style:use-optimal-row-height="false"/>
    </style:style>
    <style:style style:name="ro67" style:family="table-row">
      <style:table-row-properties style:row-height="0.2138in" fo:break-before="auto" style:use-optimal-row-height="false"/>
    </style:style>
    <style:style style:name="ro68" style:family="table-row">
      <style:table-row-properties style:row-height="0.2134in" fo:break-before="auto" style:use-optimal-row-height="false"/>
    </style:style>
    <style:style style:name="ro69" style:family="table-row">
      <style:table-row-properties style:row-height="0.2173in" fo:break-before="auto" style:use-optimal-row-height="false"/>
    </style:style>
    <style:style style:name="ro70" style:family="table-row">
      <style:table-row-properties style:row-height="0.4035in" fo:break-before="page" style:use-optimal-row-height="false"/>
    </style:style>
    <style:style style:name="ro71" style:family="table-row">
      <style:table-row-properties style:row-height="0.1752in" fo:break-before="auto" style:use-optimal-row-height="false"/>
    </style:style>
    <style:style style:name="ro72" style:family="table-row">
      <style:table-row-properties style:row-height="0.2917in" fo:break-before="auto" style:use-optimal-row-height="true"/>
    </style:style>
    <style:style style:name="ro73" style:family="table-row">
      <style:table-row-properties style:row-height="0.3874in" fo:break-before="auto" style:use-optimal-row-height="false"/>
    </style:style>
    <style:style style:name="ro74" style:family="table-row">
      <style:table-row-properties style:row-height="0.5102in" fo:break-before="auto" style:use-optimal-row-height="true"/>
    </style:style>
    <style:style style:name="ro75" style:family="table-row">
      <style:table-row-properties style:row-height="0.3465in" fo:break-before="auto" style:use-optimal-row-height="true"/>
    </style:style>
    <style:style style:name="ro76" style:family="table-row">
      <style:table-row-properties style:row-height="0.2083in" fo:break-before="page" style:use-optimal-row-height="true"/>
    </style:style>
    <style:style style:name="ta3" style:family="table" style:master-page-name="PageStyle_5f_NEXT100_20_QUANTITIES_20_-_20_NEXT100_20_QU">
      <style:table-properties table:display="true" style:writing-mode="lr-tb"/>
    </style:style>
    <style:style style:name="ta4" style:family="table" style:master-page-name="PageStyle_5f_NEXT100_20_TOTAL_20_ACTIVITIES_20_-_20_NEX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Version_20_History_20_-_20_Version_20_Histo">
      <style:table-properties table:display="true" style:writing-mode="lr-tb"/>
    </style:style>
    <style:style style:name="ta7" style:family="table" style:master-page-name="PageStyle_5f_SPECIFIC_20_ACTIVITIES_20_-_20_NEXT100_20_-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8000" number:language="en">
      <number:number number:min-integer-digits="1"/>
    </number:number-style>
    <number:number-style style:name="N8002" number:language="en">
      <number:number number:decimal-places="2" number:min-integer-digits="1"/>
    </number:number-style>
    <number:number-style style:name="N8061" number:language="en">
      <number:scientific-number number:decimal-places="2" number:min-integer-digits="1" number:min-exponent-digits="2"/>
    </number:number-style>
    <number:text-style style:name="N8100" number:language="en">
      <number:text-content/>
    </number:text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39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4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fo:border-bottom="0.0008in solid #000000" fo:background-color="#ffffff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45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4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4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2">
      <style:table-cell-properties fo:border-bottom="none" fo:background-color="#ffffff" fo:border-left="0.0008in solid #000000" fo:border-right="0.0008in solid #000000" fo:border-top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15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 style:data-style-name="N2">
      <style:table-cell-properties fo:border-bottom="none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55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order-left="0.0008in solid #000000" fo:border-right="0.0008in solid #000000" fo:border-top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1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1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order-left="0.0008in solid #000000" fo:border-right="0.0008in solid #000000" fo:border-top="none"/>
    </style:style>
    <style:style style:name="ce16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73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fo:border="0.0008in solid #000000"/>
      <style:text-properties style:font-name="Calibri2" fo:font-size="12pt" style:font-size-asian="12pt" style:font-size-complex="12pt"/>
    </style:style>
    <style:style style:name="ce182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0008in solid #000000" fo:background-color="#ccff00" fo:border-left="0.0008in solid #000000" fo:border-right="0.0008in solid #000000" fo:border-top="none"/>
    </style:style>
    <style:style style:name="ce18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203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order="0.0008in solid #000000"/>
      <style:text-properties style:font-name="Calibri3" fo:font-size="12pt" style:font-size-asian="12pt" style:font-size-complex="12pt"/>
    </style:style>
    <style:style style:name="ce20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210" style:family="table-cell" style:parent-style-name="Default">
      <style:table-cell-properties fo:border-bottom="none" fo:background-color="#ffffff" style:text-align-source="fix" style:repeat-content="false" fo:wrap-option="wrap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11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0008in solid #000000" fo:background-color="#ffffff" fo:wrap-option="wrap" fo:border-left="0.0008in solid #000000" fo:border-right="0.0008in solid #000000" fo:border-top="none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ackground-color="transparent" fo:border="0.0008in solid #000000"/>
    </style:style>
    <style:style style:name="ce2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37" style:family="table-cell" style:parent-style-name="Excel_20_Built-in_20_Normal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8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9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Normal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245" style:family="table-cell" style:parent-style-name="Excel_20_Built-in_20_Normal" style:data-style-name="N61">
      <style:table-cell-properties fo:border-bottom="none" fo:background-color="#ccff00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46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48" style:family="table-cell" style:parent-style-name="Excel_20_Built-in_20_Normal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" fo:font-size="12pt" style:font-size-asian="12pt" style:font-size-complex="12pt"/>
    </style:style>
    <style:style style:name="ce25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1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52" style:family="table-cell" style:parent-style-name="Default" style:data-style-name="N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53" style:family="table-cell" style:parent-style-name="Excel_20_Built-in_20_Normal" style:data-style-name="N2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fo:background-color="#ffffff" style:text-align-source="fix" style:repeat-content="false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5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2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Excel_20_Built-in_20_Normal" style:data-style-name="N61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5" style:family="table-cell" style:parent-style-name="Default" style:data-style-name="N2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6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67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none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6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Excel_20_Built-in_20_Normal" style:data-style-name="N81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Calibri2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41" style:family="table-cell" style:parent-style-name="Default">
      <style:table-cell-properties fo:background-color="transparent" fo:border="0.0008in solid #000000"/>
      <style:text-properties style:font-name="CalIBRI" fo:font-size="12pt" style:font-size-asian="12pt" style:font-size-complex="12pt"/>
    </style:style>
    <style:style style:name="ce4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border="0.0008in solid #000000"/>
      <style:text-properties style:font-name="Calibri2" fo:font-size="12pt" style:font-size-asian="12pt" style:font-size-complex="12pt"/>
    </style:style>
    <style:style style:name="ce47" style:family="table-cell" style:parent-style-name="Default">
      <style:text-properties style:font-name="Calibri2" fo:font-size="12pt" style:font-size-asian="12pt" style:font-size-complex="12pt"/>
    </style:style>
    <style:style style:name="ce5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008in solid #000000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6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114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307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1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2">
      <style:table-cell-properties fo:background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31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 style:data-style-name="N2">
      <style:table-cell-properties fo:background-color="#ffffff"/>
      <style:text-properties style:font-name="Calibri2" fo:font-size="12pt" fo:font-weight="bold" style:font-size-asian="12pt" style:font-weight-asian="bold" style:font-size-complex="12pt" style:font-weight-complex="bold"/>
    </style:style>
    <style:style style:name="ce32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order="none"/>
    </style:style>
    <style:style style:name="ce32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fo:border-bottom="0.0008in solid #000000" fo:background-color="#ffffff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3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34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35" style:family="table-cell" style:parent-style-name="Default">
      <style:table-cell-properties fo:background-color="transparent" fo:border="none"/>
    </style:style>
    <style:style style:name="ce3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Excel_20_Built-in_20_Normal" style:data-style-name="N8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33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7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1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2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35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68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69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7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72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8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8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383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390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1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393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5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01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404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" fo:font-size="12pt" style:font-size-asian="12pt" style:font-size-complex="12pt"/>
    </style:style>
    <style:style style:name="ce405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406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08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5" style:family="table-cell" style:parent-style-name="Default">
      <style:table-cell-properties fo:wrap-option="wrap" fo:border="0.0008in solid #000000"/>
      <style:text-properties style:font-name="Calibri2" fo:font-size="12pt" style:font-size-asian="12pt" style:font-size-complex="12pt"/>
    </style:style>
    <style:style style:name="ce84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transparent" fo:border="none"/>
      <style:text-properties style:font-name="Calibri2" fo:font-size="12pt" style:font-size-asian="12pt" style:font-size-complex="12pt"/>
    </style:style>
    <style:style style:name="ce45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2">
      <style:table-cell-properties fo:background-color="#ffffff" fo:border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45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59" style:family="table-cell" style:parent-style-name="Default" style:data-style-name="N2">
      <style:table-cell-properties fo:background-color="#ffffff" fo:border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 style:data-style-name="N2">
      <style:table-cell-properties fo:background-color="#ffffff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46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fo:background-color="#ffffff" fo:border="0.0008in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ackground-color="#ffffff" fo:border="0.0008in solid #000000"/>
    </style:style>
    <style:style style:name="ce4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7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9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4" style:family="table-cell" style:parent-style-name="Default" style:data-style-name="N2">
      <style:table-cell-properties fo:background-color="transparent" fo:border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 style:data-style-name="N2">
      <style:table-cell-properties fo:background-color="transparent" fo:border="none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9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7" style:family="table-cell" style:parent-style-name="Default" style:data-style-name="N2">
      <style:table-cell-properties fo:background-color="transparent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9" style:family="table-cell" style:parent-style-name="Default" style:data-style-name="N2">
      <style:table-cell-properties fo:background-color="transparent" fo:border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transparent"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02" style:family="table-cell" style:parent-style-name="Default" style:data-style-name="N60">
      <style:table-cell-properties fo:background-color="transparent" fo:border="none"/>
      <style:text-properties style:font-name="Calibri2" fo:font-size="12pt" style:font-name-asian="Arial Unicode MS" style:font-size-asian="12pt" style:font-name-complex="Arial Unicode MS" style:font-size-complex="12pt"/>
    </style:style>
    <style:style style:name="ce503" style:family="table-cell" style:parent-style-name="Default">
      <style:table-cell-properties fo:background-color="transparent"/>
      <style:text-properties style:font-name="Calibri2"/>
    </style:style>
    <style:style style:name="ce478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50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5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6" style:family="table-cell" style:parent-style-name="Excel_20_Built-in_20_Normal" style:data-style-name="N810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1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2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5" style:family="table-cell" style:parent-style-name="Excel_20_Built-in_20_Normal" style:data-style-name="N800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9" style:family="table-cell" style:parent-style-name="Default">
      <style:table-cell-properties fo:background-color="transparent" fo:border="none"/>
      <style:text-properties style:font-name="CalIBRI" fo:font-size="12pt" style:font-size-asian="12pt" style:font-size-complex="12pt"/>
    </style:style>
    <style:style style:name="ce520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2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26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529" style:family="table-cell" style:parent-style-name="Default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530" style:family="table-cell" style:parent-style-name="Default">
      <style:table-cell-properties fo:background-color="#ccff00" fo:border="0.0008in solid #000000"/>
      <style:text-properties style:font-name="CalIBRI" fo:font-size="12pt" style:font-size-asian="12pt" style:font-size-complex="12pt"/>
    </style:style>
    <style:style style:name="ce531" style:family="table-cell" style:parent-style-name="Default">
      <style:table-cell-properties fo:background-color="transparent"/>
      <style:text-properties style:font-name="Calibri2" fo:font-size="12pt" style:font-size-asian="12pt" style:font-size-complex="12pt"/>
    </style:style>
    <style:style style:name="ce53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3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7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39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Excel_20_Built-in_20_Normal">
      <style:table-cell-properties fo:background-color="#ffffff" fo:border="0.0008in solid #000000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order="0.0008in solid #000000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4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5" style:family="table-cell" style:parent-style-name="Excel_20_Built-in_20_Normal">
      <style:table-cell-properties fo:background-color="#ffffff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2" style:family="table-cell" style:parent-style-name="Excel_20_Built-in_20_Normal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3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4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1" fo:language="en" fo:country="US" style:text-underline-mode="continuous" style:text-overline-mode="continuous" style:text-line-through-mode="continuous" style:font-name-asian="TrebuchetMS" style:language-asian="en" style:country-asian="US" style:font-name-complex="Arial Unicode MS" style:language-complex="en" style:country-complex="US" style:text-emphasize="none" style:font-relief="none" style:text-overline-style="none" style:text-overline-color="font-color"/>
    </style:style>
    <style:style style:name="ce555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fo:color="#000000"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7" style:family="table-cell" style:parent-style-name="Excel_20_Built-in_20_Normal" style:data-style-name="N8061">
      <style:table-cell-properties fo:background-color="#99cc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Excel_20_Built-in_20_Normal" style:data-style-name="N8061">
      <style:table-cell-properties fo:background-color="#99cc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60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561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62" style:family="table-cell" style:parent-style-name="Default" style:data-style-name="N61">
      <style:table-cell-properties fo:background-color="#ff8080" style:text-align-source="fix" style:repeat-content="false"/>
      <style:paragraph-properties fo:text-align="center" fo:margin-left="0in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564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font-name-asian="Menlo-Regular" style:font-size-asian="12pt" style:language-asian="en" style:country-asian="US" style:font-style-asian="normal" style:font-weight-asian="normal" style:font-name-complex="Menlo-Regular" style:font-size-complex="12pt" style:language-complex="en" style:country-complex="US" style:font-style-complex="normal" style:font-weight-complex="normal"/>
    </style:style>
    <style:style style:name="ce567" style:family="table-cell" style:parent-style-name="Excel_20_Built-in_20_Normal" style:data-style-name="N8061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8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style:font-size-asian="12pt" style:font-size-complex="12pt"/>
    </style:style>
    <style:style style:name="ce570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5" style:family="table-cell" style:parent-style-name="Excel_20_Built-in_20_Normal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76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fo:color="#000000" style:font-name="Calibri3" fo:font-size="12pt" style:font-size-asian="12pt" style:font-size-complex="12pt"/>
    </style:style>
    <style:style style:name="ce578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79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580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en" style:country-complex="US" style:font-style-complex="normal" style:font-weight-complex="normal"/>
    </style:style>
    <style:style style:name="ce581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82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Excel_20_Built-in_20_Normal">
      <style:table-cell-properties fo:background-color="#ffffff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8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0" style:family="table-cell" style:parent-style-name="Default" style:data-style-name="N11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1" style:family="table-cell" style:parent-style-name="Default">
      <style:table-cell-properties style:text-align-source="value-type" style:repeat-content="false"/>
      <style:paragraph-properties fo:margin-left="0in"/>
    </style:style>
    <style:style style:name="ce592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3" style:family="table-cell" style:parent-style-name="Default">
      <style:table-cell-properties fo:border-bottom="0.0008in solid #000000" fo:background-color="#cccccc" style:text-align-source="value-type" style:repeat-content="false" fo:border-left="none" fo:border-right="0.0008in solid #000000" fo:border-top="0.0008in solid #000000"/>
      <style:paragraph-properties fo:margin-left="0in"/>
      <style:text-properties style:font-name="Calibri2" fo:font-weight="bold" style:font-weight-asian="bold" style:font-weight-complex="bold"/>
    </style:style>
    <style:style style:name="ce59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95" style:family="table-cell" style:parent-style-name="Default">
      <style:table-cell-properties fo:border-bottom="0.0008in solid #000000" fo:border-left="0.0008in solid #000000" fo:border-right="none" fo:border-top="none"/>
    </style:style>
    <style:style style:name="ce596" style:family="table-cell" style:parent-style-name="Default" style:data-style-name="N60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00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none" fo:border-left="none" fo:border-right="0.0008in solid #000000" fo:border-top="0.0008in solid #000000"/>
    </style:style>
    <style:style style:name="ce605" style:family="table-cell" style:parent-style-name="Default">
      <style:table-cell-properties fo:border-bottom="0.0008in solid #000000" fo:border-left="none" fo:border-right="0.0008in solid #000000" fo:border-top="none"/>
    </style:style>
    <style:style style:name="ce606" style:family="table-cell" style:parent-style-name="Default">
      <style:table-cell-properties fo:border-bottom="none" fo:border-left="none" fo:border-right="none" fo:border-top="0.0008in solid #000000"/>
    </style:style>
    <style:style style:name="ce607" style:family="table-cell" style:parent-style-name="Default">
      <style:table-cell-properties fo:border-bottom="0.0008in solid #000000" fo:border-left="none" fo:border-right="none" fo:border-top="none"/>
    </style:style>
    <style:style style:name="ce60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09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0" style:family="table-cell" style:parent-style-name="Default">
      <style:table-cell-properties fo:border-bottom="none" fo:background-color="#cccccc" style:text-align-source="value-type" style:repeat-content="false" fo:border-left="0.0008in solid #000000" fo:border-right="none" fo:border-top="none"/>
      <style:paragraph-properties fo:margin-left="0in"/>
      <style:text-properties style:font-name="Calibri2" fo:font-size="10pt" style:font-size-asian="10pt" style:font-size-complex="10pt"/>
    </style:style>
    <style:style style:name="ce61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2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1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4" style:family="table-cell" style:parent-style-name="Default">
      <style:table-cell-properties fo:border-bottom="none" fo:background-color="#cccccc" style:text-align-source="value-type" style:repeat-content="false" fo:border-left="none" fo:border-right="0.0008in solid #000000" fo:border-top="none"/>
      <style:paragraph-properties fo:margin-left="0in"/>
      <style:text-properties style:font-name="Calibri2" fo:font-size="10pt" style:font-size-asian="10pt" style:font-size-complex="10pt"/>
    </style:style>
    <style:style style:name="ce615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style:font-name="Calibri2" fo:font-size="10pt" style:font-size-asian="10pt" style:font-size-complex="10pt"/>
    </style:style>
    <style:style style:name="ce6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1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order-bottom="none" fo:border-left="none" fo:border-right="none" fo:border-top="0.0008in solid #000000"/>
      <style:text-properties style:font-name="Calibri2" fo:font-size="10pt" style:font-size-asian="10pt" style:font-size-complex="10pt"/>
    </style:style>
    <style:style style:name="ce62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2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25" style:family="table-cell" style:parent-style-name="Default">
      <style:text-properties style:use-window-font-color="true" style:text-outline="false" style:text-line-through-style="none" style:font-name="SourceSansPro-Regular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7pt" style:language-asian="en" style:country-asian="US" style:font-style-asian="normal" style:font-weight-asian="normal" style:font-size-complex="9.64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order-left="none" fo:border-right="0.0008in solid #000000" fo:border-top="0.0008in solid #000000"/>
      <style:text-properties style:font-name="Calibri2" fo:font-size="10pt" style:font-size-asian="10pt" style:font-size-complex="10pt"/>
    </style:style>
    <style:style style:name="ce6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2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3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3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33" style:family="table-cell" style:parent-style-name="Default">
      <style:table-cell-properties fo:border="none"/>
      <style:text-properties style:font-name="Calibri2" fo:font-size="10pt" style:font-size-asian="10pt" style:font-size-complex="10p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 fo:font-size="15pt" style:font-size-asian="15pt" style:font-size-complex="15pt"/>
    </style:style>
    <style:style style:name="ce63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>
      <style:text-properties style:font-name="Calibri2"/>
    </style:style>
    <style:style style:name="ce6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642" style:family="table-cell" style:parent-style-name="Default" style:data-style-name="N61">
      <style:table-cell-properties fo:border="0.0008in solid #000000"/>
      <style:text-properties style:font-name="Calibri2" fo:font-size="12pt" style:font-size-asian="12pt" style:font-size-complex="12pt"/>
    </style:style>
    <style:style style:name="ce643" style:family="table-cell" style:parent-style-name="Default">
      <style:table-cell-properties fo:border="none"/>
      <style:text-properties style:font-name="Calibri2" fo:font-size="12pt" style:font-size-asian="12pt" style:font-size-complex="12pt"/>
    </style:style>
    <style:style style:name="ce644" style:family="table-cell" style:parent-style-name="Default" style:data-style-name="N61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645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7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49" style:family="table-cell" style:parent-style-name="Default" style:data-style-name="N61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650" style:family="table-cell" style:parent-style-name="Default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/>
    </style:style>
    <style:style style:name="ce652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style:font-size-asian="12pt" style:font-size-complex="12pt"/>
    </style:style>
    <style:style style:name="ce653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7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0" style:family="table-cell" style:parent-style-name="Default">
      <style:text-properties style:font-name="Calibri2"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6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5" style:family="table-cell" style:parent-style-name="Default">
      <style:table-cell-properties fo:border-bottom="none" fo:wrap-option="wrap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66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66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fo:background-color="#ffff99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fo:border-bottom="0.0008in solid #000000" fo:background-color="#ffff99" fo:border-left="0.0008in solid #000000" fo:border-right="0.0008in solid #000000" fo:border-top="none"/>
      <style:text-properties style:font-name="CalIBRI" fo:font-size="12pt" style:font-size-asian="12pt" style:font-size-complex="12pt"/>
    </style:style>
    <style:style style:name="ce671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2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73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5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76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8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7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1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2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687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2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3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7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" fo:font-size="12pt" style:font-size-asian="12pt" style:font-size-complex="12pt"/>
    </style:style>
    <style:style style:name="ce699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700" style:family="table-cell" style:parent-style-name="Default" style:data-style-name="N2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701" style:family="table-cell" style:parent-style-name="Excel_20_Built-in_20_Normal" style:data-style-name="N800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70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704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705" style:family="table-cell" style:parent-style-name="Default">
      <style:table-cell-properties fo:border-bottom="0.0008in solid #000000" fo:background-color="#ffffff" fo:border-left="0.0008in solid #000000" fo:border-right="0.0008in solid #000000" fo:border-top="none"/>
    </style:style>
    <style:style style:name="ce706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707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70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710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7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1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14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1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716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717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8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9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0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1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2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23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5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6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7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8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9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0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2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33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4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5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6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7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38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9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0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2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3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4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5" style:family="table-cell" style:parent-style-name="Excel_20_Built-in_20_Normal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6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747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8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9" style:family="table-cell" style:parent-style-name="Excel_20_Built-in_20_Normal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0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5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75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5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57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58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5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3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4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7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68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769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77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71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77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773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7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77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76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2" style:family="text">
      <style:text-properties fo:color="#000000" style:font-name="Calibri2" fo:font-size="12pt" style:font-size-asian="12pt" style:font-size-complex="12pt"/>
    </style:style>
    <style:style style:name="T3" style:family="text">
      <style:text-properties fo:color="#000000" style:text-outline="false" style:font-name="Calibri2" fo:font-size="12pt" fo:letter-spacing="normal" style:letter-kerning="false" style:font-name-asian="GoogleSans-Regular" style:font-size-asian="12pt" style:font-name-complex="GoogleSans-Regular" style:font-size-complex="12pt"/>
    </style:style>
    <style:style style:name="T4" style:family="text">
      <style:text-properties style:text-position="super 58%"/>
    </style:style>
    <style:style style:name="T5" style:family="text">
      <style:text-properties fo:color="#ff6666"/>
    </style:style>
    <style:style style:name="T6" style:family="text">
      <style:text-properties fo:color="#66996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Version History - Version Histo" table:style-name="ta6" table:print-ranges="'Version History - Version Histo'.A1:'Version History - Version Histo'.E8">
        <office:forms form:automatic-focus="false" form:apply-design-mode="false"/>
        <table:table-column table:style-name="co15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table:number-columns-spanned="5" table:number-rows-spanned="1">
            <text:p>Version History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504" office:value-type="string">
            <text:p>Date</text:p>
          </table:table-cell>
          <table:table-cell table:style-name="ce511" office:value-type="string">
            <text:p>Version</text:p>
          </table:table-cell>
          <table:table-cell table:style-name="ce511" office:value-type="string">
            <text:p>Changes on specific activities</text:p>
          </table:table-cell>
          <table:table-cell table:style-name="ce511" office:value-type="string">
            <text:p>Changes on NEXT-100 quantities</text:p>
          </table:table-cell>
          <table:table-cell table:style-name="ce511"/>
          <table:table-cell table:number-columns-repeated="1019"/>
        </table:table-row>
        <table:table-row table:style-name="ro3">
          <table:table-cell table:style-name="ce505"/>
          <table:table-cell table:style-name="ce512" table:number-columns-repeated="3"/>
          <table:table-cell table:style-name="ce521"/>
          <table:table-cell table:number-columns-repeated="1019"/>
        </table:table-row>
        <table:table-row table:style-name="ro58">
          <table:table-cell table:style-name="ce506" office:value-type="string">
            <text:p>Feb 15<text:span text:style-name="T4">th</text:span>, 2022</text:p>
          </table:table-cell>
          <table:table-cell table:style-name="ce506" office:value-type="string">
            <text:p>v1</text:p>
          </table:table-cell>
          <table:table-cell table:style-name="ce515" office:value-type="string">
            <text:p>The materials highlighted in green are extracted from the NEW activity assumptions spreadsheet.</text:p>
          </table:table-cell>
          <table:table-cell table:style-name="ce515"/>
          <table:table-cell table:style-name="ce522"/>
          <table:table-cell table:number-columns-repeated="1019"/>
        </table:table-row>
        <table:table-row table:style-name="ro59">
          <table:table-cell table:style-name="ce506" office:value-type="string">
            <text:p>Feb 23<text:span text:style-name="T4">rd</text:span>, 2022</text:p>
          </table:table-cell>
          <table:table-cell table:style-name="ce506" office:value-type="string">
            <text:p>v2</text:p>
          </table:table-cell>
          <table:table-cell table:number-columns-repeated="2" table:style-name="ce506" office:value-type="string">
            <text:p>Remove materials from PMT bases.</text:p>
          </table:table-cell>
          <table:table-cell table:style-name="ce522"/>
          <table:table-cell table:number-columns-repeated="1019"/>
        </table:table-row>
        <table:table-row table:style-name="ro60">
          <table:table-cell table:style-name="ce506" office:value-type="string">
            <text:p>Apr 26<text:span text:style-name="T4">th</text:span>, 2022</text:p>
          </table:table-cell>
          <table:table-cell table:style-name="ce506" office:value-type="string">
            <text:p>v3</text:p>
          </table:table-cell>
          <table:table-cell table:style-name="ce506" office:value-type="string">
            <text:p>Add more materials for shielding and updated copper activities.</text:p>
          </table:table-cell>
          <table:table-cell table:style-name="ce506" office:value-type="string">
            <text:p>Add more materials for shielding</text:p>
          </table:table-cell>
          <table:table-cell table:style-name="ce523"/>
          <table:table-cell table:number-columns-repeated="1019"/>
        </table:table-row>
        <table:table-row table:style-name="ro61">
          <table:table-cell table:style-name="ce506" office:value-type="string">
            <text:p>Nov 14<text:span text:style-name="T4">th</text:span>, 2022</text:p>
          </table:table-cell>
          <table:table-cell table:style-name="ce506" office:value-type="string">
            <text:p>v4</text:p>
          </table:table-cell>
          <table:table-cell table:style-name="ce16" office:value-type="string">
            <text:p>Updates: Electrolitic Copper (Cu-ETP), Oxigen-Free Copper (Cu-OF), Oxigen-Free Copper (Cu-OF) (wrought), PMT base, Change Brass M4x20 screws (EP) for Bronze. Removed: Laminated Copper (CuA1), Stainless steel tensioning ring, Stainless steel base ring, Teflon, PEDOT. New: Sapphire + Copper + PEDOT, Si-Bronze 10mm, Si-Bronze 15mm, PE500, PE1000, PTFE masks, PTFE light tube</text:p>
          </table:table-cell>
          <table:table-cell table:style-name="ce16" office:value-type="string">
            <text:p>Removed: Laminated Copper (CuA1). New: Sapphire + Copper + PEDOT.</text:p>
          </table:table-cell>
          <table:table-cell table:style-name="ce523"/>
          <table:table-cell table:number-columns-repeated="1019"/>
        </table:table-row>
        <table:table-row table:style-name="ro62">
          <table:table-cell table:style-name="ce507" table:number-columns-repeated="2"/>
          <table:table-cell table:style-name="Default" table:number-columns-repeated="2"/>
          <table:table-cell table:style-name="ce523"/>
          <table:table-cell table:number-columns-repeated="1019"/>
        </table:table-row>
        <table:table-row table:style-name="ro63">
          <table:table-cell table:style-name="ce508"/>
          <table:table-cell table:style-name="Default" table:number-columns-repeated="3"/>
          <table:table-cell table:style-name="ce524"/>
          <table:table-cell table:number-columns-repeated="1019"/>
        </table:table-row>
        <table:table-row table:style-name="ro64">
          <table:table-cell table:style-name="ce508"/>
          <table:table-cell table:style-name="Default" table:number-columns-repeated="3"/>
          <table:table-cell table:style-name="ce510"/>
          <table:table-cell table:number-columns-repeated="1019"/>
        </table:table-row>
        <table:table-row table:style-name="ro65">
          <table:table-cell table:style-name="ce509"/>
          <table:table-cell table:style-name="ce513"/>
          <table:table-cell table:style-name="ce516"/>
          <table:table-cell table:style-name="ce520"/>
          <table:table-cell table:style-name="ce509"/>
          <table:table-cell table:number-columns-repeated="1019"/>
        </table:table-row>
        <table:table-row table:style-name="ro65">
          <table:table-cell table:style-name="ce510"/>
          <table:table-cell table:style-name="ce513"/>
          <table:table-cell table:style-name="ce18"/>
          <table:table-cell table:style-name="ce520"/>
          <table:table-cell table:style-name="ce509"/>
          <table:table-cell table:number-columns-repeated="1019"/>
        </table:table-row>
        <table:table-row table:style-name="ro3">
          <table:table-cell/>
          <table:table-cell table:style-name="ce514"/>
          <table:table-cell table:style-name="ce517"/>
          <table:table-cell table:style-name="ce514"/>
          <table:table-cell table:number-columns-repeated="1020"/>
        </table:table-row>
        <table:table-row table:style-name="ro3">
          <table:table-cell/>
          <table:table-cell table:style-name="ce514"/>
          <table:table-cell table:style-name="ce518"/>
          <table:table-cell table:style-name="ce514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519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FIC ACTIVITIES" table:style-name="ta7" table:print-ranges="'SPECIFIC ACTIVITIES'.A1:'SPECIFIC ACTIVITIES'.I46">
        <office:forms form:automatic-focus="false" form:apply-design-mode="false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12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6" table:number-columns-repeated="1015" table:default-cell-style-name="ce9"/>
        <table:table-row table:style-name="ro1">
          <table:table-cell table:style-name="ce525" office:value-type="string" table:number-columns-spanned="9" table:number-rows-spanned="1">
            <text:p>SPECIFIC ACTIVITIES - NEXT100</text:p>
          </table:table-cell>
          <table:covered-table-cell table:number-columns-repeated="7" table:style-name="ce535"/>
          <table:covered-table-cell table:style-name="ce581"/>
          <table:table-cell table:number-columns-repeated="1015"/>
        </table:table-row>
        <table:table-row table:style-name="ro2">
          <table:table-cell table:style-name="ce30" office:value-type="string">
            <text:p>Material</text:p>
          </table:table-cell>
          <table:table-cell table:style-name="ce536" office:value-type="string">
            <text:p>Provider</text:p>
          </table:table-cell>
          <table:table-cell table:style-name="ce536" office:value-type="string">
            <text:p>Detectors</text:p>
          </table:table-cell>
          <table:table-cell table:style-name="ce543" office:value-type="string">
            <text:p>NEXT-doc No.</text:p>
          </table:table-cell>
          <table:table-cell table:style-name="ce551" office:value-type="string" table:number-columns-spanned="4" table:number-rows-spanned="1">
            <text:p>Specific Activities</text:p>
          </table:table-cell>
          <table:covered-table-cell table:number-columns-repeated="3" table:style-name="ce573"/>
          <table:table-cell table:style-name="ce582" office:value-type="string">
            <text:p>Units</text:p>
          </table:table-cell>
          <table:table-cell table:number-columns-repeated="1015"/>
        </table:table-row>
        <table:table-row table:style-name="ro65">
          <table:table-cell table:style-name="ce526"/>
          <table:table-cell table:style-name="ce537" table:number-columns-repeated="2"/>
          <table:table-cell table:style-name="ce544"/>
          <table:table-cell table:style-name="ce551" office:value-type="string" table:number-columns-spanned="4" table:number-rows-spanned="1">
            <text:p><text:span text:style-name="T5">Central Value</text:span>, <text:span text:style-name="T6">Upper Limit</text:span>, or 0 for No Measurement</text:p>
          </table:table-cell>
          <table:covered-table-cell table:number-columns-repeated="3" table:style-name="ce574"/>
          <table:table-cell table:style-name="ce526"/>
          <table:table-cell table:number-columns-repeated="1015"/>
        </table:table-row>
        <table:table-row table:style-name="ro3">
          <table:table-cell table:style-name="ce32"/>
          <table:table-cell table:style-name="ce537" table:number-columns-repeated="2"/>
          <table:table-cell table:style-name="ce544"/>
          <table:table-cell table:style-name="ce84" office:value-type="string">
            <text:p>Bi-214</text:p>
          </table:table-cell>
          <table:table-cell table:style-name="ce84" office:value-type="string">
            <text:p>Co-60</text:p>
          </table:table-cell>
          <table:table-cell table:style-name="ce84" office:value-type="string">
            <text:p>K-40</text:p>
          </table:table-cell>
          <table:table-cell table:style-name="ce84" office:value-type="string">
            <text:p>Tl-208</text:p>
          </table:table-cell>
          <table:table-cell table:style-name="ce526"/>
          <table:table-cell table:number-columns-repeated="1015"/>
        </table:table-row>
        <table:table-row table:style-name="ro66">
          <table:table-cell table:style-name="ce16" office:value-type="string">
            <text:p>Electrolitic Copper (Cu-ETP)</text:p>
          </table:table-cell>
          <table:table-cell table:style-name="ce16" office:value-type="string">
            <text:p>Welding Copper/Finland</text:p>
          </table:table-cell>
          <table:table-cell table:style-name="ce16" office:value-type="string">
            <text:p>ICPMS</text:p>
          </table:table-cell>
          <table:table-cell table:style-name="ce70" office:value-type="string">
            <text:p>1383</text:p>
          </table:table-cell>
          <table:table-cell table:style-name="ce552" table:formula="of:=0.6/81" office:value-type="float" office:value="0.00740740740740741">
            <text:p>7.41E-03</text:p>
          </table:table-cell>
          <table:table-cell table:number-columns-repeated="2" table:style-name="ce575" office:value-type="float" office:value="0">
            <text:p>0.00E+00</text:p>
          </table:table-cell>
          <table:table-cell table:style-name="ce552" table:formula="of:=0.8/246*0.3594" office:value-type="float" office:value="0.00116878048780488">
            <text:p>1.17E-03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3">
          <table:table-cell table:style-name="ce16" office:value-type="string">
            <text:p>Oxigen-Free Copper (Cu-OF)</text:p>
          </table:table-cell>
          <table:table-cell table:style-name="ce16" office:value-type="string">
            <text:p>Atlantic Copper</text:p>
          </table:table-cell>
          <table:table-cell table:style-name="ce16" office:value-type="string">
            <text:p>PNNL-ICPMS</text:p>
          </table:table-cell>
          <table:table-cell table:style-name="ce70" office:value-type="string">
            <text:p>1382</text:p>
          </table:table-cell>
          <table:table-cell table:style-name="ce553" table:formula="of:=0.093/81" office:value-type="float" office:value="0.00114814814814815">
            <text:p>1.15E-03</text:p>
          </table:table-cell>
          <table:table-cell table:number-columns-repeated="2" table:style-name="ce575" office:value-type="float" office:value="0">
            <text:p>0.00E+00</text:p>
          </table:table-cell>
          <table:table-cell table:style-name="ce553" table:formula="of:=0.066/246*0.3594" office:value-type="float" office:value="0.0000964243902439024">
            <text:p>9.64E-05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33" office:value-type="string">
            <text:p><text:span text:style-name="T2">Oxigen-Free Copper (Cu-OF) </text:span><text:span text:style-name="T2">(</text:span><text:span text:style-name="T3">wrought</text:span><text:span text:style-name="T2">)</text:span></text:p>
          </table:table-cell>
          <table:table-cell table:style-name="ce16"/>
          <table:table-cell table:style-name="ce16" office:value-type="string">
            <text:p>PNNL-ICPMS</text:p>
          </table:table-cell>
          <table:table-cell table:style-name="ce70" office:value-type="string">
            <text:p>1382</text:p>
          </table:table-cell>
          <table:table-cell table:style-name="ce554" table:formula="of:=0.093/81" office:value-type="float" office:value="0.00114814814814815">
            <text:p>1.15E-03</text:p>
          </table:table-cell>
          <table:table-cell table:number-columns-repeated="2" table:style-name="ce575" office:value-type="float" office:value="0">
            <text:p>0.00E+00</text:p>
          </table:table-cell>
          <table:table-cell table:style-name="ce553" table:formula="of:=0.066/246*0.3594" office:value-type="float" office:value="0.0000964243902439024">
            <text:p>9.64E-05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PMT</text:p>
          </table:table-cell>
          <table:table-cell table:style-name="ce16" office:value-type="string">
            <text:p>Hamamatsu</text:p>
          </table:table-cell>
          <table:table-cell table:style-name="ce16" office:value-type="string">
            <text:p>GeAnayet</text:p>
          </table:table-cell>
          <table:table-cell table:style-name="ce71" office:value-type="float" office:value="619">
            <text:p>619</text:p>
          </table:table-cell>
          <table:table-cell table:style-name="ce555" office:value-type="float" office:value="0.35">
            <text:p>3.50E-01</text:p>
          </table:table-cell>
          <table:table-cell table:style-name="ce555" office:value-type="float" office:value="3.8">
            <text:p>3.80E+00</text:p>
          </table:table-cell>
          <table:table-cell table:style-name="ce555" office:value-type="float" office:value="12.1">
            <text:p>1.21E+01</text:p>
          </table:table-cell>
          <table:table-cell table:style-name="ce555" table:formula="of:=0.53*0.3594" office:value-type="float" office:value="0.190482">
            <text:p>1.90E-01</text:p>
          </table:table-cell>
          <table:table-cell table:style-name="ce584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PMT base</text:p>
          </table:table-cell>
          <table:table-cell table:style-name="ce16"/>
          <table:table-cell table:style-name="ce541" office:value-type="string">
            <text:p>Asterix</text:p>
          </table:table-cell>
          <table:table-cell table:style-name="ce545" office:value-type="float" office:value="1380">
            <text:p>1380</text:p>
          </table:table-cell>
          <table:table-cell table:style-name="ce556" office:value-type="float" office:value="0.682">
            <text:p>6.82E-01</text:p>
          </table:table-cell>
          <table:table-cell table:style-name="ce552" office:value-type="float" office:value="0.096">
            <text:p>9.60E-02</text:p>
          </table:table-cell>
          <table:table-cell table:style-name="ce556" office:value-type="float" office:value="5.1">
            <text:p>5.10E+00</text:p>
          </table:table-cell>
          <table:table-cell table:style-name="ce556" table:formula="of:=0.712*0.3594" office:value-type="float" office:value="0.2558928">
            <text:p>2.56E-01</text:p>
          </table:table-cell>
          <table:table-cell table:style-name="ce585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34" office:value-type="string">
            <text:p>Sapphire + Copper + PEDOT</text:p>
          </table:table-cell>
          <table:table-cell table:style-name="ce34"/>
          <table:table-cell table:style-name="ce36" office:value-type="string">
            <text:p>GeLatuca</text:p>
          </table:table-cell>
          <table:table-cell table:style-name="ce546" office:value-type="string">
            <text:p>1387</text:p>
          </table:table-cell>
          <table:table-cell table:style-name="ce557" office:value-type="float" office:value="1.1">
            <text:p>1.10E+00</text:p>
          </table:table-cell>
          <table:table-cell table:style-name="ce576" office:value-type="float" office:value="0">
            <text:p>0.00E+00</text:p>
          </table:table-cell>
          <table:table-cell table:style-name="ce576" office:value-type="float" office:value="0.21">
            <text:p>2.10E-01</text:p>
          </table:table-cell>
          <table:table-cell table:style-name="ce557" table:formula="of:=1*0.3594" office:value-type="float" office:value="0.3594">
            <text:p>3.59E-01</text:p>
          </table:table-cell>
          <table:table-cell table:style-name="ce586" office:value-type="string">
            <text:p>mBq/unit</text:p>
          </table:table-cell>
          <table:table-cell table:number-columns-repeated="1015"/>
        </table:table-row>
        <table:table-row table:style-name="ro15">
          <table:table-cell table:style-name="ce527" office:value-type="string">
            <text:p>Optical gel</text:p>
          </table:table-cell>
          <table:table-cell table:style-name="ce36" office:value-type="string">
            <text:p>NuSil</text:p>
          </table:table-cell>
          <table:table-cell table:style-name="ce36" office:value-type="string">
            <text:p>Rysy</text:p>
          </table:table-cell>
          <table:table-cell table:style-name="ce540" office:value-type="string">
            <text:p>1232-v1</text:p>
          </table:table-cell>
          <table:table-cell table:style-name="ce558" office:value-type="float" office:value="33">
            <text:p>3.30E+01</text:p>
          </table:table-cell>
          <table:table-cell table:style-name="ce558" office:value-type="float" office:value="15">
            <text:p>1.50E+01</text:p>
          </table:table-cell>
          <table:table-cell table:style-name="ce558" office:value-type="float" office:value="204">
            <text:p>2.04E+02</text:p>
          </table:table-cell>
          <table:table-cell table:style-name="ce558" table:formula="of:=37*0.3594" office:value-type="float" office:value="13.2978">
            <text:p>1.33E+01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Copper (for PMT bases)</text:p>
          </table:table-cell>
          <table:table-cell table:style-name="ce36" office:value-type="string">
            <text:p>Lugand Aciers</text:p>
          </table:table-cell>
          <table:table-cell table:style-name="ce542" office:value-type="string">
            <text:p>GDMS, GeOroel</text:p>
          </table:table-cell>
          <table:table-cell table:style-name="ce542" office:value-type="string">
            <text:p>610, 611, 960</text:p>
          </table:table-cell>
          <table:table-cell table:style-name="ce559" office:value-type="float" office:value="0.00126">
            <text:p>1.26E-03</text:p>
          </table:table-cell>
          <table:table-cell table:style-name="ce559" office:value-type="float" office:value="0.041">
            <text:p>4.10E-02</text:p>
          </table:table-cell>
          <table:table-cell table:style-name="ce559" office:value-type="float" office:value="0.062">
            <text:p>6.20E-02</text:p>
          </table:table-cell>
          <table:table-cell table:style-name="ce559" office:value-type="float" office:value="0.000431">
            <text:p>4.31E-04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Resistors</text:p>
          </table:table-cell>
          <table:table-cell table:style-name="ce36" office:value-type="string">
            <text:p>Vishay</text:p>
          </table:table-cell>
          <table:table-cell table:style-name="ce36" office:value-type="string">
            <text:p>GeLatuca</text:p>
          </table:table-cell>
          <table:table-cell table:style-name="ce39" office:value-type="float" office:value="1048">
            <text:p>1048</text:p>
          </table:table-cell>
          <table:table-cell table:style-name="ce559" office:value-type="float" office:value="0.1708">
            <text:p>1.71E-01</text:p>
          </table:table-cell>
          <table:table-cell table:style-name="ce558" office:value-type="float" office:value="0.015">
            <text:p>1.50E-02</text:p>
          </table:table-cell>
          <table:table-cell table:style-name="ce559" office:value-type="float" office:value="0.114">
            <text:p>1.14E-01</text:p>
          </table:table-cell>
          <table:table-cell table:style-name="ce559" table:formula="of:=0.0442*0.3594" office:value-type="float" office:value="0.01588548">
            <text:p>1.59E-02</text:p>
          </table:table-cell>
          <table:table-cell table:style-name="ce583" office:value-type="string">
            <text:p>mBq/unit</text:p>
          </table:table-cell>
          <table:table-cell table:number-columns-repeated="1015"/>
        </table:table-row>
        <table:table-row table:style-name="ro16">
          <table:table-cell table:style-name="ce36" office:value-type="string">
            <text:p>Kapton DICE Board</text:p>
          </table:table-cell>
          <table:table-cell table:style-name="ce36" table:number-columns-repeated="2"/>
          <table:table-cell table:style-name="ce39" office:value-type="float" office:value="1156">
            <text:p>1156</text:p>
          </table:table-cell>
          <table:table-cell table:style-name="ce559" office:value-type="float" office:value="0.1708">
            <text:p>1.71E-01</text:p>
          </table:table-cell>
          <table:table-cell table:number-columns-repeated="3" table:style-name="ce558" office:value-type="float" office:value="0.015">
            <text:p>1.50E-02</text:p>
          </table:table-cell>
          <table:table-cell table:style-name="ce584" office:value-type="string">
            <text:p>mBq/unit</text:p>
          </table:table-cell>
          <table:table-cell table:number-columns-repeated="1015"/>
        </table:table-row>
        <table:table-row table:style-name="ro67">
          <table:table-cell table:style-name="ce36" office:value-type="string">
            <text:p>Connectors FX11LA</text:p>
          </table:table-cell>
          <table:table-cell table:style-name="ce36" office:value-type="string">
            <text:p>Hirose</text:p>
          </table:table-cell>
          <table:table-cell table:style-name="ce36" office:value-type="string">
            <text:p>GeAspe</text:p>
          </table:table-cell>
          <table:table-cell table:style-name="ce39" office:value-type="float" office:value="609">
            <text:p>609</text:p>
          </table:table-cell>
          <table:table-cell table:style-name="ce559" office:value-type="float" office:value="2.77">
            <text:p>2.77E+00</text:p>
          </table:table-cell>
          <table:table-cell table:style-name="ce561" office:value-type="float" office:value="0.03">
            <text:p>3.00E-02</text:p>
          </table:table-cell>
          <table:table-cell table:style-name="ce559" office:value-type="float" office:value="3.38">
            <text:p>3.38E+00</text:p>
          </table:table-cell>
          <table:table-cell table:style-name="ce559" table:formula="of:=5.86*0.3594" office:value-type="float" office:value="2.106084">
            <text:p>2.11E+00</text:p>
          </table:table-cell>
          <table:table-cell table:style-name="ce583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528" office:value-type="string">
            <text:p>SiPM</text:p>
          </table:table-cell>
          <table:table-cell table:style-name="ce528" office:value-type="string">
            <text:p>Hamamatsu</text:p>
          </table:table-cell>
          <table:table-cell table:style-name="ce528" office:value-type="string">
            <text:p>GeAnayet</text:p>
          </table:table-cell>
          <table:table-cell table:style-name="ce528" office:value-type="float" office:value="1258">
            <text:p>1258</text:p>
          </table:table-cell>
          <table:table-cell table:style-name="ce560" office:value-type="float" office:value="0.0033">
            <text:p>3.30E-03</text:p>
          </table:table-cell>
          <table:table-cell table:style-name="ce577" office:value-type="float" office:value="0.0008">
            <text:p>8.00E-04</text:p>
          </table:table-cell>
          <table:table-cell table:style-name="ce577" office:value-type="float" office:value="0.032">
            <text:p>3.20E-02</text:p>
          </table:table-cell>
          <table:table-cell table:style-name="ce560" table:formula="of:=0.0022*0.3594" office:value-type="float" office:value="0.00079068">
            <text:p>7.91E-04</text:p>
          </table:table-cell>
          <table:table-cell table:style-name="ce583" office:value-type="string">
            <text:p>mBq/unit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for Invert Flange</text:p>
          </table:table-cell>
          <table:table-cell table:style-name="ce39" office:value-type="string">
            <text:p>Nironit</text:p>
          </table:table-cell>
          <table:table-cell table:style-name="ce36" office:value-type="string">
            <text:p>GDMS, Ge</text:p>
          </table:table-cell>
          <table:table-cell table:style-name="ce39" office:value-type="float" office:value="1101">
            <text:p>1101</text:p>
          </table:table-cell>
          <table:table-cell table:style-name="ce561" office:value-type="float" office:value="2.1">
            <text:p>2.10E+00</text:p>
          </table:table-cell>
          <table:table-cell table:style-name="ce379" office:value-type="float" office:value="0">
            <text:p>0.00E+00</text:p>
          </table:table-cell>
          <table:table-cell table:style-name="ce561" office:value-type="float" office:value="0.031">
            <text:p>3.10E-02</text:p>
          </table:table-cell>
          <table:table-cell table:style-name="ce559" table:formula="of:=0.82*0.3594" office:value-type="float" office:value="0.294708">
            <text:p>2.95E-01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8" office:value-type="string">
            <text:p>Ti-316 Stainless Steel Vessel Flanges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1" office:value-type="float" office:value="1.7">
            <text:p>1.70E+00</text:p>
          </table:table-cell>
          <table:table-cell table:style-name="ce113" office:value-type="float" office:value="0">
            <text:p>0.00E+00</text:p>
          </table:table-cell>
          <table:table-cell table:style-name="ce561" office:value-type="float" office:value="0.09">
            <text:p>9.00E-02</text:p>
          </table:table-cell>
          <table:table-cell table:style-name="ce561" table:formula="of:=0.12*0.3594" office:value-type="float" office:value="0.043128">
            <text:p>4.31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Vessel Body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1" office:value-type="float" office:value="0.57">
            <text:p>5.70E-01</text:p>
          </table:table-cell>
          <table:table-cell table:style-name="ce113" office:value-type="float" office:value="0">
            <text:p>0.00E+00</text:p>
          </table:table-cell>
          <table:table-cell table:style-name="ce561" office:value-type="float" office:value="0.16">
            <text:p>1.60E-01</text:p>
          </table:table-cell>
          <table:table-cell table:style-name="ce561" table:formula="of:=0.12*0.3594" office:value-type="float" office:value="0.043128">
            <text:p>4.31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Vessel Endcaps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1" office:value-type="float" office:value="0.46">
            <text:p>4.60E-01</text:p>
          </table:table-cell>
          <table:table-cell table:style-name="ce113" office:value-type="float" office:value="0">
            <text:p>0.00E+00</text:p>
          </table:table-cell>
          <table:table-cell table:style-name="ce561" office:value-type="float" office:value="0.12">
            <text:p>1.20E-01</text:p>
          </table:table-cell>
          <table:table-cell table:style-name="ce561" table:formula="of:=0.41*0.3594" office:value-type="float" office:value="0.147354">
            <text:p>1.47E-01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0">
          <table:table-cell table:style-name="ce38" office:value-type="string">
            <text:p>Ti-316 Stainless Steel refrigeration</text:p>
          </table:table-cell>
          <table:table-cell table:style-name="ce538" office:value-type="string">
            <text:p>Nironit</text:p>
          </table:table-cell>
          <table:table-cell table:style-name="ce39" office:value-type="string">
            <text:p>Aspe</text:p>
          </table:table-cell>
          <table:table-cell table:style-name="ce39" office:value-type="float" office:value="1250">
            <text:p>1250</text:p>
          </table:table-cell>
          <table:table-cell table:style-name="ce561" office:value-type="float" office:value="9.9">
            <text:p>9.90E+00</text:p>
          </table:table-cell>
          <table:table-cell table:style-name="ce559" office:value-type="float" office:value="2.96">
            <text:p>2.96E+00</text:p>
          </table:table-cell>
          <table:table-cell table:style-name="ce561" office:value-type="float" office:value="71">
            <text:p>7.10E+01</text:p>
          </table:table-cell>
          <table:table-cell table:style-name="ce561" table:formula="of:=10*0.3594" office:value-type="float" office:value="3.594">
            <text:p>3.59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8">
          <table:table-cell table:style-name="ce39" office:value-type="string">
            <text:p>M18 screws B1 EP</text:p>
          </table:table-cell>
          <table:table-cell table:style-name="ce39"/>
          <table:table-cell table:style-name="ce39" office:value-type="string">
            <text:p>GeLatuca</text:p>
          </table:table-cell>
          <table:table-cell table:style-name="ce39" office:value-type="float" office:value="1179">
            <text:p>1179</text:p>
          </table:table-cell>
          <table:table-cell table:style-name="ce559" office:value-type="float" office:value="2.25">
            <text:p>2.25E+00</text:p>
          </table:table-cell>
          <table:table-cell table:style-name="ce559" office:value-type="float" office:value="10.54">
            <text:p>1.05E+01</text:p>
          </table:table-cell>
          <table:table-cell table:style-name="ce561" office:value-type="float" office:value="8.92">
            <text:p>8.92E+00</text:p>
          </table:table-cell>
          <table:table-cell table:style-name="ce559" table:formula="of:=3.67*0.3594" office:value-type="float" office:value="1.318998">
            <text:p>1.32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9" office:value-type="string">
            <text:p>M18 screws B2 vessel</text:p>
          </table:table-cell>
          <table:table-cell table:style-name="ce36"/>
          <table:table-cell table:style-name="ce65" office:value-type="string">
            <text:p>Asterix, GeAspe, GeTobazo</text:p>
          </table:table-cell>
          <table:table-cell table:style-name="ce39" office:value-type="float" office:value="1179">
            <text:p>1179</text:p>
          </table:table-cell>
          <table:table-cell table:style-name="ce561" office:value-type="float" office:value="6.68">
            <text:p>6.68E+00</text:p>
          </table:table-cell>
          <table:table-cell table:style-name="ce559" office:value-type="float" office:value="9.01">
            <text:p>9.01E+00</text:p>
          </table:table-cell>
          <table:table-cell table:style-name="ce559" office:value-type="float" office:value="41.01">
            <text:p>4.10E+01</text:p>
          </table:table-cell>
          <table:table-cell table:style-name="ce561" table:formula="of:=6.22*0.3594" office:value-type="float" office:value="2.235468">
            <text:p>2.24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Bronze M4x20 screw (EP)</text:p>
          </table:table-cell>
          <table:table-cell table:style-name="ce59"/>
          <table:table-cell table:style-name="ce36" office:value-type="string">
            <text:p>ICPMS</text:p>
          </table:table-cell>
          <table:table-cell table:style-name="ce39" office:value-type="float" office:value="1377">
            <text:p>1377</text:p>
          </table:table-cell>
          <table:table-cell table:style-name="ce562" office:value-type="float" office:value="0.0885">
            <text:p>8.85E-02</text:p>
          </table:table-cell>
          <table:table-cell table:number-columns-repeated="2" table:style-name="ce113" office:value-type="float" office:value="0">
            <text:p>0.00E+00</text:p>
          </table:table-cell>
          <table:table-cell table:style-name="ce578" table:formula="of:=0.02914*0.3594" office:value-type="float" office:value="0.010472916">
            <text:p>1.05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9">
          <table:table-cell table:style-name="ce36" office:value-type="string">
            <text:p>Steel M6x20(2) screw (EP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7" office:value-type="float" office:value="1304">
            <text:p>1304</text:p>
          </table:table-cell>
          <table:table-cell table:style-name="ce563" office:value-type="float" office:value="0.246913580246914">
            <text:p>2.47E-01</text:p>
          </table:table-cell>
          <table:table-cell table:style-name="ce113" office:value-type="float" office:value="0">
            <text:p>0.00E+00</text:p>
          </table:table-cell>
          <table:table-cell table:style-name="ce565" office:value-type="float" office:value="0.0928792569659443">
            <text:p>9.29E-02</text:p>
          </table:table-cell>
          <table:table-cell table:style-name="ce563" office:value-type="float" office:value="0.730487804878049">
            <text:p>7.30E-01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Steel M8x30 screw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7" office:value-type="float" office:value="1304">
            <text:p>1304</text:p>
          </table:table-cell>
          <table:table-cell table:style-name="ce564" office:value-type="float" office:value="0.246913580246914">
            <text:p>2.47E-01</text:p>
          </table:table-cell>
          <table:table-cell table:style-name="ce113" office:value-type="float" office:value="0">
            <text:p>0.00E+00</text:p>
          </table:table-cell>
          <table:table-cell table:style-name="ce565" office:value-type="float" office:value="0.0619195046439629">
            <text:p>6.19E-02</text:p>
          </table:table-cell>
          <table:table-cell table:style-name="ce564" office:value-type="float" office:value="0.029219512195122">
            <text:p>2.92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3">
          <table:table-cell table:style-name="ce529" office:value-type="string">
            <text:p>Steel M6x20(1) <text:s/>screw (ICS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7" office:value-type="float" office:value="1304">
            <text:p>1304</text:p>
          </table:table-cell>
          <table:table-cell table:style-name="ce565" office:value-type="float" office:value="12.3456790123457">
            <text:p>1.23E+01</text:p>
          </table:table-cell>
          <table:table-cell table:style-name="ce113" office:value-type="float" office:value="0">
            <text:p>0.00E+00</text:p>
          </table:table-cell>
          <table:table-cell table:style-name="ce565" office:value-type="float" office:value="1.54798761609907">
            <text:p>1.55E+00</text:p>
          </table:table-cell>
          <table:table-cell table:style-name="ce565" office:value-type="float" office:value="1.02268292682927">
            <text:p>1.02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4">
          <table:table-cell table:style-name="ce36" office:value-type="string">
            <text:p>Steel M8x55 screw (Vessel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7" office:value-type="float" office:value="1304">
            <text:p>1304</text:p>
          </table:table-cell>
          <table:table-cell table:style-name="ce565" office:value-type="float" office:value="24.6913580246914">
            <text:p>2.47E+01</text:p>
          </table:table-cell>
          <table:table-cell table:style-name="ce113" office:value-type="float" office:value="0">
            <text:p>0.00E+00</text:p>
          </table:table-cell>
          <table:table-cell table:style-name="ce565" office:value-type="float" office:value="0.619195046439629">
            <text:p>6.19E-01</text:p>
          </table:table-cell>
          <table:table-cell table:style-name="ce579" office:value-type="float" office:value="1.16878048780488">
            <text:p>1.17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36" office:value-type="string">
            <text:p>Steel M6x55 screw (Vessel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7" office:value-type="float" office:value="1304">
            <text:p>1304</text:p>
          </table:table-cell>
          <table:table-cell table:style-name="ce565" office:value-type="float" office:value="12.3456790123457">
            <text:p>1.23E+01</text:p>
          </table:table-cell>
          <table:table-cell table:style-name="ce113" office:value-type="float" office:value="0">
            <text:p>0.00E+00</text:p>
          </table:table-cell>
          <table:table-cell table:style-name="ce565" office:value-type="float" office:value="0.0928792569659443">
            <text:p>9.29E-02</text:p>
          </table:table-cell>
          <table:table-cell table:style-name="ce565" office:value-type="float" office:value="0.876585365853659">
            <text:p>8.77E-01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6">
          <table:table-cell table:style-name="ce39" office:value-type="string">
            <text:p>Lead</text:p>
          </table:table-cell>
          <table:table-cell table:style-name="ce39" office:value-type="string">
            <text:p>OPERA</text:p>
          </table:table-cell>
          <table:table-cell table:style-name="ce39" office:value-type="string">
            <text:p>GDMS,GeLSC</text:p>
          </table:table-cell>
          <table:table-cell table:style-name="ce39" office:value-type="float" office:value="616">
            <text:p>616</text:p>
          </table:table-cell>
          <table:table-cell table:style-name="ce561" office:value-type="float" office:value="0.83">
            <text:p>8.30E-01</text:p>
          </table:table-cell>
          <table:table-cell table:style-name="ce113" office:value-type="float" office:value="0">
            <text:p>0.00E+00</text:p>
          </table:table-cell>
          <table:table-cell table:style-name="ce559" office:value-type="float" office:value="0.12">
            <text:p>1.20E-01</text:p>
          </table:table-cell>
          <table:table-cell table:style-name="ce578" table:formula="of:=0.094*0.3594" office:value-type="float" office:value="0.0337836">
            <text:p>3.38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41" office:value-type="string">
            <text:p>PTFE masks</text:p>
          </table:table-cell>
          <table:table-cell table:style-name="ce34" office:value-type="string">
            <text:p>FEYMA</text:p>
          </table:table-cell>
          <table:table-cell table:style-name="ce66" office:value-type="string">
            <text:p>GeLatuca</text:p>
          </table:table-cell>
          <table:table-cell table:style-name="ce75" office:value-type="float" office:value="1394">
            <text:p>1394</text:p>
          </table:table-cell>
          <table:table-cell table:style-name="ce557" office:value-type="float" office:value="0.25">
            <text:p>2.50E-01</text:p>
          </table:table-cell>
          <table:table-cell table:style-name="ce557" office:value-type="float" office:value="0.042">
            <text:p>4.20E-02</text:p>
          </table:table-cell>
          <table:table-cell table:style-name="ce557" office:value-type="float" office:value="0.95">
            <text:p>9.50E-01</text:p>
          </table:table-cell>
          <table:table-cell table:style-name="ce557" table:formula="of:=0.21*0.3594" office:value-type="float" office:value="0.075474">
            <text:p>7.55E-02</text:p>
          </table:table-cell>
          <table:table-cell table:style-name="ce587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41" office:value-type="string">
            <text:p>PTFE light tube</text:p>
          </table:table-cell>
          <table:table-cell table:style-name="ce34" office:value-type="string">
            <text:p>PTFE Cube</text:p>
          </table:table-cell>
          <table:table-cell table:style-name="ce34" office:value-type="string">
            <text:p>ICPMS</text:p>
          </table:table-cell>
          <table:table-cell table:style-name="ce76" office:value-type="string">
            <text:p>1401</text:p>
          </table:table-cell>
          <table:table-cell table:style-name="ce566" office:value-type="float" office:value="0.050747">
            <text:p>5.07E-02</text:p>
          </table:table-cell>
          <table:table-cell table:number-columns-repeated="2" table:style-name="ce576" office:value-type="float" office:value="0">
            <text:p>0.00E+00</text:p>
          </table:table-cell>
          <table:table-cell table:style-name="ce580" table:formula="of:=0.014665*0.3594" office:value-type="float" office:value="0.005270601">
            <text:p>5.27E-03</text:p>
          </table:table-cell>
          <table:table-cell table:style-name="ce586" office:value-type="string">
            <text:p>mBq/kg</text:p>
          </table:table-cell>
          <table:table-cell office:value-type="string">
            <text:p>WEIGHTED MEAN</text:p>
          </table:table-cell>
          <table:table-cell table:number-columns-repeated="1014"/>
        </table:table-row>
        <table:table-row table:style-name="ro66">
          <table:table-cell table:style-name="ce530" office:value-type="string">
            <text:p>TPB</text:p>
          </table:table-cell>
          <table:table-cell table:style-name="ce539" office:value-type="string">
            <text:p>Sigma Aldrich</text:p>
          </table:table-cell>
          <table:table-cell table:style-name="ce539" office:value-type="string">
            <text:p>GeAnayet</text:p>
          </table:table-cell>
          <table:table-cell table:style-name="ce548" office:value-type="float" office:value="655">
            <text:p>655</text:p>
          </table:table-cell>
          <table:table-cell table:style-name="ce567" office:value-type="float" office:value="165">
            <text:p>1.65E+02</text:p>
          </table:table-cell>
          <table:table-cell table:style-name="ce567" office:value-type="float" office:value="47">
            <text:p>4.70E+01</text:p>
          </table:table-cell>
          <table:table-cell table:number-columns-repeated="2" table:style-name="ce567" office:value-type="float" office:value="1700">
            <text:p>1.70E+03</text:p>
          </table:table-cell>
          <table:table-cell table:style-name="ce588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530" office:value-type="string">
            <text:p>HDPE</text:p>
          </table:table-cell>
          <table:table-cell table:style-name="ce539" office:value-type="string">
            <text:p>Simona</text:p>
          </table:table-cell>
          <table:table-cell table:style-name="ce539" office:value-type="string">
            <text:p>ICPMS, GeOroel</text:p>
          </table:table-cell>
          <table:table-cell table:style-name="ce548" office:value-type="float" office:value="614">
            <text:p>614</text:p>
          </table:table-cell>
          <table:table-cell table:style-name="ce567" office:value-type="float" office:value="0.062">
            <text:p>6.20E-02</text:p>
          </table:table-cell>
          <table:table-cell table:style-name="ce567" office:value-type="float" office:value="0.07">
            <text:p>7.00E-02</text:p>
          </table:table-cell>
          <table:table-cell table:style-name="ce567" office:value-type="float" office:value="4.16">
            <text:p>4.16E+00</text:p>
          </table:table-cell>
          <table:table-cell table:style-name="ce567" office:value-type="float" office:value="0.00755">
            <text:p>7.55E-03</text:p>
          </table:table-cell>
          <table:table-cell table:style-name="ce588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43" office:value-type="string">
            <text:p>GeAspe</text:p>
          </table:table-cell>
          <table:table-cell table:style-name="ce78" office:value-type="float" office:value="632">
            <text:p>632</text:p>
          </table:table-cell>
          <table:table-cell table:style-name="ce568" office:value-type="float" office:value="4.3">
            <text:p>4.30E+00</text:p>
          </table:table-cell>
          <table:table-cell table:style-name="ce557" office:value-type="float" office:value="0.6">
            <text:p>6.00E-01</text:p>
          </table:table-cell>
          <table:table-cell table:style-name="ce568" office:value-type="float" office:value="11.2">
            <text:p>1.12E+01</text:p>
          </table:table-cell>
          <table:table-cell table:style-name="ce568" office:value-type="float" office:value="1.08">
            <text:p>1.08E+00</text:p>
          </table:table-cell>
          <table:table-cell table:style-name="ce583" office:value-type="string">
            <text:p>mBq/m</text:p>
          </table:table-cell>
          <table:table-cell table:number-columns-repeated="1015"/>
        </table:table-row>
        <table:table-row table:style-name="ro70"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43" office:value-type="string">
            <text:p>GeAnayet</text:p>
          </table:table-cell>
          <table:table-cell table:style-name="ce78" office:value-type="float" office:value="635">
            <text:p>635</text:p>
          </table:table-cell>
          <table:table-cell table:style-name="ce568" office:value-type="float" office:value="3">
            <text:p>3.00E+00</text:p>
          </table:table-cell>
          <table:table-cell table:style-name="ce568" office:value-type="float" office:value="5.3">
            <text:p>5.30E+00</text:p>
          </table:table-cell>
          <table:table-cell table:style-name="ce568" office:value-type="float" office:value="28">
            <text:p>2.80E+01</text:p>
          </table:table-cell>
          <table:table-cell table:style-name="ce568" office:value-type="float" office:value="1.29">
            <text:p>1.29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43" office:value-type="string">
            <text:p>GeAnayet</text:p>
          </table:table-cell>
          <table:table-cell table:style-name="ce78" office:value-type="float" office:value="636">
            <text:p>636</text:p>
          </table:table-cell>
          <table:table-cell table:style-name="ce568" office:value-type="float" office:value="12">
            <text:p>1.20E+01</text:p>
          </table:table-cell>
          <table:table-cell table:style-name="ce557" office:value-type="float" office:value="14.5">
            <text:p>1.45E+01</text:p>
          </table:table-cell>
          <table:table-cell table:style-name="ce568" office:value-type="float" office:value="128">
            <text:p>1.28E+02</text:p>
          </table:table-cell>
          <table:table-cell table:style-name="ce568" office:value-type="float" office:value="5.39">
            <text:p>5.39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3" office:value-type="string">
            <text:p>Steel S275</text:p>
          </table:table-cell>
          <table:table-cell table:style-name="ce43" office:value-type="string">
            <text:p>PRYCON</text:p>
          </table:table-cell>
          <table:table-cell table:style-name="ce43" office:value-type="string">
            <text:p>GeObelix, GeAspe</text:p>
          </table:table-cell>
          <table:table-cell table:style-name="ce44" office:value-type="string">
            <text:p>622, 633</text:p>
          </table:table-cell>
          <table:table-cell table:style-name="ce568" office:value-type="float" office:value="1.2">
            <text:p>1.20E+00</text:p>
          </table:table-cell>
          <table:table-cell table:style-name="ce568" office:value-type="float" office:value="1.8">
            <text:p>1.80E+00</text:p>
          </table:table-cell>
          <table:table-cell table:style-name="ce568" office:value-type="float" office:value="3.2">
            <text:p>3.20E+00</text:p>
          </table:table-cell>
          <table:table-cell table:style-name="ce568" office:value-type="float" office:value="1.69">
            <text:p>1.69E+00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43" office:value-type="string">
            <text:p>GeObelix</text:p>
          </table:table-cell>
          <table:table-cell table:style-name="ce78" office:value-type="float" office:value="631">
            <text:p>631</text:p>
          </table:table-cell>
          <table:table-cell table:style-name="ce568" office:value-type="float" office:value="38.3">
            <text:p>3.83E+01</text:p>
          </table:table-cell>
          <table:table-cell table:style-name="ce557" office:value-type="float" office:value="1.4">
            <text:p>1.40E+00</text:p>
          </table:table-cell>
          <table:table-cell table:style-name="ce568" office:value-type="float" office:value="888">
            <text:p>8.88E+02</text:p>
          </table:table-cell>
          <table:table-cell table:style-name="ce568" office:value-type="float" office:value="40.9">
            <text:p>4.09E+01</text:p>
          </table:table-cell>
          <table:table-cell table:style-name="ce583" office:value-type="string">
            <text:p>mBq/m</text:p>
          </table:table-cell>
          <table:table-cell table:number-columns-repeated="1015"/>
        </table:table-row>
        <table:table-row table:style-name="ro16"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45" office:value-type="string">
            <text:p>GeLatuca </text:p>
          </table:table-cell>
          <table:table-cell table:style-name="ce66" office:value-type="float" office:value="680">
            <text:p>680</text:p>
          </table:table-cell>
          <table:table-cell table:style-name="ce559" office:value-type="float" office:value="0.0022">
            <text:p>2.20E-03</text:p>
          </table:table-cell>
          <table:table-cell table:style-name="ce561" office:value-type="float" office:value="0.0002">
            <text:p>2.00E-04</text:p>
          </table:table-cell>
          <table:table-cell table:style-name="ce559" office:value-type="float" office:value="0.0027">
            <text:p>2.70E-03</text:p>
          </table:table-cell>
          <table:table-cell table:style-name="ce559" table:formula="of:=0.0036*0.3594" office:value-type="float" office:value="0.00129384">
            <text:p>1.29E-03</text:p>
          </table:table-cell>
          <table:table-cell table:style-name="ce587" office:value-type="string">
            <text:p>mBq/unit</text:p>
          </table:table-cell>
          <table:table-cell table:number-columns-repeated="1015"/>
        </table:table-row>
        <table:table-row table:style-name="ro28">
          <table:table-cell table:style-name="ce46" office:value-type="string">
            <text:p>Si-Bronze 10mm</text:p>
          </table:table-cell>
          <table:table-cell table:style-name="ce46" office:value-type="string">
            <text:p>Farmers Copper / KME</text:p>
          </table:table-cell>
          <table:table-cell table:style-name="ce16" office:value-type="string">
            <text:p>ICPMS</text:p>
          </table:table-cell>
          <table:table-cell table:style-name="ce547" office:value-type="float" office:value="1398">
            <text:p>1398</text:p>
          </table:table-cell>
          <table:table-cell table:style-name="ce559" office:value-type="float" office:value="0.036">
            <text:p>3.6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61" table:formula="of:=0.0082*0.3594" office:value-type="float" office:value="0.00294708">
            <text:p>2.95E-03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6" office:value-type="string">
            <text:p>Si-Bronze 15mm</text:p>
          </table:table-cell>
          <table:table-cell table:style-name="ce46" office:value-type="string">
            <text:p>Farmers Copper / KME</text:p>
          </table:table-cell>
          <table:table-cell table:style-name="ce16" office:value-type="string">
            <text:p>ICPMS</text:p>
          </table:table-cell>
          <table:table-cell table:style-name="ce547" office:value-type="float" office:value="1398">
            <text:p>1398</text:p>
          </table:table-cell>
          <table:table-cell table:style-name="ce559" office:value-type="float" office:value="0.187">
            <text:p>1.87E-01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59" table:formula="of:=0.0213*0.3594" office:value-type="float" office:value="0.00765522">
            <text:p>7.66E-03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>
            <text:p>PE500 (HDPE candidate)</text:p>
          </table:table-cell>
          <table:table-cell table:style-name="ce540" office:value-type="string">
            <text:p>Plastenics</text:p>
          </table:table-cell>
          <table:table-cell table:style-name="ce16" office:value-type="string">
            <text:p>ICPMS</text:p>
          </table:table-cell>
          <table:table-cell table:style-name="ce547" office:value-type="float" office:value="1392">
            <text:p>1392</text:p>
          </table:table-cell>
          <table:table-cell table:style-name="ce559" office:value-type="float" office:value="0.099">
            <text:p>9.9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59" office:value-type="float" office:value="0.057">
            <text:p>5.70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>
            <text:p>PE1000 (HDPE candidate)</text:p>
          </table:table-cell>
          <table:table-cell table:style-name="ce540" office:value-type="string">
            <text:p>Plastenics</text:p>
          </table:table-cell>
          <table:table-cell table:style-name="ce16" office:value-type="string">
            <text:p>ICPMS</text:p>
          </table:table-cell>
          <table:table-cell table:style-name="ce547" office:value-type="float" office:value="1392">
            <text:p>1392</text:p>
          </table:table-cell>
          <table:table-cell table:style-name="ce559" office:value-type="float" office:value="0.037">
            <text:p>3.7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59" office:value-type="float" office:value="0.061">
            <text:p>6.10E-02</text:p>
          </table:table-cell>
          <table:table-cell table:style-name="ce583" office:value-type="string">
            <text:p>mBq/kg</text:p>
          </table:table-cell>
          <table:table-cell table:number-columns-repeated="1015"/>
        </table:table-row>
        <table:table-row table:style-name="ro3" table:number-rows-repeated="4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47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531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532" table:number-columns-repeated="9"/>
          <table:table-cell table:number-columns-repeated="1015"/>
        </table:table-row>
        <table:table-row table:style-name="ro3">
          <table:table-cell table:style-name="ce21" table:number-columns-repeated="4"/>
          <table:table-cell table:style-name="ce569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3" table:number-columns-repeated="2"/>
          <table:table-cell table:style-name="ce516"/>
          <table:table-cell table:style-name="ce549"/>
          <table:table-cell table:style-name="ce570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4"/>
          <table:table-cell table:style-name="ce533" table:number-columns-repeated="2"/>
          <table:table-cell table:style-name="ce550"/>
          <table:table-cell table:style-name="ce571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1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18" table:number-columns-repeated="3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106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54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53" table:number-columns-repeated="8"/>
          <table:table-cell table:number-columns-repeated="1016"/>
        </table:table-row>
        <table:table-row table:style-name="ro3">
          <table:table-cell table:style-name="ce54"/>
          <table:table-cell table:style-name="ce62"/>
          <table:table-cell table:style-name="ce18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67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572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106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2" table:number-columns-repeated="4"/>
          <table:table-cell table:number-columns-repeated="1016"/>
        </table:table-row>
        <table:table-row table:style-name="ro3" table:number-rows-repeated="2">
          <table:table-cell table:style-name="ce18" table:number-columns-repeated="3"/>
          <table:table-cell table:style-name="ce54"/>
          <table:table-cell table:style-name="ce572" table:number-columns-repeated="4"/>
          <table:table-cell table:number-columns-repeated="1016"/>
        </table:table-row>
        <table:table-row table:style-name="ro3" table:number-rows-repeated="1048505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QUANTITIES" table:style-name="ta3" table:print-ranges="QUANTITIES.A1:QUANTITIES.J87">
        <office:forms form:automatic-focus="false" form:apply-design-mode="false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2" table:default-cell-style-name="ce9"/>
        <table:table-column table:style-name="co19" table:default-cell-style-name="ce9"/>
        <table:table-column table:style-name="co20" table:default-cell-style-name="ce9"/>
        <table:table-column table:style-name="co6" table:number-columns-repeated="1018" table:default-cell-style-name="ce9"/>
        <table:table-row table:style-name="ro30">
          <table:table-cell table:style-name="ce1" office:value-type="string" table:number-columns-spanned="6" table:number-rows-spanned="1">
            <text:p>NEXT100 QUANTITIES</text:p>
          </table:table-cell>
          <table:covered-table-cell table:number-columns-repeated="5" table:style-name="ce10"/>
          <table:table-cell table:number-columns-repeated="1018"/>
        </table:table-row>
        <table:table-row table:style-name="ro30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126" office:value-type="string">
            <text:p>Provider</text:p>
          </table:table-cell>
          <table:table-cell table:style-name="ce30" office:value-type="string">
            <text:p>Quantity</text:p>
          </table:table-cell>
          <table:table-cell table:style-name="ce30" office:value-type="string">
            <text:p>Units</text:p>
          </table:table-cell>
          <table:table-cell table:style-name="ce30" office:value-type="string">
            <text:p>Comments</text:p>
          </table:table-cell>
          <table:table-cell table:number-columns-repeated="1018"/>
        </table:table-row>
        <table:table-row table:style-name="ro30">
          <table:table-cell table:style-name="ce127"/>
          <table:table-cell table:style-name="ce32"/>
          <table:table-cell table:style-name="ce213"/>
          <table:table-cell table:style-name="ce235" table:number-columns-repeated="3"/>
          <table:table-cell table:number-columns-repeated="1018"/>
        </table:table-row>
        <table:table-row table:style-name="ro19">
          <table:table-cell table:style-name="ce128" office:value-type="string">
            <text:p>EP_COPPER_PLATE</text:p>
          </table:table-cell>
          <table:table-cell table:style-name="ce180" office:value-type="string">
            <text:p>Copper <text:s/>Plate</text:p>
          </table:table-cell>
          <table:table-cell table:style-name="ce33" office:value-type="string">
            <text:p><text:span text:style-name="T2">Oxigen-Free Copper </text:span><text:span text:style-name="T2">(Cu-OF) (</text:span><text:span text:style-name="T3">wrought</text:span><text:span text:style-name="T2">)</text:span></text:p>
          </table:table-cell>
          <table:table-cell table:style-name="ce236" table:formula="of:=1161" office:value-type="float" office:value="1161">
            <text:p>1161</text:p>
          </table:table-cell>
          <table:table-cell table:style-name="ce276" office:value-type="string">
            <text:p>kg</text:p>
          </table:table-cell>
          <table:table-cell table:style-name="ce294" office:value-type="string">
            <text:p>From Engineering drawings (this mass is the sum of <text:s/>the copper plate, sapphire holders and all the huts).</text:p>
          </table:table-cell>
          <table:table-cell table:number-columns-repeated="1018"/>
        </table:table-row>
        <table:table-row table:style-name="ro18">
          <table:table-cell table:style-name="ce129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236" table:formula="of:=72+82.8+97.2" office:value-type="float" office:value="252">
            <text:p>252</text:p>
          </table:table-cell>
          <table:table-cell table:style-name="ce276" office:value-type="string">
            <text:p>kg</text:p>
          </table:table-cell>
          <table:table-cell table:style-name="ce295"/>
          <table:table-cell table:number-columns-repeated="1018"/>
        </table:table-row>
        <table:table-row table:style-name="ro30">
          <table:table-cell table:style-name="ce130"/>
          <table:table-cell table:style-name="ce181" office:value-type="string">
            <text:p>Bronze M4x20 screw (EP)</text:p>
          </table:table-cell>
          <table:table-cell table:style-name="ce214"/>
          <table:table-cell table:style-name="ce237" office:value-type="float" office:value="4.82083860759494">
            <text:p>4.82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65+1680 units (just 1680 in the end?)</text:p>
          </table:table-cell>
          <table:table-cell table:number-columns-repeated="1018"/>
        </table:table-row>
        <table:table-row table:style-name="ro30">
          <table:table-cell table:style-name="ce131"/>
          <table:table-cell table:style-name="ce36" office:value-type="string">
            <text:p>Steel M6x20(2) screw (EP)</text:p>
          </table:table-cell>
          <table:table-cell table:style-name="ce215"/>
          <table:table-cell table:style-name="ce238" office:value-type="float" office:value="0.3965">
            <text:p>0.3965</text:p>
          </table:table-cell>
          <table:table-cell table:style-name="ce276" office:value-type="string">
            <text:p>kg</text:p>
          </table:table-cell>
          <table:table-cell table:style-name="ce296" office:value-type="string">
            <text:p>65 units</text:p>
          </table:table-cell>
          <table:table-cell table:number-columns-repeated="1018"/>
        </table:table-row>
        <table:table-row table:style-name="ro30">
          <table:table-cell table:style-name="ce132"/>
          <table:table-cell table:style-name="ce39" office:value-type="string">
            <text:p>M18 screws B1 EP</text:p>
          </table:table-cell>
          <table:table-cell table:style-name="ce216"/>
          <table:table-cell table:style-name="ce191" office:value-type="float" office:value="35.5">
            <text:p>35.5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0">
          <table:table-cell table:style-name="ce133" office:value-type="string">
            <text:p>PMT</text:p>
          </table:table-cell>
          <table:table-cell table:style-name="ce182" office:value-type="string">
            <text:p>PMT</text:p>
          </table:table-cell>
          <table:table-cell table:style-name="ce182" office:value-type="string">
            <text:p>Hamamatsu</text:p>
          </table:table-cell>
          <table:table-cell table:style-name="ce239" office:value-type="float" office:value="60">
            <text:p>60</text:p>
          </table:table-cell>
          <table:table-cell table:style-name="ce278" office:value-type="string">
            <text:p>units</text:p>
          </table:table-cell>
          <table:table-cell table:style-name="ce298" office:value-type="string">
            <text:p>Same PMTs than NextNew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3"/>
          <table:table-cell table:style-name="ce217"/>
          <table:table-cell table:style-name="ce240"/>
          <table:table-cell table:style-name="ce279" table:number-columns-repeated="2"/>
          <table:table-cell table:number-columns-repeated="1018"/>
        </table:table-row>
        <table:table-row table:style-name="ro30">
          <table:table-cell table:style-name="ce135"/>
          <table:table-cell table:style-name="ce184"/>
          <table:table-cell table:style-name="ce218"/>
          <table:table-cell table:style-name="ce241"/>
          <table:table-cell table:style-name="ce267" table:number-columns-repeated="2"/>
          <table:table-cell table:number-columns-repeated="1018"/>
        </table:table-row>
        <table:table-row table:style-name="ro30">
          <table:table-cell table:style-name="ce136" office:value-type="string">
            <text:p>PMT_BASE</text:p>
          </table:table-cell>
          <table:table-cell table:style-name="ce185" office:value-type="string">
            <text:p>PMT base</text:p>
          </table:table-cell>
          <table:table-cell table:style-name="ce219"/>
          <table:table-cell table:style-name="ce242" office:value-type="float" office:value="60">
            <text:p>60</text:p>
          </table:table-cell>
          <table:table-cell table:style-name="ce280" office:value-type="string">
            <text:p>units</text:p>
          </table:table-cell>
          <table:table-cell table:style-name="ce280" office:value-type="string">
            <text:p>Same PMT bases as NEW</text:p>
          </table:table-cell>
          <table:table-cell table:number-columns-repeated="1018"/>
        </table:table-row>
        <table:table-row table:style-name="ro30">
          <table:table-cell table:style-name="ce137"/>
          <table:table-cell table:style-name="ce186"/>
          <table:table-cell table:style-name="ce220"/>
          <table:table-cell table:style-name="ce243"/>
          <table:table-cell table:style-name="ce281"/>
          <table:table-cell table:style-name="ce299"/>
          <table:table-cell table:number-columns-repeated="1018"/>
        </table:table-row>
        <table:table-row table:style-name="ro30">
          <table:table-cell table:style-name="ce138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5" office:value-type="string">
            <text:p>-</text:p>
          </table:table-cell>
          <table:table-cell table:style-name="ce244" office:value-type="float" office:value="60">
            <text:p>60</text:p>
          </table:table-cell>
          <table:table-cell table:style-name="ce280" office:value-type="string">
            <text:p>units</text:p>
          </table:table-cell>
          <table:table-cell table:style-name="ce278" office:value-type="string">
            <text:p>7.9kg sapphire + 37.26kg copper + 0.14ml PEDOT (NEW spreadsheet x 5)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7" office:value-type="string">
            <text:p>TPB</text:p>
          </table:table-cell>
          <table:table-cell table:style-name="ce221" office:value-type="string">
            <text:p>-</text:p>
          </table:table-cell>
          <table:table-cell table:style-name="ce245" office:value-type="float" office:value="0.00000502654824574367">
            <text:p>5.03E-06</text:p>
          </table:table-cell>
          <table:table-cell table:style-name="ce282" office:value-type="string">
            <text:p>kg</text:p>
          </table:table-cell>
          <table:table-cell table:style-name="ce300"/>
          <table:table-cell table:number-columns-repeated="1018"/>
        </table:table-row>
        <table:table-row table:style-name="ro30">
          <table:table-cell table:style-name="ce135"/>
          <table:table-cell table:style-name="ce188" table:number-columns-repeated="5"/>
          <table:table-cell table:number-columns-repeated="1018"/>
        </table:table-row>
        <table:table-row table:style-name="ro20">
          <table:table-cell table:style-name="ce133" office:value-type="string">
            <text:p>OPTICAL_PAD</text:p>
          </table:table-cell>
          <table:table-cell table:style-name="ce189" office:value-type="string">
            <text:p>Optically clear silicone gel LS1-3252</text:p>
          </table:table-cell>
          <table:table-cell table:style-name="ce222" office:value-type="string">
            <text:p>NuSil</text:p>
          </table:table-cell>
          <table:table-cell table:style-name="ce246" table:formula="of:=0.004*60" office:value-type="float" office:value="0.24">
            <text:p>0.24</text:p>
          </table:table-cell>
          <table:table-cell table:style-name="ce276" office:value-type="string">
            <text:p>kg</text:p>
          </table:table-cell>
          <table:table-cell table:style-name="ce278" office:value-type="string">
            <text:p>Morgan Advanced</text:p>
          </table:table-cell>
          <table:table-cell table:number-columns-repeated="1018"/>
        </table:table-row>
        <table:table-row table:style-name="ro16">
          <table:table-cell table:style-name="ce139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62715">
            <text:p>5.63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4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48" office:value-type="float" office:value="2.46715">
            <text:p>2.47</text:p>
          </table:table-cell>
          <table:table-cell table:style-name="ce284" office:value-type="string">
            <text:p><text:s/>kg</text:p>
          </table:table-cell>
          <table:table-cell table:style-name="ce301" office:value-type="string">
            <text:p>weighted?</text:p>
          </table:table-cell>
          <table:table-cell table:number-columns-repeated="1018"/>
        </table:table-row>
        <table:table-row table:style-name="ro32">
          <table:table-cell table:style-name="ce141" office:value-type="string">
            <text:p>LIGHT_TUBE</text:p>
          </table:table-cell>
          <table:table-cell table:style-name="ce41" office:value-type="string">
            <text:p>PTFE light tube (BUFFER)</text:p>
          </table:table-cell>
          <table:table-cell table:style-name="ce59"/>
          <table:table-cell table:style-name="ce249" office:value-type="float" office:value="9.44">
            <text:p>9.44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Engineering drawings</text:p>
          </table:table-cell>
          <table:table-cell table:number-columns-repeated="1018"/>
        </table:table-row>
        <table:table-row table:style-name="ro30">
          <table:table-cell table:style-name="ce142"/>
          <table:table-cell table:style-name="ce41" office:value-type="string">
            <text:p>PTFE light tube (DRIFT)</text:p>
          </table:table-cell>
          <table:table-cell table:style-name="ce59"/>
          <table:table-cell table:style-name="ce249" office:value-type="float" office:value="45.75">
            <text:p>45.75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Engineering drawings</text:p>
          </table:table-cell>
          <table:table-cell table:number-columns-repeated="1018"/>
        </table:table-row>
        <table:table-row table:style-name="ro24">
          <table:table-cell table:style-name="ce142"/>
          <table:table-cell table:style-name="ce192" office:value-type="string">
            <text:p>TPB (BUFFER)</text:p>
          </table:table-cell>
          <table:table-cell table:style-name="ce223"/>
          <table:table-cell table:style-name="ce250" office:value-type="float" office:value="0.00077201">
            <text:p>7.72E-04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3"/>
          <table:table-cell table:style-name="ce192" office:value-type="string">
            <text:p>TPB (DRIFT)</text:p>
          </table:table-cell>
          <table:table-cell table:style-name="ce224"/>
          <table:table-cell table:style-name="ce251" office:value-type="float" office:value="0.00374251">
            <text:p>3.74E-03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247" office:value-type="float" office:value="177.87">
            <text:p>177.87</text:p>
          </table:table-cell>
          <table:table-cell table:style-name="ce286" office:value-type="string">
            <text:p><text:s/>kg</text:p>
          </table:table-cell>
          <table:table-cell table:style-name="ce303" office:value-type="string">
            <text:p>From Engineering drawings</text:p>
          </table:table-cell>
          <table:table-cell table:number-columns-repeated="1018"/>
        </table:table-row>
        <table:table-row table:style-name="ro16">
          <table:table-cell table:style-name="ce142"/>
          <table:table-cell table:style-name="ce193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252" table:formula="of:=52*3" office:value-type="float" office:value="156">
            <text:p>156</text:p>
          </table:table-cell>
          <table:table-cell table:style-name="ce278" office:value-type="string">
            <text:p>units</text:p>
          </table:table-cell>
          <table:table-cell table:style-name="ce181" office:value-type="string">
            <text:p>volume not implemented in NEXUS</text:p>
          </table:table-cell>
          <table:table-cell table:number-columns-repeated="1018"/>
        </table:table-row>
        <table:table-row table:style-name="ro15">
          <table:table-cell table:style-name="ce145"/>
          <table:table-cell table:style-name="ce194"/>
          <table:table-cell table:style-name="ce225"/>
          <table:table-cell table:style-name="ce253"/>
          <table:table-cell table:style-name="ce225" table:number-columns-repeated="2"/>
          <table:table-cell table:number-columns-repeated="1018"/>
        </table:table-row>
        <table:table-row table:style-name="ro2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254" office:value-type="float" office:value="49.53">
            <text:p>49.53</text:p>
          </table:table-cell>
          <table:table-cell table:style-name="ce287" office:value-type="string">
            <text:p><text:s/>kg</text:p>
          </table:table-cell>
          <table:table-cell table:style-name="ce303" office:value-type="string">
            <text:p>From Engineering drawings</text:p>
          </table:table-cell>
          <table:table-cell table:number-columns-repeated="1018"/>
        </table:table-row>
        <table:table-row table:style-name="ro26">
          <table:table-cell table:style-name="ce147"/>
          <table:table-cell table:style-name="ce196"/>
          <table:table-cell table:style-name="ce227"/>
          <table:table-cell table:style-name="ce255"/>
          <table:table-cell table:style-name="ce288" table:number-columns-repeated="2"/>
          <table:table-cell table:number-columns-repeated="1018"/>
        </table:table-row>
        <table:table-row table:style-name="ro26">
          <table:table-cell table:style-name="ce148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8">
            <text:p>5.80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15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56" office:value-type="float" office:value="2.54233">
            <text:p>2.54</text:p>
          </table:table-cell>
          <table:table-cell table:style-name="ce286" office:value-type="string">
            <text:p><text:s/>kg</text:p>
          </table:table-cell>
          <table:table-cell table:style-name="ce191" office:value-type="string">
            <text:p>weighted?</text:p>
          </table:table-cell>
          <table:table-cell table:number-columns-repeated="1018"/>
        </table:table-row>
        <table:table-row table:style-name="ro28">
          <table:table-cell table:style-name="ce150"/>
          <table:table-cell table:style-name="ce197"/>
          <table:table-cell table:style-name="ce71"/>
          <table:table-cell table:style-name="ce257"/>
          <table:table-cell table:style-name="ce289" table:number-columns-repeated="2"/>
          <table:table-cell table:number-columns-repeated="1018"/>
        </table:table-row>
        <table:table-row table:style-name="ro33">
          <table:table-cell table:style-name="ce151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80063">
            <text:p>5.80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52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56" office:value-type="float" office:value="2.54233">
            <text:p>2.54</text:p>
          </table:table-cell>
          <table:table-cell table:style-name="ce285" office:value-type="string">
            <text:p><text:s/>kg</text:p>
          </table:table-cell>
          <table:table-cell table:style-name="ce191" office:value-type="string">
            <text:p>weighted?</text:p>
          </table:table-cell>
          <table:table-cell table:number-columns-repeated="1018"/>
        </table:table-row>
        <table:table-row table:style-name="ro16">
          <table:table-cell table:style-name="ce153"/>
          <table:table-cell table:style-name="ce198"/>
          <table:table-cell table:style-name="ce228"/>
          <table:table-cell table:style-name="ce258"/>
          <table:table-cell table:style-name="ce290" table:number-columns-repeated="2"/>
          <table:table-cell table:number-columns-repeated="1018"/>
        </table:table-row>
        <table:table-row table:style-name="ro33">
          <table:table-cell table:style-name="ce154" office:value-type="string">
            <text:p>TP_COPPER_PLATE</text:p>
          </table:table-cell>
          <table:table-cell table:style-name="ce199" office:value-type="string">
            <text:p>Oxigen-Free Copper (Cu-OF)</text:p>
          </table:table-cell>
          <table:table-cell table:style-name="ce229"/>
          <table:table-cell table:style-name="ce259" office:value-type="float" office:value="1522">
            <text:p>1522.00</text:p>
          </table:table-cell>
          <table:table-cell table:style-name="ce277" office:value-type="string">
            <text:p>kg</text:p>
          </table:table-cell>
          <table:table-cell table:style-name="ce304" office:value-type="string">
            <text:p>From Engineering drawings</text:p>
          </table:table-cell>
          <table:table-cell table:number-columns-repeated="1018"/>
        </table:table-row>
        <table:table-row table:style-name="ro15">
          <table:table-cell table:style-name="ce152"/>
          <table:table-cell table:style-name="ce200" office:value-type="string">
            <text:p>Steel M8x30 screw</text:p>
          </table:table-cell>
          <table:table-cell table:style-name="ce230"/>
          <table:table-cell table:style-name="ce260" office:value-type="float" office:value="2.16">
            <text:p>2.16</text:p>
          </table:table-cell>
          <table:table-cell table:style-name="ce291" office:value-type="string">
            <text:p>kg</text:p>
          </table:table-cell>
          <table:table-cell table:style-name="ce296" office:value-type="string">
            <text:p>120 units</text:p>
          </table:table-cell>
          <table:table-cell table:number-columns-repeated="1018"/>
        </table:table-row>
        <table:table-row table:style-name="ro2">
          <table:table-cell table:style-name="ce152"/>
          <table:table-cell table:style-name="ce201"/>
          <table:table-cell table:style-name="ce230"/>
          <table:table-cell table:style-name="ce260"/>
          <table:table-cell table:style-name="ce291"/>
          <table:table-cell table:style-name="ce296"/>
          <table:table-cell table:number-columns-repeated="1018"/>
        </table:table-row>
        <table:table-row table:style-name="ro2">
          <table:table-cell table:style-name="ce155" office:value-type="string">
            <text:p>DB_PLUG</text:p>
          </table:table-cell>
          <table:table-cell table:style-name="ce202" office:value-type="string">
            <text:p>Connectors FX11LA</text:p>
          </table:table-cell>
          <table:table-cell table:style-name="ce202" office:value-type="string">
            <text:p>Hirose</text:p>
          </table:table-cell>
          <table:table-cell table:style-name="ce261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305"/>
          <table:table-cell table:number-columns-repeated="1018"/>
        </table:table-row>
        <table:table-row table:style-name="ro34">
          <table:table-cell table:style-name="ce156"/>
          <table:table-cell table:style-name="ce203"/>
          <table:table-cell table:style-name="ce231"/>
          <table:table-cell table:style-name="ce262"/>
          <table:table-cell table:style-name="ce292" table:number-columns-repeated="2"/>
          <table:table-cell table:number-columns-repeated="1018"/>
        </table:table-row>
        <table:table-row table:style-name="ro31">
          <table:table-cell table:style-name="ce157" office:value-type="string">
            <text:p>SIPM_BOARD</text:p>
          </table:table-cell>
          <table:table-cell table:style-name="ce204" office:value-type="string">
            <text:p>Kapton</text:p>
          </table:table-cell>
          <table:table-cell table:style-name="ce232"/>
          <table:table-cell table:style-name="ce263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306"/>
          <table:table-cell table:number-columns-repeated="1018"/>
        </table:table-row>
        <table:table-row table:style-name="ro2">
          <table:table-cell table:style-name="ce158"/>
          <table:table-cell table:style-name="ce41" office:value-type="string">
            <text:p>PTFE masks</text:p>
          </table:table-cell>
          <table:table-cell table:style-name="ce233"/>
          <table:table-cell table:style-name="ce263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46" office:value-type="string">
            <text:p>From NEXUS 9.66kg</text:p>
          </table:table-cell>
          <table:table-cell table:number-columns-repeated="1018"/>
        </table:table-row>
        <table:table-row table:style-name="ro2">
          <table:table-cell table:style-name="ce131"/>
          <table:table-cell table:style-name="ce192" office:value-type="string">
            <text:p>TPB (MASK)</text:p>
          </table:table-cell>
          <table:table-cell table:style-name="ce206" office:value-type="string">
            <text:p>-</text:p>
          </table:table-cell>
          <table:table-cell table:style-name="ce264" table:formula="of:=(12.24*12.24 - 0.6*0.5*64)*0.0000001*56" office:value-type="float" office:value="0.00073145856">
            <text:p>7.31E-04</text:p>
          </table:table-cell>
          <table:table-cell table:style-name="ce276" office:value-type="string">
            <text:p>kg</text:p>
          </table:table-cell>
          <table:table-cell table:style-name="ce271"/>
          <table:table-cell table:number-columns-repeated="1018"/>
        </table:table-row>
        <table:table-row table:style-name="ro24">
          <table:table-cell table:style-name="ce159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table:style-name="ce265" table:formula="of:=64*56" office:value-type="float" office:value="3584">
            <text:p>3584.00</text:p>
          </table:table-cell>
          <table:table-cell table:style-name="ce293" office:value-type="string">
            <text:p>units</text:p>
          </table:table-cell>
          <table:table-cell table:style-name="ce205"/>
          <table:table-cell table:number-columns-repeated="1018"/>
        </table:table-row>
        <table:table-row table:style-name="ro23">
          <table:table-cell table:style-name="ce160"/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263" office:value-type="float" office:value="56">
            <text:p>56</text:p>
          </table:table-cell>
          <table:table-cell table:style-name="ce293" office:value-type="string">
            <text:p>units</text:p>
          </table:table-cell>
          <table:table-cell table:style-name="ce59"/>
          <table:table-cell table:number-columns-repeated="1018"/>
        </table:table-row>
        <table:table-row table:style-name="ro2">
          <table:table-cell table:style-name="ce161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266" office:value-type="float" office:value="5909.15">
            <text:p>5909.15</text:p>
          </table:table-cell>
          <table:table-cell table:style-name="ce291" office:value-type="string">
            <text:p>kg</text:p>
          </table:table-cell>
          <table:table-cell table:style-name="ce70" office:value-type="string">
            <text:p>From Engineering drawings</text:p>
          </table:table-cell>
          <table:table-cell table:number-columns-repeated="1018"/>
        </table:table-row>
        <table:table-row table:style-name="ro35">
          <table:table-cell table:style-name="ce162"/>
          <table:table-cell table:style-name="ce200" office:value-type="string">
            <text:p>Steel M8x30 screw</text:p>
          </table:table-cell>
          <table:table-cell table:style-name="ce230"/>
          <table:table-cell table:style-name="ce260" office:value-type="float" office:value="1.44">
            <text:p>1.44</text:p>
          </table:table-cell>
          <table:table-cell table:style-name="ce291" office:value-type="string">
            <text:p>kg</text:p>
          </table:table-cell>
          <table:table-cell table:style-name="ce296" office:value-type="string">
            <text:p>80 units</text:p>
          </table:table-cell>
          <table:table-cell table:number-columns-repeated="1018"/>
        </table:table-row>
        <table:table-row table:style-name="ro33">
          <table:table-cell table:style-name="ce163"/>
          <table:table-cell table:style-name="ce206" office:value-type="string">
            <text:p>Steel M6x20(1) <text:s/>screw (ICS)</text:p>
          </table:table-cell>
          <table:table-cell table:style-name="ce78"/>
          <table:table-cell table:style-name="ce238" office:value-type="float" office:value="0.72">
            <text:p>0.72</text:p>
          </table:table-cell>
          <table:table-cell table:style-name="ce291" office:value-type="string">
            <text:p>kg</text:p>
          </table:table-cell>
          <table:table-cell table:style-name="ce271" office:value-type="string">
            <text:p>240 units</text:p>
          </table:table-cell>
          <table:table-cell table:number-columns-repeated="1018"/>
        </table:table-row>
        <table:table-row table:style-name="ro33">
          <table:table-cell table:style-name="ce164"/>
          <table:table-cell table:style-name="ce184"/>
          <table:table-cell table:style-name="ce218"/>
          <table:table-cell table:style-name="ce267" table:number-columns-repeated="3"/>
          <table:table-cell table:number-columns-repeated="1018"/>
        </table:table-row>
        <table:table-row table:style-name="ro33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354">
            <text:p>354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3">
          <table:table-cell table:style-name="ce166"/>
          <table:table-cell table:style-name="ce47" office:value-type="string">
            <text:p>Flange TP</text:p>
          </table:table-cell>
          <table:table-cell table:style-name="ce226" office:value-type="string">
            <text:p>Nironit</text:p>
          </table:table-cell>
          <table:table-cell table:style-name="ce39" office:value-type="float" office:value="84">
            <text:p>84</text:p>
          </table:table-cell>
          <table:table-cell table:style-name="ce36" table:number-columns-repeated="2"/>
          <table:table-cell table:number-columns-repeated="1018"/>
        </table:table-row>
        <table:table-row table:style-name="ro18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526">
            <text:p>526</text:p>
          </table:table-cell>
          <table:table-cell table:style-name="ce277" office:value-type="string">
            <text:p>kg</text:p>
          </table:table-cell>
          <table:table-cell table:style-name="ce191"/>
          <table:table-cell table:number-columns-repeated="1018"/>
        </table:table-row>
        <table:table-row table:style-name="ro19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table:style-name="ce268" table:formula="of:=2* 91" office:value-type="float" office:value="182">
            <text:p>182</text:p>
          </table:table-cell>
          <table:table-cell table:style-name="ce277" office:value-type="string">
            <text:p>kg</text:p>
          </table:table-cell>
          <table:table-cell table:style-name="ce36" office:value-type="string">
            <text:p>Mass of both endcaps</text:p>
          </table:table-cell>
          <table:table-cell table:number-columns-repeated="1018"/>
        </table:table-row>
        <table:table-row table:style-name="ro15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table:style-name="ce191" table:formula="of:=2* 91" office:value-type="float" office:value="182">
            <text:p>182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3">
            <text:p>3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6">
            <text:p>6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23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5">
            <text:p>5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24">
          <table:table-cell table:style-name="ce168"/>
          <table:table-cell table:style-name="ce210" office:value-type="string">
            <text:p>M18 screws B2 vessel</text:p>
          </table:table-cell>
          <table:table-cell table:style-name="ce66"/>
          <table:table-cell table:style-name="ce66" office:value-type="float" office:value="5">
            <text:p>5</text:p>
          </table:table-cell>
          <table:table-cell table:style-name="ce291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36" office:value-type="string">
            <text:p>Steel M8x55 screw (Vessel)</text:p>
          </table:table-cell>
          <table:table-cell table:style-name="ce234"/>
          <table:table-cell table:style-name="ce269" office:value-type="float" office:value="6.615">
            <text:p>6.615</text:p>
          </table:table-cell>
          <table:table-cell table:style-name="ce291" office:value-type="string">
            <text:p>kg</text:p>
          </table:table-cell>
          <table:table-cell table:style-name="ce66" office:value-type="string">
            <text:p>294 units</text:p>
          </table:table-cell>
          <table:table-cell table:number-columns-repeated="1018"/>
        </table:table-row>
        <table:table-row table:style-name="ro3">
          <table:table-cell table:style-name="ce160"/>
          <table:table-cell table:style-name="ce36" office:value-type="string">
            <text:p>Steel M6x55 screw (Vessel)</text:p>
          </table:table-cell>
          <table:table-cell table:style-name="ce39"/>
          <table:table-cell table:style-name="ce269" office:value-type="float" office:value="1.269">
            <text:p>1.269</text:p>
          </table:table-cell>
          <table:table-cell table:style-name="ce291" office:value-type="string">
            <text:p>kg</text:p>
          </table:table-cell>
          <table:table-cell table:style-name="ce39" office:value-type="string">
            <text:p>108 units</text:p>
          </table:table-cell>
          <table:table-cell table:number-columns-repeated="1018"/>
        </table:table-row>
        <table:table-row table:style-name="ro3">
          <table:table-cell table:style-name="ce16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59"/>
          <table:table-cell table:style-name="ce270" office:value-type="string">
            <text:p>6411</text:p>
          </table:table-cell>
          <table:table-cell table:style-name="ce291" office:value-type="string">
            <text:p>kg</text:p>
          </table:table-cell>
          <table:table-cell table:style-name="ce36" office:value-type="string">
            <text:p>Interior 5cm of the lead castle</text:p>
          </table:table-cell>
          <table:table-cell table:number-columns-repeated="1018"/>
        </table:table-row>
        <table:table-row table:style-name="ro20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78" office:value-type="float" office:value="6.15">
            <text:p>6.15</text:p>
          </table:table-cell>
          <table:table-cell table:style-name="ce44" office:value-type="string">
            <text:p>kg</text:p>
          </table:table-cell>
          <table:table-cell table:style-name="ce4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78" office:value-type="float" office:value="0.15">
            <text:p>0.15</text:p>
          </table:table-cell>
          <table:table-cell table:style-name="ce44" office:value-type="string">
            <text:p>kg</text:p>
          </table:table-cell>
          <table:table-cell table:style-name="ce4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271" office:value-type="float" office:value="419">
            <text:p>419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From G4 (405 kg from engineers)</text:p>
          </table:table-cell>
          <table:table-cell table:number-columns-repeated="1018"/>
        </table:table-row>
        <table:table-row table:style-name="ro18">
          <table:table-cell table:style-name="ce17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271" office:value-type="float" office:value="8.28">
            <text:p>8.28</text:p>
          </table:table-cell>
          <table:table-cell table:style-name="ce276" office:value-type="string">
            <text:p>m</text:p>
          </table:table-cell>
          <table:table-cell table:style-name="ce4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271" office:value-type="float" office:value="11.55">
            <text:p>11.55</text:p>
          </table:table-cell>
          <table:table-cell table:style-name="ce276" office:value-type="string">
            <text:p>m</text:p>
          </table:table-cell>
          <table:table-cell table:style-name="ce4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1">
          <table:table-cell table:style-name="ce17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272" office:value-type="float" office:value="298.4">
            <text:p>298.4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Engineering drawings</text:p>
          </table:table-cell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ce53"/>
          <table:table-cell table:style-name="Default" table:number-columns-repeated="5"/>
          <table:table-cell table:number-columns-repeated="1018"/>
        </table:table-row>
        <table:table-row table:style-name="ro25">
          <table:table-cell table:style-name="ce53" table:number-columns-repeated="6"/>
          <table:table-cell table:number-columns-repeated="1018"/>
        </table:table-row>
        <table:table-row table:style-name="ro26">
          <table:table-cell table:style-name="ce53" table:number-columns-repeated="6"/>
          <table:table-cell table:number-columns-repeated="1018"/>
        </table:table-row>
        <table:table-row table:style-name="ro39">
          <table:table-cell table:style-name="ce53" table:number-columns-repeated="6"/>
          <table:table-cell table:number-columns-repeated="1018"/>
        </table:table-row>
        <table:table-row table:style-name="ro23">
          <table:table-cell table:style-name="ce53" table:number-columns-repeated="6"/>
          <table:table-cell table:number-columns-repeated="1018"/>
        </table:table-row>
        <table:table-row table:style-name="ro28">
          <table:table-cell table:style-name="ce53" table:number-columns-repeated="6"/>
          <table:table-cell table:number-columns-repeated="1018"/>
        </table:table-row>
        <table:table-row table:style-name="ro38" table:number-rows-repeated="2">
          <table:table-cell table:style-name="ce53" table:number-columns-repeated="6"/>
          <table:table-cell table:number-columns-repeated="1018"/>
        </table:table-row>
        <table:table-row table:style-name="ro40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212"/>
          <table:table-cell table:style-name="ce54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273"/>
          <table:table-cell table:style-name="ce274" table:number-columns-repeated="2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7"/>
          <table:table-cell table:style-name="ce81" table:number-columns-repeated="2"/>
          <table:table-cell table:style-name="ce274"/>
          <table:table-cell table:number-columns-repeated="1018"/>
        </table:table-row>
        <table:table-row table:style-name="ro3" table:number-rows-repeated="4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5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7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5"/>
          <table:table-cell table:style-name="ce176"/>
          <table:table-cell table:style-name="ce177"/>
          <table:table-cell table:style-name="ce176" table:number-columns-repeated="2"/>
          <table:table-cell table:style-name="ce274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7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 table:number-rows-repeated="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52"/>
          <table:table-cell table:style-name="ce18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275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8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4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9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 table:number-rows-repeated="2">
          <table:table-cell table:style-name="ce179" table:number-columns-repeated="6"/>
          <table:table-cell table:number-columns-repeated="1018"/>
        </table:table-row>
        <table:table-row table:style-name="ro3">
          <table:table-cell/>
          <table:table-cell table:style-name="ce179" table:number-columns-repeated="5"/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L ACTIVITIES" table:style-name="ta4" table:print-ranges="'TOTAL ACTIVITIES'.A1:'TOTAL ACTIVITIES'.H100">
        <office:forms form:automatic-focus="false" form:apply-design-mode="false"/>
        <table:table-column table:style-name="co16" table:default-cell-style-name="ce9"/>
        <table:table-column table:style-name="co21" table:default-cell-style-name="ce9"/>
        <table:table-column table:style-name="co18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2" table:default-cell-style-name="ce9"/>
        <table:table-column table:style-name="co6" table:number-columns-repeated="1017" table:default-cell-style-name="ce9"/>
        <table:table-row table:style-name="ro1">
          <table:table-cell table:style-name="ce1" office:value-type="string" table:number-columns-spanned="7" table:number-rows-spanned="1">
            <text:p>NEXT100 TOTAL ACTIVITIES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352" office:value-type="string">
            <text:p>Provider</text:p>
          </table:table-cell>
          <table:table-cell table:style-name="ce84" office:value-type="string" table:number-columns-spanned="4" table:number-rows-spanned="1">
            <text:p>NEXT100 Total Activity Assumptions (mBq)</text:p>
          </table:table-cell>
          <table:covered-table-cell table:number-columns-repeated="2" table:style-name="ce397"/>
          <table:covered-table-cell table:style-name="ce402"/>
          <table:table-cell table:number-columns-repeated="1017"/>
        </table:table-row>
        <table:table-row table:style-name="ro3">
          <table:table-cell table:style-name="ce307"/>
          <table:table-cell table:style-name="ce32"/>
          <table:table-cell table:style-name="ce353"/>
          <table:table-cell table:style-name="ce84" office:value-type="string">
            <text:p>Bi-214</text:p>
          </table:table-cell>
          <table:table-cell table:style-name="ce84" office:value-type="string">
            <text:p>Co-60</text:p>
          </table:table-cell>
          <table:table-cell table:style-name="ce84" office:value-type="string">
            <text:p>K-40</text:p>
          </table:table-cell>
          <table:table-cell table:style-name="ce84" office:value-type="string">
            <text:p>Tl-208</text:p>
          </table:table-cell>
          <table:table-cell table:number-columns-repeated="1017"/>
        </table:table-row>
        <table:table-row table:style-name="ro19">
          <table:table-cell table:style-name="ce128" office:value-type="string">
            <text:p>EP_COPPER_PLATE</text:p>
          </table:table-cell>
          <table:table-cell table:style-name="ce337" office:value-type="string">
            <text:p>Copper <text:s/>Plate</text:p>
          </table:table-cell>
          <table:table-cell table:style-name="ce354" office:value-type="string">
            <text:p><text:span text:style-name="T2">Oxigen-Free Copper </text:span><text:span text:style-name="T2">(Cu-OF) (</text:span><text:span text:style-name="T3">wrought</text:span><text:span text:style-name="T2">)</text:span></text:p>
          </table:table-cell>
          <table:table-cell table:style-name="ce367" table:formula="of:=[$QUANTITIES.D4]*[$'SPECIFIC ACTIVITIES'.E7]" office:value-type="float" office:value="1.333">
            <text:p>1.33E+00</text:p>
          </table:table-cell>
          <table:table-cell table:style-name="ce398" table:formula="of:=[$QUANTITIES.D4]*[$'SPECIFIC ACTIVITIES'.F7]" office:value-type="float" office:value="0">
            <text:p>0.00E+00</text:p>
          </table:table-cell>
          <table:table-cell table:style-name="ce398" table:formula="of:=[$QUANTITIES.D4]*[$'SPECIFIC ACTIVITIES'.G7]" office:value-type="float" office:value="0">
            <text:p>0.00E+00</text:p>
          </table:table-cell>
          <table:table-cell table:style-name="ce403" table:formula="of:=[$QUANTITIES.D4]*[$'SPECIFIC ACTIVITIES'.H7]" office:value-type="float" office:value="0.111948717073171">
            <text:p>1.12E-01</text:p>
          </table:table-cell>
          <table:table-cell table:number-columns-repeated="1017"/>
        </table:table-row>
        <table:table-row table:style-name="ro14">
          <table:table-cell table:style-name="ce129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367" table:formula="of:=[$QUANTITIES.D5]*[$'SPECIFIC ACTIVITIES'.E6]" office:value-type="float" office:value="0.289333333333333">
            <text:p>2.89E-01</text:p>
          </table:table-cell>
          <table:table-cell table:style-name="ce398" table:formula="of:=[$QUANTITIES.D5]*[$'SPECIFIC ACTIVITIES'.F6]" office:value-type="float" office:value="0">
            <text:p>0.00E+00</text:p>
          </table:table-cell>
          <table:table-cell table:style-name="ce398" table:formula="of:=[$QUANTITIES.D5]*[$'SPECIFIC ACTIVITIES'.G6]" office:value-type="float" office:value="0">
            <text:p>0.00E+00</text:p>
          </table:table-cell>
          <table:table-cell table:style-name="ce403" table:formula="of:=[$QUANTITIES.D5]*[$'SPECIFIC ACTIVITIES'.H6]" office:value-type="float" office:value="0.0242989463414634">
            <text:p>2.43E-02</text:p>
          </table:table-cell>
          <table:table-cell table:number-columns-repeated="1017"/>
        </table:table-row>
        <table:table-row table:style-name="ro31">
          <table:table-cell table:style-name="ce129"/>
          <table:table-cell table:style-name="ce181" office:value-type="string">
            <text:p>Bronze M4x20 screw (EP)</text:p>
          </table:table-cell>
          <table:table-cell table:style-name="ce214"/>
          <table:table-cell table:style-name="ce367" table:formula="of:=[$QUANTITIES.D6]*[$'SPECIFIC ACTIVITIES'.E24]" office:value-type="float" office:value="0.426644216772152">
            <text:p>4.27E-01</text:p>
          </table:table-cell>
          <table:table-cell table:style-name="ce367" table:formula="of:=[$QUANTITIES.D6]*[$'SPECIFIC ACTIVITIES'.F24]" office:value-type="float" office:value="0">
            <text:p>0.00E+00</text:p>
          </table:table-cell>
          <table:table-cell table:style-name="ce367" table:formula="of:=[$QUANTITIES.D6]*[$'SPECIFIC ACTIVITIES'.G24]" office:value-type="float" office:value="0">
            <text:p>0.00E+00</text:p>
          </table:table-cell>
          <table:table-cell table:style-name="ce367" table:formula="of:=[$QUANTITIES.D6]*[$'SPECIFIC ACTIVITIES'.H24]" office:value-type="float" office:value="0.0504882377868988">
            <text:p>5.05E-02</text:p>
          </table:table-cell>
          <table:table-cell table:number-columns-repeated="1017"/>
        </table:table-row>
        <table:table-row table:style-name="ro19">
          <table:table-cell table:style-name="ce130"/>
          <table:table-cell table:style-name="ce65" office:value-type="string">
            <text:p>Steel M6x20(2) screw (EP)</text:p>
          </table:table-cell>
          <table:table-cell table:style-name="ce215"/>
          <table:table-cell table:style-name="ce368" table:formula="of:=[$QUANTITIES.D7]*[$'SPECIFIC ACTIVITIES'.E25]" office:value-type="float" office:value="0.0979012345679014">
            <text:p>9.79E-02</text:p>
          </table:table-cell>
          <table:table-cell table:style-name="ce368" table:formula="of:=[$QUANTITIES.D7]*[$'SPECIFIC ACTIVITIES'.F25]" office:value-type="float" office:value="0">
            <text:p>0.00E+00</text:p>
          </table:table-cell>
          <table:table-cell table:style-name="ce368" table:formula="of:=[$QUANTITIES.D7]*[$'SPECIFIC ACTIVITIES'.G25]" office:value-type="float" office:value="0.0368266253869969">
            <text:p>3.68E-02</text:p>
          </table:table-cell>
          <table:table-cell table:style-name="ce368" table:formula="of:=[$QUANTITIES.D7]*[$'SPECIFIC ACTIVITIES'.H25]" office:value-type="float" office:value="0.289638414634146">
            <text:p>2.90E-01</text:p>
          </table:table-cell>
          <table:table-cell table:number-columns-repeated="1017"/>
        </table:table-row>
        <table:table-row table:style-name="ro16">
          <table:table-cell table:style-name="ce131"/>
          <table:table-cell table:style-name="ce338" office:value-type="string">
            <text:p>M18 screws B1 EP</text:p>
          </table:table-cell>
          <table:table-cell table:style-name="ce355"/>
          <table:table-cell table:style-name="ce369" table:formula="of:=[$QUANTITIES.D8]*[$'SPECIFIC ACTIVITIES'.E22]" office:value-type="float" office:value="79.875">
            <text:p>7.99E+01</text:p>
          </table:table-cell>
          <table:table-cell table:style-name="ce369" table:formula="of:=[$QUANTITIES.D8]*[$'SPECIFIC ACTIVITIES'.F22]" office:value-type="float" office:value="374.17">
            <text:p>3.74E+02</text:p>
          </table:table-cell>
          <table:table-cell table:style-name="ce369" table:formula="of:=[$QUANTITIES.D8]*[$'SPECIFIC ACTIVITIES'.G22]" office:value-type="float" office:value="316.66">
            <text:p>3.17E+02</text:p>
          </table:table-cell>
          <table:table-cell table:style-name="ce369" table:formula="of:=[$QUANTITIES.D8]*[$'SPECIFIC ACTIVITIES'.H22]" office:value-type="float" office:value="46.824429">
            <text:p>4.68E+01</text:p>
          </table:table-cell>
          <table:table-cell table:number-columns-repeated="1017"/>
        </table:table-row>
        <table:table-row table:style-name="ro32">
          <table:table-cell table:style-name="ce131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132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4:.D9])" office:value-type="float" office:value="82.0218787846734">
            <text:p>8.20E+01</text:p>
          </table:table-cell>
          <table:table-cell table:style-name="ce370" table:formula="of:=SUM([.E4:.E9])" office:value-type="float" office:value="374.17">
            <text:p>3.74E+02</text:p>
          </table:table-cell>
          <table:table-cell table:style-name="ce370" table:formula="of:=SUM([.F4:.F9])" office:value-type="float" office:value="316.696826625387">
            <text:p>3.17E+02</text:p>
          </table:table-cell>
          <table:table-cell table:style-name="ce370" table:formula="of:=SUM([.G4:.G9])" office:value-type="float" office:value="47.3008033158357">
            <text:p>4.73E+01</text:p>
          </table:table-cell>
          <table:table-cell table:number-columns-repeated="1017"/>
        </table:table-row>
        <table:table-row table:style-name="ro2">
          <table:table-cell table:style-name="ce308" office:value-type="string">
            <text:p>PMT</text:p>
          </table:table-cell>
          <table:table-cell table:style-name="ce214" office:value-type="string">
            <text:p>PMT</text:p>
          </table:table-cell>
          <table:table-cell table:style-name="ce214" office:value-type="string">
            <text:p>Hamamatsu</text:p>
          </table:table-cell>
          <table:table-cell table:style-name="ce371" table:formula="of:=[$QUANTITIES.D9]*[$'SPECIFIC ACTIVITIES'.E8]" office:value-type="float" office:value="21">
            <text:p>2.10E+01</text:p>
          </table:table-cell>
          <table:table-cell table:style-name="ce398" table:formula="of:=[$QUANTITIES.D9]*[$'SPECIFIC ACTIVITIES'.F8]" office:value-type="float" office:value="228">
            <text:p>2.28E+02</text:p>
          </table:table-cell>
          <table:table-cell table:style-name="ce400" table:formula="of:=[$QUANTITIES.D9]*[$'SPECIFIC ACTIVITIES'.G8]" office:value-type="float" office:value="726">
            <text:p>7.26E+02</text:p>
          </table:table-cell>
          <table:table-cell table:style-name="ce403" table:formula="of:=[$QUANTITIES.D9]*[$'SPECIFIC ACTIVITIES'.H8]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340"/>
          <table:table-cell table:style-name="ce357"/>
          <table:table-cell table:style-name="ce372"/>
          <table:table-cell table:style-name="ce399" table:number-columns-repeated="2"/>
          <table:table-cell table:style-name="ce404"/>
          <table:table-cell table:number-columns-repeated="1017"/>
        </table:table-row>
        <table:table-row table:style-name="ro2">
          <table:table-cell table:style-name="ce310"/>
          <table:table-cell table:style-name="ce341" office:value-type="string">
            <text:p>Total</text:p>
          </table:table-cell>
          <table:table-cell table:style-name="ce358"/>
          <table:table-cell table:style-name="ce373" table:formula="of:=SUM([.D11:.D11])" office:value-type="float" office:value="21">
            <text:p>2.10E+01</text:p>
          </table:table-cell>
          <table:table-cell table:style-name="ce373" table:formula="of:=SUM([.E11:.E11])" office:value-type="float" office:value="228">
            <text:p>2.28E+02</text:p>
          </table:table-cell>
          <table:table-cell table:style-name="ce373" table:formula="of:=SUM([.F11:.F11])" office:value-type="float" office:value="726">
            <text:p>7.26E+02</text:p>
          </table:table-cell>
          <table:table-cell table:style-name="ce373" table:formula="of:=SUM([.G11:.G11])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11" office:value-type="string">
            <text:p>PMT_BASE</text:p>
          </table:table-cell>
          <table:table-cell table:style-name="ce206" office:value-type="string">
            <text:p>PMT base</text:p>
          </table:table-cell>
          <table:table-cell table:style-name="ce59"/>
          <table:table-cell table:style-name="ce367" table:formula="of:=[$QUANTITIES.D12]*[$'SPECIFIC ACTIVITIES'.E9]" office:value-type="float" office:value="40.92">
            <text:p>4.09E+01</text:p>
          </table:table-cell>
          <table:table-cell table:style-name="ce398" table:formula="of:=[$QUANTITIES.D12]*[$'SPECIFIC ACTIVITIES'.F9]" office:value-type="float" office:value="5.76">
            <text:p>5.76E+00</text:p>
          </table:table-cell>
          <table:table-cell table:style-name="ce400" table:formula="of:=[$QUANTITIES.D12]*[$'SPECIFIC ACTIVITIES'.G9]" office:value-type="float" office:value="306">
            <text:p>3.06E+02</text:p>
          </table:table-cell>
          <table:table-cell table:style-name="ce403" table:formula="of:=[$QUANTITIES.D12]*[$'SPECIFIC ACTIVITIES'.H9]" office:value-type="float" office:value="15.353568">
            <text:p>1.54E+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14:.D14])" office:value-type="float" office:value="40.92">
            <text:p>4.09E+01</text:p>
          </table:table-cell>
          <table:table-cell table:style-name="ce370" table:formula="of:=SUM([.E14:.E14])" office:value-type="float" office:value="5.76">
            <text:p>5.76E+00</text:p>
          </table:table-cell>
          <table:table-cell table:style-name="ce370" table:formula="of:=SUM([.F14:.F14])" office:value-type="float" office:value="306">
            <text:p>3.06E+02</text:p>
          </table:table-cell>
          <table:table-cell table:style-name="ce370" table:formula="of:=SUM([.G14:.G14])" office:value-type="float" office:value="15.353568">
            <text:p>1.54E+01</text:p>
          </table:table-cell>
          <table:table-cell table:number-columns-repeated="1017"/>
        </table:table-row>
        <table:table-row table:style-name="ro18">
          <table:table-cell table:style-name="ce312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8" office:value-type="string">
            <text:p>-</text:p>
          </table:table-cell>
          <table:table-cell table:style-name="ce374" table:formula="of:=[$QUANTITIES.D14]*[$'SPECIFIC ACTIVITIES'.E10]" office:value-type="float" office:value="66">
            <text:p>6.60E+01</text:p>
          </table:table-cell>
          <table:table-cell table:style-name="ce374" table:formula="of:=[$QUANTITIES.D14]*[$'SPECIFIC ACTIVITIES'.F10]" office:value-type="float" office:value="0">
            <text:p>0.00E+00</text:p>
          </table:table-cell>
          <table:table-cell table:style-name="ce374" table:formula="of:=[$QUANTITIES.D14]*[$'SPECIFIC ACTIVITIES'.G10]" office:value-type="float" office:value="12.6">
            <text:p>1.26E+01</text:p>
          </table:table-cell>
          <table:table-cell table:style-name="ce374" table:formula="of:=[$QUANTITIES.D14]*[$'SPECIFIC ACTIVITIES'.H10]" office:value-type="float" office:value="21.564">
            <text:p>2.16E+01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221" office:value-type="string">
            <text:p>TPB</text:p>
          </table:table-cell>
          <table:table-cell table:style-name="ce359" office:value-type="string">
            <text:p>Sigma Aldrich</text:p>
          </table:table-cell>
          <table:table-cell table:style-name="ce375" table:formula="of:=[$QUANTITIES.D15]*[$'SPECIFIC ACTIVITIES'.E33]" office:value-type="float" office:value="0.000829380460547706">
            <text:p>8.29E-04</text:p>
          </table:table-cell>
          <table:table-cell table:style-name="ce375" table:formula="of:=[$QUANTITIES.D15]*[$'SPECIFIC ACTIVITIES'.F33]" office:value-type="float" office:value="0.000236247767549952">
            <text:p>2.36E-04</text:p>
          </table:table-cell>
          <table:table-cell table:style-name="ce375" table:formula="of:=[$QUANTITIES.D15]*[$'SPECIFIC ACTIVITIES'.G33]" office:value-type="float" office:value="0.00854513201776424">
            <text:p>8.55E-03</text:p>
          </table:table-cell>
          <table:table-cell table:style-name="ce375" table:formula="of:=[$QUANTITIES.D15]*[$'SPECIFIC ACTIVITIES'.H33]" office:value-type="float" office:value="0.00854513201776424">
            <text:p>8.55E-03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310"/>
          <table:table-cell table:style-name="ce342" office:value-type="string">
            <text:p>Total</text:p>
          </table:table-cell>
          <table:table-cell table:style-name="ce356"/>
          <table:table-cell table:style-name="ce370" table:formula="of:=SUM([.D16:.D18])" office:value-type="float" office:value="66.0008293804605">
            <text:p>6.60E+01</text:p>
          </table:table-cell>
          <table:table-cell table:style-name="ce370" table:formula="of:=SUM([.E16:.E18])" office:value-type="float" office:value="0.000236247767549952">
            <text:p>2.36E-04</text:p>
          </table:table-cell>
          <table:table-cell table:style-name="ce370" table:formula="of:=SUM([.F16:.F18])" office:value-type="float" office:value="12.6085451320178">
            <text:p>1.26E+01</text:p>
          </table:table-cell>
          <table:table-cell table:style-name="ce370" table:formula="of:=SUM([.G16:.G18])" office:value-type="float" office:value="21.5725451320178">
            <text:p>2.16E+01</text:p>
          </table:table-cell>
          <table:table-cell table:number-columns-repeated="1017"/>
        </table:table-row>
        <table:table-row table:style-name="ro41">
          <table:table-cell table:style-name="ce308" office:value-type="string">
            <text:p>OPTICAL_PAD</text:p>
          </table:table-cell>
          <table:table-cell table:style-name="ce44" office:value-type="string">
            <text:p>Optically clear silicone gel LS1-3252</text:p>
          </table:table-cell>
          <table:table-cell table:style-name="ce78" office:value-type="string">
            <text:p>NuSil</text:p>
          </table:table-cell>
          <table:table-cell table:style-name="ce376" table:formula="of:=[$QUANTITIES.D17]*[$'SPECIFIC ACTIVITIES'.E11]" office:value-type="float" office:value="7.92">
            <text:p>7.92E+00</text:p>
          </table:table-cell>
          <table:table-cell table:style-name="ce376" table:formula="of:=[$QUANTITIES.D17]*[$'SPECIFIC ACTIVITIES'.F11]" office:value-type="float" office:value="3.6">
            <text:p>3.60E+00</text:p>
          </table:table-cell>
          <table:table-cell table:style-name="ce376" table:formula="of:=[$QUANTITIES.D17]*[$'SPECIFIC ACTIVITIES'.G11]" office:value-type="float" office:value="48.96">
            <text:p>4.90E+01</text:p>
          </table:table-cell>
          <table:table-cell table:style-name="ce376" table:formula="of:=[$QUANTITIES.D17]*[$'SPECIFIC ACTIVITIES'.H11]" office:value-type="float" office:value="3.191472">
            <text:p>3.19E+00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343"/>
          <table:table-cell table:style-name="ce360"/>
          <table:table-cell table:style-name="ce377" table:number-columns-repeated="3"/>
          <table:table-cell table:style-name="ce405"/>
          <table:table-cell table:number-columns-repeated="1017"/>
        </table:table-row>
        <table:table-row table:style-name="ro2">
          <table:table-cell table:style-name="ce310"/>
          <table:table-cell table:style-name="ce344" office:value-type="string">
            <text:p>Total</text:p>
          </table:table-cell>
          <table:table-cell table:style-name="ce137"/>
          <table:table-cell table:style-name="ce378" table:formula="of:=SUM([.D20:.D20])" office:value-type="float" office:value="7.92">
            <text:p>7.92E+00</text:p>
          </table:table-cell>
          <table:table-cell table:style-name="ce378" table:formula="of:=SUM([.E20:.E20])" office:value-type="float" office:value="3.6">
            <text:p>3.60E+00</text:p>
          </table:table-cell>
          <table:table-cell table:style-name="ce378" table:formula="of:=SUM([.F20:.F20])" office:value-type="float" office:value="48.96">
            <text:p>4.90E+01</text:p>
          </table:table-cell>
          <table:table-cell table:style-name="ce406" table:formula="of:=SUM([.G20:.G20])" office:value-type="float" office:value="3.191472">
            <text:p>3.19E+00</text:p>
          </table:table-cell>
          <table:table-cell table:number-columns-repeated="1017"/>
        </table:table-row>
        <table:table-row table:style-name="ro32">
          <table:table-cell table:style-name="ce313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79" table:formula="of:=[$QUANTITIES.D18]*[$'SPECIFIC ACTIVITIES'.E42]" office:value-type="float" office:value="1.05227705">
            <text:p>1.05E+00</text:p>
          </table:table-cell>
          <table:table-cell table:style-name="ce379" table:formula="of:=[$QUANTITIES.D18]*[$'SPECIFIC ACTIVITIES'.F42]" office:value-type="float" office:value="0">
            <text:p>0.00E+00</text:p>
          </table:table-cell>
          <table:table-cell table:style-name="ce379" table:formula="of:=[$QUANTITIES.D18]*[$'SPECIFIC ACTIVITIES'.G42]" office:value-type="float" office:value="0">
            <text:p>0.00E+00</text:p>
          </table:table-cell>
          <table:table-cell table:style-name="ce379" table:formula="of:=[$QUANTITIES.D18]*[$'SPECIFIC ACTIVITIES'.H42]" office:value-type="float" office:value="0.043077071223">
            <text:p>4.31E-02</text:p>
          </table:table-cell>
          <table:table-cell table:number-columns-repeated="1017"/>
        </table:table-row>
        <table:table-row table:style-name="ro16">
          <table:table-cell table:style-name="ce314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79" table:formula="of:=[$QUANTITIES.D19]*[$'SPECIFIC ACTIVITIES'.E41]" office:value-type="float" office:value="0.0888174">
            <text:p>8.88E-02</text:p>
          </table:table-cell>
          <table:table-cell table:style-name="ce379" table:formula="of:=[$QUANTITIES.D19]*[$'SPECIFIC ACTIVITIES'.F41]" office:value-type="float" office:value="0">
            <text:p>0.00E+00</text:p>
          </table:table-cell>
          <table:table-cell table:style-name="ce379" table:formula="of:=[$QUANTITIES.D19]*[$'SPECIFIC ACTIVITIES'.G41]" office:value-type="float" office:value="0">
            <text:p>0.00E+00</text:p>
          </table:table-cell>
          <table:table-cell table:style-name="ce379" table:formula="of:=[$QUANTITIES.D19]*[$'SPECIFIC ACTIVITIES'.H41]" office:value-type="float" office:value="0.007270888422">
            <text:p>7.27E-03</text:p>
          </table:table-cell>
          <table:table-cell table:number-columns-repeated="1017"/>
        </table:table-row>
        <table:table-row table:style-name="ro2">
          <table:table-cell table:style-name="ce315"/>
          <table:table-cell table:style-name="ce342" office:value-type="string">
            <text:p>Total</text:p>
          </table:table-cell>
          <table:table-cell table:style-name="ce356"/>
          <table:table-cell table:style-name="ce380" table:formula="of:=SUM([.D23:.D24])" office:value-type="float" office:value="1.14109445">
            <text:p>1.14E+00</text:p>
          </table:table-cell>
          <table:table-cell table:style-name="ce380" table:formula="of:=SUM([.E23:.E24])" office:value-type="float" office:value="0">
            <text:p>0.00E+00</text:p>
          </table:table-cell>
          <table:table-cell table:style-name="ce380" table:formula="of:=SUM([.F23:.F24])" office:value-type="float" office:value="0">
            <text:p>0.00E+00</text:p>
          </table:table-cell>
          <table:table-cell table:style-name="ce380" table:formula="of:=SUM([.G23:.G24])" office:value-type="float" office:value="0.050347959645">
            <text:p>5.03E-02</text:p>
          </table:table-cell>
          <table:table-cell table:number-columns-repeated="1017"/>
        </table:table-row>
        <table:table-row table:style-name="ro32">
          <table:table-cell table:style-name="ce312" office:value-type="string">
            <text:p>LIGHT_TUBE</text:p>
          </table:table-cell>
          <table:table-cell table:style-name="ce41" office:value-type="string">
            <text:p>PTFE light tube</text:p>
          </table:table-cell>
          <table:table-cell table:style-name="ce361"/>
          <table:table-cell table:style-name="ce381" table:formula="of:=[$QUANTITIES.D20]*[$'SPECIFIC ACTIVITIES'.E32]" office:value-type="float" office:value="0.47905168">
            <text:p>4.79E-01</text:p>
          </table:table-cell>
          <table:table-cell table:style-name="ce381" table:formula="of:=[$QUANTITIES.D20]*[$'SPECIFIC ACTIVITIES'.F32]" office:value-type="float" office:value="0">
            <text:p>0.00E+00</text:p>
          </table:table-cell>
          <table:table-cell table:style-name="ce381" table:formula="of:=[$QUANTITIES.D20]*[$'SPECIFIC ACTIVITIES'.G32]" office:value-type="float" office:value="0">
            <text:p>0.00E+00</text:p>
          </table:table-cell>
          <table:table-cell table:style-name="ce381" table:formula="of:=[$QUANTITIES.D20]*[$'SPECIFIC ACTIVITIES'.H32]" office:value-type="float" office:value="0.04975447344">
            <text:p>4.98E-02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41" office:value-type="string">
            <text:p>PTFE light tube</text:p>
          </table:table-cell>
          <table:table-cell table:style-name="ce224"/>
          <table:table-cell table:style-name="ce381" table:formula="of:=[$QUANTITIES.D21]*[$'SPECIFIC ACTIVITIES'.E32]" office:value-type="float" office:value="2.32167525">
            <text:p>2.32E+00</text:p>
          </table:table-cell>
          <table:table-cell table:style-name="ce381" table:formula="of:=[$QUANTITIES.D21]*[$'SPECIFIC ACTIVITIES'.F32]" office:value-type="float" office:value="0">
            <text:p>0.00E+00</text:p>
          </table:table-cell>
          <table:table-cell table:style-name="ce381" table:formula="of:=[$QUANTITIES.D21]*[$'SPECIFIC ACTIVITIES'.G32]" office:value-type="float" office:value="0">
            <text:p>0.00E+00</text:p>
          </table:table-cell>
          <table:table-cell table:style-name="ce381" table:formula="of:=[$QUANTITIES.D21]*[$'SPECIFIC ACTIVITIES'.H32]" office:value-type="float" office:value="0.24112999575">
            <text:p>2.41E-01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192" office:value-type="string">
            <text:p>TPB (BUFFER)</text:p>
          </table:table-cell>
          <table:table-cell table:style-name="ce224"/>
          <table:table-cell table:style-name="ce381" table:formula="of:=[$QUANTITIES.D22]*[$'SPECIFIC ACTIVITIES'.E33]" office:value-type="float" office:value="0.12738165">
            <text:p>1.27E-01</text:p>
          </table:table-cell>
          <table:table-cell table:style-name="ce381" table:formula="of:=[$QUANTITIES.D22]*[$'SPECIFIC ACTIVITIES'.F33]" office:value-type="float" office:value="0.03628447">
            <text:p>3.63E-02</text:p>
          </table:table-cell>
          <table:table-cell table:style-name="ce381" table:formula="of:=[$QUANTITIES.D22]*[$'SPECIFIC ACTIVITIES'.G33]" office:value-type="float" office:value="1.312417">
            <text:p>1.31E+00</text:p>
          </table:table-cell>
          <table:table-cell table:style-name="ce381" table:formula="of:=[$QUANTITIES.D22]*[$'SPECIFIC ACTIVITIES'.H33]" office:value-type="float" office:value="1.312417">
            <text:p>1.31E+00</text:p>
          </table:table-cell>
          <table:table-cell table:number-columns-repeated="1017"/>
        </table:table-row>
        <table:table-row table:style-name="ro32">
          <table:table-cell table:style-name="ce316"/>
          <table:table-cell table:style-name="ce192" office:value-type="string">
            <text:p>TPB (DRIFT)</text:p>
          </table:table-cell>
          <table:table-cell table:style-name="ce224"/>
          <table:table-cell table:style-name="ce381" table:formula="of:=[$QUANTITIES.D23]*[$'SPECIFIC ACTIVITIES'.E33]" office:value-type="float" office:value="0.61751415">
            <text:p>6.18E-01</text:p>
          </table:table-cell>
          <table:table-cell table:style-name="ce381" table:formula="of:=[$QUANTITIES.D23]*[$'SPECIFIC ACTIVITIES'.F33]" office:value-type="float" office:value="0.17589797">
            <text:p>1.76E-01</text:p>
          </table:table-cell>
          <table:table-cell table:style-name="ce381" table:formula="of:=[$QUANTITIES.D23]*[$'SPECIFIC ACTIVITIES'.G33]" office:value-type="float" office:value="6.362267">
            <text:p>6.36E+00</text:p>
          </table:table-cell>
          <table:table-cell table:style-name="ce381" table:formula="of:=[$QUANTITIES.D23]*[$'SPECIFIC ACTIVITIES'.H33]" office:value-type="float" office:value="6.362267">
            <text:p>6.36E+00</text:p>
          </table:table-cell>
          <table:table-cell table:number-columns-repeated="1017"/>
        </table:table-row>
        <table:table-row table:style-name="ro42">
          <table:table-cell table:style-name="ce317"/>
          <table:table-cell table:style-name="ce342" office:value-type="string">
            <text:p>Total</text:p>
          </table:table-cell>
          <table:table-cell table:style-name="ce356"/>
          <table:table-cell table:style-name="ce370" table:formula="of:=SUM([.D26:.D29])" office:value-type="float" office:value="3.54562273">
            <text:p>3.55E+00</text:p>
          </table:table-cell>
          <table:table-cell table:style-name="ce370" table:formula="of:=SUM([.E26:.E29])" office:value-type="float" office:value="0.21218244">
            <text:p>2.12E-01</text:p>
          </table:table-cell>
          <table:table-cell table:style-name="ce370" table:formula="of:=SUM([.F26:.F29])" office:value-type="float" office:value="7.674684">
            <text:p>7.67E+00</text:p>
          </table:table-cell>
          <table:table-cell table:style-name="ce370" table:formula="of:=SUM([.G26:.G29])" office:value-type="float" office:value="7.96556846919">
            <text:p>7.97E+00</text:p>
          </table:table-cell>
          <table:table-cell table:number-columns-repeated="1017"/>
        </table:table-row>
        <table:table-row table:style-name="ro19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379" table:formula="of:=[$QUANTITIES.D24]*[$'SPECIFIC ACTIVITIES'.E5]" office:value-type="float" office:value="1.31755555555556">
            <text:p>1.32E+00</text:p>
          </table:table-cell>
          <table:table-cell table:style-name="ce379" table:formula="of:=[$QUANTITIES.D24]*[$'SPECIFIC ACTIVITIES'.F5]" office:value-type="float" office:value="0">
            <text:p>0.00E+00</text:p>
          </table:table-cell>
          <table:table-cell table:style-name="ce379" table:formula="of:=[$QUANTITIES.D24]*[$'SPECIFIC ACTIVITIES'.G5]" office:value-type="float" office:value="0">
            <text:p>0.00E+00</text:p>
          </table:table-cell>
          <table:table-cell table:style-name="ce379" table:formula="of:=[$QUANTITIES.D24]*[$'SPECIFIC ACTIVITIES'.H5]" office:value-type="float" office:value="0.207890985365854">
            <text:p>2.08E-01</text:p>
          </table:table-cell>
          <table:table-cell table:number-columns-repeated="1017"/>
        </table:table-row>
        <table:table-row table:style-name="ro15">
          <table:table-cell table:style-name="ce142"/>
          <table:table-cell table:style-name="ce345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382" table:formula="of:=[$QUANTITIES.D25]*[$'SPECIFIC ACTIVITIES'.E13]" office:value-type="float" office:value="26.6448">
            <text:p>2.66E+01</text:p>
          </table:table-cell>
          <table:table-cell table:style-name="ce382" table:formula="of:=[$QUANTITIES.D25]*[$'SPECIFIC ACTIVITIES'.F13]" office:value-type="float" office:value="2.34">
            <text:p>2.34E+00</text:p>
          </table:table-cell>
          <table:table-cell table:style-name="ce382" table:formula="of:=[$QUANTITIES.D25]*[$'SPECIFIC ACTIVITIES'.G13]" office:value-type="float" office:value="17.784">
            <text:p>1.78E+01</text:p>
          </table:table-cell>
          <table:table-cell table:style-name="ce382" table:formula="of:=[$QUANTITIES.D25]*[$'SPECIFIC ACTIVITIES'.H13]" office:value-type="float" office:value="2.47813488">
            <text:p>2.48E+00</text:p>
          </table:table-cell>
          <table:table-cell table:number-columns-repeated="1017"/>
        </table:table-row>
        <table:table-row table:style-name="ro32">
          <table:table-cell table:style-name="ce145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31:.D32])" office:value-type="float" office:value="27.9623555555556">
            <text:p>2.80E+01</text:p>
          </table:table-cell>
          <table:table-cell table:style-name="ce370" table:formula="of:=SUM([.E31:.E32])" office:value-type="float" office:value="2.34">
            <text:p>2.34E+00</text:p>
          </table:table-cell>
          <table:table-cell table:style-name="ce370" table:formula="of:=SUM([.F31:.F32])" office:value-type="float" office:value="17.784">
            <text:p>1.78E+01</text:p>
          </table:table-cell>
          <table:table-cell table:style-name="ce370" table:formula="of:=SUM([.G31:.G32])" office:value-type="float" office:value="2.68602586536585">
            <text:p>2.69E+00</text:p>
          </table:table-cell>
          <table:table-cell table:number-columns-repeated="1017"/>
        </table:table-row>
        <table:table-row table:style-name="ro43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382" table:formula="of:=[$QUANTITIES.D27]*[$'SPECIFIC ACTIVITIES'.E34]" office:value-type="float" office:value="3.07086">
            <text:p>3.07E+00</text:p>
          </table:table-cell>
          <table:table-cell table:style-name="ce382" table:formula="of:=[$QUANTITIES.D27]*[$'SPECIFIC ACTIVITIES'.F34]" office:value-type="float" office:value="3.4671">
            <text:p>3.47E+00</text:p>
          </table:table-cell>
          <table:table-cell table:style-name="ce382" table:formula="of:=[$QUANTITIES.D27]*[$'SPECIFIC ACTIVITIES'.G34]" office:value-type="float" office:value="206.0448">
            <text:p>2.06E+02</text:p>
          </table:table-cell>
          <table:table-cell table:style-name="ce382" table:formula="of:=[$QUANTITIES.D27]*[$'SPECIFIC ACTIVITIES'.H34]" office:value-type="float" office:value="0.3739515">
            <text:p>3.74E-01</text:p>
          </table:table-cell>
          <table:table-cell table:number-columns-repeated="1017"/>
        </table:table-row>
        <table:table-row table:style-name="ro44">
          <table:table-cell table:style-name="ce147"/>
          <table:table-cell table:style-name="ce301"/>
          <table:table-cell table:style-name="ce362"/>
          <table:table-cell table:style-name="ce383" table:number-columns-repeated="3"/>
          <table:table-cell table:style-name="ce407"/>
          <table:table-cell table:number-columns-repeated="1017"/>
        </table:table-row>
        <table:table-row table:style-name="ro2">
          <table:table-cell table:style-name="ce318"/>
          <table:table-cell table:style-name="ce344" office:value-type="string">
            <text:p>Total</text:p>
          </table:table-cell>
          <table:table-cell table:style-name="ce137"/>
          <table:table-cell table:style-name="ce378" table:formula="of:=SUM([.D34:.D34])" office:value-type="float" office:value="3.07086">
            <text:p>3.07E+00</text:p>
          </table:table-cell>
          <table:table-cell table:style-name="ce378" table:formula="of:=SUM([.E34:.E34])" office:value-type="float" office:value="3.4671">
            <text:p>3.47E+00</text:p>
          </table:table-cell>
          <table:table-cell table:style-name="ce378" table:formula="of:=SUM([.F34:.F34])" office:value-type="float" office:value="206.0448">
            <text:p>2.06E+02</text:p>
          </table:table-cell>
          <table:table-cell table:style-name="ce378" table:formula="of:=SUM([.G34:.G34])" office:value-type="float" office:value="0.3739515">
            <text:p>3.74E-01</text:p>
          </table:table-cell>
          <table:table-cell table:number-columns-repeated="1017"/>
        </table:table-row>
        <table:table-row table:style-name="ro16">
          <table:table-cell table:style-name="ce319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79" table:formula="of:=[$QUANTITIES.D29]*[$'SPECIFIC ACTIVITIES'.E42]" office:value-type="float" office:value="1.0846">
            <text:p>1.08E+00</text:p>
          </table:table-cell>
          <table:table-cell table:style-name="ce379" table:formula="of:=[$QUANTITIES.D29]*[$'SPECIFIC ACTIVITIES'.F42]" office:value-type="float" office:value="0">
            <text:p>0.00E+00</text:p>
          </table:table-cell>
          <table:table-cell table:style-name="ce379" table:formula="of:=[$QUANTITIES.D29]*[$'SPECIFIC ACTIVITIES'.G42]" office:value-type="float" office:value="0">
            <text:p>0.00E+00</text:p>
          </table:table-cell>
          <table:table-cell table:style-name="ce379" table:formula="of:=[$QUANTITIES.D29]*[$'SPECIFIC ACTIVITIES'.H42]" office:value-type="float" office:value="0.044400276">
            <text:p>4.44E-02</text:p>
          </table:table-cell>
          <table:table-cell table:number-columns-repeated="1017"/>
        </table:table-row>
        <table:table-row table:style-name="ro31">
          <table:table-cell table:style-name="ce32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79" table:formula="of:=[$QUANTITIES.D30]*[$'SPECIFIC ACTIVITIES'.E41]" office:value-type="float" office:value="0.09152388">
            <text:p>9.15E-02</text:p>
          </table:table-cell>
          <table:table-cell table:style-name="ce379" table:formula="of:=[$QUANTITIES.D30]*[$'SPECIFIC ACTIVITIES'.F41]" office:value-type="float" office:value="0">
            <text:p>0.00E+00</text:p>
          </table:table-cell>
          <table:table-cell table:style-name="ce379" table:formula="of:=[$QUANTITIES.D30]*[$'SPECIFIC ACTIVITIES'.G41]" office:value-type="float" office:value="0">
            <text:p>0.00E+00</text:p>
          </table:table-cell>
          <table:table-cell table:style-name="ce379" table:formula="of:=[$QUANTITIES.D30]*[$'SPECIFIC ACTIVITIES'.H41]" office:value-type="float" office:value="0.0074924498964">
            <text:p>7.49E-03</text:p>
          </table:table-cell>
          <table:table-cell table:number-columns-repeated="1017"/>
        </table:table-row>
        <table:table-row table:style-name="ro2">
          <table:table-cell table:style-name="ce321"/>
          <table:table-cell table:style-name="ce346"/>
          <table:table-cell table:style-name="ce363"/>
          <table:table-cell table:style-name="ce384" table:number-columns-repeated="2"/>
          <table:table-cell table:style-name="ce401"/>
          <table:table-cell table:style-name="ce408"/>
          <table:table-cell table:number-columns-repeated="1017"/>
        </table:table-row>
        <table:table-row table:style-name="ro2">
          <table:table-cell table:style-name="ce322"/>
          <table:table-cell table:style-name="ce347" office:value-type="string">
            <text:p>Total</text:p>
          </table:table-cell>
          <table:table-cell table:style-name="ce137"/>
          <table:table-cell table:style-name="ce385" table:formula="of:=SUM([.D37:.D38])" office:value-type="float" office:value="1.17612388">
            <text:p>1.18E+00</text:p>
          </table:table-cell>
          <table:table-cell table:style-name="ce385" table:formula="of:=SUM([.E37:.E38])" office:value-type="float" office:value="0">
            <text:p>0.00E+00</text:p>
          </table:table-cell>
          <table:table-cell table:style-name="ce385" table:formula="of:=SUM([.F37:.F38])" office:value-type="float" office:value="0">
            <text:p>0.00E+00</text:p>
          </table:table-cell>
          <table:table-cell table:style-name="ce385" table:formula="of:=SUM([.G37:.G38])" office:value-type="float" office:value="0.0518927258964">
            <text:p>5.19E-02</text:p>
          </table:table-cell>
          <table:table-cell table:number-columns-repeated="1017"/>
        </table:table-row>
        <table:table-row table:style-name="ro28">
          <table:table-cell table:style-name="ce319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82" table:formula="of:=[$QUANTITIES.D32]*[$'SPECIFIC ACTIVITIES'.E42]" office:value-type="float" office:value="1.08471781">
            <text:p>1.08E+00</text:p>
          </table:table-cell>
          <table:table-cell table:style-name="ce382" table:formula="of:=[$QUANTITIES.D32]*[$'SPECIFIC ACTIVITIES'.F42]" office:value-type="float" office:value="0">
            <text:p>0.00E+00</text:p>
          </table:table-cell>
          <table:table-cell table:style-name="ce382" table:formula="of:=[$QUANTITIES.D32]*[$'SPECIFIC ACTIVITIES'.G42]" office:value-type="float" office:value="0">
            <text:p>0.00E+00</text:p>
          </table:table-cell>
          <table:table-cell table:style-name="ce382" table:formula="of:=[$QUANTITIES.D32]*[$'SPECIFIC ACTIVITIES'.H42]" office:value-type="float" office:value="0.0444050987886">
            <text:p>4.44E-02</text:p>
          </table:table-cell>
          <table:table-cell table:number-columns-repeated="1017"/>
        </table:table-row>
        <table:table-row table:style-name="ro28">
          <table:table-cell table:style-name="ce32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82" table:formula="of:=[$QUANTITIES.D33]*[$'SPECIFIC ACTIVITIES'.E41]" office:value-type="float" office:value="0.09152388">
            <text:p>9.15E-02</text:p>
          </table:table-cell>
          <table:table-cell table:style-name="ce382" table:formula="of:=[$QUANTITIES.D33]*[$'SPECIFIC ACTIVITIES'.F41]" office:value-type="float" office:value="0">
            <text:p>0.00E+00</text:p>
          </table:table-cell>
          <table:table-cell table:style-name="ce382" table:formula="of:=[$QUANTITIES.D33]*[$'SPECIFIC ACTIVITIES'.G41]" office:value-type="float" office:value="0">
            <text:p>0.00E+00</text:p>
          </table:table-cell>
          <table:table-cell table:style-name="ce382" table:formula="of:=[$QUANTITIES.D33]*[$'SPECIFIC ACTIVITIES'.H41]" office:value-type="float" office:value="0.0074924498964">
            <text:p>7.49E-03</text:p>
          </table:table-cell>
          <table:table-cell table:number-columns-repeated="1017"/>
        </table:table-row>
        <table:table-row table:style-name="ro44">
          <table:table-cell table:style-name="ce321"/>
          <table:table-cell table:style-name="ce348"/>
          <table:table-cell table:style-name="ce364"/>
          <table:table-cell table:style-name="ce377" table:number-columns-repeated="3"/>
          <table:table-cell table:style-name="ce405"/>
          <table:table-cell table:number-columns-repeated="1017"/>
        </table:table-row>
        <table:table-row table:style-name="ro31">
          <table:table-cell table:style-name="ce322"/>
          <table:table-cell table:style-name="ce344" office:value-type="string">
            <text:p>Total</text:p>
          </table:table-cell>
          <table:table-cell table:style-name="ce137"/>
          <table:table-cell table:style-name="ce385" table:formula="of:=SUM([.D41:.D42])" office:value-type="float" office:value="1.17624169">
            <text:p>1.18E+00</text:p>
          </table:table-cell>
          <table:table-cell table:style-name="ce385" table:formula="of:=SUM([.E41:.E42])" office:value-type="float" office:value="0">
            <text:p>0.00E+00</text:p>
          </table:table-cell>
          <table:table-cell table:style-name="ce385" table:formula="of:=SUM([.F41:.F42])" office:value-type="float" office:value="0">
            <text:p>0.00E+00</text:p>
          </table:table-cell>
          <table:table-cell table:style-name="ce385" table:formula="of:=SUM([.G41:.G42])" office:value-type="float" office:value="0.051897548685">
            <text:p>5.19E-02</text:p>
          </table:table-cell>
          <table:table-cell table:number-columns-repeated="1017"/>
        </table:table-row>
        <table:table-row table:style-name="ro19">
          <table:table-cell table:style-name="ce148" office:value-type="string">
            <text:p>TP_COPPER_PLATE</text:p>
          </table:table-cell>
          <table:table-cell table:style-name="ce16" office:value-type="string">
            <text:p>Oxigen-Free Copper (Cu-OF)</text:p>
          </table:table-cell>
          <table:table-cell table:style-name="ce365"/>
          <table:table-cell table:style-name="ce386" table:formula="of:=[$QUANTITIES.D35]*[$'SPECIFIC ACTIVITIES'.E6]" office:value-type="float" office:value="1.74748148148148">
            <text:p>1.75E+00</text:p>
          </table:table-cell>
          <table:table-cell table:style-name="ce386" table:formula="of:=[$QUANTITIES.D35]*[$'SPECIFIC ACTIVITIES'.F6]" office:value-type="float" office:value="0">
            <text:p>0.00E+00</text:p>
          </table:table-cell>
          <table:table-cell table:style-name="ce386" table:formula="of:=[$QUANTITIES.D35]*[$'SPECIFIC ACTIVITIES'.G6]" office:value-type="float" office:value="0">
            <text:p>0.00E+00</text:p>
          </table:table-cell>
          <table:table-cell table:style-name="ce386" table:formula="of:=[$QUANTITIES.D35]*[$'SPECIFIC ACTIVITIES'.H6]" office:value-type="float" office:value="0.14675792195122">
            <text:p>1.47E-01</text:p>
          </table:table-cell>
          <table:table-cell table:number-columns-repeated="1017"/>
        </table:table-row>
        <table:table-row table:style-name="ro2">
          <table:table-cell table:style-name="ce152"/>
          <table:table-cell table:style-name="ce200" office:value-type="string">
            <text:p>Steel M8x30 screw</text:p>
          </table:table-cell>
          <table:table-cell table:style-name="ce356"/>
          <table:table-cell table:style-name="ce386" table:formula="of:=[$QUANTITIES.D36]*[$'SPECIFIC ACTIVITIES'.E26]" office:value-type="float" office:value="0.533333333333334">
            <text:p>5.33E-01</text:p>
          </table:table-cell>
          <table:table-cell table:style-name="ce386" table:formula="of:=[$QUANTITIES.D36]*[$'SPECIFIC ACTIVITIES'.F26]" office:value-type="float" office:value="0">
            <text:p>0.00E+00</text:p>
          </table:table-cell>
          <table:table-cell table:style-name="ce386" table:formula="of:=[$QUANTITIES.D36]*[$'SPECIFIC ACTIVITIES'.G26]" office:value-type="float" office:value="0.13374613003096">
            <text:p>1.34E-01</text:p>
          </table:table-cell>
          <table:table-cell table:style-name="ce386" table:formula="of:=[$QUANTITIES.D36]*[$'SPECIFIC ACTIVITIES'.H26]" office:value-type="float" office:value="0.0631141463414635">
            <text:p>6.31E-02</text:p>
          </table:table-cell>
          <table:table-cell table:number-columns-repeated="1017"/>
        </table:table-row>
        <table:table-row table:style-name="ro16">
          <table:table-cell table:style-name="ce156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45:.D46])" office:value-type="float" office:value="2.28081481481482">
            <text:p>2.28E+00</text:p>
          </table:table-cell>
          <table:table-cell table:style-name="ce380" table:formula="of:=SUM([.E45:.E46])" office:value-type="float" office:value="0">
            <text:p>0.00E+00</text:p>
          </table:table-cell>
          <table:table-cell table:style-name="ce380" table:formula="of:=SUM([.F45:.F46])" office:value-type="float" office:value="0.13374613003096">
            <text:p>1.34E-01</text:p>
          </table:table-cell>
          <table:table-cell table:style-name="ce380" table:formula="of:=SUM([.G45:.G46])" office:value-type="float" office:value="0.209872068292683">
            <text:p>2.10E-01</text:p>
          </table:table-cell>
          <table:table-cell table:number-columns-repeated="1017"/>
        </table:table-row>
        <table:table-row table:style-name="ro32">
          <table:table-cell table:style-name="ce323" office:value-type="string">
            <text:p>DB_PLUG</text:p>
          </table:table-cell>
          <table:table-cell table:style-name="ce202" office:value-type="string">
            <text:p>Connectors FX11LA</text:p>
          </table:table-cell>
          <table:table-cell table:style-name="ce202" office:value-type="string">
            <text:p>Hirose</text:p>
          </table:table-cell>
          <table:table-cell table:style-name="ce387" table:formula="of:=[$QUANTITIES.D38]*[$'SPECIFIC ACTIVITIES'.E15]" office:value-type="float" office:value="155.12">
            <text:p>1.55E+02</text:p>
          </table:table-cell>
          <table:table-cell table:style-name="ce387" table:formula="of:=[$QUANTITIES.D38]*[$'SPECIFIC ACTIVITIES'.F15]" office:value-type="float" office:value="1.68">
            <text:p>1.68E+00</text:p>
          </table:table-cell>
          <table:table-cell table:style-name="ce387" table:formula="of:=[$QUANTITIES.D38]*[$'SPECIFIC ACTIVITIES'.G15]" office:value-type="float" office:value="189.28">
            <text:p>1.89E+02</text:p>
          </table:table-cell>
          <table:table-cell table:style-name="ce387" table:formula="of:=[$QUANTITIES.D38]*[$'SPECIFIC ACTIVITIES'.H15]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324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48:.D48])" office:value-type="float" office:value="155.12">
            <text:p>1.55E+02</text:p>
          </table:table-cell>
          <table:table-cell table:style-name="ce380" table:formula="of:=SUM([.E48:.E48])" office:value-type="float" office:value="1.68">
            <text:p>1.68E+00</text:p>
          </table:table-cell>
          <table:table-cell table:style-name="ce380" table:formula="of:=SUM([.F48:.F48])" office:value-type="float" office:value="189.28">
            <text:p>1.89E+02</text:p>
          </table:table-cell>
          <table:table-cell table:style-name="ce380" table:formula="of:=SUM([.G48:.G48])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157" office:value-type="string">
            <text:p>SIPM_BOARD</text:p>
          </table:table-cell>
          <table:table-cell table:style-name="ce211" office:value-type="string">
            <text:p>Kapton</text:p>
          </table:table-cell>
          <table:table-cell table:style-name="ce43"/>
          <table:table-cell table:style-name="ce386" table:formula="of:=[$QUANTITIES.D40]*[$'SPECIFIC ACTIVITIES'.E14]" office:value-type="float" office:value="9.5648">
            <text:p>9.56E+00</text:p>
          </table:table-cell>
          <table:table-cell table:style-name="ce386" table:formula="of:=[$QUANTITIES.D40]*[$'SPECIFIC ACTIVITIES'.F14]" office:value-type="float" office:value="0.84">
            <text:p>8.40E-01</text:p>
          </table:table-cell>
          <table:table-cell table:style-name="ce386" table:formula="of:=[$QUANTITIES.D40]*[$'SPECIFIC ACTIVITIES'.G14]" office:value-type="float" office:value="0.84">
            <text:p>8.40E-01</text:p>
          </table:table-cell>
          <table:table-cell table:style-name="ce386" table:formula="of:=[$QUANTITIES.D40]*[$'SPECIFIC ACTIVITIES'.H14]" office:value-type="float" office:value="0.84">
            <text:p>8.40E-01</text:p>
          </table:table-cell>
          <table:table-cell table:number-columns-repeated="1017"/>
        </table:table-row>
        <table:table-row table:style-name="ro2">
          <table:table-cell table:style-name="ce325"/>
          <table:table-cell table:style-name="ce41" office:value-type="string">
            <text:p>PTFE masks</text:p>
          </table:table-cell>
          <table:table-cell table:style-name="ce230"/>
          <table:table-cell table:style-name="ce388" table:formula="of:=[$QUANTITIES.D41]*[$'SPECIFIC ACTIVITIES'.E31]" office:value-type="float" office:value="14">
            <text:p>1.40E+01</text:p>
          </table:table-cell>
          <table:table-cell table:style-name="ce388" table:formula="of:=[$QUANTITIES.D41]*[$'SPECIFIC ACTIVITIES'.F31]" office:value-type="float" office:value="2.352">
            <text:p>2.35E+00</text:p>
          </table:table-cell>
          <table:table-cell table:style-name="ce388" table:formula="of:=[$QUANTITIES.D41]*[$'SPECIFIC ACTIVITIES'.G31]" office:value-type="float" office:value="53.2">
            <text:p>5.32E+01</text:p>
          </table:table-cell>
          <table:table-cell table:style-name="ce388" table:formula="of:=[$QUANTITIES.D41]*[$'SPECIFIC ACTIVITIES'.H31]" office:value-type="float" office:value="4.226544">
            <text:p>4.23E+00</text:p>
          </table:table-cell>
          <table:table-cell table:number-columns-repeated="1017"/>
        </table:table-row>
        <table:table-row table:style-name="ro2">
          <table:table-cell table:style-name="ce325"/>
          <table:table-cell table:style-name="ce192" office:value-type="string">
            <text:p>TPB (MASK)</text:p>
          </table:table-cell>
          <table:table-cell table:style-name="ce59"/>
          <table:table-cell table:style-name="ce387" table:formula="of:=[$QUANTITIES.D42]*[$'SPECIFIC ACTIVITIES'.E33]" office:value-type="float" office:value="0.1206906624">
            <text:p>1.21E-01</text:p>
          </table:table-cell>
          <table:table-cell table:style-name="ce387" table:formula="of:=[$QUANTITIES.D42]*[$'SPECIFIC ACTIVITIES'.F33]" office:value-type="float" office:value="0.03437855232">
            <text:p>3.44E-02</text:p>
          </table:table-cell>
          <table:table-cell table:style-name="ce387" table:formula="of:=[$QUANTITIES.D42]*[$'SPECIFIC ACTIVITIES'.G33]" office:value-type="float" office:value="1.243479552">
            <text:p>1.24E+00</text:p>
          </table:table-cell>
          <table:table-cell table:style-name="ce387" table:formula="of:=[$QUANTITIES.D42]*[$'SPECIFIC ACTIVITIES'.H33]" office:value-type="float" office:value="1.243479552">
            <text:p>1.24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table:style-name="ce389" table:formula="of:=[$QUANTITIES.D43]*[$'SPECIFIC ACTIVITIES'.E16]" office:value-type="float" office:value="11.8272">
            <text:p>1.18E+01</text:p>
          </table:table-cell>
          <table:table-cell table:style-name="ce389" table:formula="of:=[$QUANTITIES.D43]*[$'SPECIFIC ACTIVITIES'.F16]" office:value-type="float" office:value="2.8672">
            <text:p>2.87E+00</text:p>
          </table:table-cell>
          <table:table-cell table:style-name="ce389" table:formula="of:=[$QUANTITIES.D43]*[$'SPECIFIC ACTIVITIES'.G16]" office:value-type="float" office:value="114.688">
            <text:p>1.15E+02</text:p>
          </table:table-cell>
          <table:table-cell table:style-name="ce389" table:formula="of:=[$QUANTITIES.D43]*[$'SPECIFIC ACTIVITIES'.H16]" office:value-type="float" office:value="2.83379712">
            <text:p>2.83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389" table:formula="of:=[$QUANTITIES.D44]*[$'SPECIFIC ACTIVITIES'.E40]" office:value-type="float" office:value="0.1232">
            <text:p>1.23E-01</text:p>
          </table:table-cell>
          <table:table-cell table:style-name="ce389" table:formula="of:=[$QUANTITIES.D44]*[$'SPECIFIC ACTIVITIES'.F40]" office:value-type="float" office:value="0.0112">
            <text:p>1.12E-02</text:p>
          </table:table-cell>
          <table:table-cell table:style-name="ce389" table:formula="of:=[$QUANTITIES.D44]*[$'SPECIFIC ACTIVITIES'.G40]" office:value-type="float" office:value="0.1512">
            <text:p>1.51E-01</text:p>
          </table:table-cell>
          <table:table-cell table:style-name="ce389" table:formula="of:=[$QUANTITIES.D44]*[$'SPECIFIC ACTIVITIES'.H40]" office:value-type="float" office:value="0.07245504">
            <text:p>7.25E-02</text:p>
          </table:table-cell>
          <table:table-cell table:number-columns-repeated="1017"/>
        </table:table-row>
        <table:table-row table:style-name="ro43">
          <table:table-cell table:style-name="ce326"/>
          <table:table-cell table:style-name="ce349" office:value-type="string">
            <text:p>Total</text:p>
          </table:table-cell>
          <table:table-cell table:style-name="ce137"/>
          <table:table-cell table:style-name="ce380" table:formula="of:=SUM([.D50:.D54])" office:value-type="float" office:value="35.6358906624">
            <text:p>3.56E+01</text:p>
          </table:table-cell>
          <table:table-cell table:style-name="ce380" table:formula="of:=SUM([.E50:.E54])" office:value-type="float" office:value="6.10477855232">
            <text:p>6.10E+00</text:p>
          </table:table-cell>
          <table:table-cell table:style-name="ce380" table:formula="of:=SUM([.F50:.F54])" office:value-type="float" office:value="170.122679552">
            <text:p>1.70E+02</text:p>
          </table:table-cell>
          <table:table-cell table:style-name="ce380" table:formula="of:=SUM([.G50:.G54])" office:value-type="float" office:value="9.216275712">
            <text:p>9.22E+00</text:p>
          </table:table-cell>
          <table:table-cell table:number-columns-repeated="1017"/>
        </table:table-row>
        <table:table-row table:style-name="ro18">
          <table:table-cell table:style-name="ce327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365"/>
          <table:table-cell table:style-name="ce389" table:formula="of:=[$QUANTITIES.D45]*[$'SPECIFIC ACTIVITIES'.E5]" office:value-type="float" office:value="43.7714814814815">
            <text:p>4.38E+01</text:p>
          </table:table-cell>
          <table:table-cell table:style-name="ce389" table:formula="of:=[$QUANTITIES.D45]*[$'SPECIFIC ACTIVITIES'.F5]" office:value-type="float" office:value="0">
            <text:p>0.00E+00</text:p>
          </table:table-cell>
          <table:table-cell table:style-name="ce389" table:formula="of:=[$QUANTITIES.D45]*[$'SPECIFIC ACTIVITIES'.G5]" office:value-type="float" office:value="0">
            <text:p>0.00E+00</text:p>
          </table:table-cell>
          <table:table-cell table:style-name="ce389" table:formula="of:=[$QUANTITIES.D45]*[$'SPECIFIC ACTIVITIES'.H5]" office:value-type="float" office:value="6.90649921951219">
            <text:p>6.91E+00</text:p>
          </table:table-cell>
          <table:table-cell table:number-columns-repeated="1017"/>
        </table:table-row>
        <table:table-row table:style-name="ro46">
          <table:table-cell table:style-name="ce327"/>
          <table:table-cell table:style-name="ce200" office:value-type="string">
            <text:p>Steel M8x30 screw</text:p>
          </table:table-cell>
          <table:table-cell table:style-name="ce365"/>
          <table:table-cell table:style-name="ce113" table:formula="of:=[$QUANTITIES.D46]*[$'SPECIFIC ACTIVITIES'.E26]" office:value-type="float" office:value="0.355555555555556">
            <text:p>3.56E-01</text:p>
          </table:table-cell>
          <table:table-cell table:style-name="ce113" table:formula="of:=[$QUANTITIES.D46]*[$'SPECIFIC ACTIVITIES'.F26]" office:value-type="float" office:value="0">
            <text:p>0.00E+00</text:p>
          </table:table-cell>
          <table:table-cell table:style-name="ce113" table:formula="of:=[$QUANTITIES.D46]*[$'SPECIFIC ACTIVITIES'.G26]" office:value-type="float" office:value="0.0891640866873066">
            <text:p>8.92E-02</text:p>
          </table:table-cell>
          <table:table-cell table:style-name="ce113" table:formula="of:=[$QUANTITIES.D46]*[$'SPECIFIC ACTIVITIES'.H26]" office:value-type="float" office:value="0.0420760975609757">
            <text:p>4.21E-02</text:p>
          </table:table-cell>
          <table:table-cell table:number-columns-repeated="1017"/>
        </table:table-row>
        <table:table-row table:style-name="ro19">
          <table:table-cell table:style-name="ce328"/>
          <table:table-cell table:style-name="ce350" office:value-type="string">
            <text:p>Steel M6x20(1) <text:s/>screw (ICS)</text:p>
          </table:table-cell>
          <table:table-cell table:style-name="ce59"/>
          <table:table-cell table:style-name="ce113" table:formula="of:=[$QUANTITIES.D47]*[$'SPECIFIC ACTIVITIES'.E27]" office:value-type="float" office:value="8.8888888888889">
            <text:p>8.89E+00</text:p>
          </table:table-cell>
          <table:table-cell table:style-name="ce113" table:formula="of:=[$QUANTITIES.D47]*[$'SPECIFIC ACTIVITIES'.F27]" office:value-type="float" office:value="0">
            <text:p>0.00E+00</text:p>
          </table:table-cell>
          <table:table-cell table:style-name="ce113" table:formula="of:=[$QUANTITIES.D47]*[$'SPECIFIC ACTIVITIES'.G27]" office:value-type="float" office:value="1.11455108359133">
            <text:p>1.11E+00</text:p>
          </table:table-cell>
          <table:table-cell table:style-name="ce113" table:formula="of:=[$QUANTITIES.D47]*[$'SPECIFIC ACTIVITIES'.H27]" office:value-type="float" office:value="0.736331707317074">
            <text:p>7.36E-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56:.D58])" office:value-type="float" office:value="53.015925925926">
            <text:p>5.30E+01</text:p>
          </table:table-cell>
          <table:table-cell table:style-name="ce380" table:formula="of:=SUM([.E56:.E58])" office:value-type="float" office:value="0">
            <text:p>0.00E+00</text:p>
          </table:table-cell>
          <table:table-cell table:style-name="ce380" table:formula="of:=SUM([.F56:.F58])" office:value-type="float" office:value="1.20371517027864">
            <text:p>1.20E+00</text:p>
          </table:table-cell>
          <table:table-cell table:style-name="ce380" table:formula="of:=SUM([.G56:.G58])" office:value-type="float" office:value="7.68490702439024">
            <text:p>7.68E+00</text:p>
          </table:table-cell>
          <table:table-cell table:number-columns-repeated="1017"/>
        </table:table-row>
        <table:table-row table:style-name="ro47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table:style-name="ce390" table:formula="of:=[$QUANTITIES.D49]*[$'SPECIFIC ACTIVITIES'.E17]" office:value-type="float" office:value="743.4">
            <text:p>7.43E+02</text:p>
          </table:table-cell>
          <table:table-cell table:style-name="ce390" table:formula="of:=[$QUANTITIES.D49]*[$'SPECIFIC ACTIVITIES'.F17]" office:value-type="float" office:value="0">
            <text:p>0.00E+00</text:p>
          </table:table-cell>
          <table:table-cell table:style-name="ce390" table:formula="of:=[$QUANTITIES.D49]*[$'SPECIFIC ACTIVITIES'.G17]" office:value-type="float" office:value="10.974">
            <text:p>1.10E+01</text:p>
          </table:table-cell>
          <table:table-cell table:style-name="ce390" table:formula="of:=[$QUANTITIES.D49]*[$'SPECIFIC ACTIVITIES'.H17]" office:value-type="float" office:value="104.326632">
            <text:p>1.04E+02</text:p>
          </table:table-cell>
          <table:table-cell table:number-columns-repeated="1017"/>
        </table:table-row>
        <table:table-row table:style-name="ro16">
          <table:table-cell table:style-name="ce166"/>
          <table:table-cell table:style-name="ce36" office:value-type="string">
            <text:p>Flange TP</text:p>
          </table:table-cell>
          <table:table-cell table:style-name="ce226" office:value-type="string">
            <text:p>Nironit</text:p>
          </table:table-cell>
          <table:table-cell table:style-name="ce391" table:formula="of:=[$QUANTITIES.D50]*[$'SPECIFIC ACTIVITIES'.E18]" office:value-type="float" office:value="142.8">
            <text:p>1.43E+02</text:p>
          </table:table-cell>
          <table:table-cell table:style-name="ce391" table:formula="of:=[$QUANTITIES.D50]*[$'SPECIFIC ACTIVITIES'.F18]" office:value-type="float" office:value="0">
            <text:p>0.00E+00</text:p>
          </table:table-cell>
          <table:table-cell table:style-name="ce391" table:formula="of:=[$QUANTITIES.D50]*[$'SPECIFIC ACTIVITIES'.G18]" office:value-type="float" office:value="7.56">
            <text:p>7.56E+00</text:p>
          </table:table-cell>
          <table:table-cell table:style-name="ce391" table:formula="of:=[$QUANTITIES.D50]*[$'SPECIFIC ACTIVITIES'.H18]" office:value-type="float" office:value="3.622752">
            <text:p>3.62E+00</text:p>
          </table:table-cell>
          <table:table-cell table:number-columns-repeated="1017"/>
        </table:table-row>
        <table:table-row table:style-name="ro14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table:style-name="ce391" table:formula="of:=[$QUANTITIES.D51]*[$'SPECIFIC ACTIVITIES'.E19]" office:value-type="float" office:value="299.82">
            <text:p>3.00E+02</text:p>
          </table:table-cell>
          <table:table-cell table:style-name="ce391" table:formula="of:=[$QUANTITIES.D51]*[$'SPECIFIC ACTIVITIES'.F19]" office:value-type="float" office:value="0">
            <text:p>0.00E+00</text:p>
          </table:table-cell>
          <table:table-cell table:style-name="ce391" table:formula="of:=[$QUANTITIES.D51]*[$'SPECIFIC ACTIVITIES'.G19]" office:value-type="float" office:value="84.16">
            <text:p>8.42E+01</text:p>
          </table:table-cell>
          <table:table-cell table:style-name="ce391" table:formula="of:=[$QUANTITIES.D51]*[$'SPECIFIC ACTIVITIES'.H19]" office:value-type="float" office:value="22.685328">
            <text:p>2.27E+01</text:p>
          </table:table-cell>
          <table:table-cell table:number-columns-repeated="1017"/>
        </table:table-row>
        <table:table-row table:style-name="ro18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table:style-name="ce391" table:formula="of:=[$QUANTITIES.D52]*[$'SPECIFIC ACTIVITIES'.E20]" office:value-type="float" office:value="83.72">
            <text:p>8.37E+01</text:p>
          </table:table-cell>
          <table:table-cell table:style-name="ce391" table:formula="of:=[$QUANTITIES.D52]*[$'SPECIFIC ACTIVITIES'.F20]" office:value-type="float" office:value="0">
            <text:p>0.00E+00</text:p>
          </table:table-cell>
          <table:table-cell table:style-name="ce391" table:formula="of:=[$QUANTITIES.D52]*[$'SPECIFIC ACTIVITIES'.G20]" office:value-type="float" office:value="21.84">
            <text:p>2.18E+01</text:p>
          </table:table-cell>
          <table:table-cell table:style-name="ce391" table:formula="of:=[$QUANTITIES.D52]*[$'SPECIFIC ACTIVITIES'.H20]" office:value-type="float" office:value="26.818428">
            <text:p>2.68E+01</text:p>
          </table:table-cell>
          <table:table-cell table:number-columns-repeated="1017"/>
        </table:table-row>
        <table:table-row table:style-name="ro33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table:style-name="ce392" table:formula="of:=[$QUANTITIES.D53]*[$'SPECIFIC ACTIVITIES'.E21]" office:value-type="float" office:value="1801.8">
            <text:p>1.80E+03</text:p>
          </table:table-cell>
          <table:table-cell table:style-name="ce392" table:formula="of:=[$QUANTITIES.D53]*[$'SPECIFIC ACTIVITIES'.F21]" office:value-type="float" office:value="538.72">
            <text:p>5.39E+02</text:p>
          </table:table-cell>
          <table:table-cell table:style-name="ce392" table:formula="of:=[$QUANTITIES.D53]*[$'SPECIFIC ACTIVITIES'.G21]" office:value-type="float" office:value="12922">
            <text:p>1.29E+04</text:p>
          </table:table-cell>
          <table:table-cell table:style-name="ce392" table:formula="of:=[$QUANTITIES.D53]*[$'SPECIFIC ACTIVITIES'.H21]" office:value-type="float" office:value="654.108">
            <text:p>6.54E+02</text:p>
          </table:table-cell>
          <table:table-cell table:number-columns-repeated="1017"/>
        </table:table-row>
        <table:table-row table:style-name="ro13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table:style-name="ce392" table:formula="of:=[$QUANTITIES.D54]*[$'SPECIFIC ACTIVITIES'.E21]" office:value-type="float" office:value="29.7">
            <text:p>2.97E+01</text:p>
          </table:table-cell>
          <table:table-cell table:style-name="ce392" table:formula="of:=[$QUANTITIES.D54]*[$'SPECIFIC ACTIVITIES'.F21]" office:value-type="float" office:value="8.88">
            <text:p>8.88E+00</text:p>
          </table:table-cell>
          <table:table-cell table:style-name="ce392" table:formula="of:=[$QUANTITIES.D54]*[$'SPECIFIC ACTIVITIES'.G21]" office:value-type="float" office:value="213">
            <text:p>2.13E+02</text:p>
          </table:table-cell>
          <table:table-cell table:style-name="ce392" table:formula="of:=[$QUANTITIES.D54]*[$'SPECIFIC ACTIVITIES'.H21]" office:value-type="float" office:value="10.782">
            <text:p>1.08E+01</text:p>
          </table:table-cell>
          <table:table-cell table:number-columns-repeated="1017"/>
        </table:table-row>
        <table:table-row table:style-name="ro48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table:style-name="ce392" table:formula="of:=[$QUANTITIES.D55]*[$'SPECIFIC ACTIVITIES'.E21]" office:value-type="float" office:value="59.4">
            <text:p>5.94E+01</text:p>
          </table:table-cell>
          <table:table-cell table:style-name="ce392" table:formula="of:=[$QUANTITIES.D55]*[$'SPECIFIC ACTIVITIES'.F21]" office:value-type="float" office:value="17.76">
            <text:p>1.78E+01</text:p>
          </table:table-cell>
          <table:table-cell table:style-name="ce392" table:formula="of:=[$QUANTITIES.D55]*[$'SPECIFIC ACTIVITIES'.G21]" office:value-type="float" office:value="426">
            <text:p>4.26E+02</text:p>
          </table:table-cell>
          <table:table-cell table:style-name="ce392" table:formula="of:=[$QUANTITIES.D55]*[$'SPECIFIC ACTIVITIES'.H21]" office:value-type="float" office:value="21.564">
            <text:p>2.16E+01</text:p>
          </table:table-cell>
          <table:table-cell table:number-columns-repeated="1017"/>
        </table:table-row>
        <table:table-row table:style-name="ro45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table:style-name="ce392" table:formula="of:=[$QUANTITIES.D56]*[$'SPECIFIC ACTIVITIES'.E21]" office:value-type="float" office:value="49.5">
            <text:p>4.95E+01</text:p>
          </table:table-cell>
          <table:table-cell table:style-name="ce392" table:formula="of:=[$QUANTITIES.D56]*[$'SPECIFIC ACTIVITIES'.F21]" office:value-type="float" office:value="14.8">
            <text:p>1.48E+01</text:p>
          </table:table-cell>
          <table:table-cell table:style-name="ce392" table:formula="of:=[$QUANTITIES.D56]*[$'SPECIFIC ACTIVITIES'.G21]" office:value-type="float" office:value="355">
            <text:p>3.55E+02</text:p>
          </table:table-cell>
          <table:table-cell table:style-name="ce392" table:formula="of:=[$QUANTITIES.D56]*[$'SPECIFIC ACTIVITIES'.H21]" office:value-type="float" office:value="17.97">
            <text:p>1.80E+01</text:p>
          </table:table-cell>
          <table:table-cell table:number-columns-repeated="1017"/>
        </table:table-row>
        <table:table-row table:style-name="ro15">
          <table:table-cell table:style-name="ce168"/>
          <table:table-cell table:style-name="ce207" office:value-type="string">
            <text:p>M18 screws B2 vessel</text:p>
          </table:table-cell>
          <table:table-cell table:style-name="ce233"/>
          <table:table-cell table:style-name="ce393" table:formula="of:=[$QUANTITIES.D57]*[$'SPECIFIC ACTIVITIES'.E23]" office:value-type="float" office:value="33.4">
            <text:p>3.34E+01</text:p>
          </table:table-cell>
          <table:table-cell table:style-name="ce393" table:formula="of:=[$QUANTITIES.D57]*[$'SPECIFIC ACTIVITIES'.F23]" office:value-type="float" office:value="45.05">
            <text:p>4.51E+01</text:p>
          </table:table-cell>
          <table:table-cell table:style-name="ce393" table:formula="of:=[$QUANTITIES.D57]*[$'SPECIFIC ACTIVITIES'.G23]" office:value-type="float" office:value="205.05">
            <text:p>2.05E+02</text:p>
          </table:table-cell>
          <table:table-cell table:style-name="ce393" table:formula="of:=[$QUANTITIES.D57]*[$'SPECIFIC ACTIVITIES'.H23]" office:value-type="float" office:value="11.17734">
            <text:p>1.12E+01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65" office:value-type="string">
            <text:p>Steel M8x55 screw (Vessel)</text:p>
          </table:table-cell>
          <table:table-cell table:style-name="ce233"/>
          <table:table-cell table:style-name="ce393" table:formula="of:=[$QUANTITIES.D58]*[$'SPECIFIC ACTIVITIES'.E28]" office:value-type="float" office:value="163.333333333334">
            <text:p>1.63E+02</text:p>
          </table:table-cell>
          <table:table-cell table:style-name="ce393" table:formula="of:=[$QUANTITIES.D58]*[$'SPECIFIC ACTIVITIES'.F28]" office:value-type="float" office:value="0">
            <text:p>0.00E+00</text:p>
          </table:table-cell>
          <table:table-cell table:style-name="ce393" table:formula="of:=[$QUANTITIES.D58]*[$'SPECIFIC ACTIVITIES'.G28]" office:value-type="float" office:value="4.09597523219815">
            <text:p>4.10E+00</text:p>
          </table:table-cell>
          <table:table-cell table:style-name="ce393" table:formula="of:=[$QUANTITIES.D58]*[$'SPECIFIC ACTIVITIES'.H28]" office:value-type="float" office:value="7.73148292682928">
            <text:p>7.73E+00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65" office:value-type="string">
            <text:p>Steel M6x55 screw (Vessel)</text:p>
          </table:table-cell>
          <table:table-cell table:style-name="ce366"/>
          <table:table-cell table:style-name="ce393" table:formula="of:=[$QUANTITIES.D59]*[$'SPECIFIC ACTIVITIES'.E29]" office:value-type="float" office:value="15.6666666666667">
            <text:p>1.57E+01</text:p>
          </table:table-cell>
          <table:table-cell table:style-name="ce393" table:formula="of:=[$QUANTITIES.D59]*[$'SPECIFIC ACTIVITIES'.F29]" office:value-type="float" office:value="0">
            <text:p>0.00E+00</text:p>
          </table:table-cell>
          <table:table-cell table:style-name="ce393" table:formula="of:=[$QUANTITIES.D59]*[$'SPECIFIC ACTIVITIES'.G29]" office:value-type="float" office:value="0.117863777089783">
            <text:p>1.18E-01</text:p>
          </table:table-cell>
          <table:table-cell table:style-name="ce393" table:formula="of:=[$QUANTITIES.D59]*[$'SPECIFIC ACTIVITIES'.H29]" office:value-type="float" office:value="1.11238682926829">
            <text:p>1.11E+00</text:p>
          </table:table-cell>
          <table:table-cell table:number-columns-repeated="1017"/>
        </table:table-row>
        <table:table-row table:style-name="ro45">
          <table:table-cell table:style-name="ce160"/>
          <table:table-cell table:style-name="ce351" office:value-type="string">
            <text:p>Total</text:p>
          </table:table-cell>
          <table:table-cell table:style-name="ce356"/>
          <table:table-cell table:style-name="ce385" table:formula="of:=SUM([.D60:.D70])" office:value-type="float" office:value="3422.54">
            <text:p>3.42E+03</text:p>
          </table:table-cell>
          <table:table-cell table:style-name="ce385" table:formula="of:=SUM([.E60:.E70])" office:value-type="float" office:value="625.21">
            <text:p>6.25E+02</text:p>
          </table:table-cell>
          <table:table-cell table:style-name="ce385" table:formula="of:=SUM([.F60:.F70])" office:value-type="float" office:value="14249.7978390093">
            <text:p>1.42E+04</text:p>
          </table:table-cell>
          <table:table-cell table:style-name="ce385" table:formula="of:=SUM([.G60:.G70])" office:value-type="float" office:value="881.898349756098">
            <text:p>8.82E+02</text:p>
          </table:table-cell>
          <table:table-cell table:number-columns-repeated="1017"/>
        </table:table-row>
        <table:table-row table:style-name="ro32">
          <table:table-cell table:style-name="ce32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36" office:value-type="string">
            <text:p>OPERA</text:p>
          </table:table-cell>
          <table:table-cell table:style-name="ce394" table:formula="of:=[$QUANTITIES.D60]*[$'SPECIFIC ACTIVITIES'.E30]" office:value-type="float" office:value="5321.13">
            <text:p>5.32E+03</text:p>
          </table:table-cell>
          <table:table-cell table:style-name="ce394" table:formula="of:=[$QUANTITIES.D60]*[$'SPECIFIC ACTIVITIES'.F30]" office:value-type="float" office:value="0">
            <text:p>0.00E+00</text:p>
          </table:table-cell>
          <table:table-cell table:style-name="ce394" table:formula="of:=[$QUANTITIES.D60]*[$'SPECIFIC ACTIVITIES'.G30]" office:value-type="float" office:value="769.32">
            <text:p>7.69E+02</text:p>
          </table:table-cell>
          <table:table-cell table:style-name="ce394" table:formula="of:=[$QUANTITIES.D60]*[$'SPECIFIC ACTIVITIES'.H30]" office:value-type="float" office:value="216.5866596">
            <text:p>2.17E+02</text:p>
          </table:table-cell>
          <table:table-cell table:number-columns-repeated="1017"/>
        </table:table-row>
        <table:table-row table:style-name="ro13">
          <table:table-cell table:style-name="ce330"/>
          <table:table-cell table:style-name="ce351" office:value-type="string">
            <text:p>Total</text:p>
          </table:table-cell>
          <table:table-cell table:style-name="ce137"/>
          <table:table-cell table:style-name="ce385" table:formula="of:=SUM([.D72:.D72])" office:value-type="float" office:value="5321.13">
            <text:p>5.32E+03</text:p>
          </table:table-cell>
          <table:table-cell table:style-name="ce385" table:formula="of:=SUM([.E72:.E72])" office:value-type="float" office:value="0">
            <text:p>0.00E+00</text:p>
          </table:table-cell>
          <table:table-cell table:style-name="ce385" table:formula="of:=SUM([.F72:.F72])" office:value-type="float" office:value="769.32">
            <text:p>7.69E+02</text:p>
          </table:table-cell>
          <table:table-cell table:style-name="ce385" table:formula="of:=SUM([.G72:.G72])" office:value-type="float" office:value="216.5866596">
            <text:p>2.17E+02</text:p>
          </table:table-cell>
          <table:table-cell table:number-columns-repeated="1017"/>
        </table:table-row>
        <table:table-row table:style-name="ro38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114" table:formula="of:=[$QUANTITIES.D61]*[$'SPECIFIC ACTIVITIES'.E36]" office:value-type="float" office:value="18.45">
            <text:p>1.85E+01</text:p>
          </table:table-cell>
          <table:table-cell table:style-name="ce114" table:formula="of:=[$QUANTITIES.D61]*[$'SPECIFIC ACTIVITIES'.F36]" office:value-type="float" office:value="32.595">
            <text:p>3.26E+01</text:p>
          </table:table-cell>
          <table:table-cell table:style-name="ce114" table:formula="of:=[$QUANTITIES.D61]*[$'SPECIFIC ACTIVITIES'.G36]" office:value-type="float" office:value="172.2">
            <text:p>1.72E+02</text:p>
          </table:table-cell>
          <table:table-cell table:style-name="ce114" table:formula="of:=[$QUANTITIES.D61]*[$'SPECIFIC ACTIVITIES'.H36]" office:value-type="float" office:value="7.9335">
            <text:p>7.93E+00</text:p>
          </table:table-cell>
          <table:table-cell table:number-columns-repeated="1017"/>
        </table:table-row>
        <table:table-row table:style-name="ro49">
          <table:table-cell table:style-name="ce33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114" table:formula="of:=[$QUANTITIES.D62]*[$'SPECIFIC ACTIVITIES'.E37]" office:value-type="float" office:value="1.8">
            <text:p>1.80E+00</text:p>
          </table:table-cell>
          <table:table-cell table:style-name="ce114" table:formula="of:=[$QUANTITIES.D62]*[$'SPECIFIC ACTIVITIES'.F37]" office:value-type="float" office:value="2.175">
            <text:p>2.18E+00</text:p>
          </table:table-cell>
          <table:table-cell table:style-name="ce114" table:formula="of:=[$QUANTITIES.D62]*[$'SPECIFIC ACTIVITIES'.G37]" office:value-type="float" office:value="19.2">
            <text:p>1.92E+01</text:p>
          </table:table-cell>
          <table:table-cell table:style-name="ce114" table:formula="of:=[$QUANTITIES.D62]*[$'SPECIFIC ACTIVITIES'.H37]" office:value-type="float" office:value="0.8085">
            <text:p>8.09E-01</text:p>
          </table:table-cell>
          <table:table-cell table:number-columns-repeated="1017"/>
        </table:table-row>
        <table:table-row table:style-name="ro31">
          <table:table-cell table:style-name="ce331"/>
          <table:table-cell table:style-name="ce351" office:value-type="string">
            <text:p>Total</text:p>
          </table:table-cell>
          <table:table-cell table:style-name="ce137"/>
          <table:table-cell table:style-name="ce385" table:formula="of:=SUM([.D74:.D75])" office:value-type="float" office:value="20.25">
            <text:p>2.03E+01</text:p>
          </table:table-cell>
          <table:table-cell table:style-name="ce385" table:formula="of:=SUM([.E74:.E75])" office:value-type="float" office:value="34.77">
            <text:p>3.48E+01</text:p>
          </table:table-cell>
          <table:table-cell table:style-name="ce385" table:formula="of:=SUM([.F74:.F75])" office:value-type="float" office:value="191.4">
            <text:p>1.91E+02</text:p>
          </table:table-cell>
          <table:table-cell table:style-name="ce385" table:formula="of:=SUM([.G74:.G75])" office:value-type="float" office:value="8.742">
            <text:p>8.74E+00</text:p>
          </table:table-cell>
          <table:table-cell table:number-columns-repeated="1017"/>
        </table:table-row>
        <table:table-row table:style-name="ro3">
          <table:table-cell table:style-name="ce33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114" table:formula="of:=[$QUANTITIES.D63]*[$'SPECIFIC ACTIVITIES'.E38]" office:value-type="float" office:value="502.8">
            <text:p>5.03E+02</text:p>
          </table:table-cell>
          <table:table-cell table:style-name="ce114" table:formula="of:=[$QUANTITIES.D63]*[$'SPECIFIC ACTIVITIES'.F38]" office:value-type="float" office:value="754.2">
            <text:p>7.54E+02</text:p>
          </table:table-cell>
          <table:table-cell table:style-name="ce114" table:formula="of:=[$QUANTITIES.D63]*[$'SPECIFIC ACTIVITIES'.G38]" office:value-type="float" office:value="1340.8">
            <text:p>1.34E+03</text:p>
          </table:table-cell>
          <table:table-cell table:style-name="ce114" table:formula="of:=[$QUANTITIES.D63]*[$'SPECIFIC ACTIVITIES'.H38]" office:value-type="float" office:value="708.11">
            <text:p>7.08E+02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7:.D77])" office:value-type="float" office:value="502.8">
            <text:p>5.03E+02</text:p>
          </table:table-cell>
          <table:table-cell table:style-name="ce385" table:formula="of:=SUM([.E77:.E77])" office:value-type="float" office:value="754.2">
            <text:p>7.54E+02</text:p>
          </table:table-cell>
          <table:table-cell table:style-name="ce385" table:formula="of:=SUM([.F77:.F77])" office:value-type="float" office:value="1340.8">
            <text:p>1.34E+03</text:p>
          </table:table-cell>
          <table:table-cell table:style-name="ce385" table:formula="of:=SUM([.G77:.G77])" office:value-type="float" office:value="708.11">
            <text:p>7.08E+02</text:p>
          </table:table-cell>
          <table:table-cell table:number-columns-repeated="1017"/>
        </table:table-row>
        <table:table-row table:style-name="ro32">
          <table:table-cell table:style-name="ce33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114" table:formula="of:=[$QUANTITIES.D64]*[$'SPECIFIC ACTIVITIES'.E39]" office:value-type="float" office:value="317.124">
            <text:p>3.17E+02</text:p>
          </table:table-cell>
          <table:table-cell table:style-name="ce114" table:formula="of:=[$QUANTITIES.D64]*[$'SPECIFIC ACTIVITIES'.F39]" office:value-type="float" office:value="11.592">
            <text:p>1.16E+01</text:p>
          </table:table-cell>
          <table:table-cell table:style-name="ce114" table:formula="of:=[$QUANTITIES.D64]*[$'SPECIFIC ACTIVITIES'.G39]" office:value-type="float" office:value="7352.64">
            <text:p>7.35E+03</text:p>
          </table:table-cell>
          <table:table-cell table:style-name="ce114" table:formula="of:=[$QUANTITIES.D64]*[$'SPECIFIC ACTIVITIES'.H39]" office:value-type="float" office:value="338.652">
            <text:p>3.39E+02</text:p>
          </table:table-cell>
          <table:table-cell table:number-columns-repeated="1017"/>
        </table:table-row>
        <table:table-row table:style-name="ro15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9:.D79])" office:value-type="float" office:value="317.124">
            <text:p>3.17E+02</text:p>
          </table:table-cell>
          <table:table-cell table:style-name="ce385" table:formula="of:=SUM([.E79:.E79])" office:value-type="float" office:value="11.592">
            <text:p>1.16E+01</text:p>
          </table:table-cell>
          <table:table-cell table:style-name="ce385" table:formula="of:=SUM([.F79:.F79])" office:value-type="float" office:value="7352.64">
            <text:p>7.35E+03</text:p>
          </table:table-cell>
          <table:table-cell table:style-name="ce385" table:formula="of:=SUM([.G79:.G79])" office:value-type="float" office:value="338.652">
            <text:p>3.39E+02</text:p>
          </table:table-cell>
          <table:table-cell table:number-columns-repeated="1017"/>
        </table:table-row>
        <table:table-row table:style-name="ro3">
          <table:table-cell table:style-name="ce33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114" table:formula="of:=[$QUANTITIES.D65]*[$'SPECIFIC ACTIVITIES'.E35]" office:value-type="float" office:value="49.665">
            <text:p>4.97E+01</text:p>
          </table:table-cell>
          <table:table-cell table:style-name="ce114" table:formula="of:=[$QUANTITIES.D65]*[$'SPECIFIC ACTIVITIES'.F35]" office:value-type="float" office:value="6.93">
            <text:p>6.93E+00</text:p>
          </table:table-cell>
          <table:table-cell table:style-name="ce114" table:formula="of:=[$QUANTITIES.D65]*[$'SPECIFIC ACTIVITIES'.G35]" office:value-type="float" office:value="129.36">
            <text:p>1.29E+02</text:p>
          </table:table-cell>
          <table:table-cell table:style-name="ce114" table:formula="of:=[$QUANTITIES.D65]*[$'SPECIFIC ACTIVITIES'.H35]" office:value-type="float" office:value="12.474">
            <text:p>1.25E+01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1:.D81])" office:value-type="float" office:value="49.665">
            <text:p>4.97E+01</text:p>
          </table:table-cell>
          <table:table-cell table:style-name="ce385" table:formula="of:=SUM([.E81:.E81])" office:value-type="float" office:value="6.93">
            <text:p>6.93E+00</text:p>
          </table:table-cell>
          <table:table-cell table:style-name="ce385" table:formula="of:=SUM([.F81:.F81])" office:value-type="float" office:value="129.36">
            <text:p>1.29E+02</text:p>
          </table:table-cell>
          <table:table-cell table:style-name="ce385" table:formula="of:=SUM([.G81:.G81])" office:value-type="float" office:value="12.474">
            <text:p>1.25E+01</text:p>
          </table:table-cell>
          <table:table-cell table:number-columns-repeated="1017"/>
        </table:table-row>
        <table:table-row table:style-name="ro15">
          <table:table-cell table:style-name="ce33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114" table:formula="of:=[$QUANTITIES.D66]*[$'SPECIFIC ACTIVITIES'.E38]" office:value-type="float" office:value="358.08">
            <text:p>3.58E+02</text:p>
          </table:table-cell>
          <table:table-cell table:style-name="ce114" table:formula="of:=[$QUANTITIES.D66]*[$'SPECIFIC ACTIVITIES'.F38]" office:value-type="float" office:value="537.12">
            <text:p>5.37E+02</text:p>
          </table:table-cell>
          <table:table-cell table:style-name="ce114" table:formula="of:=[$QUANTITIES.D66]*[$'SPECIFIC ACTIVITIES'.G38]" office:value-type="float" office:value="954.88">
            <text:p>9.55E+02</text:p>
          </table:table-cell>
          <table:table-cell table:style-name="ce114" table:formula="of:=[$QUANTITIES.D66]*[$'SPECIFIC ACTIVITIES'.H38]" office:value-type="float" office:value="504.296">
            <text:p>5.04E+02</text:p>
          </table:table-cell>
          <table:table-cell table:number-columns-repeated="1017"/>
        </table:table-row>
        <table:table-row table:style-name="ro28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3:.D83])" office:value-type="float" office:value="358.08">
            <text:p>3.58E+02</text:p>
          </table:table-cell>
          <table:table-cell table:style-name="ce385" table:formula="of:=SUM([.E83:.E83])" office:value-type="float" office:value="537.12">
            <text:p>5.37E+02</text:p>
          </table:table-cell>
          <table:table-cell table:style-name="ce385" table:formula="of:=SUM([.F83:.F83])" office:value-type="float" office:value="954.88">
            <text:p>9.55E+02</text:p>
          </table:table-cell>
          <table:table-cell table:style-name="ce385" table:formula="of:=SUM([.G83:.G83])" office:value-type="float" office:value="504.296">
            <text:p>5.04E+02</text:p>
          </table:table-cell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Default" table:number-columns-repeated="7"/>
          <table:table-cell table:number-columns-repeated="1017"/>
        </table:table-row>
        <table:table-row table:style-name="ro50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ce333"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334"/>
          <table:table-cell table:style-name="Default" table:number-columns-repeated="6"/>
          <table:table-cell table:number-columns-repeated="1017"/>
        </table:table-row>
        <table:table-row table:style-name="ro42">
          <table:table-cell table:style-name="Default" table:number-columns-repeated="7"/>
          <table:table-cell table:number-columns-repeated="1017"/>
        </table:table-row>
        <table:table-row table:style-name="ro40">
          <table:table-cell table:style-name="Default" table:number-columns-repeated="7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212"/>
          <table:table-cell table:style-name="ce54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7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5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5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7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62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/>
          <table:table-cell table:style-name="ce6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/>
          <table:table-cell table:style-name="ce54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6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336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336"/>
          <table:table-cell table:style-name="ce175"/>
          <table:table-cell table:style-name="ce62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9" table:number-columns-repeated="7"/>
          <table:table-cell table:number-columns-repeated="1017"/>
        </table:table-row>
        <table:table-row table:style-name="ro3">
          <table:table-cell table:style-name="ce179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CTION FACTORS" table:style-name="ta5" table:print-ranges="'REJECTION FACTORS'.A1:'REJECTION FACTORS'.M97">
        <table:table-column table:style-name="co25" table:number-columns-repeated="2" table:default-cell-style-name="Default"/>
        <table:table-column table:style-name="co25" table:default-cell-style-name="ce601"/>
        <table:table-column table:style-name="co25" table:default-cell-style-name="ce603"/>
        <table:table-column table:style-name="co25" table:default-cell-style-name="ce601"/>
        <table:table-column table:style-name="co25" table:default-cell-style-name="ce603"/>
        <table:table-column table:style-name="co25" table:number-columns-repeated="3" table:default-cell-style-name="Default"/>
        <table:table-column table:style-name="co25" table:default-cell-style-name="ce601"/>
        <table:table-column table:style-name="co25" table:default-cell-style-name="ce603"/>
        <table:table-column table:style-name="co25" table:default-cell-style-name="ce601"/>
        <table:table-column table:style-name="co25" table:default-cell-style-name="ce603"/>
        <table:table-row table:style-name="ro51">
          <table:table-cell table:style-name="ce525" office:value-type="string" table:number-columns-spanned="13" table:number-rows-spanned="1">
            <text:p>EXTRAPOLATED REJECTION FACTORS</text:p>
          </table:table-cell>
          <table:covered-table-cell table:number-columns-repeated="12" table:style-name="ce591"/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608" office:value-type="string" table:number-columns-spanned="2" table:number-rows-spanned="1">
            <text:p>ALGORITHMS</text:p>
          </table:table-cell>
          <table:covered-table-cell table:style-name="ce612"/>
          <table:table-cell table:style-name="ce616" office:value-type="string" table:number-columns-spanned="4" table:number-rows-spanned="1">
            <text:p>NEXT100 15atm</text:p>
          </table:table-cell>
          <table:covered-table-cell table:style-name="ce621"/>
          <table:covered-table-cell table:style-name="ce626"/>
          <table:covered-table-cell table:style-name="Default"/>
          <table:table-cell table:style-name="Default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609" office:value-type="string" table:number-columns-spanned="2" table:number-rows-spanned="1">
            <text:p>True Ewin Filter</text:p>
          </table:table-cell>
          <table:covered-table-cell table:style-name="ce613"/>
          <table:table-cell table:style-name="ce617" office:value-type="string" table:number-columns-spanned="2" table:number-rows-spanned="1">
            <text:p>[ 2.3 , 3.0 ] MeV</text:p>
          </table:table-cell>
          <table:covered-table-cell table:style-name="ce622"/>
          <table:table-cell table:style-name="ce594" table:number-columns-spanned="2" table:number-rows-spanned="1"/>
          <table:covered-table-cell table:style-name="ce630"/>
          <table:table-cell table:style-name="ce633"/>
        </table:table-row>
        <table:table-row table:style-name="ro52">
          <table:table-cell table:number-columns-repeated="2"/>
          <table:table-cell table:style-name="ce594" office:value-type="string" table:number-columns-spanned="2" table:number-rows-spanned="1">
            <text:p>0nuBB</text:p>
          </table:table-cell>
          <table:covered-table-cell table:style-name="ce604"/>
          <table:table-cell table:style-name="Default" table:number-columns-repeated="2"/>
          <table:table-cell table:style-name="ce609" office:value-type="string" table:number-columns-spanned="2" table:number-rows-spanned="1">
            <text:p>Fiducial Filter</text:p>
          </table:table-cell>
          <table:covered-table-cell table:style-name="ce613"/>
          <table:table-cell table:style-name="ce618" office:value-type="string" table:number-columns-spanned="2" table:number-rows-spanned="1">
            <text:p>Void Gap = 2. cm</text:p>
          </table:table-cell>
          <table:covered-table-cell table:style-name="ce623"/>
          <table:table-cell table:style-name="ce618" office:value-type="string" table:number-columns-spanned="2" table:number-rows-spanned="1">
            <text:p>Minimum Energy Veto = 10 KeV</text:p>
          </table:table-cell>
          <table:covered-table-cell table:style-name="ce631"/>
          <table:table-cell table:style-name="Default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Default" table:number-columns-repeated="2"/>
          <table:table-cell table:style-name="ce609" office:value-type="string" table:number-columns-spanned="2" table:number-rows-spanned="1">
            <text:p>Energy Smearing</text:p>
          </table:table-cell>
          <table:covered-table-cell table:style-name="ce613"/>
          <table:table-cell table:style-name="ce618" office:value-type="string" table:number-columns-spanned="2" table:number-rows-spanned="1">
            <text:p>0,7% FWHM @ QBB</text:p>
          </table:table-cell>
          <table:covered-table-cell table:style-name="ce623"/>
          <table:table-cell table:style-name="ce627" table:number-columns-spanned="2" table:number-rows-spanned="1"/>
          <table:covered-table-cell table:style-name="ce631"/>
          <table:table-cell table:style-name="Default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596" office:value-type="float" office:value="1000000">
            <text:p>1.00E+006</text:p>
          </table:table-cell>
          <table:table-cell table:style-name="ce596" office:value-type="float" office:value="1">
            <text:p>1.00E+000</text:p>
          </table:table-cell>
          <table:table-cell table:style-name="Default" table:number-columns-repeated="2"/>
          <table:table-cell table:style-name="ce609" office:value-type="string" table:number-columns-spanned="2" table:number-rows-spanned="1">
            <text:p>Smeared Energy Filter</text:p>
          </table:table-cell>
          <table:covered-table-cell table:style-name="ce613"/>
          <table:table-cell table:style-name="ce618" office:value-type="string" table:number-columns-spanned="2" table:number-rows-spanned="1">
            <text:p>[ 2.4 , 2.5 ] MeV</text:p>
          </table:table-cell>
          <table:covered-table-cell table:style-name="ce623"/>
          <table:table-cell table:style-name="ce627" table:number-columns-spanned="2" table:number-rows-spanned="1"/>
          <table:covered-table-cell table:style-name="ce631"/>
          <table:table-cell table:style-name="Default"/>
        </table:table-row>
        <table:table-row table:style-name="ro52">
          <table:table-cell table:style-name="ce589" office:value-type="string" table:number-columns-spanned="2" table:number-rows-spanned="1">
            <text:p>Fiducials</text:p>
          </table:table-cell>
          <table:covered-table-cell table:style-name="ce592"/>
          <table:table-cell table:style-name="ce597" office:value-type="float" office:value="675866">
            <text:p>675866</text:p>
          </table:table-cell>
          <table:table-cell table:style-name="ce596" office:value-type="float" office:value="0.676">
            <text:p>6.76E-001</text:p>
          </table:table-cell>
          <table:table-cell table:style-name="Default" table:number-columns-repeated="2"/>
          <table:table-cell table:style-name="ce609" office:value-type="string" table:number-columns-spanned="2" table:number-rows-spanned="1">
            <text:p>TrackPaolinaBuilder</text:p>
          </table:table-cell>
          <table:covered-table-cell table:style-name="ce613"/>
          <table:table-cell table:style-name="ce618" office:value-type="string" table:number-columns-spanned="2" table:number-rows-spanned="1">
            <text:p>[10,10,5] mm</text:p>
          </table:table-cell>
          <table:covered-table-cell table:style-name="ce623"/>
          <table:table-cell table:style-name="ce618" office:value-type="string" table:number-columns-spanned="2" table:number-rows-spanned="1">
            <text:p>Min. Energy = 10 KeV</text:p>
          </table:table-cell>
          <table:covered-table-cell table:style-name="ce631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11" table:end-x="0.0791in" table:end-y="0.011in" draw:z-index="48" draw:style-name="gr1" draw:text-style-name="P1" svg:width="0.0787in" svg:height="0.1846in" svg:x="0.0004in" svg:y="0.000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REJECTION FACTORS'.A11" table:end-x="0.0791in" table:end-y="0.011in" draw:z-index="49" draw:style-name="gr1" draw:text-style-name="P1" svg:width="0.0787in" svg:height="0.1846in" svg:x="0.0004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style-name="ce592"/>
          <table:table-cell table:style-name="ce597" office:value-type="float" office:value="675866">
            <text:p>675866</text:p>
          </table:table-cell>
          <table:table-cell table:style-name="ce596" office:value-type="float" office:value="0.676">
            <text:p>6.76E-001</text:p>
          </table:table-cell>
          <table:table-cell table:style-name="Default" table:number-columns-repeated="2"/>
          <table:table-cell table:style-name="ce609" office:value-type="string" table:number-columns-spanned="2" table:number-rows-spanned="1">
            <text:p>Track Filter</text:p>
          </table:table-cell>
          <table:covered-table-cell table:style-name="ce613"/>
          <table:table-cell table:style-name="ce618" office:value-type="string" table:number-columns-spanned="2" table:number-rows-spanned="1">
            <text:p>1 Track</text:p>
          </table:table-cell>
          <table:covered-table-cell table:style-name="ce623"/>
          <table:table-cell table:style-name="ce627" table:number-columns-spanned="2" table:number-rows-spanned="1"/>
          <table:covered-table-cell table:style-name="ce631"/>
          <table:table-cell table:style-name="Default"/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table:style-name="ce597" office:value-type="float" office:value="664089">
            <text:p>664089</text:p>
          </table:table-cell>
          <table:table-cell table:style-name="ce596" office:value-type="float" office:value="0.664">
            <text:p>6.64E-001</text:p>
          </table:table-cell>
          <table:table-cell table:style-name="Default" table:number-columns-repeated="2"/>
          <table:table-cell table:style-name="ce609" office:value-type="string" table:number-columns-spanned="2" table:number-rows-spanned="2">
            <text:p>Simple Blob Filter</text:p>
          </table:table-cell>
          <table:covered-table-cell table:style-name="ce614"/>
          <table:table-cell table:style-name="ce618" office:value-type="string" table:number-columns-spanned="2" table:number-rows-spanned="2">
            <text:p>Blob Radius: 18 mm</text:p>
          </table:table-cell>
          <table:covered-table-cell table:style-name="ce623"/>
          <table:table-cell table:style-name="ce618" office:value-type="string" table:number-columns-spanned="2" table:number-rows-spanned="1">
            <text:p>Blob Eth: 0.35 MeV </text:p>
          </table:table-cell>
          <table:covered-table-cell table:style-name="ce631"/>
          <table:table-cell table:style-name="Default"/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table:style-name="ce597" office:value-type="float" office:value="476421">
            <text:p>476421</text:p>
          </table:table-cell>
          <table:table-cell table:style-name="ce596" office:value-type="float" office:value="0.476">
            <text:p>4.76E-001</text:p>
          </table:table-cell>
          <table:table-cell table:style-name="Default" table:number-columns-repeated="2"/>
          <table:covered-table-cell table:style-name="ce610"/>
          <table:covered-table-cell table:style-name="ce614"/>
          <table:covered-table-cell table:style-name="ce619"/>
          <table:covered-table-cell table:style-name="ce623"/>
          <table:table-cell table:style-name="ce627" office:value-type="string" table:number-columns-spanned="2" table:number-rows-spanned="1">
            <text:p>Blob MinNumVxl: 0</text:p>
          </table:table-cell>
          <table:covered-table-cell table:style-name="ce631"/>
          <table:table-cell table:style-name="Default"/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table:style-name="ce597" office:value-type="float" office:value="353622">
            <text:p>353622</text:p>
          </table:table-cell>
          <table:table-cell table:style-name="ce596" office:value-type="float" office:value="0.354">
            <text:p>3.54E-001</text:p>
          </table:table-cell>
          <table:table-cell table:style-name="Default" table:number-columns-repeated="2"/>
          <table:table-cell table:style-name="ce609" table:number-columns-spanned="2" table:number-rows-spanned="1"/>
          <table:covered-table-cell table:style-name="ce613"/>
          <table:table-cell table:style-name="ce619"/>
          <table:table-cell table:style-name="ce623"/>
          <table:table-cell table:style-name="ce628" table:number-columns-spanned="2" table:number-rows-spanned="1"/>
          <table:covered-table-cell table:style-name="ce631"/>
          <table:table-cell table:style-name="ce633"/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table:style-name="ce597" office:value-type="float" office:value="320480">
            <text:p>320480</text:p>
          </table:table-cell>
          <table:table-cell table:style-name="ce596" office:value-type="float" office:value="0.32">
            <text:p>3.20E-001</text:p>
          </table:table-cell>
          <table:table-cell table:style-name="Default" table:number-columns-repeated="2"/>
          <table:table-cell table:style-name="ce611" office:value-type="string" table:number-columns-spanned="2" table:number-rows-spanned="1">
            <text:p>ROI Filter</text:p>
          </table:table-cell>
          <table:covered-table-cell table:style-name="ce615"/>
          <table:table-cell table:style-name="ce620" office:value-type="string" table:number-columns-spanned="2" table:number-rows-spanned="1">
            <text:p>[ 2.448 , 2.477 ] MeV</text:p>
          </table:table-cell>
          <table:covered-table-cell table:style-name="ce624"/>
          <table:table-cell table:style-name="ce629" table:number-columns-spanned="2" table:number-rows-spanned="1"/>
          <table:covered-table-cell table:style-name="ce632"/>
          <table:table-cell table:style-name="ce633"/>
        </table:table-row>
        <table:table-row table:style-name="ro52" table:number-rows-repeated="6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CARRIER PLATE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DICE BOARDS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0" office:value-type="float" office:value="1000000000">
            <text:p>1.00E+009</text:p>
          </table:table-cell>
          <table:table-cell table:formula="of:=[.C25]/1000000000" office:value-type="float" office:value="1">
            <text:p>1.00E+000</text:p>
          </table:table-cell>
          <table:table-cell table:style-name="ce600" office:value-type="float" office:value="1000000000">
            <text:p>1.00E+009</text:p>
          </table:table-cell>
          <table:table-cell table:formula="of:=[.E25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0" office:value-type="float" office:value="1000000000">
            <text:p>1.00E+009</text:p>
          </table:table-cell>
          <table:table-cell table:formula="of:=[.J25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L25]/1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  <draw:frame table:end-cell-address="'REJECTION FACTORS'.A28" table:end-x="0.0791in" table:end-y="0.0028in" draw:z-index="42" draw:style-name="gr1" draw:text-style-name="P1" svg:width="0.0787in" svg:height="0.1937in" svg:x="0.0004in" svg:y="0.1575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  <draw:frame table:end-cell-address="'REJECTION FACTORS'.A28" table:end-x="0.0791in" table:end-y="0.0028in" draw:z-index="43" draw:style-name="gr1" draw:text-style-name="P1" svg:width="0.0787in" svg:height="0.1937in" svg:x="0.0004in" svg:y="0.1575in">
              <draw:object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covered-table-cell table:style-name="ce592"/>
          <table:table-cell office:value-type="float" office:value="1782788">
            <text:p>1782788</text:p>
          </table:table-cell>
          <table:table-cell table:formula="of:=[.C26]/1000000000" office:value-type="float" office:value="0.001782788">
            <text:p>1.78E-003</text:p>
          </table:table-cell>
          <table:table-cell office:value-type="float" office:value="21727">
            <text:p>21727</text:p>
          </table:table-cell>
          <table:table-cell table:formula="of:=[.E26]/1000000000" office:value-type="float" office:value="0.000021727">
            <text:p>2.17E-005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27" table:end-x="0.0795in" table:end-y="0.1646in" draw:z-index="44" draw:style-name="gr1" draw:text-style-name="P1" svg:width="0.0787in" svg:height="0.1815in" svg:x="0.0008in" svg:y="0.1575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  <draw:frame table:end-cell-address="'REJECTION FACTORS'.H27" table:end-x="0.0795in" table:end-y="0.1646in" draw:z-index="45" draw:style-name="gr1" draw:text-style-name="P1" svg:width="0.0787in" svg:height="0.1815in" svg:x="0.0008in" svg:y="0.1575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REJECTION FACTORS'.H27" table:end-x="0.0795in" table:end-y="0.1634in" draw:z-index="46" draw:style-name="gr1" draw:text-style-name="P1" svg:width="0.0787in" svg:height="0.1815in" svg:x="0.0008in" svg:y="0.1563in">
              <draw:object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  <draw:frame table:end-cell-address="'REJECTION FACTORS'.H27" table:end-x="0.0795in" table:end-y="0.1634in" draw:z-index="47" draw:style-name="gr1" draw:text-style-name="P1" svg:width="0.0787in" svg:height="0.1815in" svg:x="0.0008in" svg:y="0.1563in">
              <draw:object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covered-table-cell table:style-name="ce592"/>
          <table:table-cell office:value-type="float" office:value="10283809">
            <text:p>10283809</text:p>
          </table:table-cell>
          <table:table-cell table:formula="of:=[.J26]/1000000000" office:value-type="float" office:value="0.010283809">
            <text:p>1.03E-002</text:p>
          </table:table-cell>
          <table:table-cell office:value-type="float" office:value="131769">
            <text:p>131769</text:p>
          </table:table-cell>
          <table:table-cell table:formula="of:=[.L26]/1000000000" office:value-type="float" office:value="0.000131769">
            <text:p>1.32E-004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28" table:end-x="0.0791in" table:end-y="0.011in" draw:z-index="40" draw:style-name="gr1" draw:text-style-name="P1" svg:width="0.0787in" svg:height="0.1846in" svg:x="0.0004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'REJECTION FACTORS'.A28" table:end-x="0.0791in" table:end-y="0.011in" draw:z-index="41" draw:style-name="gr1" draw:text-style-name="P1" svg:width="0.0787in" svg:height="0.1846in" svg:x="0.0004in" svg:y="0.000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covered-table-cell table:style-name="ce592"/>
          <table:table-cell office:value-type="float" office:value="1756906">
            <text:p>1756906</text:p>
          </table:table-cell>
          <table:table-cell table:formula="of:=[.C27]/1000000000" office:value-type="float" office:value="0.001756906">
            <text:p>1.76E-003</text:p>
          </table:table-cell>
          <table:table-cell office:value-type="float" office:value="21536">
            <text:p>21536</text:p>
          </table:table-cell>
          <table:table-cell table:formula="of:=[.E27]/1000000000" office:value-type="float" office:value="0.000021536">
            <text:p>2.15E-005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9818505">
            <text:p>9818505</text:p>
          </table:table-cell>
          <table:table-cell table:formula="of:=[.J27]/1000000000" office:value-type="float" office:value="0.009818505">
            <text:p>9.82E-003</text:p>
          </table:table-cell>
          <table:table-cell office:value-type="float" office:value="130639">
            <text:p>130639</text:p>
          </table:table-cell>
          <table:table-cell table:formula="of:=[.L27]/1000000000" office:value-type="float" office:value="0.000130639">
            <text:p>1.31E-004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214207">
            <text:p>214207</text:p>
          </table:table-cell>
          <table:table-cell table:formula="of:=[.C28]/1000000000" office:value-type="float" office:value="0.000214207">
            <text:p>2.14E-004</text:p>
          </table:table-cell>
          <table:table-cell office:value-type="float" office:value="15927">
            <text:p>15927</text:p>
          </table:table-cell>
          <table:table-cell table:formula="of:=[.E28]/1000000000" office:value-type="float" office:value="0.000015927">
            <text:p>1.59E-005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1320409">
            <text:p>1320409</text:p>
          </table:table-cell>
          <table:table-cell table:formula="of:=[.J28]/1000000000" office:value-type="float" office:value="0.001320409">
            <text:p>1.32E-003</text:p>
          </table:table-cell>
          <table:table-cell office:value-type="float" office:value="94672">
            <text:p>94672</text:p>
          </table:table-cell>
          <table:table-cell table:formula="of:=[.L28]/1000000000" office:value-type="float" office:value="0.000094672">
            <text:p>9.47E-005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9123">
            <text:p>9123</text:p>
          </table:table-cell>
          <table:table-cell table:formula="of:=[.C29]/1000000000" office:value-type="float" office:value="0.000009123">
            <text:p>9.12E-006</text:p>
          </table:table-cell>
          <table:table-cell office:value-type="float" office:value="1846">
            <text:p>1846</text:p>
          </table:table-cell>
          <table:table-cell table:formula="of:=[.E29]/1000000000" office:value-type="float" office:value="0.000001846">
            <text:p>1.85E-006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28668">
            <text:p>28668</text:p>
          </table:table-cell>
          <table:table-cell table:formula="of:=[.J29]/1000000000" office:value-type="float" office:value="0.000028668">
            <text:p>2.87E-005</text:p>
          </table:table-cell>
          <table:table-cell office:value-type="float" office:value="10420">
            <text:p>10420</text:p>
          </table:table-cell>
          <table:table-cell table:formula="of:=[.L29]/1000000000" office:value-type="float" office:value="0.00001042">
            <text:p>1.04E-005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994">
            <text:p>994</text:p>
          </table:table-cell>
          <table:table-cell table:formula="of:=[.C30]/1000000000" office:value-type="float" office:value="0.000000994">
            <text:p>9.94E-007</text:p>
          </table:table-cell>
          <table:table-cell office:value-type="float" office:value="159">
            <text:p>159</text:p>
          </table:table-cell>
          <table:table-cell table:formula="of:=[.E30]/1000000000" office:value-type="float" office:value="0.000000159">
            <text:p>1.59E-007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3271">
            <text:p>3271</text:p>
          </table:table-cell>
          <table:table-cell table:formula="of:=[.J30]/1000000000" office:value-type="float" office:value="0.000003271">
            <text:p>3.27E-006</text:p>
          </table:table-cell>
          <table:table-cell office:value-type="float" office:value="1054">
            <text:p>1054</text:p>
          </table:table-cell>
          <table:table-cell table:formula="of:=[.L30]/1000000000" office:value-type="float" office:value="0.000001054">
            <text:p>1.05E-006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table:style-name="ce602" office:value-type="float" office:value="176">
            <text:p>176</text:p>
          </table:table-cell>
          <table:table-cell table:formula="of:=[.C31]/1000000000" office:value-type="float" office:value="0.000000176">
            <text:p>1.76E-007</text:p>
          </table:table-cell>
          <table:table-cell office:value-type="float" office:value="70.7">
            <text:p>70.7</text:p>
          </table:table-cell>
          <table:table-cell table:formula="of:=[.E31]/1000000000" office:value-type="float" office:value="0.0000000707">
            <text:p>7.07E-008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499">
            <text:p>499</text:p>
          </table:table-cell>
          <table:table-cell table:formula="of:=[.J31]/1000000000" office:value-type="float" office:value="0.000000499">
            <text:p>4.99E-007</text:p>
          </table:table-cell>
          <table:table-cell office:value-type="float" office:value="468">
            <text:p>468</text:p>
          </table:table-cell>
          <table:table-cell table:formula="of:=[.L31]/1000000000" office:value-type="float" office:value="0.000000468">
            <text:p>4.68E-007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ENCLOSURE BODIES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ENCLOSURE WINDOWS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C38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E38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J38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L38]/1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  <draw:frame table:end-cell-address="'REJECTION FACTORS'.A41" table:end-x="0.0791in" table:end-y="0.0024in" draw:z-index="34" draw:style-name="gr1" draw:text-style-name="P1" svg:width="0.0787in" svg:height="0.1941in" svg:x="0.0004in" svg:y="0.1571in">
              <draw:object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  <draw:frame table:end-cell-address="'REJECTION FACTORS'.A41" table:end-x="0.0791in" table:end-y="0.0024in" draw:z-index="35" draw:style-name="gr1" draw:text-style-name="P1" svg:width="0.0787in" svg:height="0.1941in" svg:x="0.0004in" svg:y="0.1571in">
              <draw:object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covered-table-cell table:style-name="ce592"/>
          <table:table-cell office:value-type="float" office:value="1565681">
            <text:p>1565681</text:p>
          </table:table-cell>
          <table:table-cell table:formula="of:=[.C39]/1000000000" office:value-type="float" office:value="0.001565681">
            <text:p>1.57E-003</text:p>
          </table:table-cell>
          <table:table-cell office:value-type="float" office:value="19227">
            <text:p>19227</text:p>
          </table:table-cell>
          <table:table-cell table:formula="of:=[.E39]/1000000000" office:value-type="float" office:value="0.000019227">
            <text:p>1.92E-005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40" table:end-x="0.0795in" table:end-y="0.165in" draw:z-index="36" draw:style-name="gr1" draw:text-style-name="P1" svg:width="0.0787in" svg:height="0.1815in" svg:x="0.0008in" svg:y="0.1579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  <draw:frame table:end-cell-address="'REJECTION FACTORS'.H40" table:end-x="0.0795in" table:end-y="0.165in" draw:z-index="37" draw:style-name="gr1" draw:text-style-name="P1" svg:width="0.0787in" svg:height="0.1815in" svg:x="0.0008in" svg:y="0.1579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  <draw:frame table:end-cell-address="'REJECTION FACTORS'.H40" table:end-x="0.0795in" table:end-y="0.1634in" draw:z-index="38" draw:style-name="gr1" draw:text-style-name="P1" svg:width="0.0787in" svg:height="0.1815in" svg:x="0.0008in" svg:y="0.1563in">
              <draw:object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  <draw:frame table:end-cell-address="'REJECTION FACTORS'.H40" table:end-x="0.0795in" table:end-y="0.1634in" draw:z-index="39" draw:style-name="gr1" draw:text-style-name="P1" svg:width="0.0787in" svg:height="0.1815in" svg:x="0.0008in" svg:y="0.1563in">
              <draw:object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covered-table-cell table:style-name="ce592"/>
          <table:table-cell office:value-type="float" office:value="7733953">
            <text:p>7733953</text:p>
          </table:table-cell>
          <table:table-cell table:formula="of:=[.J39]/1000000000" office:value-type="float" office:value="0.007733953">
            <text:p>7.73E-003</text:p>
          </table:table-cell>
          <table:table-cell office:value-type="float" office:value="96015">
            <text:p>96015</text:p>
          </table:table-cell>
          <table:table-cell table:formula="of:=[.L39]/1000000000" office:value-type="float" office:value="0.000096015">
            <text:p>9.60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41" table:end-x="0.0791in" table:end-y="0.0114in" draw:z-index="32" draw:style-name="gr1" draw:text-style-name="P1" svg:width="0.0787in" svg:height="0.1846in" svg:x="0.0004in" svg:y="0.0012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  <draw:frame table:end-cell-address="'REJECTION FACTORS'.A41" table:end-x="0.0791in" table:end-y="0.0114in" draw:z-index="33" draw:style-name="gr1" draw:text-style-name="P1" svg:width="0.0787in" svg:height="0.1846in" svg:x="0.0004in" svg:y="0.0012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covered-table-cell table:style-name="ce592"/>
          <table:table-cell office:value-type="float" office:value="1545441">
            <text:p>1545441</text:p>
          </table:table-cell>
          <table:table-cell table:formula="of:=[.C40]/1000000000" office:value-type="float" office:value="0.001545441">
            <text:p>1.55E-003</text:p>
          </table:table-cell>
          <table:table-cell office:value-type="float" office:value="19045">
            <text:p>19045</text:p>
          </table:table-cell>
          <table:table-cell table:formula="of:=[.E40]/1000000000" office:value-type="float" office:value="0.000019045">
            <text:p>1.90E-005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7469696">
            <text:p>7469696</text:p>
          </table:table-cell>
          <table:table-cell table:formula="of:=[.J40]/1000000000" office:value-type="float" office:value="0.007469696">
            <text:p>7.47E-003</text:p>
          </table:table-cell>
          <table:table-cell office:value-type="float" office:value="95171">
            <text:p>95171</text:p>
          </table:table-cell>
          <table:table-cell table:formula="of:=[.L40]/1000000000" office:value-type="float" office:value="0.000095171">
            <text:p>9.52E-005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183790">
            <text:p>183790</text:p>
          </table:table-cell>
          <table:table-cell table:formula="of:=[.C41]/1000000000" office:value-type="float" office:value="0.00018379">
            <text:p>1.84E-004</text:p>
          </table:table-cell>
          <table:table-cell office:value-type="float" office:value="14178">
            <text:p>14178</text:p>
          </table:table-cell>
          <table:table-cell table:formula="of:=[.E41]/1000000000" office:value-type="float" office:value="0.000014178">
            <text:p>1.42E-005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942760">
            <text:p>942760</text:p>
          </table:table-cell>
          <table:table-cell table:formula="of:=[.J41]/1000000000" office:value-type="float" office:value="0.00094276">
            <text:p>9.43E-004</text:p>
          </table:table-cell>
          <table:table-cell office:value-type="float" office:value="70440">
            <text:p>70440</text:p>
          </table:table-cell>
          <table:table-cell table:formula="of:=[.L41]/1000000000" office:value-type="float" office:value="0.00007044">
            <text:p>7.04E-005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8046">
            <text:p>8046</text:p>
          </table:table-cell>
          <table:table-cell table:formula="of:=[.C42]/1000000000" office:value-type="float" office:value="0.000008046">
            <text:p>8.05E-006</text:p>
          </table:table-cell>
          <table:table-cell office:value-type="float" office:value="1695">
            <text:p>1695</text:p>
          </table:table-cell>
          <table:table-cell table:formula="of:=[.E42]/1000000000" office:value-type="float" office:value="0.000001695">
            <text:p>1.70E-006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25317">
            <text:p>25317</text:p>
          </table:table-cell>
          <table:table-cell table:formula="of:=[.J42]/1000000000" office:value-type="float" office:value="0.000025317">
            <text:p>2.53E-005</text:p>
          </table:table-cell>
          <table:table-cell office:value-type="float" office:value="7928">
            <text:p>7928</text:p>
          </table:table-cell>
          <table:table-cell table:formula="of:=[.L42]/1000000000" office:value-type="float" office:value="0.000007928">
            <text:p>7.93E-006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908">
            <text:p>908</text:p>
          </table:table-cell>
          <table:table-cell table:formula="of:=[.C43]/1000000000" office:value-type="float" office:value="0.000000908">
            <text:p>9.08E-007</text:p>
          </table:table-cell>
          <table:table-cell office:value-type="float" office:value="192">
            <text:p>192</text:p>
          </table:table-cell>
          <table:table-cell table:formula="of:=[.E43]/1000000000" office:value-type="float" office:value="0.000000192">
            <text:p>1.92E-007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2849">
            <text:p>2849</text:p>
          </table:table-cell>
          <table:table-cell table:formula="of:=[.J43]/1000000000" office:value-type="float" office:value="0.000002849">
            <text:p>2.85E-006</text:p>
          </table:table-cell>
          <table:table-cell office:value-type="float" office:value="817">
            <text:p>817</text:p>
          </table:table-cell>
          <table:table-cell table:formula="of:=[.L43]/1000000000" office:value-type="float" office:value="0.000000817">
            <text:p>8.17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153">
            <text:p>153</text:p>
          </table:table-cell>
          <table:table-cell table:formula="of:=[.C44]/1000000000" office:value-type="float" office:value="0.000000153">
            <text:p>1.53E-007</text:p>
          </table:table-cell>
          <table:table-cell office:value-type="float" office:value="85.4">
            <text:p>85.4</text:p>
          </table:table-cell>
          <table:table-cell table:formula="of:=[.E44]/1000000000" office:value-type="float" office:value="0.0000000854">
            <text:p>8.54E-008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416">
            <text:p>416</text:p>
          </table:table-cell>
          <table:table-cell table:formula="of:=[.J44]/1000000000" office:value-type="float" office:value="0.000000416">
            <text:p>4.16E-007</text:p>
          </table:table-cell>
          <table:table-cell office:value-type="float" office:value="382">
            <text:p>382</text:p>
          </table:table-cell>
          <table:table-cell table:formula="of:=[.L44]/1000000000" office:value-type="float" office:value="0.000000382">
            <text:p>3.82E-007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FIELD CAGE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INNER COPPER SHIELDING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C51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E51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J51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L51]/1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  <draw:frame table:end-cell-address="'REJECTION FACTORS'.A54" table:end-x="0.0791in" table:end-y="0.0028in" draw:z-index="26" draw:style-name="gr1" draw:text-style-name="P1" svg:width="0.0787in" svg:height="0.1945in" svg:x="0.0004in" svg:y="0.1571in">
              <draw:object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  <draw:frame table:end-cell-address="'REJECTION FACTORS'.A54" table:end-x="0.0791in" table:end-y="0.0028in" draw:z-index="27" draw:style-name="gr1" draw:text-style-name="P1" svg:width="0.0787in" svg:height="0.1945in" svg:x="0.0004in" svg:y="0.1571in">
              <draw:object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covered-table-cell table:style-name="ce592"/>
          <table:table-cell office:value-type="float" office:value="8995264">
            <text:p>8995264</text:p>
          </table:table-cell>
          <table:table-cell table:formula="of:=[.C52]/1000000000" office:value-type="float" office:value="0.008995264">
            <text:p>9.00E-003</text:p>
          </table:table-cell>
          <table:table-cell office:value-type="float" office:value="115531">
            <text:p>115531</text:p>
          </table:table-cell>
          <table:table-cell table:formula="of:=[.E52]/1000000000" office:value-type="float" office:value="0.000115531">
            <text:p>1.16E-004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53" table:end-x="0.0795in" table:end-y="0.165in" draw:z-index="28" draw:style-name="gr1" draw:text-style-name="P1" svg:width="0.0787in" svg:height="0.1815in" svg:x="0.0008in" svg:y="0.1579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REJECTION FACTORS'.H53" table:end-x="0.0795in" table:end-y="0.165in" draw:z-index="29" draw:style-name="gr1" draw:text-style-name="P1" svg:width="0.0787in" svg:height="0.1815in" svg:x="0.0008in" svg:y="0.1579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  <draw:frame table:end-cell-address="'REJECTION FACTORS'.H53" table:end-x="0.0795in" table:end-y="0.1642in" draw:z-index="30" draw:style-name="gr1" draw:text-style-name="P1" svg:width="0.0787in" svg:height="0.1815in" svg:x="0.0008in" svg:y="0.1571in">
              <draw:object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  <draw:frame table:end-cell-address="'REJECTION FACTORS'.H53" table:end-x="0.0795in" table:end-y="0.1642in" draw:z-index="31" draw:style-name="gr1" draw:text-style-name="P1" svg:width="0.0787in" svg:height="0.1815in" svg:x="0.0008in" svg:y="0.1571in">
              <draw:object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covered-table-cell table:style-name="ce592"/>
          <table:table-cell office:value-type="float" office:value="1077241">
            <text:p>1077241</text:p>
          </table:table-cell>
          <table:table-cell table:formula="of:=[.J52]/1000000000" office:value-type="float" office:value="0.001077241">
            <text:p>1.08E-003</text:p>
          </table:table-cell>
          <table:table-cell table:style-name="ce597" office:value-type="float" office:value="13574">
            <text:p>13574</text:p>
          </table:table-cell>
          <table:table-cell table:formula="of:=[.L52]/1000000000" office:value-type="float" office:value="0.000013574">
            <text:p>1.36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54" table:end-x="0.0791in" table:end-y="0.0118in" draw:z-index="24" draw:style-name="gr1" draw:text-style-name="P1" svg:width="0.0787in" svg:height="0.1846in" svg:x="0.0004in" svg:y="0.0016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REJECTION FACTORS'.A54" table:end-x="0.0791in" table:end-y="0.0118in" draw:z-index="25" draw:style-name="gr1" draw:text-style-name="P1" svg:width="0.0787in" svg:height="0.1846in" svg:x="0.0004in" svg:y="0.0016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covered-table-cell table:style-name="ce592"/>
          <table:table-cell office:value-type="float" office:value="8568989">
            <text:p>8568989</text:p>
          </table:table-cell>
          <table:table-cell table:formula="of:=[.C53]/1000000000" office:value-type="float" office:value="0.008568989">
            <text:p>8.57E-003</text:p>
          </table:table-cell>
          <table:table-cell office:value-type="float" office:value="114576">
            <text:p>114576</text:p>
          </table:table-cell>
          <table:table-cell table:formula="of:=[.E53]/1000000000" office:value-type="float" office:value="0.000114576">
            <text:p>1.15E-004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1060517">
            <text:p>1060517</text:p>
          </table:table-cell>
          <table:table-cell table:formula="of:=[.J53]/1000000000" office:value-type="float" office:value="0.001060517">
            <text:p>1.06E-003</text:p>
          </table:table-cell>
          <table:table-cell table:style-name="ce597" office:value-type="float" office:value="13440">
            <text:p>13440</text:p>
          </table:table-cell>
          <table:table-cell table:formula="of:=[.L53]/1000000000" office:value-type="float" office:value="0.00001344">
            <text:p>1.34E-005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1197502">
            <text:p>1197502</text:p>
          </table:table-cell>
          <table:table-cell table:formula="of:=[.C54]/1000000000" office:value-type="float" office:value="0.001197502">
            <text:p>1.20E-003</text:p>
          </table:table-cell>
          <table:table-cell office:value-type="float" office:value="82446">
            <text:p>82446</text:p>
          </table:table-cell>
          <table:table-cell table:formula="of:=[.E54]/1000000000" office:value-type="float" office:value="0.000082446">
            <text:p>8.24E-005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136036">
            <text:p>136036</text:p>
          </table:table-cell>
          <table:table-cell table:formula="of:=[.J54]/1000000000" office:value-type="float" office:value="0.000136036">
            <text:p>1.36E-004</text:p>
          </table:table-cell>
          <table:table-cell table:style-name="ce597" office:value-type="float" office:value="9797">
            <text:p>9797</text:p>
          </table:table-cell>
          <table:table-cell table:formula="of:=[.L54]/1000000000" office:value-type="float" office:value="0.000009797">
            <text:p>9.80E-006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22099">
            <text:p>22099</text:p>
          </table:table-cell>
          <table:table-cell table:formula="of:=[.C55]/1000000000" office:value-type="float" office:value="0.000022099">
            <text:p>2.21E-005</text:p>
          </table:table-cell>
          <table:table-cell office:value-type="float" office:value="8985">
            <text:p>8985</text:p>
          </table:table-cell>
          <table:table-cell table:formula="of:=[.E55]/1000000000" office:value-type="float" office:value="0.000008985">
            <text:p>8.99E-006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5225">
            <text:p>5225</text:p>
          </table:table-cell>
          <table:table-cell table:formula="of:=[.J55]/1000000000" office:value-type="float" office:value="0.000005225">
            <text:p>5.23E-006</text:p>
          </table:table-cell>
          <table:table-cell table:style-name="ce597" office:value-type="float" office:value="1083">
            <text:p>1083</text:p>
          </table:table-cell>
          <table:table-cell table:formula="of:=[.L55]/1000000000" office:value-type="float" office:value="0.000001083">
            <text:p>1.08E-006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2505">
            <text:p>2505</text:p>
          </table:table-cell>
          <table:table-cell table:formula="of:=[.C56]/1000000000" office:value-type="float" office:value="0.000002505">
            <text:p>2.51E-006</text:p>
          </table:table-cell>
          <table:table-cell office:value-type="float" office:value="976">
            <text:p>976</text:p>
          </table:table-cell>
          <table:table-cell table:formula="of:=[.E56]/1000000000" office:value-type="float" office:value="0.000000976">
            <text:p>9.76E-007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565">
            <text:p>565</text:p>
          </table:table-cell>
          <table:table-cell table:formula="of:=[.J56]/1000000000" office:value-type="float" office:value="0.000000565">
            <text:p>5.65E-007</text:p>
          </table:table-cell>
          <table:table-cell table:style-name="ce597" office:value-type="float" office:value="118">
            <text:p>118</text:p>
          </table:table-cell>
          <table:table-cell table:formula="of:=[.L56]/1000000000" office:value-type="float" office:value="0.000000118">
            <text:p>1.18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283">
            <text:p>283</text:p>
          </table:table-cell>
          <table:table-cell table:formula="of:=[.C57]/1000000000" office:value-type="float" office:value="0.000000283">
            <text:p>2.83E-007</text:p>
          </table:table-cell>
          <table:table-cell office:value-type="float" office:value="449">
            <text:p>449</text:p>
          </table:table-cell>
          <table:table-cell table:formula="of:=[.E57]/1000000000" office:value-type="float" office:value="0.000000449">
            <text:p>4.49E-007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108">
            <text:p>108</text:p>
          </table:table-cell>
          <table:table-cell table:formula="of:=[.J57]/1000000000" office:value-type="float" office:value="0.000000108">
            <text:p>1.08E-007</text:p>
          </table:table-cell>
          <table:table-cell table:style-name="ce597" office:value-type="float" office:value="52.5">
            <text:p>52.5</text:p>
          </table:table-cell>
          <table:table-cell table:formula="of:=[.L57]/1000000000" office:value-type="float" office:value="0.0000000525">
            <text:p>5.25E-008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PMT BODIES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SHIELDING AIR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C64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E64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J64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L64]/1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  <draw:frame table:end-cell-address="'REJECTION FACTORS'.A67" table:end-x="0.0791in" table:end-y="0.0028in" draw:z-index="18" draw:style-name="gr1" draw:text-style-name="P1" svg:width="0.0787in" svg:height="0.1945in" svg:x="0.0004in" svg:y="0.1571in">
              <draw:object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  <draw:frame table:end-cell-address="'REJECTION FACTORS'.A67" table:end-x="0.0791in" table:end-y="0.0028in" draw:z-index="19" draw:style-name="gr1" draw:text-style-name="P1" svg:width="0.0787in" svg:height="0.1945in" svg:x="0.0004in" svg:y="0.1571in">
              <draw:object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covered-table-cell table:style-name="ce592"/>
          <table:table-cell office:value-type="float" office:value="3078340">
            <text:p>3078340</text:p>
          </table:table-cell>
          <table:table-cell table:formula="of:=[.C65]/1000000000" office:value-type="float" office:value="0.00307834">
            <text:p>3.08E-003</text:p>
          </table:table-cell>
          <table:table-cell office:value-type="float" office:value="38732">
            <text:p>38732</text:p>
          </table:table-cell>
          <table:table-cell table:formula="of:=[.E65]/1000000000" office:value-type="float" office:value="0.000038732">
            <text:p>3.87E-005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66" table:end-x="0.0795in" table:end-y="0.1642in" draw:z-index="20" draw:style-name="gr1" draw:text-style-name="P1" svg:width="0.0787in" svg:height="0.1815in" svg:x="0.0008in" svg:y="0.1571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  <draw:frame table:end-cell-address="'REJECTION FACTORS'.H66" table:end-x="0.0795in" table:end-y="0.1642in" draw:z-index="21" draw:style-name="gr1" draw:text-style-name="P1" svg:width="0.0787in" svg:height="0.1815in" svg:x="0.0008in" svg:y="0.1571in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  <draw:frame table:end-cell-address="'REJECTION FACTORS'.H66" table:end-x="0.0795in" table:end-y="0.1638in" draw:z-index="22" draw:style-name="gr1" draw:text-style-name="P1" svg:width="0.0787in" svg:height="0.1815in" svg:x="0.0008in" svg:y="0.1567in">
              <draw:object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  <draw:frame table:end-cell-address="'REJECTION FACTORS'.H66" table:end-x="0.0795in" table:end-y="0.1638in" draw:z-index="23" draw:style-name="gr1" draw:text-style-name="P1" svg:width="0.0787in" svg:height="0.1815in" svg:x="0.0008in" svg:y="0.1567in">
              <draw:object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covered-table-cell table:style-name="ce592"/>
          <table:table-cell office:value-type="float" office:value="14661">
            <text:p>14661</text:p>
          </table:table-cell>
          <table:table-cell table:formula="of:=[.J65]/1000000000" office:value-type="float" office:value="0.000014661">
            <text:p>1.47E-005</text:p>
          </table:table-cell>
          <table:table-cell office:value-type="float" office:value="170">
            <text:p>170</text:p>
          </table:table-cell>
          <table:table-cell table:formula="of:=[.L65]/1000000000" office:value-type="float" office:value="0.00000017">
            <text:p>1.70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67" table:end-x="0.0791in" table:end-y="0.011in" draw:z-index="16" draw:style-name="gr1" draw:text-style-name="P1" svg:width="0.0787in" svg:height="0.1846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  <draw:frame table:end-cell-address="'REJECTION FACTORS'.A67" table:end-x="0.0791in" table:end-y="0.011in" draw:z-index="17" draw:style-name="gr1" draw:text-style-name="P1" svg:width="0.0787in" svg:height="0.1846in" svg:x="0.0004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covered-table-cell table:style-name="ce592"/>
          <table:table-cell office:value-type="float" office:value="3032757">
            <text:p>3032757</text:p>
          </table:table-cell>
          <table:table-cell table:formula="of:=[.C66]/1000000000" office:value-type="float" office:value="0.003032757">
            <text:p>3.03E-003</text:p>
          </table:table-cell>
          <table:table-cell office:value-type="float" office:value="38365">
            <text:p>38365</text:p>
          </table:table-cell>
          <table:table-cell table:formula="of:=[.E66]/1000000000" office:value-type="float" office:value="0.000038365">
            <text:p>3.84E-005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14660">
            <text:p>14660</text:p>
          </table:table-cell>
          <table:table-cell table:formula="of:=[.J66]/1000000000" office:value-type="float" office:value="0.00001466">
            <text:p>1.47E-005</text:p>
          </table:table-cell>
          <table:table-cell office:value-type="float" office:value="168">
            <text:p>168</text:p>
          </table:table-cell>
          <table:table-cell table:formula="of:=[.L66]/1000000000" office:value-type="float" office:value="0.000000168">
            <text:p>1.68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350003">
            <text:p>350003</text:p>
          </table:table-cell>
          <table:table-cell table:formula="of:=[.C67]/1000000000" office:value-type="float" office:value="0.000350003">
            <text:p>3.50E-004</text:p>
          </table:table-cell>
          <table:table-cell office:value-type="float" office:value="28952">
            <text:p>28952</text:p>
          </table:table-cell>
          <table:table-cell table:formula="of:=[.E67]/1000000000" office:value-type="float" office:value="0.000028952">
            <text:p>2.90E-005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2073">
            <text:p>2073</text:p>
          </table:table-cell>
          <table:table-cell table:formula="of:=[.J67]/1000000000" office:value-type="float" office:value="0.000002073">
            <text:p>2.07E-006</text:p>
          </table:table-cell>
          <table:table-cell office:value-type="float" office:value="114">
            <text:p>114</text:p>
          </table:table-cell>
          <table:table-cell table:formula="of:=[.L67]/1000000000" office:value-type="float" office:value="0.000000114">
            <text:p>1.14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14085">
            <text:p>14085</text:p>
          </table:table-cell>
          <table:table-cell table:formula="of:=[.C68]/1000000000" office:value-type="float" office:value="0.000014085">
            <text:p>1.41E-005</text:p>
          </table:table-cell>
          <table:table-cell office:value-type="float" office:value="3437">
            <text:p>3437</text:p>
          </table:table-cell>
          <table:table-cell table:formula="of:=[.E68]/1000000000" office:value-type="float" office:value="0.000003437">
            <text:p>3.44E-006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135">
            <text:p>135</text:p>
          </table:table-cell>
          <table:table-cell table:formula="of:=[.J68]/1000000000" office:value-type="float" office:value="0.000000135">
            <text:p>1.35E-007</text:p>
          </table:table-cell>
          <table:table-cell office:value-type="float" office:value="12.6">
            <text:p>12.6</text:p>
          </table:table-cell>
          <table:table-cell table:formula="of:=[.L68]/1000000000" office:value-type="float" office:value="0.0000000126">
            <text:p>1.26E-008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1571">
            <text:p>1571</text:p>
          </table:table-cell>
          <table:table-cell table:formula="of:=[.C69]/1000000000" office:value-type="float" office:value="0.000001571">
            <text:p>1.57E-006</text:p>
          </table:table-cell>
          <table:table-cell office:value-type="float" office:value="339">
            <text:p>339</text:p>
          </table:table-cell>
          <table:table-cell table:formula="of:=[.E69]/1000000000" office:value-type="float" office:value="0.000000339">
            <text:p>3.39E-007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15.3">
            <text:p>15.3</text:p>
          </table:table-cell>
          <table:table-cell table:formula="of:=[.J69]/1000000000" office:value-type="float" office:value="0.0000000153">
            <text:p>1.53E-008</text:p>
          </table:table-cell>
          <table:table-cell office:value-type="float" office:value="1.3">
            <text:p>1.3</text:p>
          </table:table-cell>
          <table:table-cell table:formula="of:=[.L69]/1000000000" office:value-type="float" office:value="0.0000000013">
            <text:p>1.30E-009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254">
            <text:p>254</text:p>
          </table:table-cell>
          <table:table-cell table:formula="of:=[.C70]/1000000000" office:value-type="float" office:value="0.000000254">
            <text:p>2.54E-007</text:p>
          </table:table-cell>
          <table:table-cell office:value-type="float" office:value="146">
            <text:p>146</text:p>
          </table:table-cell>
          <table:table-cell table:formula="of:=[.E70]/1000000000" office:value-type="float" office:value="0.000000146">
            <text:p>1.46E-007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2.2">
            <text:p>2.2</text:p>
          </table:table-cell>
          <table:table-cell table:formula="of:=[.J70]/1000000000" office:value-type="float" office:value="0.0000000022">
            <text:p>2.20E-009</text:p>
          </table:table-cell>
          <table:table-cell office:value-type="float" office:value="0.6">
            <text:p>0.6</text:p>
          </table:table-cell>
          <table:table-cell table:formula="of:=[.L70]/1000000000" office:value-type="float" office:value="0.0000000006">
            <text:p>6.00E-010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SHIELDING LEAD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SHIELDING STRUCT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C77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E77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0">
            <text:p>1.00E+010</text:p>
          </table:table-cell>
          <table:table-cell table:formula="of:=[.J77]/10000000000" office:value-type="float" office:value="1">
            <text:p>1.00E+000</text:p>
          </table:table-cell>
          <table:table-cell table:style-name="ce603" office:value-type="float" office:value="10000000000">
            <text:p>1.00E+010</text:p>
          </table:table-cell>
          <table:table-cell table:formula="of:=[.L77]/10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</table:table-cell>
          <table:covered-table-cell table:style-name="ce592"/>
          <table:table-cell office:value-type="float" office:value="3681">
            <text:p>3681</text:p>
          </table:table-cell>
          <table:table-cell table:formula="of:=[.C78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8]/1000000000" office:value-type="float" office:value="0.000000062">
            <text:p>6.20E-008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79" table:end-x="0.0795in" table:end-y="0.1646in" draw:z-index="12" draw:style-name="gr1" draw:text-style-name="P1" svg:width="0.0787in" svg:height="0.1815in" svg:x="0.0008in" svg:y="0.1575in">
              <draw:object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  <draw:frame table:end-cell-address="'REJECTION FACTORS'.H79" table:end-x="0.0795in" table:end-y="0.1646in" draw:z-index="13" draw:style-name="gr1" draw:text-style-name="P1" svg:width="0.0787in" svg:height="0.1815in" svg:x="0.0008in" svg:y="0.1575in">
              <draw:object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  <draw:frame table:end-cell-address="'REJECTION FACTORS'.H79" table:end-x="0.0795in" table:end-y="0.1634in" draw:z-index="14" draw:style-name="gr1" draw:text-style-name="P1" svg:width="0.0787in" svg:height="0.1815in" svg:x="0.0008in" svg:y="0.1563in">
              <draw:object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  <draw:frame table:end-cell-address="'REJECTION FACTORS'.H79" table:end-x="0.0795in" table:end-y="0.1634in" draw:z-index="15" draw:style-name="gr1" draw:text-style-name="P1" svg:width="0.0787in" svg:height="0.1815in" svg:x="0.0008in" svg:y="0.1563in">
              <draw:object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covered-table-cell table:style-name="ce592"/>
          <table:table-cell office:value-type="float" office:value="16103">
            <text:p>16103</text:p>
          </table:table-cell>
          <table:table-cell table:formula="of:=[.J78]/10000000000" office:value-type="float" office:value="0.0000016103">
            <text:p>1.61E-006</text:p>
          </table:table-cell>
          <table:table-cell office:value-type="float" office:value="1498">
            <text:p>1498</text:p>
          </table:table-cell>
          <table:table-cell table:formula="of:=[.L78]/10000000000" office:value-type="float" office:value="0.0000001498">
            <text:p>1.50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80" table:end-x="0.0791in" table:end-y="0.0339in" draw:z-index="4" draw:style-name="gr1" draw:text-style-name="P1" svg:width="0.0787in" svg:height="0.1878in" svg:x="0.0004in" svg:y="0.0201in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  <draw:frame table:end-cell-address="'REJECTION FACTORS'.A80" table:end-x="0.0791in" table:end-y="0.0339in" draw:z-index="5" draw:style-name="gr1" draw:text-style-name="P1" svg:width="0.0787in" svg:height="0.1878in" svg:x="0.0004in" svg:y="0.0201in">
              <draw:object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  <draw:frame table:end-cell-address="'REJECTION FACTORS'.A80" table:end-x="0.0791in" table:end-y="0.0154in" draw:z-index="6" draw:style-name="gr1" draw:text-style-name="P1" svg:width="0.0787in" svg:height="0.189in" svg:x="0.0004in" svg:y="0.0004in">
              <draw:object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  <draw:frame table:end-cell-address="'REJECTION FACTORS'.A80" table:end-x="0.0791in" table:end-y="0.0154in" draw:z-index="7" draw:style-name="gr1" draw:text-style-name="P1" svg:width="0.0787in" svg:height="0.189in" svg:x="0.0004in" svg:y="0.0004in">
              <draw:object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covered-table-cell table:style-name="ce592"/>
          <table:table-cell office:value-type="float" office:value="3681">
            <text:p>3681</text:p>
          </table:table-cell>
          <table:table-cell table:formula="of:=[.C79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9]/1000000000" office:value-type="float" office:value="0.000000062">
            <text:p>6.20E-008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16103">
            <text:p>16103</text:p>
          </table:table-cell>
          <table:table-cell table:formula="of:=[.J79]/1000000000" office:value-type="float" office:value="0.000016103">
            <text:p>1.61E-005</text:p>
          </table:table-cell>
          <table:table-cell office:value-type="float" office:value="210">
            <text:p>210</text:p>
          </table:table-cell>
          <table:table-cell table:formula="of:=[.L79]/10000000000" office:value-type="float" office:value="0.000000021">
            <text:p>2.10E-008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533">
            <text:p>533</text:p>
          </table:table-cell>
          <table:table-cell table:formula="of:=[.C80]/1000000000" office:value-type="float" office:value="0.000000533">
            <text:p>5.33E-007</text:p>
          </table:table-cell>
          <table:table-cell office:value-type="float" office:value="45.3">
            <text:p>45.3</text:p>
          </table:table-cell>
          <table:table-cell table:formula="of:=[.E80]/1000000000" office:value-type="float" office:value="0.0000000453">
            <text:p>4.53E-008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2231">
            <text:p>2231</text:p>
          </table:table-cell>
          <table:table-cell table:formula="of:=[.J80]/10000000000" office:value-type="float" office:value="0.0000002231">
            <text:p>2.23E-007</text:p>
          </table:table-cell>
          <table:table-cell office:value-type="float" office:value="145">
            <text:p>145</text:p>
          </table:table-cell>
          <table:table-cell table:formula="of:=[.L80]/10000000000" office:value-type="float" office:value="0.0000000145">
            <text:p>1.45E-008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12.6">
            <text:p>12.6</text:p>
          </table:table-cell>
          <table:table-cell table:formula="of:=[.C81]/1000000000" office:value-type="float" office:value="0.0000000126">
            <text:p>1.26E-008</text:p>
          </table:table-cell>
          <table:table-cell office:value-type="float" office:value="5">
            <text:p>5</text:p>
          </table:table-cell>
          <table:table-cell table:formula="of:=[.E81]/1000000000" office:value-type="float" office:value="0.000000005">
            <text:p>5.00E-009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161">
            <text:p>161</text:p>
          </table:table-cell>
          <table:table-cell table:formula="of:=[.J81]/10000000000" office:value-type="float" office:value="0.0000000161">
            <text:p>1.61E-008</text:p>
          </table:table-cell>
          <table:table-cell office:value-type="float" office:value="16.1">
            <text:p>16.1</text:p>
          </table:table-cell>
          <table:table-cell table:formula="of:=[.L81]/10000000000" office:value-type="float" office:value="0.00000000161">
            <text:p>1.61E-009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1.4">
            <text:p>1.4</text:p>
          </table:table-cell>
          <table:table-cell table:formula="of:=[.C82]/1000000000" office:value-type="float" office:value="0.0000000014">
            <text:p>1.40E-009</text:p>
          </table:table-cell>
          <table:table-cell office:value-type="float" office:value="0.5">
            <text:p>0.5</text:p>
          </table:table-cell>
          <table:table-cell table:formula="of:=[.E82]/1000000000" office:value-type="float" office:value="0.0000000005">
            <text:p>5.00E-010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18.3">
            <text:p>18.3</text:p>
          </table:table-cell>
          <table:table-cell table:formula="of:=[.J82]/10000000000" office:value-type="float" office:value="0.00000000183">
            <text:p>1.83E-009</text:p>
          </table:table-cell>
          <table:table-cell office:value-type="float" office:value="1.62">
            <text:p>1.62</text:p>
          </table:table-cell>
          <table:table-cell table:formula="of:=[.L82]/10000000000" office:value-type="float" office:value="0.000000000162">
            <text:p>1.62E-01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0.207">
            <text:p>0.207</text:p>
          </table:table-cell>
          <table:table-cell table:formula="of:=[.C83]/1000000000" office:value-type="float" office:value="0.000000000207">
            <text:p>2.07E-010</text:p>
          </table:table-cell>
          <table:table-cell office:value-type="float" office:value="0.225">
            <text:p>0.225</text:p>
          </table:table-cell>
          <table:table-cell table:formula="of:=[.E83]/1000000000" office:value-type="float" office:value="0.000000000225">
            <text:p>2.25E-010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2.63">
            <text:p>2.63</text:p>
          </table:table-cell>
          <table:table-cell table:formula="of:=[.J83]/10000000000" office:value-type="float" office:value="0.000000000263">
            <text:p>2.63E-010</text:p>
          </table:table-cell>
          <table:table-cell office:value-type="float" office:value="0.72">
            <text:p>0.72</text:p>
          </table:table-cell>
          <table:table-cell table:formula="of:=[.L83]/10000000000" office:value-type="float" office:value="0.000000000072">
            <text:p>7.20E-011</text:p>
          </table:table-cell>
        </table:table-row>
        <table:table-row table:style-name="ro72">
          <table:table-cell table:number-columns-repeated="2"/>
          <table:table-cell table:style-name="Default" table:number-columns-repeated="4"/>
          <table:table-cell table:number-columns-repeated="3"/>
          <table:table-cell table:style-name="ce625"/>
          <table:table-cell table:style-name="Default" table:number-columns-repeated="3"/>
        </table:table-row>
        <table:table-row table:style-name="ro5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8" office:value-type="string" table:number-columns-spanned="4" table:number-rows-spanned="1">
            <text:p>TRACK SUPPORT</text:p>
          </table:table-cell>
          <table:covered-table-cell table:number-columns-repeated="2" table:style-name="ce606"/>
          <table:covered-table-cell table:style-name="ce604"/>
          <table:table-cell table:number-columns-repeated="3"/>
          <table:table-cell table:style-name="ce598" office:value-type="string" table:number-columns-spanned="4" table:number-rows-spanned="1">
            <text:p>VESSEL</text:p>
          </table:table-cell>
          <table:covered-table-cell table:number-columns-repeated="2" table:style-name="ce606"/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7" table:number-columns-repeated="2"/>
          <table:table-cell table:style-name="ce605"/>
          <table:table-cell table:number-columns-repeated="3"/>
          <table:table-cell table:style-name="ce595"/>
          <table:table-cell table:style-name="ce607" table:number-columns-repeated="2"/>
          <table:table-cell table:style-name="ce605"/>
        </table:table-row>
        <table:table-row table:style-name="ro53">
          <table:table-cell table:number-columns-repeated="2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  <table:table-cell table:number-columns-repeated="3"/>
          <table:table-cell table:style-name="ce599" office:value-type="string" table:number-columns-spanned="2" table:number-rows-spanned="1">
            <text:p>Tl-208</text:p>
          </table:table-cell>
          <table:covered-table-cell table:style-name="ce604"/>
          <table:table-cell table:style-name="ce599" office:value-type="string" table:number-columns-spanned="2" table:number-rows-spanned="1">
            <text:p>Bi-214</text:p>
          </table:table-cell>
          <table:covered-table-cell table:style-name="ce604"/>
        </table:table-row>
        <table:table-row table:style-name="ro52">
          <table:table-cell table:number-columns-repeated="2"/>
          <table:table-cell table:style-name="ce595"/>
          <table:table-cell table:style-name="ce605"/>
          <table:table-cell table:style-name="ce595"/>
          <table:table-cell table:style-name="ce605"/>
          <table:table-cell table:number-columns-repeated="3"/>
          <table:table-cell table:style-name="ce595"/>
          <table:table-cell table:style-name="ce605"/>
          <table:table-cell table:style-name="ce595"/>
          <table:table-cell table:style-name="ce605"/>
        </table:table-row>
        <table:table-row table:style-name="ro52"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C90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E90]/1000000000" office:value-type="float" office:value="1">
            <text:p>1.00E+000</text:p>
          </table:table-cell>
          <table:table-cell/>
          <table:table-cell table:style-name="ce589" office:value-type="string" table:number-columns-spanned="2" table:number-rows-spanned="1">
            <text:p>Initial events</text:p>
          </table:table-cell>
          <table:covered-table-cell table:style-name="ce592"/>
          <table:table-cell table:style-name="ce603" office:value-type="float" office:value="1000000000">
            <text:p>1.00E+009</text:p>
          </table:table-cell>
          <table:table-cell table:formula="of:=[.J90]/1000000000" office:value-type="float" office:value="1">
            <text:p>1.00E+000</text:p>
          </table:table-cell>
          <table:table-cell table:style-name="ce603" office:value-type="float" office:value="1000000000">
            <text:p>1.00E+009</text:p>
          </table:table-cell>
          <table:table-cell table:formula="of:=[.L90]/1000000000" office:value-type="float" office:value="1">
            <text:p>1.00E+000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Fiducials</text:p>
            <draw:frame table:end-cell-address="'REJECTION FACTORS'.A93" table:end-x="0.0791in" table:end-y="0.0024in" draw:z-index="2" draw:style-name="gr1" draw:text-style-name="P1" svg:width="0.0787in" svg:height="0.1941in" svg:x="0.0004in" svg:y="0.1571in">
              <draw:object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  <draw:frame table:end-cell-address="'REJECTION FACTORS'.A93" table:end-x="0.0791in" table:end-y="0.0024in" draw:z-index="3" draw:style-name="gr1" draw:text-style-name="P1" svg:width="0.0787in" svg:height="0.1941in" svg:x="0.0004in" svg:y="0.1571in">
              <draw:object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covered-table-cell table:style-name="ce592"/>
          <table:table-cell office:value-type="float" office:value="8521253">
            <text:p>8521253</text:p>
          </table:table-cell>
          <table:table-cell table:formula="of:=[.C91]/1000000000" office:value-type="float" office:value="0.008521253">
            <text:p>8.52E-003</text:p>
          </table:table-cell>
          <table:table-cell office:value-type="float" office:value="107352">
            <text:p>107352</text:p>
          </table:table-cell>
          <table:table-cell table:formula="of:=[.E91]/1000000000" office:value-type="float" office:value="0.000107352">
            <text:p>1.07E-004</text:p>
          </table:table-cell>
          <table:table-cell/>
          <table:table-cell table:style-name="ce589" office:value-type="string" table:number-columns-spanned="2" table:number-rows-spanned="1">
            <text:p>Fiducials</text:p>
            <draw:frame table:end-cell-address="'REJECTION FACTORS'.H92" table:end-x="0.0795in" table:end-y="0.165in" draw:z-index="8" draw:style-name="gr1" draw:text-style-name="P1" svg:width="0.0787in" svg:height="0.1815in" svg:x="0.0008in" svg:y="0.1579in">
              <draw:object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  <draw:frame table:end-cell-address="'REJECTION FACTORS'.H92" table:end-x="0.0795in" table:end-y="0.165in" draw:z-index="9" draw:style-name="gr1" draw:text-style-name="P1" svg:width="0.0787in" svg:height="0.1815in" svg:x="0.0008in" svg:y="0.1579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  <draw:frame table:end-cell-address="'REJECTION FACTORS'.H92" table:end-x="0.0795in" table:end-y="0.1634in" draw:z-index="10" draw:style-name="gr1" draw:text-style-name="P1" svg:width="0.0787in" svg:height="0.1815in" svg:x="0.0008in" svg:y="0.1563in">
              <draw:object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  <draw:frame table:end-cell-address="'REJECTION FACTORS'.H92" table:end-x="0.0795in" table:end-y="0.1634in" draw:z-index="11" draw:style-name="gr1" draw:text-style-name="P1" svg:width="0.0787in" svg:height="0.1815in" svg:x="0.0008in" svg:y="0.1563in">
              <draw:object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covered-table-cell table:style-name="ce592"/>
          <table:table-cell office:value-type="float" office:value="37399">
            <text:p>37399</text:p>
          </table:table-cell>
          <table:table-cell table:formula="of:=[.J91]/1000000000" office:value-type="float" office:value="0.000037399">
            <text:p>3.74E-005</text:p>
          </table:table-cell>
          <table:table-cell office:value-type="float" office:value="453">
            <text:p>453</text:p>
          </table:table-cell>
          <table:table-cell table:formula="of:=[.L91]/1000000000" office:value-type="float" office:value="0.000000453">
            <text:p>4.53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ue E [2.3,3.0]</text:p>
            <draw:frame table:end-cell-address="'REJECTION FACTORS'.A93" table:end-x="0.0791in" table:end-y="0.0118in" draw:z-index="0" draw:style-name="gr1" draw:text-style-name="P1" svg:width="0.0787in" svg:height="0.1846in" svg:x="0.0004in" svg:y="0.0016in">
              <draw:object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  <draw:frame table:end-cell-address="'REJECTION FACTORS'.A93" table:end-x="0.0791in" table:end-y="0.0118in" draw:z-index="1" draw:style-name="gr1" draw:text-style-name="P1" svg:width="0.0787in" svg:height="0.1846in" svg:x="0.0004in" svg:y="0.0016in">
              <draw:object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covered-table-cell table:style-name="ce592"/>
          <table:table-cell office:value-type="float" office:value="8196997">
            <text:p>8196997</text:p>
          </table:table-cell>
          <table:table-cell table:formula="of:=[.C92]/1000000000" office:value-type="float" office:value="0.008196997">
            <text:p>8.20E-003</text:p>
          </table:table-cell>
          <table:table-cell office:value-type="float" office:value="106456">
            <text:p>106456</text:p>
          </table:table-cell>
          <table:table-cell table:formula="of:=[.E92]/1000000000" office:value-type="float" office:value="0.000106456">
            <text:p>1.06E-004</text:p>
          </table:table-cell>
          <table:table-cell/>
          <table:table-cell table:style-name="ce590" office:value-type="string" table:number-columns-spanned="2" table:number-rows-spanned="1">
            <text:p>True E [2.3,3.0]</text:p>
          </table:table-cell>
          <table:covered-table-cell table:style-name="ce592"/>
          <table:table-cell office:value-type="float" office:value="37396">
            <text:p>37396</text:p>
          </table:table-cell>
          <table:table-cell table:formula="of:=[.J92]/1000000000" office:value-type="float" office:value="0.000037396">
            <text:p>3.74E-005</text:p>
          </table:table-cell>
          <table:table-cell office:value-type="float" office:value="448">
            <text:p>448</text:p>
          </table:table-cell>
          <table:table-cell table:formula="of:=[.L92]/1000000000" office:value-type="float" office:value="0.000000448">
            <text:p>4.48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1081943">
            <text:p>1081943</text:p>
          </table:table-cell>
          <table:table-cell table:formula="of:=[.C93]/1000000000" office:value-type="float" office:value="0.001081943">
            <text:p>1.08E-003</text:p>
          </table:table-cell>
          <table:table-cell office:value-type="float" office:value="77922">
            <text:p>77922</text:p>
          </table:table-cell>
          <table:table-cell table:formula="of:=[.E93]/1000000000" office:value-type="float" office:value="0.000077922">
            <text:p>7.79E-005</text:p>
          </table:table-cell>
          <table:table-cell/>
          <table:table-cell table:style-name="ce589" office:value-type="string" table:number-columns-spanned="2" table:number-rows-spanned="1">
            <text:p>Sm. Energy Filter</text:p>
          </table:table-cell>
          <table:covered-table-cell table:style-name="ce592"/>
          <table:table-cell office:value-type="float" office:value="5339">
            <text:p>5339</text:p>
          </table:table-cell>
          <table:table-cell table:formula="of:=[.J93]/1000000000" office:value-type="float" office:value="0.000005339">
            <text:p>5.34E-006</text:p>
          </table:table-cell>
          <table:table-cell office:value-type="float" office:value="311">
            <text:p>311</text:p>
          </table:table-cell>
          <table:table-cell table:formula="of:=[.L93]/1000000000" office:value-type="float" office:value="0.000000311">
            <text:p>3.11E-007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25896">
            <text:p>25896</text:p>
          </table:table-cell>
          <table:table-cell table:formula="of:=[.C94]/1000000000" office:value-type="float" office:value="0.000025896">
            <text:p>2.59E-005</text:p>
          </table:table-cell>
          <table:table-cell office:value-type="float" office:value="8533">
            <text:p>8533</text:p>
          </table:table-cell>
          <table:table-cell table:formula="of:=[.E94]/1000000000" office:value-type="float" office:value="0.000008533">
            <text:p>8.53E-006</text:p>
          </table:table-cell>
          <table:table-cell/>
          <table:table-cell table:style-name="ce589" office:value-type="string" table:number-columns-spanned="2" table:number-rows-spanned="1">
            <text:p>Track Filter</text:p>
          </table:table-cell>
          <table:covered-table-cell table:style-name="ce592"/>
          <table:table-cell office:value-type="float" office:value="351">
            <text:p>351</text:p>
          </table:table-cell>
          <table:table-cell table:formula="of:=[.J94]/1000000000" office:value-type="float" office:value="0.000000351">
            <text:p>3.51E-007</text:p>
          </table:table-cell>
          <table:table-cell office:value-type="float" office:value="34.5">
            <text:p>34.5</text:p>
          </table:table-cell>
          <table:table-cell table:formula="of:=[.L94]/1000000000" office:value-type="float" office:value="0.0000000345">
            <text:p>3.45E-008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2998">
            <text:p>2998</text:p>
          </table:table-cell>
          <table:table-cell table:formula="of:=[.C95]/1000000000" office:value-type="float" office:value="0.000002998">
            <text:p>3.00E-006</text:p>
          </table:table-cell>
          <table:table-cell office:value-type="float" office:value="770">
            <text:p>770</text:p>
          </table:table-cell>
          <table:table-cell table:formula="of:=[.E95]/1000000000" office:value-type="float" office:value="0.00000077">
            <text:p>7.70E-007</text:p>
          </table:table-cell>
          <table:table-cell/>
          <table:table-cell table:style-name="ce589" office:value-type="string" table:number-columns-spanned="2" table:number-rows-spanned="1">
            <text:p>Blob Filter</text:p>
          </table:table-cell>
          <table:covered-table-cell table:style-name="ce592"/>
          <table:table-cell office:value-type="float" office:value="39.9">
            <text:p>39.9</text:p>
          </table:table-cell>
          <table:table-cell table:formula="of:=[.J95]/1000000000" office:value-type="float" office:value="0.0000000399">
            <text:p>3.99E-008</text:p>
          </table:table-cell>
          <table:table-cell office:value-type="float" office:value="3.5">
            <text:p>3.5</text:p>
          </table:table-cell>
          <table:table-cell table:formula="of:=[.L95]/1000000000" office:value-type="float" office:value="0.0000000035">
            <text:p>3.50E-009</text:p>
          </table:table-cell>
        </table:table-row>
        <table:table-row table:style-name="ro52"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446">
            <text:p>446</text:p>
          </table:table-cell>
          <table:table-cell table:formula="of:=[.C96]/1000000000" office:value-type="float" office:value="0.000000446">
            <text:p>4.46E-007</text:p>
          </table:table-cell>
          <table:table-cell office:value-type="float" office:value="315">
            <text:p>315</text:p>
          </table:table-cell>
          <table:table-cell table:formula="of:=[.E96]/1000000000" office:value-type="float" office:value="0.000000315">
            <text:p>3.15E-007</text:p>
          </table:table-cell>
          <table:table-cell/>
          <table:table-cell table:style-name="ce589" office:value-type="string" table:number-columns-spanned="2" table:number-rows-spanned="1">
            <text:p>ROI Filter</text:p>
          </table:table-cell>
          <table:covered-table-cell table:style-name="ce593"/>
          <table:table-cell office:value-type="float" office:value="5.7">
            <text:p>5.7</text:p>
          </table:table-cell>
          <table:table-cell table:formula="of:=[.J96]/1000000000" office:value-type="float" office:value="0.0000000057">
            <text:p>5.70E-009</text:p>
          </table:table-cell>
          <table:table-cell office:value-type="float" office:value="1.5">
            <text:p>1.5</text:p>
          </table:table-cell>
          <table:table-cell table:formula="of:=[.L96]/1000000000" office:value-type="float" office:value="0.0000000015">
            <text:p>1.50E-009</text:p>
          </table:table-cell>
        </table:table-row>
      </table:table>
      <table:table table:name="FINAL BACKGROUND CONTRIBUTION" table:style-name="ta5" table:print-ranges="'FINAL BACKGROUND CONTRIBUTION'.A1:'FINAL BACKGROUND CONTRIBUTION'.L41">
        <office:forms form:automatic-focus="false" form:apply-design-mode="false"/>
        <table:table-column table:style-name="co25" table:default-cell-style-name="Default"/>
        <table:table-column table:style-name="co25" table:default-cell-style-name="ce469"/>
        <table:table-column table:style-name="co25" table:default-cell-style-name="ce476"/>
        <table:table-column table:style-name="co25" table:default-cell-style-name="ce646"/>
        <table:table-column table:style-name="co25" table:default-cell-style-name="ce476"/>
        <table:table-column table:style-name="co25" table:number-columns-repeated="3" table:default-cell-style-name="ce646"/>
        <table:table-column table:style-name="co25" table:default-cell-style-name="Default"/>
        <table:table-column table:style-name="co25" table:default-cell-style-name="ce652"/>
        <table:table-row table:style-name="ro51">
          <table:table-cell table:style-name="ce634" office:value-type="string" table:number-columns-spanned="9" table:number-rows-spanned="1">
            <text:p>FINAL BACKGROUND CONTRIBUTIONS</text:p>
          </table:table-cell>
          <table:covered-table-cell table:number-columns-repeated="8" table:style-name="ce636"/>
          <table:table-cell table:style-name="Default"/>
        </table:table-row>
        <table:table-row table:style-name="ro53">
          <table:table-cell table:style-name="ce635" office:value-type="string" table:number-columns-spanned="2" table:number-rows-spanned="1">
            <text:p>VOLUME</text:p>
          </table:table-cell>
          <table:covered-table-cell table:style-name="ce635"/>
          <table:table-cell table:style-name="ce635" office:value-type="string">
            <text:p>Bi-214</text:p>
          </table:table-cell>
          <table:table-cell table:style-name="ce635" office:value-type="string">
            <text:p>%</text:p>
          </table:table-cell>
          <table:table-cell table:style-name="ce648" office:value-type="string">
            <text:p>Tl-208</text:p>
          </table:table-cell>
          <table:table-cell table:style-name="ce635" office:value-type="string">
            <text:p>%</text:p>
          </table:table-cell>
          <table:table-cell table:style-name="ce635" office:value-type="string">
            <text:p>TOTAL</text:p>
          </table:table-cell>
          <table:table-cell table:style-name="ce635" office:value-type="string">
            <text:p>%</text:p>
          </table:table-cell>
          <table:table-cell/>
          <table:table-cell table:style-name="ce651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/>
          <table:table-cell table:style-name="ce641" table:formula="of:=[$'REJECTION FACTORS'.F31]*[$'TOTAL ACTIVITIES'.D10]" office:value-type="float" office:value="0.00000579894683007641">
            <text:p>5.80E-06</text:p>
          </table:table-cell>
          <table:table-cell table:style-name="ce645" table:formula="of:=[.C3]/[.C27]" office:value-type="float" office:value="0.0427482277287432">
            <text:p>4.27E-02</text:p>
          </table:table-cell>
          <table:table-cell table:style-name="ce641" table:formula="of:=[$'REJECTION FACTORS'.D31]*[$'TOTAL ACTIVITIES'.G10]" office:value-type="float" office:value="0.00000832494138358708">
            <text:p>8.32E-06</text:p>
          </table:table-cell>
          <table:table-cell table:style-name="ce645" table:formula="of:=[.E3]/[.E27]" office:value-type="float" office:value="0.0834673463361912">
            <text:p>8.35E-02</text:p>
          </table:table-cell>
          <table:table-cell table:style-name="ce645" table:formula="of:=[.C3]+[.E3]" office:value-type="float" office:value="0.0000141238882136635">
            <text:p>1.41E-05</text:p>
          </table:table-cell>
          <table:table-cell table:style-name="ce645" table:formula="of:=[.G3]/[.G27]" office:value-type="float" office:value="0.0600014613561921">
            <text:p>6.00E-02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PMT</text:p>
          </table:table-cell>
          <table:covered-table-cell/>
          <table:table-cell table:formula="of:=[$'REJECTION FACTORS'.F70]*[$'TOTAL ACTIVITIES'.D13]" office:value-type="float" office:value="0.000003066">
            <text:p>3.07E-06</text:p>
          </table:table-cell>
          <table:table-cell table:formula="of:=[.C4]/[.C27]" office:value-type="float" office:value="0.022601701663576">
            <text:p>2.26E-02</text:p>
          </table:table-cell>
          <table:table-cell table:formula="of:=[$'REJECTION FACTORS'.D70]*[$'TOTAL ACTIVITIES'.G13]" office:value-type="float" office:value="0.00000290294568">
            <text:p>2.90E-06</text:p>
          </table:table-cell>
          <table:table-cell table:formula="of:=[.E4]/[.E27]" office:value-type="float" office:value="0.0291054508738543">
            <text:p>2.91E-02</text:p>
          </table:table-cell>
          <table:table-cell table:formula="of:=[.C4]+[.E4]" office:value-type="float" office:value="0.00000596894568">
            <text:p>5.97E-06</text:p>
          </table:table-cell>
          <table:table-cell table:formula="of:=[.G4]/[.G27]" office:value-type="float" office:value="0.0253574269448875">
            <text:p>2.54E-02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PMT_BASE</text:p>
          </table:table-cell>
          <table:covered-table-cell/>
          <table:table-cell table:style-name="ce641" table:formula="of:=[$'REJECTION FACTORS'.F70]*[$'TOTAL ACTIVITIES'.D15]" office:value-type="float" office:value="0.00000597432">
            <text:p>5.97E-06</text:p>
          </table:table-cell>
          <table:table-cell table:style-name="ce645" table:formula="of:=[.C5]/[.C27]" office:value-type="float" office:value="0.0440410300987395">
            <text:p>4.40E-02</text:p>
          </table:table-cell>
          <table:table-cell table:style-name="ce641" table:formula="of:=[$'REJECTION FACTORS'.D70]*[$'TOTAL ACTIVITIES'.G15]" office:value-type="float" office:value="0.000003899806272">
            <text:p>3.90E-06</text:p>
          </table:table-cell>
          <table:table-cell table:style-name="ce645" table:formula="of:=[.E5]/[.E27]" office:value-type="float" office:value="0.0391001528720457">
            <text:p>3.91E-02</text:p>
          </table:table-cell>
          <table:table-cell table:style-name="ce645" table:formula="of:=[.C5]+[.E5]" office:value-type="float" office:value="0.000009874126272">
            <text:p>9.87E-06</text:p>
          </table:table-cell>
          <table:table-cell table:style-name="ce645" table:formula="of:=[.G5]/[.G27]" office:value-type="float" office:value="0.0419475145209957">
            <text:p>4.19E-02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/>
          <table:table-cell table:style-name="ce477" table:formula="of:=[$'REJECTION FACTORS'.M44]*[$'TOTAL ACTIVITIES'.D19]" office:value-type="float" office:value="0.0000252123168233359">
            <text:p>2.52E-05</text:p>
          </table:table-cell>
          <table:table-cell table:style-name="ce647" table:formula="of:=[.C6]/[.C27]" office:value-type="float" office:value="0.185858207139138">
            <text:p>1.86E-01</text:p>
          </table:table-cell>
          <table:table-cell table:style-name="ce477" table:formula="of:=[$'REJECTION FACTORS'.K44]*[$'TOTAL ACTIVITIES'.G19]" office:value-type="float" office:value="0.00000897417877491939">
            <text:p>8.97E-06</text:p>
          </table:table-cell>
          <table:table-cell table:style-name="ce647" table:formula="of:=[.E6]/[.E27]" office:value-type="float" office:value="0.0899767161563292">
            <text:p>9.00E-02</text:p>
          </table:table-cell>
          <table:table-cell table:style-name="ce647" table:formula="of:=[.C6]+[.E6]" office:value-type="float" office:value="0.0000341864955982553">
            <text:p>3.42E-05</text:p>
          </table:table-cell>
          <table:table-cell table:style-name="ce647" table:formula="of:=[.G6]/[.G27]" office:value-type="float" office:value="0.145231940632182">
            <text:p>1.45E-01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OPTICAL_PAD</text:p>
          </table:table-cell>
          <table:covered-table-cell/>
          <table:table-cell table:formula="of:=[$'REJECTION FACTORS'.M44]*[$'TOTAL ACTIVITIES'.D22]" office:value-type="float" office:value="0.00000302544">
            <text:p>3.03E-06</text:p>
          </table:table-cell>
          <table:table-cell table:formula="of:=[.C7]/[.C27]" office:value-type="float" office:value="0.0223027045926449">
            <text:p>2.23E-02</text:p>
          </table:table-cell>
          <table:table-cell table:formula="of:=[$'REJECTION FACTORS'.K44]*[$'TOTAL ACTIVITIES'.G19]" office:value-type="float" office:value="0.00000897417877491939">
            <text:p>8.97E-06</text:p>
          </table:table-cell>
          <table:table-cell table:formula="of:=[.E7]/[.E27]" office:value-type="float" office:value="0.0899767161563292">
            <text:p>9.00E-02</text:p>
          </table:table-cell>
          <table:table-cell table:formula="of:=[.C7]+[.E7]" office:value-type="float" office:value="0.0000119996187749194">
            <text:p>1.20E-05</text:p>
          </table:table-cell>
          <table:table-cell table:formula="of:=[.G7]/[.G27]" office:value-type="float" office:value="0.0509770858647719">
            <text:p>5.10E-02</text:p>
          </table:table-cell>
          <table:table-cell table:number-columns-repeated="2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/>
          <table:table-cell table:style-name="ce477" table:formula="of:=[$'REJECTION FACTORS'.F57]*[$'TOTAL ACTIVITIES'.D25]" office:value-type="float" office:value="0.00000051235140805">
            <text:p>5.12E-07</text:p>
          </table:table-cell>
          <table:table-cell table:style-name="ce647" table:formula="of:=[.C8]/[.C27]" office:value-type="float" office:value="0.00377691248260247">
            <text:p>3.78E-03</text:p>
          </table:table-cell>
          <table:table-cell table:style-name="ce477" table:formula="of:=[$'REJECTION FACTORS'.D57]*[$'TOTAL ACTIVITIES'.G25]" office:value-type="float" office:value="0.000000014248472579535">
            <text:p>1.42E-08</text:p>
          </table:table-cell>
          <table:table-cell table:style-name="ce647" table:formula="of:=[.E8]/[.E27]" office:value-type="float" office:value="0.000142857726049878">
            <text:p>1.43E-04</text:p>
          </table:table-cell>
          <table:table-cell table:style-name="ce647" table:formula="of:=[.C8]+[.E8]" office:value-type="float" office:value="0.000000526599880629535">
            <text:p>5.27E-07</text:p>
          </table:table-cell>
          <table:table-cell table:style-name="ce647" table:formula="of:=[.G8]/[.G27]" office:value-type="float" office:value="0.00223711501463185">
            <text:p>2.24E-03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/>
          <table:table-cell table:style-name="ce641" table:formula="of:=[$'REJECTION FACTORS'.F57]*[$'TOTAL ACTIVITIES'.D30]" office:value-type="float" office:value="0.00000159198460577">
            <text:p>1.59E-06</text:p>
          </table:table-cell>
          <table:table-cell table:style-name="ce645" table:formula="of:=[.C9]/[.C27]" office:value-type="float" office:value="0.0117356689865033">
            <text:p>1.17E-02</text:p>
          </table:table-cell>
          <table:table-cell table:style-name="ce641" table:formula="of:=[$'REJECTION FACTORS'.D57]*[$'TOTAL ACTIVITIES'.G30]" office:value-type="float" office:value="0.00000225425587678077">
            <text:p>2.25E-06</text:p>
          </table:table-cell>
          <table:table-cell table:style-name="ce645" table:formula="of:=[.E9]/[.E27]" office:value-type="float" office:value="0.0226015712697524">
            <text:p>2.26E-02</text:p>
          </table:table-cell>
          <table:table-cell table:style-name="ce645" table:formula="of:=[.C9]+[.E9]" office:value-type="float" office:value="0.00000384624048255077">
            <text:p>3.85E-06</text:p>
          </table:table-cell>
          <table:table-cell table:style-name="ce645" table:formula="of:=[.G9]/[.G27]" office:value-type="float" office:value="0.0163396967031454">
            <text:p>1.63E-02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/>
          <table:table-cell table:formula="of:=[$'REJECTION FACTORS'.F57]*[$'TOTAL ACTIVITIES'.D33]" office:value-type="float" office:value="0.0000125550976444444">
            <text:p>1.26E-05</text:p>
          </table:table-cell>
          <table:table-cell table:formula="of:=[.C10]/[.C27]" office:value-type="float" office:value="0.0925526977549899">
            <text:p>9.26E-02</text:p>
          </table:table-cell>
          <table:table-cell table:formula="of:=[$'REJECTION FACTORS'.D57]*[$'TOTAL ACTIVITIES'.G33]" office:value-type="float" office:value="0.000000760145319898537">
            <text:p>7.60E-07</text:p>
          </table:table-cell>
          <table:table-cell table:formula="of:=[.E10]/[.E27]" office:value-type="float" office:value="0.00762135248266068">
            <text:p>7.62E-03</text:p>
          </table:table-cell>
          <table:table-cell table:formula="of:=[.C10]+[.E10]" office:value-type="float" office:value="0.000013315242964343">
            <text:p>1.33E-05</text:p>
          </table:table-cell>
          <table:table-cell table:formula="of:=[.G10]/[.G27]" office:value-type="float" office:value="0.0565661540283534">
            <text:p>5.66E-02</text:p>
          </table:table-cell>
          <table:table-cell table:number-columns-repeated="2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/>
          <table:table-cell table:style-name="ce641" table:formula="of:=[$'REJECTION FACTORS'.F57]*[$'TOTAL ACTIVITIES'.D36]" office:value-type="float" office:value="0.00000137881614">
            <text:p>1.38E-06</text:p>
          </table:table-cell>
          <table:table-cell table:style-name="ce645" table:formula="of:=[.C11]/[.C27]" office:value-type="float" office:value="0.0101642501778224">
            <text:p>1.02E-02</text:p>
          </table:table-cell>
          <table:table-cell table:style-name="ce641" table:formula="of:=[$'REJECTION FACTORS'.D57]*[$'TOTAL ACTIVITIES'.G36]" office:value-type="float" office:value="0.0000001058282745">
            <text:p>1.06E-07</text:p>
          </table:table-cell>
          <table:table-cell table:style-name="ce645" table:formula="of:=[.E11]/[.E27]" office:value-type="float" office:value="0.00106105314534322">
            <text:p>1.06E-03</text:p>
          </table:table-cell>
          <table:table-cell table:style-name="ce645" table:formula="of:=[.C11]+[.E11]" office:value-type="float" office:value="0.0000014846444145">
            <text:p>1.48E-06</text:p>
          </table:table-cell>
          <table:table-cell table:style-name="ce645" table:formula="of:=[.G11]/[.G27]" office:value-type="float" office:value="0.0063071041852435">
            <text:p>6.31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/>
          <table:table-cell table:style-name="ce477" table:formula="of:=[$'REJECTION FACTORS'.M31]*[$'TOTAL ACTIVITIES'.D40]" office:value-type="float" office:value="0.00000055042597584">
            <text:p>5.50E-07</text:p>
          </table:table-cell>
          <table:table-cell table:style-name="ce647" table:formula="of:=[.C12]/[.C27]" office:value-type="float" office:value="0.0040575876366009">
            <text:p>4.06E-03</text:p>
          </table:table-cell>
          <table:table-cell table:style-name="ce477" table:formula="of:=[$'REJECTION FACTORS'.K31]*[$'TOTAL ACTIVITIES'.G40]" office:value-type="float" office:value="0.0000000258944702223036">
            <text:p>2.59E-08</text:p>
          </table:table-cell>
          <table:table-cell table:style-name="ce647" table:formula="of:=[.E12]/[.E27]" office:value-type="float" office:value="0.000259622574460208">
            <text:p>2.60E-04</text:p>
          </table:table-cell>
          <table:table-cell table:style-name="ce647" table:formula="of:=[.C12]+[.E12]" office:value-type="float" office:value="0.000000576320446062304">
            <text:p>5.76E-07</text:p>
          </table:table-cell>
          <table:table-cell table:style-name="ce647" table:formula="of:=[.G12]/[.G27]" office:value-type="float" office:value="0.00244833918607044">
            <text:p>2.45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/>
          <table:table-cell table:style-name="ce477" table:formula="of:=[$'REJECTION FACTORS'.M31]*[$'TOTAL ACTIVITIES'.D44]" office:value-type="float" office:value="0.00000055048111092">
            <text:p>5.50E-07</text:p>
          </table:table-cell>
          <table:table-cell table:style-name="ce647" table:formula="of:=[.C13]/[.C27]" office:value-type="float" office:value="0.00405799407711928">
            <text:p>4.06E-03</text:p>
          </table:table-cell>
          <table:table-cell table:style-name="ce477" table:formula="of:=[$'REJECTION FACTORS'.K31]*[$'TOTAL ACTIVITIES'.G44]" office:value-type="float" office:value="0.000000025896876793815">
            <text:p>2.59E-08</text:p>
          </table:table-cell>
          <table:table-cell table:style-name="ce647" table:formula="of:=[.E13]/[.E27]" office:value-type="float" office:value="0.000259646703175183">
            <text:p>2.60E-04</text:p>
          </table:table-cell>
          <table:table-cell table:style-name="ce647" table:formula="of:=[.C13]+[.E13]" office:value-type="float" office:value="0.000000576377987713815">
            <text:p>5.76E-07</text:p>
          </table:table-cell>
          <table:table-cell table:style-name="ce647" table:formula="of:=[.G13]/[.G27]" office:value-type="float" office:value="0.0024485836359788">
            <text:p>2.45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/>
          <table:table-cell table:formula="of:=[$'REJECTION FACTORS'.F96]*[$'TOTAL ACTIVITIES'.D47]" office:value-type="float" office:value="0.000000718456666666667">
            <text:p>7.18E-07</text:p>
          </table:table-cell>
          <table:table-cell table:formula="of:=[.C14]/[.C27]" office:value-type="float" office:value="0.00529626328708652">
            <text:p>5.30E-03</text:p>
          </table:table-cell>
          <table:table-cell table:formula="of:=[$'REJECTION FACTORS'.D96]*[$'TOTAL ACTIVITIES'.G47]" office:value-type="float" office:value="0.0000000936029424585366">
            <text:p>9.36E-08</text:p>
          </table:table-cell>
          <table:table-cell table:formula="of:=[.E14]/[.E27]" office:value-type="float" office:value="0.000938479786978014">
            <text:p>9.38E-04</text:p>
          </table:table-cell>
          <table:table-cell table:formula="of:=[.C14]+[.E14]" office:value-type="float" office:value="0.000000812059609125204">
            <text:p>8.12E-07</text:p>
          </table:table-cell>
          <table:table-cell table:formula="of:=[.G14]/[.G27]" office:value-type="float" office:value="0.003449812298055">
            <text:p>3.45E-03</text:p>
          </table:table-cell>
          <table:table-cell table:number-columns-repeated="2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 table:style-name="Default"/>
          <table:table-cell table:style-name="ce478" table:formula="of:=[$'REJECTION FACTORS'.F96]*[$'TOTAL ACTIVITIES'.D49]" office:value-type="float" office:value="0.0000488628">
            <text:p>4.89E-05</text:p>
          </table:table-cell>
          <table:table-cell table:formula="of:=[.C15]/[.C27]" office:value-type="float" office:value="0.360203009800059">
            <text:p>3.60E-01</text:p>
          </table:table-cell>
          <table:table-cell table:formula="of:=[$'REJECTION FACTORS'.D96]*[$'TOTAL ACTIVITIES'.G49]" office:value-type="float" office:value="0.000052601553984">
            <text:p>5.26E-05</text:p>
          </table:table-cell>
          <table:table-cell table:formula="of:=[.E15]/[.E27]" office:value-type="float" office:value="0.527392557124839">
            <text:p>5.27E-01</text:p>
          </table:table-cell>
          <table:table-cell table:formula="of:=[.C15]+[.E15]" office:value-type="float" office:value="0.000101464353984">
            <text:p>1.01E-04</text:p>
          </table:table-cell>
          <table:table-cell table:formula="of:=[.G15]/[.G27]" office:value-type="float" office:value="0.431043450819189">
            <text:p>4.31E-01</text:p>
          </table:table-cell>
          <table:table-cell table:number-columns-repeated="2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/>
          <table:table-cell table:style-name="ce641" table:formula="of:=[$'REJECTION FACTORS'.M31]*[$'TOTAL ACTIVITIES'.D55]" office:value-type="float" office:value="0.0000166775968300032">
            <text:p>1.67E-05</text:p>
          </table:table-cell>
          <table:table-cell table:style-name="ce645" table:formula="of:=[.C16]/[.C27]" office:value-type="float" office:value="0.122942618400891">
            <text:p>1.23E-01</text:p>
          </table:table-cell>
          <table:table-cell table:style-name="ce641" table:formula="of:=[$'REJECTION FACTORS'.K31]*[$'TOTAL ACTIVITIES'.G55]" office:value-type="float" office:value="0.000004598921580288">
            <text:p>4.60E-06</text:p>
          </table:table-cell>
          <table:table-cell table:style-name="ce645" table:formula="of:=[.E16]/[.E27]" office:value-type="float" office:value="0.0461096075789405">
            <text:p>4.61E-02</text:p>
          </table:table-cell>
          <table:table-cell table:style-name="ce645" table:formula="of:=[.C16]+[.E16]" office:value-type="float" office:value="0.0000212765184102912">
            <text:p>2.13E-05</text:p>
          </table:table-cell>
          <table:table-cell table:style-name="ce645" table:formula="of:=[.G16]/[.G27]" office:value-type="float" office:value="0.0903874469888816">
            <text:p>9.04E-02</text:p>
          </table:table-cell>
          <table:table-cell table:number-columns-repeated="2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/>
          <table:table-cell table:formula="of:=[$'REJECTION FACTORS'.M57]*[$'TOTAL ACTIVITIES'.D59]" office:value-type="float" office:value="0.00000278333611111111">
            <text:p>2.78E-06</text:p>
          </table:table-cell>
          <table:table-cell table:formula="of:=[.C17]/[.C27]" office:value-type="float" office:value="0.0205179818697949">
            <text:p>2.05E-02</text:p>
          </table:table-cell>
          <table:table-cell table:formula="of:=[$'REJECTION FACTORS'.K57]*[$'TOTAL ACTIVITIES'.G59]" office:value-type="float" office:value="0.000000829969958634146">
            <text:p>8.30E-07</text:p>
          </table:table-cell>
          <table:table-cell table:formula="of:=[.E17]/[.E27]" office:value-type="float" office:value="0.00832142675773424">
            <text:p>8.32E-03</text:p>
          </table:table-cell>
          <table:table-cell table:formula="of:=[.C17]+[.E17]" office:value-type="float" office:value="0.00000361330606974526">
            <text:p>3.61E-06</text:p>
          </table:table-cell>
          <table:table-cell table:formula="of:=[.G17]/[.G27]" office:value-type="float" office:value="0.015350138802584">
            <text:p>1.54E-02</text:p>
          </table:table-cell>
          <table:table-cell table:number-columns-repeated="2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/>
          <table:table-cell table:formula="of:=[$'REJECTION FACTORS'.M96]*[$'TOTAL ACTIVITIES'.D71]" office:value-type="float" office:value="0.00000513381">
            <text:p>5.13E-06</text:p>
          </table:table-cell>
          <table:table-cell table:formula="of:=[.C18]/[.C27]" office:value-type="float" office:value="0.0378450234890682">
            <text:p>3.78E-02</text:p>
          </table:table-cell>
          <table:table-cell table:formula="of:=[$'REJECTION FACTORS'.K96]*[$'TOTAL ACTIVITIES'.G71]" office:value-type="float" office:value="0.00000502682059360976">
            <text:p>5.03E-06</text:p>
          </table:table-cell>
          <table:table-cell table:formula="of:=[.E18]/[.E27]" office:value-type="float" office:value="0.0503997993648258">
            <text:p>5.04E-02</text:p>
          </table:table-cell>
          <table:table-cell table:formula="of:=[.C18]+[.E18]" office:value-type="float" office:value="0.0000101606305936098">
            <text:p>1.02E-05</text:p>
          </table:table-cell>
          <table:table-cell table:formula="of:=[.G18]/[.G27]" office:value-type="float" office:value="0.0431646494714706">
            <text:p>4.32E-02</text:p>
          </table:table-cell>
          <table:table-cell table:number-columns-repeated="2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*[$'TOTAL ACTIVITIES'.D73]" office:value-type="float" office:value="0.00000119725425">
            <text:p>1.20E-06</text:p>
          </table:table-cell>
          <table:table-cell table:formula="of:=[.C19]/[.C27]" office:value-type="float" office:value="0.00882582627982662">
            <text:p>8.83E-03</text:p>
          </table:table-cell>
          <table:table-cell table:formula="of:=[$'REJECTION FACTORS'.D83]*[$'TOTAL ACTIVITIES'.G73]" office:value-type="float" office:value="0.0000000448334385372">
            <text:p>4.48E-08</text:p>
          </table:table-cell>
          <table:table-cell table:formula="of:=[.E19]/[.E27]" office:value-type="float" office:value="0.000449508046892024">
            <text:p>4.50E-04</text:p>
          </table:table-cell>
          <table:table-cell table:formula="of:=[.C19]+[.E19]" office:value-type="float" office:value="0.0000012420876885372">
            <text:p>1.24E-06</text:p>
          </table:table-cell>
          <table:table-cell table:formula="of:=[.G19]/[.G27]" office:value-type="float" office:value="0.00527666852904352">
            <text:p>5.28E-03</text:p>
          </table:table-cell>
          <table:table-cell table:number-columns-repeated="2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formula="of:=[$'REJECTION FACTORS'.M83]*[$'TOTAL ACTIVITIES'.D76]" office:value-type="float" office:value="0.000000001458">
            <text:p>1.46E-09</text:p>
          </table:table-cell>
          <table:table-cell table:formula="of:=[.C20]/[.C27]" office:value-type="float" office:value="0.0000107479716325811">
            <text:p>1.07E-05</text:p>
          </table:table-cell>
          <table:table-cell table:formula="of:=[$'REJECTION FACTORS'.K83]*[$'TOTAL ACTIVITIES'.G76]" office:value-type="float" office:value="0.000000002299146">
            <text:p>2.30E-09</text:p>
          </table:table-cell>
          <table:table-cell table:formula="of:=[.E20]/[.E27]" office:value-type="float" office:value="0.0000230516476473713">
            <text:p>2.31E-05</text:p>
          </table:table-cell>
          <table:table-cell table:formula="of:=[.C20]+[.E20]" office:value-type="float" office:value="0.000000003757146">
            <text:p>3.76E-09</text:p>
          </table:table-cell>
          <table:table-cell table:formula="of:=[.G20]/[.G27]" office:value-type="float" office:value="0.0000159612032549568">
            <text:p>1.60E-05</text:p>
          </table:table-cell>
          <table:table-cell/>
          <table:table-cell table:style-name="ce636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formula="of:=[$'REJECTION FACTORS'.M83]*[$'TOTAL ACTIVITIES'.D78]" office:value-type="float" office:value="0.0000000362016">
            <text:p>3.62E-08</text:p>
          </table:table-cell>
          <table:table-cell table:formula="of:=[.C21]/[.C27]" office:value-type="float" office:value="0.000266868154906756">
            <text:p>2.67E-04</text:p>
          </table:table-cell>
          <table:table-cell table:formula="of:=[$'REJECTION FACTORS'.K83]*[$'TOTAL ACTIVITIES'.G78]" office:value-type="float" office:value="0.00000018623293">
            <text:p>1.86E-07</text:p>
          </table:table-cell>
          <table:table-cell table:formula="of:=[.E21]/[.E27]" office:value-type="float" office:value="0.00186720455451614">
            <text:p>1.87E-03</text:p>
          </table:table-cell>
          <table:table-cell table:formula="of:=[.C21]+[.E21]" office:value-type="float" office:value="0.00000022243453">
            <text:p>2.22E-07</text:p>
          </table:table-cell>
          <table:table-cell table:formula="of:=[.G21]/[.G27]" office:value-type="float" office:value="0.000944952031209538">
            <text:p>9.45E-04</text:p>
          </table:table-cell>
          <table:table-cell/>
          <table:table-cell table:style-name="ce636"/>
        </table:table-row>
        <table:table-row table:style-name="ro53">
          <table:table-cell table:style-name="ce465" office:value-type="string">
            <text:p>BUBBLE_SEAL</text:p>
          </table:table-cell>
          <table:table-cell table:style-name="ce472"/>
          <table:table-cell table:formula="of:=[$'REJECTION FACTORS'.M83]*[$'TOTAL ACTIVITIES'.D80]" office:value-type="float" office:value="0.000000022832928">
            <text:p>2.28E-08</text:p>
          </table:table-cell>
          <table:table-cell table:formula="of:=[.C22]/[.C27]" office:value-type="float" office:value="0.000168318012642502">
            <text:p>1.68E-04</text:p>
          </table:table-cell>
          <table:table-cell table:formula="of:=[$'REJECTION FACTORS'.K83]*[$'TOTAL ACTIVITIES'.G80]" office:value-type="float" office:value="0.000000089065476">
            <text:p>8.91E-08</text:p>
          </table:table-cell>
          <table:table-cell table:formula="of:=[.E22]/[.E27]" office:value-type="float" office:value="0.000892986339404892">
            <text:p>8.93E-04</text:p>
          </table:table-cell>
          <table:table-cell table:formula="of:=[.C22]+[.E22]" office:value-type="float" office:value="0.000000111898404">
            <text:p>1.12E-07</text:p>
          </table:table-cell>
          <table:table-cell table:formula="of:=[.G22]/[.G27]" office:value-type="float" office:value="0.000475369647639265">
            <text:p>4.75E-04</text:p>
          </table:table-cell>
          <table:table-cell/>
          <table:table-cell table:style-name="ce636"/>
        </table:table-row>
        <table:table-row table:style-name="ro53">
          <table:table-cell table:style-name="ce465" office:value-type="string">
            <text:p>EDPM_SEAL</text:p>
          </table:table-cell>
          <table:table-cell table:style-name="ce472"/>
          <table:table-cell table:formula="of:=[$'REJECTION FACTORS'.M83]*[$'TOTAL ACTIVITIES'.D82]" office:value-type="float" office:value="0.00000000357588">
            <text:p>3.58E-09</text:p>
          </table:table-cell>
          <table:table-cell table:formula="of:=[.C23]/[.C27]" office:value-type="float" office:value="0.0000263603956114638">
            <text:p>2.64E-05</text:p>
          </table:table-cell>
          <table:table-cell table:formula="of:=[$'REJECTION FACTORS'.K83]*[$'TOTAL ACTIVITIES'.G82]" office:value-type="float" office:value="0.000000003280662">
            <text:p>3.28E-09</text:p>
          </table:table-cell>
          <table:table-cell table:formula="of:=[.E23]/[.E27]" office:value-type="float" office:value="0.0000328925020308063">
            <text:p>3.29E-05</text:p>
          </table:table-cell>
          <table:table-cell table:formula="of:=[.C23]+[.E23]" office:value-type="float" office:value="0.000000006856542">
            <text:p>6.86E-09</text:p>
          </table:table-cell>
          <table:table-cell table:formula="of:=[.G23]/[.G27]" office:value-type="float" office:value="0.0000291281362204578">
            <text:p>2.91E-05</text:p>
          </table:table-cell>
          <table:table-cell/>
          <table:table-cell table:style-name="ce636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 table:style-name="ce472"/>
          <table:table-cell table:formula="of:=[$'REJECTION FACTORS'.M83]*[$'TOTAL ACTIVITIES'.D84]" office:value-type="float" office:value="0.00000002578176">
            <text:p>2.58E-08</text:p>
          </table:table-cell>
          <table:table-cell table:formula="of:=[.C24]/[.C27]" office:value-type="float" office:value="0.000190055984305909">
            <text:p>1.90E-04</text:p>
          </table:table-cell>
          <table:table-cell table:formula="of:=[$'REJECTION FACTORS'.K83]*[$'TOTAL ACTIVITIES'.G84]" office:value-type="float" office:value="0.000000132629848">
            <text:p>1.33E-07</text:p>
          </table:table-cell>
          <table:table-cell table:formula="of:=[.E24]/[.E27]" office:value-type="float" office:value="0.00132977049896805">
            <text:p>1.33E-03</text:p>
          </table:table-cell>
          <table:table-cell table:formula="of:=[.C24]+[.E24]" office:value-type="float" office:value="0.000000158411608">
            <text:p>1.58E-07</text:p>
          </table:table-cell>
          <table:table-cell table:formula="of:=[.G24]/[.G27]" office:value-type="float" office:value="0.000672968224613188">
            <text:p>6.73E-04</text:p>
          </table:table-cell>
          <table:table-cell/>
          <table:table-cell table:style-name="ce636"/>
        </table:table-row>
        <table:table-row table:style-name="ro52" table:number-rows-repeated="2">
          <table:table-cell table:style-name="ce636" table:number-columns-repeated="8"/>
          <table:table-cell/>
          <table:table-cell table:style-name="ce636"/>
        </table:table-row>
        <table:table-row table:style-name="ro53">
          <table:table-cell table:style-name="ce635" office:value-type="string" table:number-columns-spanned="2" table:number-rows-spanned="1">
            <text:p>TOTAL (mBq)</text:p>
          </table:table-cell>
          <table:covered-table-cell table:style-name="ce639"/>
          <table:table-cell table:style-name="ce642" table:formula="of:=SUM([.C3:.C23])" office:value-type="float" office:value="0.000135653502804218">
            <text:p>1.36E-04</text:p>
          </table:table-cell>
          <table:table-cell table:style-name="ce36"/>
          <table:table-cell table:style-name="ce649" table:formula="of:=SUM([.E3:.E23])" office:value-type="float" office:value="0.0000997389008877284">
            <text:p>9.97E-05</text:p>
          </table:table-cell>
          <table:table-cell table:style-name="ce36"/>
          <table:table-cell table:style-name="ce642" table:formula="of:=SUM([.G3:.G23])" office:value-type="float" office:value="0.000235392403691946">
            <text:p>2.35E-04</text:p>
          </table:table-cell>
          <table:table-cell table:style-name="ce36"/>
          <table:table-cell/>
          <table:table-cell table:style-name="ce636"/>
        </table:table-row>
        <table:table-row table:style-name="ro53">
          <table:table-cell table:style-name="ce637" table:number-columns-spanned="2" table:number-rows-spanned="1"/>
          <table:covered-table-cell table:style-name="ce637"/>
          <table:table-cell table:style-name="ce643" table:number-columns-repeated="6"/>
          <table:table-cell table:style-name="ce636" table:number-columns-repeated="2"/>
        </table:table-row>
        <table:table-row table:style-name="ro53">
          <table:table-cell table:style-name="ce638" office:value-type="string" table:number-columns-spanned="2" table:number-rows-spanned="1">
            <text:p>TOTAL [cts/KeVKgY]</text:p>
          </table:table-cell>
          <table:covered-table-cell table:style-name="ce640"/>
          <table:table-cell table:style-name="ce644" table:formula="of:=[.C27]/0.00005 * 0.0005" office:value-type="float" office:value="0.00135653502804218">
            <text:p>1.36E-03</text:p>
          </table:table-cell>
          <table:table-cell table:style-name="ce644"/>
          <table:table-cell table:style-name="ce644" table:formula="of:=[.E27]/0.00005 * 0.0005" office:value-type="float" office:value="0.000997389008877284">
            <text:p>9.97E-04</text:p>
          </table:table-cell>
          <table:table-cell table:style-name="ce644"/>
          <table:table-cell table:style-name="ce644" table:formula="of:=[.G27]/0.00005 * 0.0005" office:value-type="float" office:value="0.00235392403691946">
            <text:p>2.35E-03</text:p>
          </table:table-cell>
          <table:table-cell table:style-name="ce650"/>
          <table:table-cell table:style-name="ce636" office:value-type="string">
            <text:p>T=300K</text:p>
          </table:table-cell>
          <table:table-cell table:style-name="ce636"/>
        </table:table-row>
        <table:table-row table:style-name="ro52">
          <table:table-cell/>
          <table:table-cell table:style-name="Default" table:number-columns-repeated="7"/>
          <table:table-cell table:style-name="ce636" table:number-columns-repeated="2"/>
        </table:table-row>
        <table:table-row table:style-name="ro52">
          <table:table-cell/>
          <table:table-cell table:style-name="Default" table:number-columns-repeated="7"/>
          <table:table-cell/>
          <table:table-cell table:style-name="ce636"/>
        </table:table-row>
        <table:table-row table:style-name="ro52">
          <table:table-cell table:style-name="ce636" table:number-columns-repeated="8"/>
          <table:table-cell/>
          <table:table-cell table:style-name="Default"/>
        </table:table-row>
        <table:table-row table:style-name="ro52">
          <table:table-cell/>
          <table:table-cell table:style-name="Default" office:value-type="string">
            <text:p>5e-5mBq = 5e-4cts/kevykg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52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52">
          <table:table-cell/>
          <table:table-cell table:style-name="Default" table:number-columns-repeated="7"/>
          <table:table-cell/>
          <table:table-cell table:style-name="ce636"/>
        </table:table-row>
        <table:table-row table:style-name="ro52" table:number-rows-repeated="2">
          <table:table-cell/>
          <table:table-cell table:style-name="Default" table:number-columns-repeated="7"/>
          <table:table-cell table:style-name="ce636" table:number-columns-repeated="2"/>
        </table:table-row>
        <table:table-row table:style-name="ro52">
          <table:table-cell/>
          <table:table-cell table:style-name="Default" table:number-columns-repeated="7"/>
          <table:table-cell table:style-name="ce636" table:number-columns-repeated="2"/>
        </table:table-row>
      </table:table>
      <table:table table:name=" DB  ACTIVITIES" table:style-name="ta5" table:print-ranges="' DB  ACTIVITIES'.A1:' DB  ACTIVITIES'.M25">
        <office:forms form:automatic-focus="false" form:apply-design-mode="false"/>
        <table:table-column table:style-name="co25" table:number-columns-repeated="14" table:default-cell-style-name="ce53"/>
        <table:table-row table:style-name="ro51">
          <table:table-cell table:style-name="ce490" office:value-type="string" table:number-columns-spanned="2" table:number-rows-spanned="1">
            <text:p>NEXUS VOLUME</text:p>
          </table:table-cell>
          <table:covered-table-cell table:style-name="Default"/>
          <table:table-cell table:style-name="ce490" office:value-type="string">
            <text:p>Bi-214</text:p>
          </table:table-cell>
          <table:table-cell table:style-name="ce490" office:value-type="string">
            <text:p>Co-60</text:p>
          </table:table-cell>
          <table:table-cell table:style-name="ce490" office:value-type="string">
            <text:p>K-40</text:p>
          </table:table-cell>
          <table:table-cell table:style-name="ce490" office:value-type="string">
            <text:p>Tl-208</text:p>
          </table:table-cell>
          <table:table-cell table:style-name="ce1" office:value-type="string" table:number-columns-spanned="7" table:number-rows-spanned="1">
            <text:p>NEXT100 TOTAL ACTIVITIES FOR DB</text:p>
          </table:table-cell>
          <table:covered-table-cell table:number-columns-repeated="6" table:style-name="Default"/>
          <table:table-cell table:style-name="Default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 table:style-name="ce469"/>
          <table:table-cell table:style-name="ce476" table:formula="of:=[$'TOTAL ACTIVITIES'.D10]" office:value-type="float" office:value="82.0218787846734">
            <text:p>8.20E+01</text:p>
          </table:table-cell>
          <table:table-cell table:style-name="ce476" table:formula="of:=[$'TOTAL ACTIVITIES'.E10]" office:value-type="float" office:value="374.17">
            <text:p>3.74E+02</text:p>
          </table:table-cell>
          <table:table-cell table:style-name="ce476" table:formula="of:=[$'TOTAL ACTIVITIES'.F10]" office:value-type="float" office:value="316.696826625387">
            <text:p>3.17E+02</text:p>
          </table:table-cell>
          <table:table-cell table:style-name="ce476" table:formula="of:=[$'TOTAL ACTIVITIES'.G10]" office:value-type="float" office:value="47.3008033158357">
            <text:p>4.73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PMT</text:p>
          </table:table-cell>
          <table:covered-table-cell table:style-name="ce469"/>
          <table:table-cell table:style-name="ce476" table:formula="of:=[$'TOTAL ACTIVITIES'.D13]" office:value-type="float" office:value="21">
            <text:p>2.10E+01</text:p>
          </table:table-cell>
          <table:table-cell table:style-name="ce476" table:formula="of:=[$'TOTAL ACTIVITIES'.E13]" office:value-type="float" office:value="228">
            <text:p>2.28E+02</text:p>
          </table:table-cell>
          <table:table-cell table:style-name="ce476" table:formula="of:=[$'TOTAL ACTIVITIES'.F13]" office:value-type="float" office:value="726">
            <text:p>7.26E+02</text:p>
          </table:table-cell>
          <table:table-cell table:style-name="ce476" table:formula="of:=[$'TOTAL ACTIVITIES'.G13]" office:value-type="float" office:value="11.42892">
            <text:p>1.14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PMT_BASE</text:p>
          </table:table-cell>
          <table:covered-table-cell table:style-name="ce469"/>
          <table:table-cell table:style-name="ce476" table:formula="of:=[$'TOTAL ACTIVITIES'.D15]" office:value-type="float" office:value="40.92">
            <text:p>4.09E+01</text:p>
          </table:table-cell>
          <table:table-cell table:style-name="ce476" table:formula="of:=[$'TOTAL ACTIVITIES'.E15]" office:value-type="float" office:value="5.76">
            <text:p>5.76E+00</text:p>
          </table:table-cell>
          <table:table-cell table:style-name="ce476" table:formula="of:=[$'TOTAL ACTIVITIES'.F15]" office:value-type="float" office:value="306">
            <text:p>3.06E+02</text:p>
          </table:table-cell>
          <table:table-cell table:style-name="ce476" table:formula="of:=[$'TOTAL ACTIVITIES'.G15]" office:value-type="float" office:value="15.353568">
            <text:p>1.54E+01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 table:style-name="ce469"/>
          <table:table-cell table:style-name="ce476" table:formula="of:=[$'TOTAL ACTIVITIES'.D19]" office:value-type="float" office:value="66.0008293804605">
            <text:p>6.60E+01</text:p>
          </table:table-cell>
          <table:table-cell table:style-name="ce476" table:formula="of:=[$'TOTAL ACTIVITIES'.E19]" office:value-type="float" office:value="0.000236247767549952">
            <text:p>2.36E-04</text:p>
          </table:table-cell>
          <table:table-cell table:style-name="ce476" table:formula="of:=[$'TOTAL ACTIVITIES'.F19]" office:value-type="float" office:value="12.6085451320178">
            <text:p>1.26E+01</text:p>
          </table:table-cell>
          <table:table-cell table:style-name="ce476" table:formula="of:=[$'TOTAL ACTIVITIES'.G19]" office:value-type="float" office:value="21.5725451320178">
            <text:p>2.16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OPTICAL_PAD</text:p>
          </table:table-cell>
          <table:covered-table-cell table:style-name="ce469"/>
          <table:table-cell table:style-name="ce476" table:formula="of:=[$'TOTAL ACTIVITIES'.D22]" office:value-type="float" office:value="7.92">
            <text:p>7.92E+00</text:p>
          </table:table-cell>
          <table:table-cell table:style-name="ce476" table:formula="of:=[$'TOTAL ACTIVITIES'.E22]" office:value-type="float" office:value="3.6">
            <text:p>3.60E+00</text:p>
          </table:table-cell>
          <table:table-cell table:style-name="ce476" table:formula="of:=[$'TOTAL ACTIVITIES'.F22]" office:value-type="float" office:value="48.96">
            <text:p>4.90E+01</text:p>
          </table:table-cell>
          <table:table-cell table:style-name="ce476" table:formula="of:=[$'TOTAL ACTIVITIES'.G22]" office:value-type="float" office:value="3.191472">
            <text:p>3.19E+00</text:p>
          </table:table-cell>
          <table:table-cell table:style-name="Default" table:number-columns-repeated="8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 table:style-name="ce469"/>
          <table:table-cell table:style-name="ce476" table:formula="of:=[$'TOTAL ACTIVITIES'.D25]" office:value-type="float" office:value="1.14109445">
            <text:p>1.14E+00</text:p>
          </table:table-cell>
          <table:table-cell table:style-name="ce476" table:formula="of:=[$'TOTAL ACTIVITIES'.E25]" office:value-type="float" office:value="0">
            <text:p>0.00E+00</text:p>
          </table:table-cell>
          <table:table-cell table:style-name="ce476" table:formula="of:=[$'TOTAL ACTIVITIES'.F25]" office:value-type="float" office:value="0">
            <text:p>0.00E+00</text:p>
          </table:table-cell>
          <table:table-cell table:style-name="ce476" table:formula="of:=[$'TOTAL ACTIVITIES'.G25]" office:value-type="float" office:value="0.050347959645">
            <text:p>5.03E-02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 table:style-name="ce469"/>
          <table:table-cell table:style-name="ce476" table:formula="of:=[$'TOTAL ACTIVITIES'.D30]" office:value-type="float" office:value="3.54562273">
            <text:p>3.55E+00</text:p>
          </table:table-cell>
          <table:table-cell table:style-name="ce476" table:formula="of:=[$'TOTAL ACTIVITIES'.E30]" office:value-type="float" office:value="0.21218244">
            <text:p>2.12E-01</text:p>
          </table:table-cell>
          <table:table-cell table:style-name="ce476" table:formula="of:=[$'TOTAL ACTIVITIES'.F30]" office:value-type="float" office:value="7.674684">
            <text:p>7.67E+00</text:p>
          </table:table-cell>
          <table:table-cell table:style-name="ce476" table:formula="of:=[$'TOTAL ACTIVITIES'.G30]" office:value-type="float" office:value="7.96556846919">
            <text:p>7.97E+00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 table:style-name="ce469"/>
          <table:table-cell table:style-name="ce476" table:formula="of:=[$'TOTAL ACTIVITIES'.D33]" office:value-type="float" office:value="27.9623555555556">
            <text:p>2.80E+01</text:p>
          </table:table-cell>
          <table:table-cell table:style-name="ce476" table:formula="of:=[$'TOTAL ACTIVITIES'.E33]" office:value-type="float" office:value="2.34">
            <text:p>2.34E+00</text:p>
          </table:table-cell>
          <table:table-cell table:style-name="ce476" table:formula="of:=[$'TOTAL ACTIVITIES'.F33]" office:value-type="float" office:value="17.784">
            <text:p>1.78E+01</text:p>
          </table:table-cell>
          <table:table-cell table:style-name="ce476" table:formula="of:=[$'TOTAL ACTIVITIES'.G33]" office:value-type="float" office:value="2.68602586536585">
            <text:p>2.69E+00</text:p>
          </table:table-cell>
          <table:table-cell table:style-name="Default" table:number-columns-repeated="8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 table:style-name="ce469"/>
          <table:table-cell table:style-name="ce476" table:formula="of:=[$'TOTAL ACTIVITIES'.D36]" office:value-type="float" office:value="3.07086">
            <text:p>3.07E+00</text:p>
          </table:table-cell>
          <table:table-cell table:style-name="ce476" table:formula="of:=[$'TOTAL ACTIVITIES'.E36]" office:value-type="float" office:value="3.4671">
            <text:p>3.47E+00</text:p>
          </table:table-cell>
          <table:table-cell table:style-name="ce476" table:formula="of:=[$'TOTAL ACTIVITIES'.F36]" office:value-type="float" office:value="206.0448">
            <text:p>2.06E+02</text:p>
          </table:table-cell>
          <table:table-cell table:style-name="ce476" table:formula="of:=[$'TOTAL ACTIVITIES'.G36]" office:value-type="float" office:value="0.3739515">
            <text:p>3.74E-01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 table:style-name="ce469"/>
          <table:table-cell table:style-name="ce476" table:formula="of:=[$'TOTAL ACTIVITIES'.D40]" office:value-type="float" office:value="1.17612388">
            <text:p>1.18E+00</text:p>
          </table:table-cell>
          <table:table-cell table:style-name="ce476" table:formula="of:=[$'TOTAL ACTIVITIES'.E40]" office:value-type="float" office:value="0">
            <text:p>0.00E+00</text:p>
          </table:table-cell>
          <table:table-cell table:style-name="ce476" table:formula="of:=[$'TOTAL ACTIVITIES'.F40]" office:value-type="float" office:value="0">
            <text:p>0.00E+00</text:p>
          </table:table-cell>
          <table:table-cell table:style-name="ce476" table:formula="of:=[$'TOTAL ACTIVITIES'.G40]" office:value-type="float" office:value="0.0518927258964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 table:style-name="ce469"/>
          <table:table-cell table:style-name="ce476" table:formula="of:=[$'TOTAL ACTIVITIES'.D44]" office:value-type="float" office:value="1.17624169">
            <text:p>1.18E+00</text:p>
          </table:table-cell>
          <table:table-cell table:style-name="ce476" table:formula="of:=[$'TOTAL ACTIVITIES'.E44]" office:value-type="float" office:value="0">
            <text:p>0.00E+00</text:p>
          </table:table-cell>
          <table:table-cell table:style-name="ce476" table:formula="of:=[$'TOTAL ACTIVITIES'.F44]" office:value-type="float" office:value="0">
            <text:p>0.00E+00</text:p>
          </table:table-cell>
          <table:table-cell table:style-name="ce476" table:formula="of:=[$'TOTAL ACTIVITIES'.G44]" office:value-type="float" office:value="0.051897548685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 table:style-name="ce469"/>
          <table:table-cell table:style-name="ce476" table:formula="of:=[$'TOTAL ACTIVITIES'.D47]" office:value-type="float" office:value="2.28081481481482">
            <text:p>2.28E+00</text:p>
          </table:table-cell>
          <table:table-cell table:style-name="ce476" table:formula="of:=[$'TOTAL ACTIVITIES'.E47]" office:value-type="float" office:value="0">
            <text:p>0.00E+00</text:p>
          </table:table-cell>
          <table:table-cell table:style-name="ce476" table:formula="of:=[$'TOTAL ACTIVITIES'.F47]" office:value-type="float" office:value="0.13374613003096">
            <text:p>1.34E-01</text:p>
          </table:table-cell>
          <table:table-cell table:style-name="ce476" table:formula="of:=[$'TOTAL ACTIVITIES'.G47]" office:value-type="float" office:value="0.209872068292683">
            <text:p>2.10E-01</text:p>
          </table:table-cell>
          <table:table-cell table:style-name="Default" table:number-columns-repeated="8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 table:style-name="ce469"/>
          <table:table-cell table:style-name="ce476" table:formula="of:=[$'TOTAL ACTIVITIES'.D49]" office:value-type="float" office:value="155.12">
            <text:p>1.55E+02</text:p>
          </table:table-cell>
          <table:table-cell table:style-name="ce476" table:formula="of:=[$'TOTAL ACTIVITIES'.E49]" office:value-type="float" office:value="1.68">
            <text:p>1.68E+00</text:p>
          </table:table-cell>
          <table:table-cell table:style-name="ce476" table:formula="of:=[$'TOTAL ACTIVITIES'.F49]" office:value-type="float" office:value="189.28">
            <text:p>1.89E+02</text:p>
          </table:table-cell>
          <table:table-cell table:style-name="ce476" table:formula="of:=[$'TOTAL ACTIVITIES'.G49]" office:value-type="float" office:value="117.940704">
            <text:p>1.18E+02</text:p>
          </table:table-cell>
          <table:table-cell table:style-name="Default" table:number-columns-repeated="8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 table:style-name="ce469"/>
          <table:table-cell table:style-name="ce476" table:formula="of:=[$'TOTAL ACTIVITIES'.D55]" office:value-type="float" office:value="35.6358906624">
            <text:p>3.56E+01</text:p>
          </table:table-cell>
          <table:table-cell table:style-name="ce476" table:formula="of:=[$'TOTAL ACTIVITIES'.E55]" office:value-type="float" office:value="6.10477855232">
            <text:p>6.10E+00</text:p>
          </table:table-cell>
          <table:table-cell table:style-name="ce476" table:formula="of:=[$'TOTAL ACTIVITIES'.F55]" office:value-type="float" office:value="170.122679552">
            <text:p>1.70E+02</text:p>
          </table:table-cell>
          <table:table-cell table:style-name="ce476" table:formula="of:=[$'TOTAL ACTIVITIES'.G55]" office:value-type="float" office:value="9.216275712">
            <text:p>9.22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 table:style-name="ce469"/>
          <table:table-cell table:style-name="ce477" table:formula="of:=[$'TOTAL ACTIVITIES'.D59]" office:value-type="float" office:value="53.015925925926">
            <text:p>5.30E+01</text:p>
          </table:table-cell>
          <table:table-cell table:style-name="ce477" table:formula="of:=[$'TOTAL ACTIVITIES'.E59]" office:value-type="float" office:value="0">
            <text:p>0.00E+00</text:p>
          </table:table-cell>
          <table:table-cell table:style-name="ce477" table:formula="of:=[$'TOTAL ACTIVITIES'.F59]" office:value-type="float" office:value="1.20371517027864">
            <text:p>1.20E+00</text:p>
          </table:table-cell>
          <table:table-cell table:style-name="ce477" table:formula="of:=[$'TOTAL ACTIVITIES'.G59]" office:value-type="float" office:value="7.68490702439024">
            <text:p>7.68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 table:style-name="ce469"/>
          <table:table-cell table:style-name="ce114" table:formula="of:=[$'TOTAL ACTIVITIES'.D71]" office:value-type="float" office:value="3422.54">
            <text:p>3.42E+03</text:p>
          </table:table-cell>
          <table:table-cell table:style-name="ce114" table:formula="of:=[$'TOTAL ACTIVITIES'.E71]" office:value-type="float" office:value="625.21">
            <text:p>6.25E+02</text:p>
          </table:table-cell>
          <table:table-cell table:style-name="ce114" table:formula="of:=[$'TOTAL ACTIVITIES'.F71]" office:value-type="float" office:value="14249.7978390093">
            <text:p>1.42E+04</text:p>
          </table:table-cell>
          <table:table-cell table:style-name="ce114" table:formula="of:=[$'TOTAL ACTIVITIES'.G71]" office:value-type="float" office:value="881.898349756098">
            <text:p>8.82E+02</text:p>
          </table:table-cell>
          <table:table-cell table:style-name="Default" table:number-columns-repeated="8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style-name="ce501" table:formula="of:=[$'TOTAL ACTIVITIES'.D73]" office:value-type="float" office:value="5321.13">
            <text:p>5.32E+03</text:p>
          </table:table-cell>
          <table:table-cell table:style-name="ce501" table:formula="of:=[$'TOTAL ACTIVITIES'.E73]" office:value-type="float" office:value="0">
            <text:p>0.00E+00</text:p>
          </table:table-cell>
          <table:table-cell table:style-name="ce501" table:formula="of:=[$'TOTAL ACTIVITIES'.F73]" office:value-type="float" office:value="769.32">
            <text:p>7.69E+02</text:p>
          </table:table-cell>
          <table:table-cell table:style-name="ce501" table:formula="of:=[$'TOTAL ACTIVITIES'.G73]" office:value-type="float" office:value="216.5866596">
            <text:p>2.17E+02</text:p>
          </table:table-cell>
          <table:table-cell table:style-name="Default" table:number-columns-repeated="8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style-name="ce501" table:formula="of:=[$'TOTAL ACTIVITIES'.D76]" office:value-type="float" office:value="20.25">
            <text:p>2.03E+01</text:p>
          </table:table-cell>
          <table:table-cell table:style-name="ce501" table:formula="of:=[$'TOTAL ACTIVITIES'.E76]" office:value-type="float" office:value="34.77">
            <text:p>3.48E+01</text:p>
          </table:table-cell>
          <table:table-cell table:style-name="ce501" table:formula="of:=[$'TOTAL ACTIVITIES'.F76]" office:value-type="float" office:value="191.4">
            <text:p>1.91E+02</text:p>
          </table:table-cell>
          <table:table-cell table:style-name="ce501" table:formula="of:=[$'TOTAL ACTIVITIES'.G76]" office:value-type="float" office:value="8.742">
            <text:p>8.74E+00</text:p>
          </table:table-cell>
          <table:table-cell table:style-name="Default" table:number-columns-repeated="8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style-name="ce501" table:formula="of:=[$'TOTAL ACTIVITIES'.D78]" office:value-type="float" office:value="502.8">
            <text:p>5.03E+02</text:p>
          </table:table-cell>
          <table:table-cell table:style-name="ce501" table:formula="of:=[$'TOTAL ACTIVITIES'.E78]" office:value-type="float" office:value="754.2">
            <text:p>7.54E+02</text:p>
          </table:table-cell>
          <table:table-cell table:style-name="ce501" table:formula="of:=[$'TOTAL ACTIVITIES'.F78]" office:value-type="float" office:value="1340.8">
            <text:p>1.34E+03</text:p>
          </table:table-cell>
          <table:table-cell table:style-name="ce501" table:formula="of:=[$'TOTAL ACTIVITIES'.G78]" office:value-type="float" office:value="708.11">
            <text:p>7.08E+02</text:p>
          </table:table-cell>
          <table:table-cell table:style-name="ce21" table:number-columns-repeated="2"/>
          <table:table-cell table:style-name="ce503"/>
          <table:table-cell table:number-columns-repeated="5"/>
        </table:table-row>
        <table:table-row table:style-name="ro53">
          <table:table-cell table:style-name="ce465" office:value-type="string" table:number-columns-spanned="2" table:number-rows-spanned="1">
            <text:p>BUBBLE_SEAL</text:p>
          </table:table-cell>
          <table:covered-table-cell table:style-name="ce472"/>
          <table:table-cell table:style-name="ce501" table:formula="of:=[$'TOTAL ACTIVITIES'.D80]" office:value-type="float" office:value="317.124">
            <text:p>3.17E+02</text:p>
          </table:table-cell>
          <table:table-cell table:style-name="ce501" table:formula="of:=[$'TOTAL ACTIVITIES'.E80]" office:value-type="float" office:value="11.592">
            <text:p>1.16E+01</text:p>
          </table:table-cell>
          <table:table-cell table:style-name="ce501" table:formula="of:=[$'TOTAL ACTIVITIES'.F80]" office:value-type="float" office:value="7352.64">
            <text:p>7.35E+03</text:p>
          </table:table-cell>
          <table:table-cell table:style-name="ce501" table:formula="of:=[$'TOTAL ACTIVITIES'.G80]" office:value-type="float" office:value="338.652">
            <text:p>3.39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65" office:value-type="string" table:number-columns-spanned="2" table:number-rows-spanned="1">
            <text:p>EDPM_SEAL</text:p>
          </table:table-cell>
          <table:covered-table-cell table:style-name="ce472"/>
          <table:table-cell table:style-name="ce501" table:formula="of:=[$'TOTAL ACTIVITIES'.D82]" office:value-type="float" office:value="49.665">
            <text:p>4.97E+01</text:p>
          </table:table-cell>
          <table:table-cell table:style-name="ce501" table:formula="of:=[$'TOTAL ACTIVITIES'.E82]" office:value-type="float" office:value="6.93">
            <text:p>6.93E+00</text:p>
          </table:table-cell>
          <table:table-cell table:style-name="ce501" table:formula="of:=[$'TOTAL ACTIVITIES'.F82]" office:value-type="float" office:value="129.36">
            <text:p>1.29E+02</text:p>
          </table:table-cell>
          <table:table-cell table:style-name="ce501" table:formula="of:=[$'TOTAL ACTIVITIES'.G82]" office:value-type="float" office:value="12.474">
            <text:p>1.25E+01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/>
          <table:table-cell table:style-name="ce501" table:formula="of:=[$'TOTAL ACTIVITIES'.D84]" office:value-type="float" office:value="358.08">
            <text:p>3.58E+02</text:p>
          </table:table-cell>
          <table:table-cell table:style-name="ce501" table:formula="of:=[$'TOTAL ACTIVITIES'.E84]" office:value-type="float" office:value="537.12">
            <text:p>5.37E+02</text:p>
          </table:table-cell>
          <table:table-cell table:style-name="ce501" table:formula="of:=[$'TOTAL ACTIVITIES'.F84]" office:value-type="float" office:value="954.88">
            <text:p>9.55E+02</text:p>
          </table:table-cell>
          <table:table-cell table:style-name="ce501" table:formula="of:=[$'TOTAL ACTIVITIES'.G84]" office:value-type="float" office:value="504.296">
            <text:p>5.04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91"/>
          <table:table-cell table:number-columns-repeated="13"/>
        </table:table-row>
        <table:table-row table:style-name="ro53">
          <table:table-cell table:style-name="ce492"/>
          <table:table-cell table:number-columns-repeated="13"/>
        </table:table-row>
        <table:table-row table:style-name="ro52">
          <table:table-cell table:number-columns-repeated="14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style-name="ce470"/>
          <table:table-cell table:style-name="ce21"/>
          <table:table-cell table:style-name="ce502"/>
          <table:table-cell table:style-name="ce21" table:number-columns-repeated="2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4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6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7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 table:number-rows-repeated="2">
          <table:table-cell table:style-name="ce498"/>
          <table:table-cell table:number-columns-repeated="13"/>
        </table:table-row>
        <table:table-row table:style-name="ro53">
          <table:table-cell table:style-name="ce497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 table:number-rows-repeated="2">
          <table:table-cell table:style-name="ce498"/>
          <table:table-cell table:number-columns-repeated="13"/>
        </table:table-row>
        <table:table-row table:style-name="ro53">
          <table:table-cell table:style-name="ce499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>
          <table:table-cell table:style-name="ce492"/>
          <table:table-cell table:number-columns-repeated="13"/>
        </table:table-row>
        <table:table-row table:style-name="ro53">
          <table:table-cell table:style-name="ce173"/>
          <table:table-cell table:number-columns-repeated="13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number-columns-repeated="13"/>
        </table:table-row>
        <table:table-row table:style-name="ro53">
          <table:table-cell table:style-name="ce500"/>
          <table:table-cell table:number-columns-repeated="13"/>
        </table:table-row>
        <table:table-row table:style-name="ro53" table:number-rows-repeated="7">
          <table:table-cell table:number-columns-repeated="14"/>
        </table:table-row>
        <table:table-row table:style-name="ro53" table:number-rows-repeated="3">
          <table:table-cell table:style-name="Default" table:number-columns-repeated="6"/>
          <table:table-cell table:number-columns-repeated="8"/>
        </table:table-row>
        <table:table-row table:style-name="ro53">
          <table:table-cell table:style-name="Default" table:number-columns-repeated="6"/>
          <table:table-cell table:number-columns-repeated="8"/>
        </table:table-row>
      </table:table>
      <table:table table:name="DB EFFICIENCIES" table:style-name="ta5" table:print-ranges="'DB EFFICIENCIES'.A1:'DB EFFICIENCIES'.L24">
        <office:forms form:automatic-focus="false" form:apply-design-mode="false"/>
        <table:table-column table:style-name="co25" table:default-cell-style-name="ce456"/>
        <table:table-column table:style-name="co25" table:default-cell-style-name="ce469"/>
        <table:table-column table:style-name="co25" table:number-columns-repeated="4" table:default-cell-style-name="ce476"/>
        <table:table-column table:style-name="co25" table:number-columns-repeated="6" table:default-cell-style-name="Default"/>
        <table:table-column table:style-name="co26" table:default-cell-style-name="Default"/>
        <table:table-row table:style-name="ro51">
          <table:table-cell table:style-name="ce490" office:value-type="string" table:number-columns-spanned="2" table:number-rows-spanned="1">
            <text:p>NEXUS VOLUME</text:p>
          </table:table-cell>
          <table:covered-table-cell table:style-name="Default"/>
          <table:table-cell table:style-name="ce490" office:value-type="string">
            <text:p>Bi-214</text:p>
          </table:table-cell>
          <table:table-cell table:style-name="ce490" office:value-type="string">
            <text:p>Co-60</text:p>
          </table:table-cell>
          <table:table-cell table:style-name="ce490" office:value-type="string">
            <text:p>K-40</text:p>
          </table:table-cell>
          <table:table-cell table:style-name="ce490" office:value-type="string">
            <text:p>Tl-208</text:p>
          </table:table-cell>
          <table:table-cell table:style-name="ce1" office:value-type="string" table:number-columns-spanned="7" table:number-rows-spanned="1">
            <text:p>NEXT100 TOTAL EFFICIENCIES FOR DB</text:p>
          </table:table-cell>
          <table:covered-table-cell table:number-columns-repeated="6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/>
          <table:table-cell table:formula="of:=[$'REJECTION FACTORS'.F31]" office:value-type="float" office:value="0.0000000707">
            <text:p>7.07E-08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31]" office:value-type="float" office:value="0.000000176">
            <text:p>1.76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PMT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PMT_BASE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OPTICAL_PAD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96]" office:value-type="float" office:value="0.000000446">
            <text:p>4.46E-07</text:p>
          </table:table-cell>
          <table:table-cell table:number-columns-repeated="7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3" office:value-type="float" office:value="0">
            <text:p>0.00E+00</text:p>
          </table:table-cell>
          <table:table-cell table:number-columns-repeated="7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/>
          <table:table-cell table:formula="of:=[$'REJECTION FACTORS'.M57]" office:value-type="float" office:value="0.0000000525">
            <text:p>5.25E-08</text:p>
          </table:table-cell>
          <table:table-cell table:number-columns-repeated="2" table:style-name="ce477" office:value-type="float" office:value="0">
            <text:p>0.00E+00</text:p>
          </table:table-cell>
          <table:table-cell table:formula="of:=[$'REJECTION FACTORS'.K57]" office:value-type="float" office:value="0.000000108">
            <text:p>1.08E-07</text:p>
          </table:table-cell>
          <table:table-cell table:number-columns-repeated="7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/>
          <table:table-cell table:formula="of:=[$'REJECTION FACTORS'.M96]" office:value-type="float" office:value="0.0000000015">
            <text:p>1.50E-09</text:p>
          </table:table-cell>
          <table:table-cell table:number-columns-repeated="2" table:style-name="ce114" office:value-type="float" office:value="0">
            <text:p>0.00E+00</text:p>
          </table:table-cell>
          <table:table-cell table:formula="of:=[$'REJECTION FACTORS'.K96]" office:value-type="float" office:value="0.0000000057">
            <text:p>5.70E-09</text:p>
          </table:table-cell>
          <table:table-cell table:number-columns-repeated="7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" office:value-type="float" office:value="0.000000000225">
            <text:p>2.25E-10</text:p>
          </table:table-cell>
          <table:table-cell table:number-columns-repeated="2" table:style-name="ce501" office:value-type="float" office:value="0">
            <text:p>0.00E+00</text:p>
          </table:table-cell>
          <table:table-cell table:formula="of:=[$'REJECTION FACTORS'.D83]" office:value-type="float" office:value="0.000000000207">
            <text:p>2.07E-10</text:p>
          </table:table-cell>
          <table:table-cell table:number-columns-repeated="7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style-name="ce382" table:formula="of:=[$'REJECTION FACTORS'.M83]" office:value-type="float" office:value="0.000000000072">
            <text:p>7.20E-11</text:p>
          </table:table-cell>
          <table:table-cell table:number-columns-repeated="2" table:style-name="ce501" office:value-type="float" office:value="0">
            <text:p>0.00E+00</text:p>
          </table:table-cell>
          <table:table-cell table:style-name="ce382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style-name="ce382" table:formula="of:=[$'REJECTION FACTORS'.M83]" office:value-type="float" office:value="0.000000000072">
            <text:p>7.20E-11</text:p>
          </table:table-cell>
          <table:table-cell table:style-name="ce501" office:value-type="float" office:value="0">
            <text:p>0.00E+00</text:p>
          </table:table-cell>
          <table:table-cell table:style-name="ce113" office:value-type="float" office:value="0">
            <text:p>0.00E+00</text:p>
          </table:table-cell>
          <table:table-cell table:style-name="ce382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>
            <text:p>BUBBLE_SEAL</text:p>
          </table:table-cell>
          <table:table-cell table:style-name="ce472"/>
          <table:table-cell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>
            <text:p>EDPM_SEAL</text:p>
          </table:table-cell>
          <table:table-cell table:style-name="ce472"/>
          <table:table-cell table:style-name="ce478"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 table:style-name="ce472"/>
          <table:table-cell table:style-name="ce478"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</table:table>
      <table:table table:name="REQUIREMENTS" table:style-name="ta5" table:print-ranges="REQUIREMENTS.A1:REQUIREMENTS.K86">
        <office:forms form:automatic-focus="false" form:apply-design-mode="false"/>
        <table:table-column table:style-name="co39" table:default-cell-style-name="ce160"/>
        <table:table-column table:style-name="co40" table:default-cell-style-name="ce339"/>
        <table:table-column table:style-name="co41" table:default-cell-style-name="ce137"/>
        <table:table-column table:style-name="co42" table:default-cell-style-name="ce113"/>
        <table:table-column table:style-name="co25" table:default-cell-style-name="ce692"/>
        <table:table-column table:style-name="co25" table:number-columns-repeated="2" table:default-cell-style-name="ce478"/>
        <table:table-column table:style-name="co43" table:default-cell-style-name="ce737"/>
        <table:table-column table:style-name="co44" table:default-cell-style-name="ce741"/>
        <table:table-column table:style-name="co45" table:default-cell-style-name="ce758"/>
        <table:table-column table:style-name="co46" table:default-cell-style-name="ce758"/>
        <table:table-row table:style-name="ro51">
          <table:table-cell table:style-name="ce525" office:value-type="string" table:number-columns-spanned="11" table:number-rows-spanned="1">
            <text:p>SPECIFIC ACTIVITIES - NEXT100</text:p>
          </table:table-cell>
          <table:covered-table-cell table:number-columns-repeated="7" table:style-name="ce535"/>
          <table:covered-table-cell table:style-name="ce581"/>
          <table:covered-table-cell table:number-columns-repeated="2" table:style-name="Default"/>
        </table:table-row>
        <table:table-row table:style-name="ro73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352" office:value-type="string">
            <text:p>Provider</text:p>
          </table:table-cell>
          <table:table-cell table:style-name="ce669" office:value-type="string">
            <text:p>Total max Activity (mBq)</text:p>
          </table:table-cell>
          <table:table-cell table:style-name="ce688" office:value-type="string">
            <text:p>Quantity</text:p>
          </table:table-cell>
          <table:table-cell table:style-name="ce702" office:value-type="string" table:number-columns-spanned="2" table:number-rows-spanned="1">
            <text:p>Rejection factor</text:p>
          </table:table-cell>
          <table:covered-table-cell table:style-name="ce711"/>
          <table:table-cell table:style-name="ce729" office:value-type="string" table:number-columns-spanned="2" table:number-rows-spanned="1">
            <text:p>Required max Specific Activities (mBq)</text:p>
          </table:table-cell>
          <table:covered-table-cell table:style-name="ce397"/>
          <table:table-cell table:style-name="ce749" office:value-type="string" table:number-columns-spanned="2" table:number-rows-spanned="1">
            <text:p>Check</text:p>
          </table:table-cell>
          <table:covered-table-cell table:style-name="ce749"/>
        </table:table-row>
        <table:table-row table:style-name="ro53">
          <table:table-cell table:style-name="ce307"/>
          <table:table-cell table:style-name="ce32"/>
          <table:table-cell table:style-name="ce353"/>
          <table:table-cell table:style-name="ce670" table:number-columns-repeated="2"/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</table:table-row>
        <table:table-row table:style-name="ro74">
          <table:table-cell table:style-name="ce653" office:value-type="string">
            <text:p>EP_COPPER_PLATE</text:p>
          </table:table-cell>
          <table:table-cell table:style-name="ce337" office:value-type="string">
            <text:p>Copper <text:s/>Plate</text:p>
          </table:table-cell>
          <table:table-cell table:style-name="ce354" office:value-type="string">
            <text:p><text:span text:style-name="T2">Oxigen-Free Copper (Cu-OF) </text:span><text:span text:style-name="T2">(</text:span><text:span text:style-name="T3">wrought</text:span><text:span text:style-name="T2">)</text:span></text:p>
          </table:table-cell>
          <table:table-cell table:style-name="ce478" office:value-type="float" office:value="0.0000005">
            <text:p>5.00E-07</text:p>
          </table:table-cell>
          <table:table-cell table:style-name="ce689" table:formula="of:=[$QUANTITIES.D4]" office:value-type="float" office:value="1161">
            <text:p>1161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4]/([.E4]*[.F4])" office:value-type="float" office:value="0.00609141755814563">
            <text:p>6.09E-03</text:p>
          </table:table-cell>
          <table:table-cell table:style-name="ce367" table:formula="of:=[.D4]/([.E4]*[.G4])" office:value-type="float" office:value="0.00244695012136873">
            <text:p>2.45E-03</text:p>
          </table:table-cell>
          <table:table-cell table:style-name="ce750" table:formula="of:=IF([.$H4]&gt;[$'SPECIFIC ACTIVITIES'.E7];&quot;OK&quot;)" office:value-type="string" office:string-value="OK">
            <text:p>OK</text:p>
          </table:table-cell>
          <table:table-cell table:style-name="ce750" table:formula="of:=IF([.$I4]&gt;[$'SPECIFIC ACTIVITIES'.H7];&quot;OK&quot;)" office:value-type="string" office:string-value="OK">
            <text:p>OK</text:p>
          </table:table-cell>
        </table:table-row>
        <table:table-row table:style-name="ro20">
          <table:table-cell table:style-name="ce654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478" office:value-type="float" office:value="0.0000005">
            <text:p>5.00E-07</text:p>
          </table:table-cell>
          <table:table-cell table:style-name="ce689" table:formula="of:=[$QUANTITIES.D5]" office:value-type="float" office:value="252">
            <text:p>252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5]/([.E5]*[.F5])" office:value-type="float" office:value="0.0280640308928852">
            <text:p>2.81E-02</text:p>
          </table:table-cell>
          <table:table-cell table:style-name="ce367" table:formula="of:=[.D5]/([.E5]*[.G5])" office:value-type="float" office:value="0.0112734487734488">
            <text:p>1.13E-02</text:p>
          </table:table-cell>
          <table:table-cell table:style-name="ce750" table:formula="of:=IF([.$H5]&gt;[$'SPECIFIC ACTIVITIES'.E6];&quot;OK&quot;)" office:value-type="string" office:string-value="OK">
            <text:p>OK</text:p>
          </table:table-cell>
          <table:table-cell table:style-name="ce750" table:formula="of:=IF([.$I5]&gt;[$'SPECIFIC ACTIVITIES'.H6];&quot;OK&quot;)" office:value-type="string" office:string-value="OK">
            <text:p>OK</text:p>
          </table:table-cell>
        </table:table-row>
        <table:table-row table:style-name="ro53">
          <table:table-cell table:style-name="ce654"/>
          <table:table-cell table:style-name="ce181" office:value-type="string">
            <text:p>Bronze M4x20 screw (EP)</text:p>
          </table:table-cell>
          <table:table-cell table:style-name="ce214"/>
          <table:table-cell table:style-name="ce478" office:value-type="float" office:value="0.0000005">
            <text:p>5.00E-07</text:p>
          </table:table-cell>
          <table:table-cell table:style-name="ce689" table:formula="of:=[$QUANTITIES.D6]" office:value-type="float" office:value="4.82083860759494">
            <text:p>4.8208386076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6]/([.E6]*[.F6])" office:value-type="float" office:value="1.46699285345611">
            <text:p>1.47E+00</text:p>
          </table:table-cell>
          <table:table-cell table:style-name="ce367" table:formula="of:=[.D6]/([.E6]*[.G6])" office:value-type="float" office:value="0.589297697382653">
            <text:p>5.89E-01</text:p>
          </table:table-cell>
          <table:table-cell table:style-name="ce750" table:formula="of:=IF([.$H6]&gt;[$'SPECIFIC ACTIVITIES'.E24];&quot;OK&quot;)" office:value-type="string" office:string-value="OK">
            <text:p>OK</text:p>
          </table:table-cell>
          <table:table-cell table:style-name="ce750" table:formula="of:=IF([.$I6]&gt;[$'SPECIFIC ACTIVITIES'.H24];&quot;OK&quot;)" office:value-type="string" office:string-value="OK">
            <text:p>OK</text:p>
          </table:table-cell>
        </table:table-row>
        <table:table-row table:style-name="ro75">
          <table:table-cell table:style-name="ce655"/>
          <table:table-cell table:style-name="ce65" office:value-type="string">
            <text:p>Steel M6x20(2) screw (EP)</text:p>
          </table:table-cell>
          <table:table-cell table:style-name="ce215"/>
          <table:table-cell table:style-name="ce392" office:value-type="float" office:value="0.0000005">
            <text:p>5.00E-07</text:p>
          </table:table-cell>
          <table:table-cell table:style-name="ce689" table:formula="of:=[$QUANTITIES.D7]" office:value-type="float" office:value="0.3965">
            <text:p>0.3965</text:p>
          </table:table-cell>
          <table:table-cell table:style-name="ce392" table:formula="of:=[$'REJECTION FACTORS'.F31]" office:value-type="float" office:value="0.0000000707">
            <text:p>7.07E-08</text:p>
          </table:table-cell>
          <table:table-cell table:style-name="ce392" table:formula="of:=[$'REJECTION FACTORS'.D31]" office:value-type="float" office:value="0.000000176">
            <text:p>1.76E-07</text:p>
          </table:table-cell>
          <table:table-cell table:style-name="ce367" table:formula="of:=[.D7]/([.E7]*[.F7])" office:value-type="float" office:value="17.8364080328047">
            <text:p>1.78E+01</text:p>
          </table:table-cell>
          <table:table-cell table:style-name="ce367" table:formula="of:=[.D7]/([.E7]*[.G7])" office:value-type="float" office:value="7.16496618135962">
            <text:p>7.16E+00</text:p>
          </table:table-cell>
          <table:table-cell table:style-name="ce750" table:formula="of:=IF([.$H7]&gt;[$'SPECIFIC ACTIVITIES'.E25];&quot;OK&quot;)" office:value-type="string" office:string-value="OK">
            <text:p>OK</text:p>
          </table:table-cell>
          <table:table-cell table:style-name="ce750" table:formula="of:=IF([.$I7]&gt;[$'SPECIFIC ACTIVITIES'.H25];&quot;OK&quot;)" office:value-type="string" office:string-value="OK">
            <text:p>OK</text:p>
          </table:table-cell>
        </table:table-row>
        <table:table-row table:style-name="ro53">
          <table:table-cell table:style-name="ce656"/>
          <table:table-cell table:style-name="ce338" office:value-type="string">
            <text:p>M18 screws B1 EP</text:p>
          </table:table-cell>
          <table:table-cell table:style-name="ce355"/>
          <table:table-cell table:style-name="ce478" office:value-type="float" office:value="0.0000005">
            <text:p>5.00E-07</text:p>
          </table:table-cell>
          <table:table-cell table:style-name="ce689" table:formula="of:=[$QUANTITIES.D8]" office:value-type="float" office:value="35.5">
            <text:p>35.5</text:p>
          </table:table-cell>
          <table:table-cell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8]/([.E8]*[.F8])" office:value-type="float" office:value="0.19921509253541">
            <text:p>1.99E-01</text:p>
          </table:table-cell>
          <table:table-cell table:style-name="ce367" table:formula="of:=[.D8]/([.E8]*[.G8])" office:value-type="float" office:value="0.0800256081946223">
            <text:p>8.00E-02</text:p>
          </table:table-cell>
          <table:table-cell table:style-name="ce751" table:formula="of:=IF([.$H8]&gt;[$'SPECIFIC ACTIVITIES'.E22];&quot;OK&quot;)" office:value-type="boolean" office:boolean-value="false">
            <text:p>FALSE</text:p>
          </table:table-cell>
          <table:table-cell table:style-name="ce751" table:formula="of:=IF([.$I8]&gt;[$'SPECIFIC ACTIVITIES'.H22];&quot;OK&quot;)" office:value-type="boolean" office:boolean-value="false">
            <text:p>FALSE</text:p>
          </table:table-cell>
        </table:table-row>
        <table:table-row table:style-name="ro53">
          <table:table-cell table:style-name="ce657"/>
          <table:table-cell office:value-type="string">
            <text:p>Total</text:p>
          </table:table-cell>
          <table:table-cell table:style-name="ce356"/>
          <table:table-cell table:style-name="ce671" table:formula="of:=SUM([.D4:.D8])" office:value-type="float" office:value="0.0000025">
            <text:p>2.50E-06</text:p>
          </table:table-cell>
          <table:table-cell table:style-name="ce689"/>
          <table:table-cell table:style-name="ce703" table:number-columns-repeated="2"/>
          <table:table-cell table:style-name="ce730" table:number-columns-repeated="2"/>
          <table:table-cell table:style-name="ce752" table:number-columns-repeated="2"/>
        </table:table-row>
        <table:table-row table:style-name="ro53">
          <table:table-cell table:style-name="ce308" office:value-type="string">
            <text:p>PMT</text:p>
          </table:table-cell>
          <table:table-cell table:style-name="ce214" office:value-type="string">
            <text:p>PMT</text:p>
          </table:table-cell>
          <table:table-cell table:style-name="ce214" office:value-type="string">
            <text:p>Hamamatsu</text:p>
          </table:table-cell>
          <table:table-cell table:style-name="ce478" office:value-type="float" office:value="0.0000005">
            <text:p>5.00E-07</text:p>
          </table:table-cell>
          <table:table-cell table:style-name="ce689" table:formula="of:=[$QUANTITIES.D9]" office:value-type="float" office:value="60">
            <text:p>60</text:p>
          </table:table-cell>
          <table:table-cell table:formula="of:=[$'REJECTION FACTORS'.F70]" office:value-type="float" office:value="0.000000146">
            <text:p>1.46E-07</text:p>
          </table:table-cell>
          <table:table-cell table:formula="of:=[$'REJECTION FACTORS'.D70]" office:value-type="float" office:value="0.000000254">
            <text:p>2.54E-07</text:p>
          </table:table-cell>
          <table:table-cell table:style-name="ce367" table:formula="of:=[.D10]/([.E10]*[.F10])" office:value-type="float" office:value="0.0570776255707763">
            <text:p>5.71E-02</text:p>
          </table:table-cell>
          <table:table-cell table:style-name="ce367" table:formula="of:=[.D10]/([.E10]*[.G10])" office:value-type="float" office:value="0.0328083989501312">
            <text:p>3.28E-02</text:p>
          </table:table-cell>
          <table:table-cell table:style-name="ce751" table:formula="of:=IF([.$H10]&gt;[$'SPECIFIC ACTIVITIES'.E8];&quot;OK&quot;)" office:value-type="boolean" office:boolean-value="false">
            <text:p>FALSE</text:p>
          </table:table-cell>
          <table:table-cell table:style-name="ce751" table:formula="of:=IF([.$I10]&gt;[$'SPECIFIC ACTIVITIES'.H8];&quot;OK&quot;)" office:value-type="boolean" office:boolean-value="false">
            <text:p>FALSE</text:p>
          </table:table-cell>
        </table:table-row>
        <table:table-row table:style-name="ro53">
          <table:table-cell table:style-name="ce309"/>
          <table:table-cell table:style-name="ce185"/>
          <table:table-cell table:style-name="ce219"/>
          <table:table-cell table:style-name="ce672"/>
          <table:table-cell table:style-name="ce690"/>
          <table:table-cell table:style-name="ce672"/>
          <table:table-cell table:style-name="ce594"/>
          <table:table-cell table:style-name="ce731" table:number-columns-repeated="2"/>
          <table:table-cell table:style-name="ce753" table:number-columns-repeated="2"/>
        </table:table-row>
        <table:table-row table:style-name="ro53">
          <table:table-cell table:style-name="ce310"/>
          <table:table-cell table:style-name="ce351" office:value-type="string">
            <text:p>Total</text:p>
          </table:table-cell>
          <table:table-cell/>
          <table:table-cell table:style-name="ce673" table:formula="of:=SUM([.D10:.D10])" office:value-type="float" office:value="0.0000005">
            <text:p>5.00E-07</text:p>
          </table:table-cell>
          <table:table-cell table:style-name="ce691"/>
          <table:table-cell table:style-name="ce673"/>
          <table:table-cell table:style-name="ce712"/>
          <table:table-cell table:style-name="ce732" table:number-columns-repeated="2"/>
          <table:table-cell table:style-name="ce754" table:number-columns-repeated="2"/>
        </table:table-row>
        <table:table-row table:style-name="ro53">
          <table:table-cell table:style-name="ce311" office:value-type="string">
            <text:p>PMT_BASE</text:p>
          </table:table-cell>
          <table:table-cell table:style-name="ce662" office:value-type="string">
            <text:p>PMT base</text:p>
          </table:table-cell>
          <table:table-cell table:style-name="ce59"/>
          <table:table-cell table:style-name="ce478" office:value-type="float" office:value="0.0000005">
            <text:p>5.00E-07</text:p>
          </table:table-cell>
          <table:table-cell table:style-name="ce39" office:value-type="float" office:value="60">
            <text:p>60</text:p>
          </table:table-cell>
          <table:table-cell table:style-name="ce113" table:formula="of:=[$'REJECTION FACTORS'.F70]" office:value-type="float" office:value="0.000000146">
            <text:p>1.46E-07</text:p>
          </table:table-cell>
          <table:table-cell table:style-name="ce113" table:formula="of:=[$'REJECTION FACTORS'.D70]" office:value-type="float" office:value="0.000000254">
            <text:p>2.54E-07</text:p>
          </table:table-cell>
          <table:table-cell table:style-name="ce367" table:formula="of:=[.D13]/([.E13]*[.F13])" office:value-type="float" office:value="0.0570776255707763">
            <text:p>5.71E-02</text:p>
          </table:table-cell>
          <table:table-cell table:style-name="ce367" table:formula="of:=[.D13]/([.E13]*[.G13])" office:value-type="float" office:value="0.0328083989501312">
            <text:p>3.28E-02</text:p>
          </table:table-cell>
          <table:table-cell table:style-name="ce755" table:formula="of:=IF([.$H13]&gt;[$'SPECIFIC ACTIVITIES'.E9];&quot;OK&quot;)" office:value-type="boolean" office:boolean-value="false">
            <text:p>FALSE</text:p>
          </table:table-cell>
          <table:table-cell table:style-name="ce755" table:formula="of:=IF([.$I13]&gt;[$'SPECIFIC ACTIVITIES'.H9];&quot;OK&quot;)" office:value-type="boolean" office:boolean-value="false">
            <text:p>FALSE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73" table:formula="of:=SUM([.D13:.D13])" office:value-type="float" office:value="0.0000005">
            <text:p>5.00E-07</text:p>
          </table:table-cell>
          <table:table-cell table:style-name="ce691"/>
          <table:table-cell table:style-name="ce704"/>
          <table:table-cell table:style-name="ce629"/>
          <table:table-cell table:style-name="ce733" table:number-columns-repeated="2"/>
          <table:table-cell table:style-name="ce756"/>
          <table:table-cell table:style-name="ce775"/>
        </table:table-row>
        <table:table-row table:style-name="ro75">
          <table:table-cell table:style-name="ce144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8" office:value-type="string">
            <text:p>-</text:p>
          </table:table-cell>
          <table:table-cell table:style-name="ce392" office:value-type="float" office:value="0.0000005">
            <text:p>5.00E-07</text:p>
          </table:table-cell>
          <table:table-cell table:formula="of:=[$QUANTITIES.D14]" office:value-type="float" office:value="60">
            <text:p>60</text:p>
          </table:table-cell>
          <table:table-cell table:style-name="ce392" table:formula="of:=[$'REJECTION FACTORS'.F44]" office:value-type="float" office:value="0.0000000854">
            <text:p>8.54E-08</text:p>
          </table:table-cell>
          <table:table-cell table:style-name="ce678" table:formula="of:=[$'REJECTION FACTORS'.D44]" office:value-type="float" office:value="0.000000153">
            <text:p>1.53E-07</text:p>
          </table:table-cell>
          <table:table-cell table:style-name="ce734" table:formula="of:=[.D15]/([.E15]*[.F15])" office:value-type="float" office:value="0.0975800156128025">
            <text:p>9.76E-02</text:p>
          </table:table-cell>
          <table:table-cell table:style-name="ce734" table:formula="of:=[.D15]/([.E15]*[.G15])" office:value-type="float" office:value="0.0544662309368192">
            <text:p>5.45E-02</text:p>
          </table:table-cell>
          <table:table-cell table:style-name="ce757" table:formula="of:=IF([.$H15]&gt;[$'SPECIFIC ACTIVITIES'.E10];&quot;OK&quot;)" office:value-type="boolean" office:boolean-value="false">
            <text:p>FALSE</text:p>
          </table:table-cell>
          <table:table-cell table:style-name="ce757" table:formula="of:=IF([.$I1]&gt;[$'SPECIFIC ACTIVITIES'.H10];&quot;OK&quot;)" office:value-type="boolean" office:boolean-value="false">
            <text:p>FALSE</text:p>
          </table:table-cell>
        </table:table-row>
        <table:table-row table:style-name="ro31">
          <table:table-cell table:style-name="ce658"/>
          <table:table-cell table:style-name="ce663" office:value-type="string">
            <text:p>TPB</text:p>
          </table:table-cell>
          <table:table-cell table:style-name="ce78"/>
          <table:table-cell table:style-name="ce392" office:value-type="float" office:value="0.0000005">
            <text:p>5.00E-07</text:p>
          </table:table-cell>
          <table:table-cell table:style-name="ce693" table:formula="of:=[$QUANTITIES.D15]" office:value-type="float" office:value="0.00000502654824574367">
            <text:p>5.03E-06</text:p>
          </table:table-cell>
          <table:table-cell table:style-name="ce678" table:formula="of:=[$'REJECTION FACTORS'.F44]" office:value-type="float" office:value="0.0000000854">
            <text:p>8.54E-08</text:p>
          </table:table-cell>
          <table:table-cell table:style-name="ce392" table:formula="of:=[$'REJECTION FACTORS'.D44]" office:value-type="float" office:value="0.000000153">
            <text:p>1.53E-07</text:p>
          </table:table-cell>
          <table:table-cell table:style-name="ce376" table:formula="of:=[.D16]/([.E16]*[.F16])" office:value-type="float" office:value="1164775.63738214">
            <text:p>1.16E+06</text:p>
          </table:table-cell>
          <table:table-cell table:style-name="ce376" table:formula="of:=[.D16]/([.E16]*[.G16])" office:value-type="float" office:value="650142.741388461">
            <text:p>6.50E+05</text:p>
          </table:table-cell>
          <table:table-cell table:formula="of:=IF([.$H16]&gt;[$'SPECIFIC ACTIVITIES'.E33];&quot;OK&quot;)" office:value-type="string" office:string-value="OK">
            <text:p>OK</text:p>
          </table:table-cell>
          <table:table-cell table:formula="of:=IF([.$I16]&gt;[$'SPECIFIC ACTIVITIES'.H33];&quot;OK&quot;)" office:value-type="string" office:string-value="OK">
            <text:p>OK</text:p>
          </table:table-cell>
        </table:table-row>
        <table:table-row table:style-name="ro53">
          <table:table-cell table:style-name="ce137"/>
          <table:table-cell table:style-name="ce344" office:value-type="string">
            <text:p>Total</text:p>
          </table:table-cell>
          <table:table-cell/>
          <table:table-cell table:style-name="ce674" table:formula="of:=SUM([.D15:.D16])" office:value-type="float" office:value="0.000001">
            <text:p>1.00E-06</text:p>
          </table:table-cell>
          <table:table-cell table:style-name="ce694"/>
          <table:table-cell table:style-name="ce705"/>
          <table:table-cell table:style-name="ce713"/>
          <table:table-cell table:style-name="ce378"/>
          <table:table-cell table:style-name="ce406"/>
          <table:table-cell table:style-name="ce759" table:number-columns-repeated="2"/>
        </table:table-row>
        <table:table-row table:style-name="ro74">
          <table:table-cell table:style-name="ce308" office:value-type="string">
            <text:p>OPTICAL_PAD</text:p>
          </table:table-cell>
          <table:table-cell table:style-name="ce44" office:value-type="string">
            <text:p>Optically clear silicone gel LS1-3252</text:p>
          </table:table-cell>
          <table:table-cell table:style-name="ce78" office:value-type="string">
            <text:p>NuSil</text:p>
          </table:table-cell>
          <table:table-cell table:style-name="ce392" office:value-type="float" office:value="0.0000005">
            <text:p>5.00E-07</text:p>
          </table:table-cell>
          <table:table-cell table:style-name="ce689" table:formula="of:=[$QUANTITIES.D17]" office:value-type="float" office:value="0.24">
            <text:p>0.24</text:p>
          </table:table-cell>
          <table:table-cell table:style-name="ce392" table:formula="of:=[$'REJECTION FACTORS'.F44]" office:value-type="float" office:value="0.0000000854">
            <text:p>8.54E-08</text:p>
          </table:table-cell>
          <table:table-cell table:style-name="ce678" table:formula="of:=[$'REJECTION FACTORS'.D44]" office:value-type="float" office:value="0.000000153">
            <text:p>1.53E-07</text:p>
          </table:table-cell>
          <table:table-cell table:style-name="ce376" table:formula="of:=[.D18]/([.E18]*[.F18])" office:value-type="float" office:value="24.3950039032006">
            <text:p>2.44E+01</text:p>
          </table:table-cell>
          <table:table-cell table:style-name="ce376" table:formula="of:=[.D18]/([.E18]*[.G18])" office:value-type="float" office:value="13.6165577342048">
            <text:p>1.36E+01</text:p>
          </table:table-cell>
          <table:table-cell table:style-name="ce757" table:formula="of:=IF([.$H18]&gt;[$'SPECIFIC ACTIVITIES'.E11];&quot;OK&quot;)" office:value-type="boolean" office:boolean-value="false">
            <text:p>FALSE</text:p>
          </table:table-cell>
          <table:table-cell table:formula="of:=IF([.$I18]&gt;[$'SPECIFIC ACTIVITIES'.H11];&quot;OK&quot;)" office:value-type="string" office:string-value="OK">
            <text:p>OK</text:p>
          </table:table-cell>
        </table:table-row>
        <table:table-row table:style-name="ro53">
          <table:table-cell table:style-name="ce309"/>
          <table:table-cell table:style-name="ce343"/>
          <table:table-cell table:style-name="ce360"/>
          <table:table-cell table:style-name="ce675"/>
          <table:table-cell table:style-name="ce695"/>
          <table:table-cell table:style-name="ce675"/>
          <table:table-cell table:style-name="ce714"/>
          <table:table-cell table:style-name="ce383" table:number-columns-repeated="2"/>
          <table:table-cell table:style-name="ce760" table:number-columns-repeated="2"/>
        </table:table-row>
        <table:table-row table:style-name="ro53">
          <table:table-cell table:style-name="ce310"/>
          <table:table-cell table:style-name="ce344" office:value-type="string">
            <text:p>Total</text:p>
          </table:table-cell>
          <table:table-cell/>
          <table:table-cell table:style-name="ce676" table:formula="of:=SUM([.D18:.D18])" office:value-type="float" office:value="0.0000005">
            <text:p>5.00E-07</text:p>
          </table:table-cell>
          <table:table-cell table:style-name="ce695"/>
          <table:table-cell table:style-name="ce706"/>
          <table:table-cell table:style-name="ce713"/>
          <table:table-cell table:style-name="ce735" table:number-columns-repeated="2"/>
          <table:table-cell table:style-name="ce761"/>
          <table:table-cell table:style-name="ce763"/>
        </table:table-row>
        <table:table-row table:style-name="ro53">
          <table:table-cell table:style-name="ce313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92" office:value-type="float" office:value="0.0000005">
            <text:p>5.00E-07</text:p>
          </table:table-cell>
          <table:table-cell table:formula="of:=[$QUANTITIES.D18]" office:value-type="float" office:value="5.62715">
            <text:p>5.62715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1]/([.E21]*[.F21])" office:value-type="float" office:value="0.197895159379517">
            <text:p>1.98E-01</text:p>
          </table:table-cell>
          <table:table-cell table:style-name="ce376" table:formula="of:=[.D21]/([.E21]*[.G21])" office:value-type="float" office:value="0.313975005517326">
            <text:p>3.14E-01</text:p>
          </table:table-cell>
          <table:table-cell table:formula="of:=IF([.$H21]&gt;[$'SPECIFIC ACTIVITIES'.E42];&quot;OK&quot;)" office:value-type="string" office:string-value="OK">
            <text:p>OK</text:p>
          </table:table-cell>
          <table:table-cell table:formula="of:=IF([.$I21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314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92" office:value-type="float" office:value="0.0000005">
            <text:p>5.00E-07</text:p>
          </table:table-cell>
          <table:table-cell table:formula="of:=[$QUANTITIES.D19]" office:value-type="float" office:value="2.46715">
            <text:p>2.46715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2]/([.E22]*[.F22])" office:value-type="float" office:value="0.451365237663883">
            <text:p>4.51E-01</text:p>
          </table:table-cell>
          <table:table-cell table:style-name="ce376" table:formula="of:=[.D22]/([.E22]*[.G22])" office:value-type="float" office:value="0.716123645622204">
            <text:p>7.16E-01</text:p>
          </table:table-cell>
          <table:table-cell table:formula="of:=IF([.$H22]&gt;[$'SPECIFIC ACTIVITIES'.E41];&quot;OK&quot;)" office:value-type="string" office:string-value="OK">
            <text:p>OK</text:p>
          </table:table-cell>
          <table:table-cell table:style-name="ce757" table:formula="of:=IF([.$I22]&gt;[$'SPECIFIC ACTIVITIES'.H21];&quot;OK&quot;)" office:value-type="boolean" office:boolean-value="false">
            <text:p>FALSE</text:p>
          </table:table-cell>
        </table:table-row>
        <table:table-row table:style-name="ro53">
          <table:table-cell table:style-name="ce315"/>
          <table:table-cell table:style-name="ce342" office:value-type="string">
            <text:p>Total</text:p>
          </table:table-cell>
          <table:table-cell table:style-name="ce356"/>
          <table:table-cell table:style-name="ce677" table:formula="of:=SUM([.D21:.D22])" office:value-type="float" office:value="0.000001">
            <text:p>1.00E-06</text:p>
          </table:table-cell>
          <table:table-cell/>
          <table:table-cell table:style-name="ce392"/>
          <table:table-cell table:style-name="ce715"/>
          <table:table-cell table:style-name="ce376" table:number-columns-repeated="2"/>
          <table:table-cell table:style-name="ce762" table:number-columns-repeated="2"/>
        </table:table-row>
        <table:table-row table:style-name="ro53">
          <table:table-cell table:style-name="ce312" office:value-type="string">
            <text:p>LIGHT_TUBE</text:p>
          </table:table-cell>
          <table:table-cell table:number-columns-repeated="2" table:style-name="ce41" office:value-type="string">
            <text:p>PTFE light tube (BUFFER)</text:p>
          </table:table-cell>
          <table:table-cell table:style-name="ce392" office:value-type="float" office:value="0.0000005">
            <text:p>5.00E-07</text:p>
          </table:table-cell>
          <table:table-cell table:formula="of:=[$QUANTITIES.D20]" office:value-type="float" office:value="9.44">
            <text:p>9.44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4]/([.E24]*[.F24])" office:value-type="float" office:value="0.117964591748141">
            <text:p>1.18E-01</text:p>
          </table:table-cell>
          <table:table-cell table:style-name="ce376" table:formula="of:=[.D24]/([.E24]*[.G24])" office:value-type="float" office:value="0.187159369946697">
            <text:p>1.87E-01</text:p>
          </table:table-cell>
          <table:table-cell table:formula="of:=IF([.$H24]&gt;[$'SPECIFIC ACTIVITIES'.E32];&quot;OK&quot;)" office:value-type="string" office:string-value="OK">
            <text:p>OK</text:p>
          </table:table-cell>
          <table:table-cell table:formula="of:=IF([.$I24]&gt;[$'SPECIFIC ACTIVITIES'.H32];&quot;OK&quot;)" office:value-type="string" office:string-value="OK">
            <text:p>OK</text:p>
          </table:table-cell>
        </table:table-row>
        <table:table-row table:style-name="ro53">
          <table:table-cell table:style-name="ce312"/>
          <table:table-cell table:number-columns-repeated="2" table:style-name="ce41" office:value-type="string">
            <text:p>PTFE light tube (DRIFT)</text:p>
          </table:table-cell>
          <table:table-cell table:style-name="ce678" office:value-type="float" office:value="0.0000005">
            <text:p>5.00E-07</text:p>
          </table:table-cell>
          <table:table-cell table:formula="of:=[$QUANTITIES.D21]" office:value-type="float" office:value="45.75">
            <text:p>45.75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5]/([.E25]*[.F25])" office:value-type="float" office:value="0.0243406720459552">
            <text:p>2.43E-02</text:p>
          </table:table-cell>
          <table:table-cell table:style-name="ce376" table:formula="of:=[.D25]/([.E25]*[.G25])" office:value-type="float" office:value="0.038618239394466">
            <text:p>3.86E-02</text:p>
          </table:table-cell>
          <table:table-cell table:style-name="ce757" table:formula="of:=IF([.$H25]&gt;[$'SPECIFIC ACTIVITIES'.E32];&quot;OK&quot;)" office:value-type="boolean" office:boolean-value="false">
            <text:p>FALSE</text:p>
          </table:table-cell>
          <table:table-cell table:formula="of:=IF([.$I25]&gt;[$'SPECIFIC ACTIVITIES'.H32];&quot;OK&quot;)" office:value-type="string" office:string-value="OK">
            <text:p>OK</text:p>
          </table:table-cell>
        </table:table-row>
        <table:table-row table:style-name="ro53">
          <table:table-cell table:style-name="ce312"/>
          <table:table-cell table:style-name="ce192" office:value-type="string">
            <text:p>TPB (BUFFER)</text:p>
          </table:table-cell>
          <table:table-cell table:style-name="ce224"/>
          <table:table-cell table:style-name="ce678" office:value-type="float" office:value="0.0000005">
            <text:p>5.00E-07</text:p>
          </table:table-cell>
          <table:table-cell table:formula="of:=[$QUANTITIES.D22]" office:value-type="float" office:value="0.00077201">
            <text:p>7.72E-004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6]/([.E26]*[.F26])" office:value-type="float" office:value="1442.44989845008">
            <text:p>1.44E+03</text:p>
          </table:table-cell>
          <table:table-cell table:style-name="ce376" table:formula="of:=[.D26]/([.E26]*[.G26])" office:value-type="float" office:value="2288.55125231127">
            <text:p>2.29E+03</text:p>
          </table:table-cell>
          <table:table-cell table:formula="of:=IF([.$H26]&gt;[$'SPECIFIC ACTIVITIES'.E33];&quot;OK&quot;)" office:value-type="string" office:string-value="OK">
            <text:p>OK</text:p>
          </table:table-cell>
          <table:table-cell table:formula="of:=IF([.$I26]&gt;[$'SPECIFIC ACTIVITIES'.H33];&quot;OK&quot;)" office:value-type="string" office:string-value="OK">
            <text:p>OK</text:p>
          </table:table-cell>
        </table:table-row>
        <table:table-row table:style-name="ro53">
          <table:table-cell table:style-name="ce316"/>
          <table:table-cell table:style-name="ce192" office:value-type="string">
            <text:p>TPB (DRIFT)</text:p>
          </table:table-cell>
          <table:table-cell table:style-name="ce667"/>
          <table:table-cell table:style-name="ce678" office:value-type="float" office:value="0.0000005">
            <text:p>5.00E-07</text:p>
          </table:table-cell>
          <table:table-cell table:formula="of:=[$QUANTITIES.D23]" office:value-type="float" office:value="0.00374251">
            <text:p>3.74E-003</text:p>
          </table:table-cell>
          <table:table-cell table:style-name="ce707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7]/([.E27]*[.F27])" office:value-type="float" office:value="297.550506505647">
            <text:p>2.98E+02</text:p>
          </table:table-cell>
          <table:table-cell table:style-name="ce376" table:formula="of:=[.D27]/([.E27]*[.G27])" office:value-type="float" office:value="472.085432583165">
            <text:p>4.72E+02</text:p>
          </table:table-cell>
          <table:table-cell table:formula="of:=IF([.$H27]&gt;[$'SPECIFIC ACTIVITIES'.E33];&quot;OK&quot;)" office:value-type="string" office:string-value="OK">
            <text:p>OK</text:p>
          </table:table-cell>
          <table:table-cell table:style-name="ce757" table:formula="of:=IF([.$I27]&gt;[$'SPECIFIC ACTIVITIES'.H33];&quot;OK&quot;)" office:value-type="boolean" office:boolean-value="false">
            <text:p>FALSE</text:p>
          </table:table-cell>
        </table:table-row>
        <table:table-row table:style-name="ro53">
          <table:table-cell table:style-name="ce317"/>
          <table:table-cell table:style-name="ce344" office:value-type="string">
            <text:p>Total</text:p>
          </table:table-cell>
          <table:table-cell/>
          <table:table-cell table:style-name="ce679" table:formula="of:=SUM([.D24:.D27])" office:value-type="float" office:value="0.000002">
            <text:p>2.00E-006</text:p>
          </table:table-cell>
          <table:table-cell table:style-name="ce694"/>
          <table:table-cell table:style-name="ce705"/>
          <table:table-cell table:style-name="ce378"/>
          <table:table-cell table:style-name="ce735" table:number-columns-repeated="2"/>
          <table:table-cell table:style-name="ce763" table:number-columns-repeated="2"/>
        </table:table-row>
        <table:table-row table:style-name="ro75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678" office:value-type="float" office:value="0.0000005">
            <text:p>5.00E-07</text:p>
          </table:table-cell>
          <table:table-cell table:style-name="ce689" table:formula="of:=[$QUANTITIES.D24]" office:value-type="float" office:value="177.87">
            <text:p>177.87</text:p>
          </table:table-cell>
          <table:table-cell table:style-name="ce678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29]/([.E29]*[.F29])" office:value-type="float" office:value="0.00626067209817535">
            <text:p>6.26E-03</text:p>
          </table:table-cell>
          <table:table-cell table:style-name="ce376" table:formula="of:=[.D29]/([.E29]*[.G29])" office:value-type="float" office:value="0.00993300979533828">
            <text:p>9.93E-03</text:p>
          </table:table-cell>
          <table:table-cell table:style-name="ce764" table:formula="of:=IF([.$H27]&gt;[$'SPECIFIC ACTIVITIES'.E35];&quot;OK&quot;)" office:value-type="string" office:string-value="OK">
            <text:p>OK</text:p>
          </table:table-cell>
          <table:table-cell table:style-name="ce764" table:formula="of:=IF([.$I27]&gt;[$'SPECIFIC ACTIVITIES'.H5];&quot;OK&quot;)" office:value-type="string" office:string-value="OK">
            <text:p>OK</text:p>
          </table:table-cell>
        </table:table-row>
        <table:table-row table:style-name="ro53">
          <table:table-cell table:style-name="ce142"/>
          <table:table-cell table:style-name="ce193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678" office:value-type="float" office:value="0.0000005">
            <text:p>5.00E-07</text:p>
          </table:table-cell>
          <table:table-cell table:style-name="ce689" table:formula="of:=[$QUANTITIES.D25]" office:value-type="float" office:value="156">
            <text:p>156</text:p>
          </table:table-cell>
          <table:table-cell table:style-name="ce678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30]/([.E30]*[.F30])" office:value-type="float" office:value="0.0071383701673234">
            <text:p>7.14E-03</text:p>
          </table:table-cell>
          <table:table-cell table:style-name="ce376" table:formula="of:=[.D30]/([.E30]*[.G30])" office:value-type="float" office:value="0.0113255413608771">
            <text:p>1.13E-02</text:p>
          </table:table-cell>
          <table:table-cell table:style-name="ce757" table:formula="of:=IF([.$H30]&gt;[$'SPECIFIC ACTIVITIES'.E13];&quot;OK&quot;)" office:value-type="boolean" office:boolean-value="false">
            <text:p>FALSE</text:p>
          </table:table-cell>
          <table:table-cell table:style-name="ce757" table:formula="of:=IF([.$I30]&gt;[$'SPECIFIC ACTIVITIES'.H13];&quot;OK&quot;)" office:value-type="boolean" office:boolean-value="false">
            <text:p>FALSE</text:p>
          </table:table-cell>
        </table:table-row>
        <table:table-row table:style-name="ro53">
          <table:table-cell table:style-name="ce145"/>
          <table:table-cell office:value-type="string">
            <text:p>Total</text:p>
          </table:table-cell>
          <table:table-cell table:style-name="ce356"/>
          <table:table-cell table:style-name="ce680" table:formula="of:=SUM([.D29:.D30])" office:value-type="float" office:value="0.000001">
            <text:p>1.00E-006</text:p>
          </table:table-cell>
          <table:table-cell table:style-name="ce689"/>
          <table:table-cell table:style-name="ce469"/>
          <table:table-cell table:style-name="ce707"/>
          <table:table-cell table:style-name="ce376" table:number-columns-repeated="2"/>
          <table:table-cell table:style-name="ce765" table:number-columns-repeated="2"/>
        </table:table-row>
        <table:table-row table:style-name="ro53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678" office:value-type="float" office:value="0.0000005">
            <text:p>5.00E-07</text:p>
          </table:table-cell>
          <table:table-cell table:formula="of:=[$QUANTITIES.D27]" office:value-type="float" office:value="49.53">
            <text:p>49.53</text:p>
          </table:table-cell>
          <table:table-cell table:style-name="ce678" table:formula="of:=[$'REJECTION FACTORS'.F57]" office:value-type="float" office:value="0.000000449">
            <text:p>4.49E-07</text:p>
          </table:table-cell>
          <table:table-cell table:style-name="ce707" table:formula="of:=[$'REJECTION FACTORS'.D57]" office:value-type="float" office:value="0.000000283">
            <text:p>2.83E-07</text:p>
          </table:table-cell>
          <table:table-cell table:style-name="ce376" table:formula="of:=[.D32]/([.E32]*[.F32])" office:value-type="float" office:value="0.0224830556451131">
            <text:p>2.25E-02</text:p>
          </table:table-cell>
          <table:table-cell table:style-name="ce376" table:formula="of:=[.D32]/([.E32]*[.G32])" office:value-type="float" office:value="0.0356709964122112">
            <text:p>3.57E-02</text:p>
          </table:table-cell>
          <table:table-cell table:style-name="ce757" table:formula="of:=IF([.$H32]&gt;[$'SPECIFIC ACTIVITIES'.E34];&quot;OK&quot;)" office:value-type="boolean" office:boolean-value="false">
            <text:p>FALSE</text:p>
          </table:table-cell>
          <table:table-cell table:formula="of:=IF([.$I32]&gt;[$'SPECIFIC ACTIVITIES'.H34];&quot;OK&quot;)" office:value-type="string" office:string-value="OK">
            <text:p>OK</text:p>
          </table:table-cell>
        </table:table-row>
        <table:table-row table:style-name="ro53">
          <table:table-cell table:style-name="ce147"/>
          <table:table-cell table:style-name="ce301"/>
          <table:table-cell table:style-name="ce362"/>
          <table:table-cell table:style-name="ce408"/>
          <table:table-cell table:style-name="ce694"/>
          <table:table-cell table:style-name="ce708"/>
          <table:table-cell table:style-name="ce383"/>
          <table:table-cell table:style-name="ce407"/>
          <table:table-cell table:style-name="ce383"/>
          <table:table-cell table:style-name="ce766" table:number-columns-repeated="2"/>
        </table:table-row>
        <table:table-row table:style-name="ro53">
          <table:table-cell table:style-name="ce318"/>
          <table:table-cell table:style-name="ce344" office:value-type="string">
            <text:p>Total</text:p>
          </table:table-cell>
          <table:table-cell/>
          <table:table-cell table:style-name="ce385" table:formula="of:=SUM([.D32:.D32])" office:value-type="float" office:value="0.0000005">
            <text:p>5.00E-07</text:p>
          </table:table-cell>
          <table:table-cell table:style-name="ce694"/>
          <table:table-cell table:style-name="ce705"/>
          <table:table-cell table:style-name="ce378" table:number-columns-repeated="3"/>
          <table:table-cell table:style-name="ce759" table:number-columns-repeated="2"/>
        </table:table-row>
        <table:table-row table:style-name="ro53">
          <table:table-cell table:style-name="ce148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678" office:value-type="float" office:value="0.0000005">
            <text:p>5.00E-07</text:p>
          </table:table-cell>
          <table:table-cell table:formula="of:=[$QUANTITIES.D29]" office:value-type="float" office:value="5.8">
            <text:p>5.8</text:p>
          </table:table-cell>
          <table:table-cell table:style-name="ce709" table:formula="of:=[$'REJECTION FACTORS'.M31]" office:value-type="float" office:value="0.000000468">
            <text:p>4.68E-07</text:p>
          </table:table-cell>
          <table:table-cell table:style-name="ce709" table:formula="of:=[$'REJECTION FACTORS'.K31]" office:value-type="float" office:value="0.000000499">
            <text:p>4.99E-07</text:p>
          </table:table-cell>
          <table:table-cell table:style-name="ce382" table:formula="of:=[.D35]/([.E35]*[.F35])" office:value-type="float" office:value="0.184202770409667">
            <text:p>1.84E-01</text:p>
          </table:table-cell>
          <table:table-cell table:style-name="ce382" table:formula="of:=[.D35]/([.E35]*[.G35])" office:value-type="float" office:value="0.172759311726902">
            <text:p>1.73E-01</text:p>
          </table:table-cell>
          <table:table-cell table:style-name="ce757" table:formula="of:=IF([.$H35]&gt;[$'SPECIFIC ACTIVITIES'.E42];&quot;OK&quot;)" office:value-type="boolean" office:boolean-value="false">
            <text:p>FALSE</text:p>
          </table:table-cell>
          <table:table-cell table:formula="of:=IF([.$I35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678" office:value-type="float" office:value="0.0000005">
            <text:p>5.00E-07</text:p>
          </table:table-cell>
          <table:table-cell table:formula="of:=[$QUANTITIES.D30]" office:value-type="float" office:value="2.54233">
            <text:p>2.54233</text:p>
          </table:table-cell>
          <table:table-cell table:style-name="ce709" table:formula="of:=[$'REJECTION FACTORS'.M31]" office:value-type="float" office:value="0.000000468">
            <text:p>4.68E-07</text:p>
          </table:table-cell>
          <table:table-cell table:style-name="ce716" table:formula="of:=[$'REJECTION FACTORS'.K31]" office:value-type="float" office:value="0.000000499">
            <text:p>4.99E-07</text:p>
          </table:table-cell>
          <table:table-cell table:style-name="ce382" table:formula="of:=[.D36]/([.E36]*[.F36])" office:value-type="float" office:value="0.420235008191725">
            <text:p>4.20E-01</text:p>
          </table:table-cell>
          <table:table-cell table:style-name="ce382" table:formula="of:=[.D36]/([.E36]*[.G36])" office:value-type="float" office:value="0.394128224115686">
            <text:p>3.94E-01</text:p>
          </table:table-cell>
          <table:table-cell table:formula="of:=IF([.$H36]&gt;[$'SPECIFIC ACTIVITIES'.E41];&quot;OK&quot;)" office:value-type="string" office:string-value="OK">
            <text:p>OK</text:p>
          </table:table-cell>
          <table:table-cell table:formula="of:=IF([.$I36]&gt;[$'SPECIFIC ACTIVITIES'.H41];&quot;OK&quot;)" office:value-type="string" office:string-value="OK">
            <text:p>OK</text:p>
          </table:table-cell>
        </table:table-row>
        <table:table-row table:style-name="ro53">
          <table:table-cell table:style-name="ce659"/>
          <table:table-cell table:style-name="ce664"/>
          <table:table-cell table:style-name="ce668"/>
          <table:table-cell table:style-name="ce408"/>
          <table:table-cell table:style-name="ce694"/>
          <table:table-cell table:style-name="ce675"/>
          <table:table-cell table:style-name="ce375"/>
          <table:table-cell table:style-name="ce408"/>
          <table:table-cell table:style-name="ce744"/>
          <table:table-cell table:style-name="ce766" table:number-columns-repeated="2"/>
        </table:table-row>
        <table:table-row table:style-name="ro53">
          <table:table-cell table:style-name="ce150"/>
          <table:table-cell table:style-name="ce344" office:value-type="string">
            <text:p>Total</text:p>
          </table:table-cell>
          <table:table-cell/>
          <table:table-cell table:style-name="ce681" table:formula="of:=SUM([.D35:.D36])" office:value-type="float" office:value="0.000001">
            <text:p>1.00E-06</text:p>
          </table:table-cell>
          <table:table-cell table:style-name="ce694"/>
          <table:table-cell table:style-name="ce706"/>
          <table:table-cell table:style-name="ce378"/>
          <table:table-cell table:style-name="ce385" table:number-columns-repeated="2"/>
          <table:table-cell table:style-name="ce763" table:number-columns-repeated="2"/>
        </table:table-row>
        <table:table-row table:style-name="ro53">
          <table:table-cell table:style-name="ce148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678" office:value-type="float" office:value="0.0000005">
            <text:p>5.00E-07</text:p>
          </table:table-cell>
          <table:table-cell table:formula="of:=[$QUANTITIES.D32]" office:value-type="float" office:value="5.80063">
            <text:p>5.80063</text:p>
          </table:table-cell>
          <table:table-cell table:style-name="ce709" table:formula="of:=[$'REJECTION FACTORS'.M31]" office:value-type="float" office:value="0.000000468">
            <text:p>4.68E-07</text:p>
          </table:table-cell>
          <table:table-cell table:style-name="ce476" table:formula="of:=[$'REJECTION FACTORS'.K31]" office:value-type="float" office:value="0.000000499">
            <text:p>4.99E-07</text:p>
          </table:table-cell>
          <table:table-cell table:style-name="ce382" table:formula="of:=[.D39]/([.E39]*[.F39])" office:value-type="float" office:value="0.184182764350781">
            <text:p>1.84E-01</text:p>
          </table:table-cell>
          <table:table-cell table:style-name="ce382" table:formula="of:=[.D39]/([.E39]*[.G39])" office:value-type="float" office:value="0.172740548529389">
            <text:p>1.73E-01</text:p>
          </table:table-cell>
          <table:table-cell table:style-name="ce757" table:formula="of:=IF([.$H39]&gt;[$'SPECIFIC ACTIVITIES'.E42];&quot;OK&quot;)" office:value-type="boolean" office:boolean-value="false">
            <text:p>FALSE</text:p>
          </table:table-cell>
          <table:table-cell table:formula="of:=IF([.$I39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678" office:value-type="float" office:value="0.0000005">
            <text:p>5.00E-07</text:p>
          </table:table-cell>
          <table:table-cell table:formula="of:=[$QUANTITIES.D33]" office:value-type="float" office:value="2.54233">
            <text:p>2.54233</text:p>
          </table:table-cell>
          <table:table-cell table:style-name="ce709" table:formula="of:=[$'REJECTION FACTORS'.M31]" office:value-type="float" office:value="0.000000468">
            <text:p>4.68E-07</text:p>
          </table:table-cell>
          <table:table-cell table:style-name="ce716" table:formula="of:=[$'REJECTION FACTORS'.K31]" office:value-type="float" office:value="0.000000499">
            <text:p>4.99E-07</text:p>
          </table:table-cell>
          <table:table-cell table:style-name="ce382" table:formula="of:=[.D40]/([.E40]*[.F40])" office:value-type="float" office:value="0.420235008191725">
            <text:p>4.20E-01</text:p>
          </table:table-cell>
          <table:table-cell table:style-name="ce382" table:formula="of:=[.D40]/([.E40]*[.G40])" office:value-type="float" office:value="0.394128224115686">
            <text:p>3.94E-01</text:p>
          </table:table-cell>
          <table:table-cell table:formula="of:=IF([.$H40]&gt;[$'SPECIFIC ACTIVITIES'.E41];&quot;OK&quot;)" office:value-type="string" office:string-value="OK">
            <text:p>OK</text:p>
          </table:table-cell>
          <table:table-cell table:formula="of:=IF([.$I40]&gt;[$'SPECIFIC ACTIVITIES'.H41];&quot;OK&quot;)" office:value-type="string" office:string-value="OK">
            <text:p>OK</text:p>
          </table:table-cell>
        </table:table-row>
        <table:table-row table:style-name="ro53">
          <table:table-cell table:style-name="ce659"/>
          <table:table-cell table:style-name="ce664"/>
          <table:table-cell table:style-name="ce668"/>
          <table:table-cell table:style-name="ce408"/>
          <table:table-cell table:style-name="ce696"/>
          <table:table-cell table:style-name="ce675"/>
          <table:table-cell table:style-name="ce375"/>
          <table:table-cell table:style-name="ce408"/>
          <table:table-cell table:style-name="ce744"/>
          <table:table-cell table:style-name="ce763" table:number-columns-repeated="2"/>
        </table:table-row>
        <table:table-row table:style-name="ro53">
          <table:table-cell table:style-name="ce150"/>
          <table:table-cell table:style-name="ce344" office:value-type="string">
            <text:p>Total</text:p>
          </table:table-cell>
          <table:table-cell/>
          <table:table-cell table:style-name="ce682" table:formula="of:=SUM([.D39:.D40])" office:value-type="float" office:value="0.000001">
            <text:p>1.00E-06</text:p>
          </table:table-cell>
          <table:table-cell table:style-name="ce697"/>
          <table:table-cell table:style-name="ce706"/>
          <table:table-cell table:style-name="ce717"/>
          <table:table-cell table:style-name="ce736" table:number-columns-repeated="2"/>
          <table:table-cell table:style-name="ce759" table:number-columns-repeated="2"/>
        </table:table-row>
        <table:table-row table:style-name="ro75">
          <table:table-cell table:style-name="ce148" office:value-type="string">
            <text:p>TP_COPPER_PLATE</text:p>
          </table:table-cell>
          <table:table-cell table:style-name="ce199" office:value-type="string">
            <text:p>Oxigen-Free Copper (Cu-OF)</text:p>
          </table:table-cell>
          <table:table-cell table:style-name="ce199" office:value-type="string">
            <text:p>Oxigen-Free Copper (Cu-OF)</text:p>
          </table:table-cell>
          <table:table-cell office:value-type="float" office:value="0.0000005">
            <text:p>5.00E-07</text:p>
          </table:table-cell>
          <table:table-cell table:formula="of:=[$QUANTITIES.D35]" office:value-type="float" office:value="1522">
            <text:p>1522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3]/([.E43]*[.F43])" office:value-type="float" office:value="0.0010429051164925">
            <text:p>1.04E-03</text:p>
          </table:table-cell>
          <table:table-cell table:style-name="ce737" table:formula="of:=[.D43]/([.E43]*[.G43])" office:value-type="float" office:value="0.000736580967926318">
            <text:p>7.37E-04</text:p>
          </table:table-cell>
          <table:table-cell table:style-name="ce767" table:formula="of:=IF([.$H43]&gt;[$'SPECIFIC ACTIVITIES'.E6];&quot;OK&quot;)" office:value-type="boolean" office:boolean-value="false">
            <text:p>FALSE</text:p>
          </table:table-cell>
          <table:table-cell table:style-name="ce764" table:formula="of:=IF([.$I43]&gt;[$'SPECIFIC ACTIVITIES'.H6];&quot;OK&quot;)" office:value-type="string" office:string-value="OK">
            <text:p>OK</text:p>
          </table:table-cell>
        </table:table-row>
        <table:table-row table:style-name="ro53">
          <table:table-cell table:style-name="ce152"/>
          <table:table-cell table:number-columns-repeated="2" table:style-name="ce200" office:value-type="string">
            <text:p>Steel M8x30 screw</text:p>
          </table:table-cell>
          <table:table-cell office:value-type="float" office:value="0.0000005">
            <text:p>5.00E-07</text:p>
          </table:table-cell>
          <table:table-cell table:formula="of:=[$QUANTITIES.D36]" office:value-type="float" office:value="2.16">
            <text:p>2.16</text:p>
          </table:table-cell>
          <table:table-cell table:formula="of:=[$'REJECTION FACTORS'.F96]" office:value-type="float" office:value="0.000000315">
            <text:p>3.15E-07</text:p>
          </table:table-cell>
          <table:table-cell table:style-name="ce718" table:formula="of:=[$'REJECTION FACTORS'.D96]" office:value-type="float" office:value="0.000000446">
            <text:p>4.46E-07</text:p>
          </table:table-cell>
          <table:table-cell table:formula="of:=[.D44]/([.E44]*[.F44])" office:value-type="float" office:value="0.734861845972957">
            <text:p>7.35E-01</text:p>
          </table:table-cell>
          <table:table-cell table:style-name="ce737" table:formula="of:=[.D44]/([.E44]*[.G44])" office:value-type="float" office:value="0.519016774622156">
            <text:p>5.19E-01</text:p>
          </table:table-cell>
          <table:table-cell table:formula="of:=IF([.$H44]&gt;[$'SPECIFIC ACTIVITIES'.E26];&quot;OK&quot;)" office:value-type="string" office:string-value="OK">
            <text:p>OK</text:p>
          </table:table-cell>
          <table:table-cell table:formula="of:=IF([.$I44]&gt;[$'SPECIFIC ACTIVITIES'.H26];&quot;OK&quot;)" office:value-type="string" office:string-value="OK">
            <text:p>OK</text:p>
          </table:table-cell>
        </table:table-row>
        <table:table-row table:style-name="ro53">
          <table:table-cell table:style-name="ce156"/>
          <table:table-cell office:value-type="string">
            <text:p>Total</text:p>
          </table:table-cell>
          <table:table-cell table:style-name="ce356"/>
          <table:table-cell table:style-name="ce683" table:formula="of:=SUM([.D43:.D44])" office:value-type="float" office:value="0.000001">
            <text:p>1.00E-06</text:p>
          </table:table-cell>
          <table:table-cell table:number-columns-repeated="2"/>
          <table:table-cell table:style-name="ce374"/>
          <table:table-cell table:style-name="ce386"/>
          <table:table-cell table:style-name="ce745"/>
          <table:table-cell table:style-name="ce765" table:number-columns-repeated="2"/>
        </table:table-row>
        <table:table-row table:style-name="ro75">
          <table:table-cell table:style-name="ce660" office:value-type="string">
            <text:p>DB_PLUG</text:p>
          </table:table-cell>
          <table:table-cell table:style-name="ce665" office:value-type="string">
            <text:p>Connectors FX11LA</text:p>
          </table:table-cell>
          <table:table-cell table:style-name="ce36" office:value-type="string">
            <text:p>Hirose</text:p>
          </table:table-cell>
          <table:table-cell office:value-type="float" office:value="0.0000005">
            <text:p>5.00E-07</text:p>
          </table:table-cell>
          <table:table-cell table:style-name="ce698" table:formula="of:=[$QUANTITIES.D38]" office:value-type="float" office:value="56">
            <text:p>56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6]/([.E46]*[.F46])" office:value-type="float" office:value="0.0283446712018141">
            <text:p>2.83E-02</text:p>
          </table:table-cell>
          <table:table-cell table:style-name="ce737" table:formula="of:=[.D46]/([.E46]*[.G46])" office:value-type="float" office:value="0.0200192184497117">
            <text:p>2.00E-02</text:p>
          </table:table-cell>
          <table:table-cell table:style-name="ce768" table:formula="of:=IF([.$H46]&gt;[$'SPECIFIC ACTIVITIES'.E15];&quot;OK&quot;)" office:value-type="boolean" office:boolean-value="false">
            <text:p>FALSE</text:p>
          </table:table-cell>
          <table:table-cell table:style-name="ce768" table:formula="of:=IF([.$I46]&gt;[$'SPECIFIC ACTIVITIES'.H15];&quot;OK&quot;)" office:value-type="boolean" office:boolean-value="false">
            <text:p>FALSE</text:p>
          </table:table-cell>
        </table:table-row>
        <table:table-row table:style-name="ro31">
          <table:table-cell table:style-name="Default"/>
          <table:table-cell office:value-type="string">
            <text:p>Total</text:p>
          </table:table-cell>
          <table:table-cell table:style-name="ce59"/>
          <table:table-cell table:style-name="ce683" table:formula="of:=SUM([.D46:.D46])" office:value-type="float" office:value="0.0000005">
            <text:p>5.00E-07</text:p>
          </table:table-cell>
          <table:table-cell table:style-name="ce59" table:number-columns-repeated="7"/>
        </table:table-row>
        <table:table-row table:style-name="ro53">
          <table:table-cell table:style-name="ce157" office:value-type="string">
            <text:p>SIPM_BOARD</text:p>
          </table:table-cell>
          <table:table-cell table:style-name="ce211" office:value-type="string">
            <text:p>Kapton</text:p>
          </table:table-cell>
          <table:table-cell table:style-name="ce43"/>
          <table:table-cell table:style-name="ce652" office:value-type="float" office:value="0.0000005">
            <text:p>5.00E-07</text:p>
          </table:table-cell>
          <table:table-cell table:formula="of:=[$QUANTITIES.D40]" office:value-type="float" office:value="56">
            <text:p>56</text:p>
          </table:table-cell>
          <table:table-cell table:style-name="ce710" table:formula="of:=[$'REJECTION FACTORS'.M31]" office:value-type="float" office:value="0.000000468">
            <text:p>4.68E-07</text:p>
          </table:table-cell>
          <table:table-cell table:style-name="ce719" table:formula="of:=[$'REJECTION FACTORS'.K31]" office:value-type="float" office:value="0.000000499">
            <text:p>4.99E-07</text:p>
          </table:table-cell>
          <table:table-cell table:style-name="ce738" table:formula="of:=[.D48]/([.E48]*[.F48])" office:value-type="float" office:value="0.0190781440781441">
            <text:p>1.91E-02</text:p>
          </table:table-cell>
          <table:table-cell table:style-name="ce738" table:formula="of:=[.D48]/([.E48]*[.G48])" office:value-type="float" office:value="0.017892928714572">
            <text:p>1.79E-02</text:p>
          </table:table-cell>
          <table:table-cell table:style-name="ce757" table:formula="of:=IF([.$H48]&gt;[$'SPECIFIC ACTIVITIES'.E14];&quot;OK&quot;)" office:value-type="boolean" office:boolean-value="false">
            <text:p>FALSE</text:p>
          </table:table-cell>
          <table:table-cell table:formula="of:=IF([.$I48]&gt;[$'SPECIFIC ACTIVITIES'.H14];&quot;OK&quot;)" office:value-type="string" office:string-value="OK">
            <text:p>OK</text:p>
          </table:table-cell>
        </table:table-row>
        <table:table-row table:style-name="ro53">
          <table:table-cell table:style-name="ce325"/>
          <table:table-cell table:style-name="ce41" office:value-type="string">
            <text:p>PTFE masks</text:p>
          </table:table-cell>
          <table:table-cell table:style-name="ce233"/>
          <table:table-cell office:value-type="float" office:value="0.0000005">
            <text:p>5.00E-07</text:p>
          </table:table-cell>
          <table:table-cell table:style-name="ce699" table:formula="of:=[$QUANTITIES.D41]" office:value-type="float" office:value="56">
            <text:p>56.00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686" table:formula="of:=[.D49]/([.E49]*[.F49])" office:value-type="float" office:value="0.0190781440781441">
            <text:p>1.91E-02</text:p>
          </table:table-cell>
          <table:table-cell table:formula="of:=[.D49]/([.E49]*[.G49])" office:value-type="float" office:value="0.017892928714572">
            <text:p>1.79E-02</text:p>
          </table:table-cell>
          <table:table-cell table:style-name="ce757" table:formula="of:=IF([.$H49]&gt;[$'SPECIFIC ACTIVITIES'.E31];&quot;OK&quot;)" office:value-type="boolean" office:boolean-value="false">
            <text:p>FALSE</text:p>
          </table:table-cell>
          <table:table-cell table:style-name="ce757" table:formula="of:=IF([.$I49]&gt;[$'SPECIFIC ACTIVITIES'.H31];&quot;OK&quot;)" office:value-type="boolean" office:boolean-value="false">
            <text:p>FALSE</text:p>
          </table:table-cell>
        </table:table-row>
        <table:table-row table:style-name="ro53">
          <table:table-cell table:style-name="ce158"/>
          <table:table-cell table:style-name="ce192" office:value-type="string">
            <text:p>TPB (MASK)</text:p>
          </table:table-cell>
          <table:table-cell table:style-name="ce666"/>
          <table:table-cell office:value-type="float" office:value="0.0000005">
            <text:p>5.00E-07</text:p>
          </table:table-cell>
          <table:table-cell table:style-name="ce693" table:formula="of:=[$QUANTITIES.D42]" office:value-type="float" office:value="0.00073145856">
            <text:p>7.31E-04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686" table:formula="of:=[.D50]/([.E50]*[.F50])" office:value-type="float" office:value="1460.61052095155">
            <text:p>1.46E+03</text:p>
          </table:table-cell>
          <table:table-cell table:formula="of:=[.D50]/([.E50]*[.G50])" office:value-type="float" office:value="1369.87118999063">
            <text:p>1.37E+03</text:p>
          </table:table-cell>
          <table:table-cell table:formula="of:=IF([.$H50]&gt;[$'SPECIFIC ACTIVITIES'.E33];&quot;OK&quot;)" office:value-type="string" office:string-value="OK">
            <text:p>OK</text:p>
          </table:table-cell>
          <table:table-cell table:style-name="ce757" table:formula="of:=IF([.$I50]&gt;[$'SPECIFIC ACTIVITIES'.H33];&quot;OK&quot;)" office:value-type="boolean" office:boolean-value="false">
            <text:p>FALSE</text:p>
          </table:table-cell>
        </table:table-row>
        <table:table-row table:style-name="ro32">
          <table:table-cell table:style-name="ce159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office:value-type="float" office:value="0.0000005">
            <text:p>5.00E-07</text:p>
          </table:table-cell>
          <table:table-cell table:formula="of:=[$QUANTITIES.D43]" office:value-type="float" office:value="3584">
            <text:p>3584</text:p>
          </table:table-cell>
          <table:table-cell table:formula="of:=[$'REJECTION FACTORS'.M31]" office:value-type="float" office:value="0.000000468">
            <text:p>4.68E-07</text:p>
          </table:table-cell>
          <table:table-cell table:style-name="ce720" table:formula="of:=[$'REJECTION FACTORS'.K31]" office:value-type="float" office:value="0.000000499">
            <text:p>4.99E-07</text:p>
          </table:table-cell>
          <table:table-cell table:style-name="ce739" table:formula="of:=[.D51]/([.E51]*[.F51])" office:value-type="float" office:value="0.000298096001221001">
            <text:p>2.98E-04</text:p>
          </table:table-cell>
          <table:table-cell table:style-name="ce114" table:formula="of:=[.D51]/([.E51]*[.G51])" office:value-type="float" office:value="0.000279577011165187">
            <text:p>2.80E-04</text:p>
          </table:table-cell>
          <table:table-cell table:style-name="ce757" table:formula="of:=IF([.$H51]&gt;[$'SPECIFIC ACTIVITIES'.E16];&quot;OK&quot;)" office:value-type="boolean" office:boolean-value="false">
            <text:p>FALSE</text:p>
          </table:table-cell>
          <table:table-cell table:style-name="ce757" table:formula="of:=IF([.$I51]&gt;[$'SPECIFIC ACTIVITIES'.H16];&quot;OK&quot;)" office:value-type="boolean" office:boolean-value="false">
            <text:p>FALSE</text:p>
          </table:table-cell>
        </table:table-row>
        <table:table-row table:style-name="ro53">
          <table:table-cell/>
          <table:table-cell table:style-name="ce349" office:value-type="string">
            <text:p>Total</text:p>
          </table:table-cell>
          <table:table-cell/>
          <table:table-cell table:style-name="ce684" table:formula="of:=SUM([.D48:.D51])" office:value-type="float" office:value="0.000002">
            <text:p>2.00E-06</text:p>
          </table:table-cell>
          <table:table-cell table:style-name="ce697"/>
          <table:table-cell table:style-name="ce704"/>
          <table:table-cell table:style-name="ce721"/>
          <table:table-cell table:style-name="ce740"/>
          <table:table-cell table:style-name="ce746"/>
          <table:table-cell table:style-name="ce761" table:number-columns-repeated="2"/>
        </table:table-row>
        <table:table-row table:style-name="ro75">
          <table:table-cell table:style-name="ce327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office:value-type="float" office:value="0.0000005">
            <text:p>5.00E-07</text:p>
          </table:table-cell>
          <table:table-cell table:formula="of:=[$QUANTITIES.D45]" office:value-type="float" office:value="5909.15">
            <text:p>5909.15</text:p>
          </table:table-cell>
          <table:table-cell table:formula="of:=[$'REJECTION FACTORS'.M57]" office:value-type="float" office:value="0.0000000525">
            <text:p>5.25E-08</text:p>
          </table:table-cell>
          <table:table-cell table:formula="of:=[$'REJECTION FACTORS'.K57]" office:value-type="float" office:value="0.000000108">
            <text:p>1.08E-07</text:p>
          </table:table-cell>
          <table:table-cell table:style-name="ce741" table:formula="of:=[.D53]/([.E53]*[.F53])" office:value-type="float" office:value="0.00161170549466667">
            <text:p>1.61E-03</text:p>
          </table:table-cell>
          <table:table-cell table:formula="of:=[.D53]/([.E53]*[.G53])" office:value-type="float" office:value="0.000783467948796295">
            <text:p>7.83E-04</text:p>
          </table:table-cell>
          <table:table-cell table:style-name="ce757" table:formula="of:=IF([.$H53]&gt;[$'SPECIFIC ACTIVITIES'.E5];&quot;OK&quot;)" office:value-type="boolean" office:boolean-value="false">
            <text:p>FALSE</text:p>
          </table:table-cell>
          <table:table-cell table:style-name="ce757" table:formula="of:=IF([.$I53]&gt;[$'SPECIFIC ACTIVITIES'.H5];&quot;OK&quot;)" office:value-type="boolean" office:boolean-value="false">
            <text:p>FALSE</text:p>
          </table:table-cell>
        </table:table-row>
        <table:table-row table:style-name="ro14">
          <table:table-cell table:style-name="ce327"/>
          <table:table-cell table:style-name="ce200" office:value-type="string">
            <text:p>Steel M8x30 screw</text:p>
          </table:table-cell>
          <table:table-cell table:style-name="ce230"/>
          <table:table-cell office:value-type="float" office:value="0.0000005">
            <text:p>5.00E-07</text:p>
          </table:table-cell>
          <table:table-cell table:formula="of:=[$QUANTITIES.D46]" office:value-type="float" office:value="1.44">
            <text:p>1.44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722" table:formula="of:=[$'REJECTION FACTORS'.K57]" office:value-type="float" office:value="0.000000108">
            <text:p>1.08E-07</text:p>
          </table:table-cell>
          <table:table-cell table:style-name="ce741" table:formula="of:=[.D54]/([.E54]*[.F54])" office:value-type="float" office:value="6.61375661375661">
            <text:p>6.61E+00</text:p>
          </table:table-cell>
          <table:table-cell table:formula="of:=[.D54]/([.E54]*[.G54])" office:value-type="float" office:value="3.21502057613169">
            <text:p>3.22E+00</text:p>
          </table:table-cell>
          <table:table-cell table:formula="of:=IF([.$H54]&gt;[$'SPECIFIC ACTIVITIES'.E26];&quot;OK&quot;)" office:value-type="string" office:string-value="OK">
            <text:p>OK</text:p>
          </table:table-cell>
          <table:table-cell table:formula="of:=IF([.$I54]&gt;[$'SPECIFIC ACTIVITIES'.H26];&quot;OK&quot;)" office:value-type="string" office:string-value="OK">
            <text:p>OK</text:p>
          </table:table-cell>
        </table:table-row>
        <table:table-row table:style-name="ro53">
          <table:table-cell table:style-name="ce328"/>
          <table:table-cell table:style-name="ce206" office:value-type="string">
            <text:p>Steel M6x20(1) <text:s/>screw (ICS)</text:p>
          </table:table-cell>
          <table:table-cell table:style-name="ce78"/>
          <table:table-cell office:value-type="float" office:value="0.0000005">
            <text:p>5.00E-07</text:p>
          </table:table-cell>
          <table:table-cell table:formula="of:=[$QUANTITIES.D47]" office:value-type="float" office:value="0.72">
            <text:p>0.72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723" table:formula="of:=[$'REJECTION FACTORS'.K57]" office:value-type="float" office:value="0.000000108">
            <text:p>1.08E-07</text:p>
          </table:table-cell>
          <table:table-cell table:style-name="ce741" table:formula="of:=[.D55]/([.E55]*[.F55])" office:value-type="float" office:value="13.2275132275132">
            <text:p>1.32E+01</text:p>
          </table:table-cell>
          <table:table-cell table:formula="of:=[.D55]/([.E55]*[.G55])" office:value-type="float" office:value="6.43004115226337">
            <text:p>6.43E+00</text:p>
          </table:table-cell>
          <table:table-cell table:formula="of:=IF([.$H55]&gt;[$'SPECIFIC ACTIVITIES'.E27];&quot;OK&quot;)" office:value-type="string" office:string-value="OK">
            <text:p>OK</text:p>
          </table:table-cell>
          <table:table-cell table:formula="of:=IF([.$I55]&gt;[$'SPECIFIC ACTIVITIES'.H27];&quot;OK&quot;)" office:value-type="string" office:string-value="OK">
            <text:p>OK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85" table:formula="of:=SUM([.D53:.D55])" office:value-type="float" office:value="0.0000015">
            <text:p>1.50E-06</text:p>
          </table:table-cell>
          <table:table-cell table:number-columns-repeated="2"/>
          <table:table-cell table:style-name="ce724"/>
          <table:table-cell table:style-name="ce390"/>
          <table:table-cell/>
          <table:table-cell table:style-name="ce765" table:number-columns-repeated="2"/>
        </table:table-row>
        <table:table-row table:style-name="ro53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49]" office:value-type="float" office:value="354">
            <text:p>354</text:p>
          </table:table-cell>
          <table:table-cell table:formula="of:=[$'REJECTION FACTORS'.M96]" office:value-type="float" office:value="0.0000000015">
            <text:p>1.50E-09</text:p>
          </table:table-cell>
          <table:table-cell table:formula="of:=[$'REJECTION FACTORS'.K96]" office:value-type="float" office:value="0.0000000057">
            <text:p>5.70E-09</text:p>
          </table:table-cell>
          <table:table-cell table:formula="of:=[.D57]/([.E57]*[.F57])" office:value-type="float" office:value="0.941619585687382">
            <text:p>9.42E-01</text:p>
          </table:table-cell>
          <table:table-cell table:formula="of:=[.D57]/([.E57]*[.G57])" office:value-type="float" office:value="0.247794627812469">
            <text:p>2.48E-01</text:p>
          </table:table-cell>
          <table:table-cell table:style-name="ce757" table:formula="of:=IF([.$H57]&gt;[$'SPECIFIC ACTIVITIES'.E17];&quot;OK&quot;)" office:value-type="boolean" office:boolean-value="false">
            <text:p>FALSE</text:p>
          </table:table-cell>
          <table:table-cell table:style-name="ce757" table:formula="of:=IF([.$I57]&gt;[$'SPECIFIC ACTIVITIES'.H17];&quot;OK&quot;)" office:value-type="boolean" office:boolean-value="false">
            <text:p>FALSE</text:p>
          </table:table-cell>
        </table:table-row>
        <table:table-row table:style-name="ro76">
          <table:table-cell table:style-name="ce166"/>
          <table:table-cell table:style-name="ce36" office:value-type="string">
            <text:p>Flange TP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0]" office:value-type="float" office:value="84">
            <text:p>84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58]/([.E58]*[.F58])" office:value-type="float" office:value="3.96825396825397">
            <text:p>3.97E+00</text:p>
          </table:table-cell>
          <table:table-cell table:formula="of:=[.D58]/([.E58]*[.G58])" office:value-type="float" office:value="1.04427736006683">
            <text:p>1.04E+00</text:p>
          </table:table-cell>
          <table:table-cell table:formula="of:=IF([.$H58]&gt;[$'SPECIFIC ACTIVITIES'.E18];&quot;OK&quot;)" office:value-type="string" office:string-value="OK">
            <text:p>OK</text:p>
          </table:table-cell>
          <table:table-cell table:formula="of:=IF([.$I58]&gt;[$'SPECIFIC ACTIVITIES'.H18];&quot;OK&quot;)" office:value-type="string" office:string-value="OK">
            <text:p>OK</text:p>
          </table:table-cell>
        </table:table-row>
        <table:table-row table:style-name="ro75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1]" office:value-type="float" office:value="526">
            <text:p>52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59]/([.E59]*[.F59])" office:value-type="float" office:value="0.633713561470215">
            <text:p>6.34E-01</text:p>
          </table:table-cell>
          <table:table-cell table:formula="of:=[.D59]/([.E59]*[.G59])" office:value-type="float" office:value="0.166766726702688">
            <text:p>1.67E-01</text:p>
          </table:table-cell>
          <table:table-cell table:formula="of:=IF([.$H59]&gt;[$'SPECIFIC ACTIVITIES'.E19];&quot;OK&quot;)" office:value-type="string" office:string-value="OK">
            <text:p>OK</text:p>
          </table:table-cell>
          <table:table-cell table:formula="of:=IF([.$I59]&gt;[$'SPECIFIC ACTIVITIES'.H19];&quot;OK&quot;)" office:value-type="string" office:string-value="OK">
            <text:p>OK</text:p>
          </table:table-cell>
        </table:table-row>
        <table:table-row table:style-name="ro74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2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0]/([.E60]*[.F60])" office:value-type="float" office:value="1.83150183150183">
            <text:p>1.83E+00</text:p>
          </table:table-cell>
          <table:table-cell table:formula="of:=[.D60]/([.E60]*[.G60])" office:value-type="float" office:value="0.481974166184692">
            <text:p>4.82E-01</text:p>
          </table:table-cell>
          <table:table-cell table:formula="of:=IF([.$H60]&gt;[$'SPECIFIC ACTIVITIES'.E20];&quot;OK&quot;)" office:value-type="string" office:string-value="OK">
            <text:p>OK</text:p>
          </table:table-cell>
          <table:table-cell table:formula="of:=IF([.$I60]&gt;[$'SPECIFIC ACTIVITIES'.H20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3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1]/([.E61]*[.F61])" office:value-type="float" office:value="1.83150183150183">
            <text:p>1.83E+00</text:p>
          </table:table-cell>
          <table:table-cell table:formula="of:=[.D61]/([.E61]*[.G61])" office:value-type="float" office:value="0.481974166184692">
            <text:p>4.82E-01</text:p>
          </table:table-cell>
          <table:table-cell table:style-name="ce757" table:formula="of:=IF([.$H61]&gt;[$'SPECIFIC ACTIVITIES'.E21];&quot;OK&quot;)" office:value-type="boolean" office:boolean-value="false">
            <text:p>FALSE</text:p>
          </table:table-cell>
          <table:table-cell table:style-name="ce757" table:formula="of:=IF([.$I61]&gt;[$'SPECIFIC ACTIVITIES'.H21];&quot;OK&quot;)" office:value-type="boolean" office:boolean-value="false">
            <text:p>FALSE</text:p>
          </table:table-cell>
        </table:table-row>
        <table:table-row table:style-name="ro75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4]" office:value-type="float" office:value="3">
            <text:p>3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2]/([.E62]*[.F62])" office:value-type="float" office:value="111.111111111111">
            <text:p>1.11E+02</text:p>
          </table:table-cell>
          <table:table-cell table:formula="of:=[.D62]/([.E62]*[.G62])" office:value-type="float" office:value="29.2397660818713">
            <text:p>2.92E+01</text:p>
          </table:table-cell>
          <table:table-cell table:formula="of:=IF([.$H62]&gt;[$'SPECIFIC ACTIVITIES'.E21];&quot;OK&quot;)" office:value-type="string" office:string-value="OK">
            <text:p>OK</text:p>
          </table:table-cell>
          <table:table-cell table:formula="of:=IF([.$I62]&gt;[$'SPECIFIC ACTIVITIES'.H21];&quot;OK&quot;)" office:value-type="string" office:string-value="OK">
            <text:p>OK</text:p>
          </table:table-cell>
        </table:table-row>
        <table:table-row table:style-name="ro74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5]" office:value-type="float" office:value="6">
            <text:p>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3]/([.E63]*[.F63])" office:value-type="float" office:value="55.5555555555556">
            <text:p>5.56E+01</text:p>
          </table:table-cell>
          <table:table-cell table:formula="of:=[.D63]/([.E63]*[.G63])" office:value-type="float" office:value="14.6198830409357">
            <text:p>1.46E+01</text:p>
          </table:table-cell>
          <table:table-cell table:formula="of:=IF([.$H63]&gt;[$'SPECIFIC ACTIVITIES'.E21];&quot;OK&quot;)" office:value-type="string" office:string-value="OK">
            <text:p>OK</text:p>
          </table:table-cell>
          <table:table-cell table:formula="of:=IF([.$I63]&gt;[$'SPECIFIC ACTIVITIES'.H21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6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64]/([.E64]*[.F64])" office:value-type="float" office:value="66.6666666666667">
            <text:p>6.67E+01</text:p>
          </table:table-cell>
          <table:table-cell table:formula="of:=[.D64]/([.E64]*[.G64])" office:value-type="float" office:value="17.5438596491228">
            <text:p>1.75E+01</text:p>
          </table:table-cell>
          <table:table-cell table:formula="of:=IF([.$H64]&gt;[$'SPECIFIC ACTIVITIES'.E21];&quot;OK&quot;)" office:value-type="string" office:string-value="OK">
            <text:p>OK</text:p>
          </table:table-cell>
          <table:table-cell table:formula="of:=IF([.$I64]&gt;[$'SPECIFIC ACTIVITIES'.H21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38" office:value-type="string">
            <text:p>M18 screws B1 EP</text:p>
          </table:table-cell>
          <table:table-cell table:style-name="ce216"/>
          <table:table-cell office:value-type="float" office:value="0.0000005">
            <text:p>5.00E-07</text:p>
          </table:table-cell>
          <table:table-cell table:formula="of:=[$QUANTITIES.D8]" office:value-type="float" office:value="35.5">
            <text:p>35.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65]/([.E65]*[.F65])" office:value-type="float" office:value="9.38967136150235">
            <text:p>9.39E+00</text:p>
          </table:table-cell>
          <table:table-cell table:formula="of:=[.D65]/([.E65]*[.G65])" office:value-type="float" office:value="2.47096614776378">
            <text:p>2.47E+00</text:p>
          </table:table-cell>
          <table:table-cell table:formula="of:=IF([.$H65]&gt;[$'SPECIFIC ACTIVITIES'.E22];&quot;OK&quot;)" office:value-type="string" office:string-value="OK">
            <text:p>OK</text:p>
          </table:table-cell>
          <table:table-cell table:formula="of:=IF([.$I65]&gt;[$'SPECIFIC ACTIVITIES'.H22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M18 screws B2 vessel</text:p>
          </table:table-cell>
          <table:table-cell table:style-name="ce233"/>
          <table:table-cell office:value-type="float" office:value="0.0000005">
            <text:p>5.00E-07</text:p>
          </table:table-cell>
          <table:table-cell table:formula="of:=[$QUANTITIES.D57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66]/([.E66]*[.F66])" office:value-type="float" office:value="66.6666666666667">
            <text:p>6.67E+01</text:p>
          </table:table-cell>
          <table:table-cell table:formula="of:=[.D66]/([.E66]*[.G66])" office:value-type="float" office:value="17.5438596491228">
            <text:p>1.75E+01</text:p>
          </table:table-cell>
          <table:table-cell table:formula="of:=IF([.$H66]&gt;[$'SPECIFIC ACTIVITIES'.E23];&quot;OK&quot;)" office:value-type="string" office:string-value="OK">
            <text:p>OK</text:p>
          </table:table-cell>
          <table:table-cell table:formula="of:=IF([.$I66]&gt;[$'SPECIFIC ACTIVITIES'.H23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65" office:value-type="string">
            <text:p>Steel M8x55 screw (Vessel)</text:p>
          </table:table-cell>
          <table:table-cell table:style-name="ce233"/>
          <table:table-cell table:style-name="ce686" office:value-type="float" office:value="0.0000005">
            <text:p>5.00E-07</text:p>
          </table:table-cell>
          <table:table-cell table:formula="of:=[$QUANTITIES.D58]" office:value-type="float" office:value="6.615">
            <text:p>6.61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5" table:formula="of:=[$'REJECTION FACTORS'.K96]" office:value-type="float" office:value="0.0000000057">
            <text:p>5.70E-09</text:p>
          </table:table-cell>
          <table:table-cell table:formula="of:=[.D67]/([.E67]*[.F67])" office:value-type="float" office:value="50.3905265810028">
            <text:p>5.04E+01</text:p>
          </table:table-cell>
          <table:table-cell table:formula="of:=[.D67]/([.E67]*[.G67])" office:value-type="float" office:value="13.2606648897376">
            <text:p>1.33E+01</text:p>
          </table:table-cell>
          <table:table-cell table:formula="of:=IF([.$H67]&gt;[$'SPECIFIC ACTIVITIES'.E28];&quot;OK&quot;)" office:value-type="string" office:string-value="OK">
            <text:p>OK</text:p>
          </table:table-cell>
          <table:table-cell table:formula="of:=IF([.$I67]&gt;[$'SPECIFIC ACTIVITIES'.H28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65" office:value-type="string">
            <text:p>Steel M6x55 screw (Vessel)</text:p>
          </table:table-cell>
          <table:table-cell table:style-name="ce366"/>
          <table:table-cell office:value-type="float" office:value="0.0000005">
            <text:p>5.00E-07</text:p>
          </table:table-cell>
          <table:table-cell table:formula="of:=[$QUANTITIES.D59]" office:value-type="float" office:value="1.269">
            <text:p>1.269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18" table:formula="of:=[$'REJECTION FACTORS'.K96]" office:value-type="float" office:value="0.0000000057">
            <text:p>5.70E-09</text:p>
          </table:table-cell>
          <table:table-cell table:formula="of:=[.D68]/([.E68]*[.F68])" office:value-type="float" office:value="262.67402153927">
            <text:p>2.63E+02</text:p>
          </table:table-cell>
          <table:table-cell table:formula="of:=[.D68]/([.E68]*[.G68])" office:value-type="float" office:value="69.1247425103341">
            <text:p>6.91E+01</text:p>
          </table:table-cell>
          <table:table-cell table:formula="of:=IF([.$H68]&gt;[$'SPECIFIC ACTIVITIES'.E29];&quot;OK&quot;)" office:value-type="string" office:string-value="OK">
            <text:p>OK</text:p>
          </table:table-cell>
          <table:table-cell table:style-name="ce776" table:formula="of:=IF([.$I68]&gt;[$'SPECIFIC ACTIVITIES'.H29];&quot;OK&quot;)" office:value-type="string" office:string-value="OK">
            <text:p>OK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85" table:formula="of:=SUM([.D57:.D68])" office:value-type="float" office:value="0.000006">
            <text:p>6.00E-06</text:p>
          </table:table-cell>
          <table:table-cell table:number-columns-repeated="2"/>
          <table:table-cell table:style-name="ce727"/>
          <table:table-cell table:style-name="ce394"/>
          <table:table-cell/>
          <table:table-cell table:style-name="ce765" table:number-columns-repeated="2"/>
        </table:table-row>
        <table:table-row table:style-name="ro53">
          <table:table-cell table:style-name="ce32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36" office:value-type="string">
            <text:p>OPERA</text:p>
          </table:table-cell>
          <table:table-cell office:value-type="float" office:value="0.0000005">
            <text:p>5.00E-07</text:p>
          </table:table-cell>
          <table:table-cell table:formula="of:=[$QUANTITIES.D60]" office:value-type="string" office:string-value="6411">
            <text:p>6411</text:p>
          </table:table-cell>
          <table:table-cell table:formula="of:=[$'REJECTION FACTORS'.F83]" office:value-type="float" office:value="0.000000000225">
            <text:p>2.25E-10</text:p>
          </table:table-cell>
          <table:table-cell table:formula="of:=[$'REJECTION FACTORS'.D83]" office:value-type="float" office:value="0.000000000207">
            <text:p>2.07E-10</text:p>
          </table:table-cell>
          <table:table-cell table:style-name="ce739" table:formula="of:=[.D70]/([.E70]*[.F70])" office:value-type="float" office:value="0.346626457997539">
            <text:p>3.47E-01</text:p>
          </table:table-cell>
          <table:table-cell table:formula="of:=[.D70]/([.E70]*[.G70])" office:value-type="float" office:value="0.37676788912776">
            <text:p>3.77E-01</text:p>
          </table:table-cell>
          <table:table-cell table:style-name="ce757" table:formula="of:=IF([.$H70]&gt;[$'SPECIFIC ACTIVITIES'.E30];&quot;OK&quot;)" office:value-type="boolean" office:boolean-value="false">
            <text:p>FALSE</text:p>
          </table:table-cell>
          <table:table-cell table:formula="of:=IF([.$I70]&gt;[$'SPECIFIC ACTIVITIES'.H30];&quot;OK&quot;)" office:value-type="string" office:string-value="OK">
            <text:p>OK</text:p>
          </table:table-cell>
        </table:table-row>
        <table:table-row table:style-name="ro53">
          <table:table-cell table:style-name="ce661"/>
          <table:table-cell table:style-name="ce666" table:number-columns-repeated="2"/>
          <table:table-cell table:style-name="ce389"/>
          <table:table-cell table:style-name="ce696"/>
          <table:table-cell table:style-name="ce672"/>
          <table:table-cell table:style-name="ce728"/>
          <table:table-cell table:style-name="ce742"/>
          <table:table-cell table:style-name="ce747"/>
          <table:table-cell table:style-name="ce760" table:number-columns-repeated="2"/>
        </table:table-row>
        <table:table-row table:style-name="ro53">
          <table:table-cell table:style-name="ce330"/>
          <table:table-cell table:style-name="ce351" office:value-type="string">
            <text:p>Total</text:p>
          </table:table-cell>
          <table:table-cell/>
          <table:table-cell table:style-name="ce687" table:formula="of:=SUM([.D70:.D70])" office:value-type="float" office:value="0.0000005">
            <text:p>5.00E-07</text:p>
          </table:table-cell>
          <table:table-cell table:style-name="ce697"/>
          <table:table-cell table:style-name="ce704"/>
          <table:table-cell table:style-name="ce721"/>
          <table:table-cell table:style-name="ce743"/>
          <table:table-cell table:style-name="ce748"/>
          <table:table-cell table:style-name="ce756" table:number-columns-repeated="2"/>
        </table:table-row>
        <table:table-row table:style-name="ro74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office:value-type="float" office:value="0.0000005">
            <text:p>5.00E-07</text:p>
          </table:table-cell>
          <table:table-cell table:formula="of:=[$QUANTITIES.D61]" office:value-type="float" office:value="6.15">
            <text:p>6.1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73]/([.E73]*[.F73])" office:value-type="float" office:value="1129.17795844625">
            <text:p>1.13E+03</text:p>
          </table:table-cell>
          <table:table-cell table:formula="of:=[.D73]/([.E73]*[.G73])" office:value-type="float" office:value="309.128566570837">
            <text:p>3.09E+02</text:p>
          </table:table-cell>
          <table:table-cell table:style-name="ce769" table:formula="of:=IF([.$H73]&gt;[$'SPECIFIC ACTIVITIES'.E36];&quot;OK&quot;)" office:value-type="string" office:string-value="OK">
            <text:p>OK</text:p>
          </table:table-cell>
          <table:table-cell table:style-name="ce769" table:formula="of:=IF([.$I73]&gt;[$'SPECIFIC ACTIVITIES'.H36];&quot;OK&quot;)" office:value-type="string" office:string-value="OK">
            <text:p>OK</text:p>
          </table:table-cell>
        </table:table-row>
        <table:table-row table:style-name="ro74">
          <table:table-cell table:style-name="ce33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office:value-type="float" office:value="0.0000005">
            <text:p>5.00E-07</text:p>
          </table:table-cell>
          <table:table-cell table:formula="of:=[$QUANTITIES.D62]" office:value-type="float" office:value="0.15">
            <text:p>0.1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74]/([.E74]*[.F74])" office:value-type="float" office:value="46296.2962962963">
            <text:p>4.63E+04</text:p>
          </table:table-cell>
          <table:table-cell table:formula="of:=[.D74]/([.E74]*[.G74])" office:value-type="float" office:value="12674.2712294043">
            <text:p>1.27E+04</text:p>
          </table:table-cell>
          <table:table-cell table:style-name="ce769" table:formula="of:=IF([.$H74]&gt;[$'SPECIFIC ACTIVITIES'.E37];&quot;OK&quot;)" office:value-type="string" office:string-value="OK">
            <text:p>OK</text:p>
          </table:table-cell>
          <table:table-cell table:style-name="ce769" table:formula="of:=IF([.$I74]&gt;[$'SPECIFIC ACTIVITIES'.H37];&quot;OK&quot;)" office:value-type="string" office:string-value="OK">
            <text:p>OK</text:p>
          </table:table-cell>
        </table:table-row>
        <table:table-row table:style-name="ro53">
          <table:table-cell table:style-name="ce331"/>
          <table:table-cell table:style-name="ce351" office:value-type="string">
            <text:p>Total</text:p>
          </table:table-cell>
          <table:table-cell/>
          <table:table-cell table:style-name="ce385" table:formula="of:=SUM([.D73:.D74])" office:value-type="float" office:value="0.000001">
            <text:p>1.00E-06</text:p>
          </table:table-cell>
          <table:table-cell/>
          <table:table-cell table:style-name="ce385" table:number-columns-repeated="2"/>
          <table:table-cell table:style-name="ce739"/>
          <table:table-cell/>
          <table:table-cell table:style-name="ce770" table:number-columns-repeated="2"/>
        </table:table-row>
        <table:table-row table:style-name="ro53">
          <table:table-cell table:style-name="ce33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office:value-type="float" office:value="0.0000005">
            <text:p>5.00E-07</text:p>
          </table:table-cell>
          <table:table-cell table:formula="of:=[$QUANTITIES.D63]" office:value-type="float" office:value="419">
            <text:p>419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76]/([.E76]*[.F76])" office:value-type="float" office:value="16.5738530893662">
            <text:p>1.66E+01</text:p>
          </table:table-cell>
          <table:table-cell table:formula="of:=[.D76]/([.E76]*[.G76])" office:value-type="float" office:value="4.53732860241204">
            <text:p>4.54E+00</text:p>
          </table:table-cell>
          <table:table-cell table:style-name="ce771" table:formula="of:=IF([.$H76]&gt;[$'SPECIFIC ACTIVITIES'.E38];&quot;OK&quot;)" office:value-type="string" office:string-value="OK">
            <text:p>OK</text:p>
          </table:table-cell>
          <table:table-cell table:style-name="ce769" table:formula="of:=IF([.$I76]&gt;[$'SPECIFIC ACTIVITIES'.H38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6:.D76])" office:value-type="float" office:value="0.0000005">
            <text:p>5.00E-07</text:p>
          </table:table-cell>
          <table:table-cell table:style-name="ce699"/>
          <table:table-cell table:style-name="ce385" table:number-columns-repeated="2"/>
          <table:table-cell table:style-name="ce739"/>
          <table:table-cell/>
          <table:table-cell table:style-name="ce772" table:number-columns-repeated="2"/>
        </table:table-row>
        <table:table-row table:style-name="ro53">
          <table:table-cell table:style-name="ce33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office:value-type="float" office:value="0.0000005">
            <text:p>5.00E-07</text:p>
          </table:table-cell>
          <table:table-cell table:style-name="ce700" table:formula="of:=[$QUANTITIES.D64]" office:value-type="float" office:value="8.28">
            <text:p>8.28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78]/([.E78]*[.F78])" office:value-type="float" office:value="838.70101986044">
            <text:p>8.39E+02</text:p>
          </table:table-cell>
          <table:table-cell table:formula="of:=[.D78]/([.E78]*[.G78])" office:value-type="float" office:value="229.606362851527">
            <text:p>2.30E+02</text:p>
          </table:table-cell>
          <table:table-cell table:style-name="ce773" table:formula="of:=IF([.$H78]&gt;[$'SPECIFIC ACTIVITIES'.E39];&quot;OK&quot;)" office:value-type="string" office:string-value="OK">
            <text:p>OK</text:p>
          </table:table-cell>
          <table:table-cell table:style-name="ce773" table:formula="of:=IF([.$I78]&gt;[$'SPECIFIC ACTIVITIES'.H39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8:.D78])" office:value-type="float" office:value="0.0000005">
            <text:p>5.00E-07</text:p>
          </table:table-cell>
          <table:table-cell table:style-name="ce701"/>
          <table:table-cell table:style-name="ce385" table:number-columns-repeated="2"/>
          <table:table-cell table:style-name="ce739"/>
          <table:table-cell/>
          <table:table-cell table:style-name="ce774" table:number-columns-repeated="2"/>
        </table:table-row>
        <table:table-row table:style-name="ro53">
          <table:table-cell table:style-name="ce33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office:value-type="float" office:value="0.0000005">
            <text:p>5.00E-07</text:p>
          </table:table-cell>
          <table:table-cell table:style-name="ce700" table:formula="of:=[$QUANTITIES.D65]" office:value-type="float" office:value="11.55">
            <text:p>11.5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80]/([.E80]*[.F80])" office:value-type="float" office:value="601.250601250601">
            <text:p>6.01E+02</text:p>
          </table:table-cell>
          <table:table-cell table:formula="of:=[.D80]/([.E80]*[.G80])" office:value-type="float" office:value="164.600925057199">
            <text:p>1.65E+02</text:p>
          </table:table-cell>
          <table:table-cell table:style-name="ce773" table:formula="of:=IF([.$H80]&gt;[$'SPECIFIC ACTIVITIES'.E35];&quot;OK&quot;)" office:value-type="string" office:string-value="OK">
            <text:p>OK</text:p>
          </table:table-cell>
          <table:table-cell table:style-name="ce773" table:formula="of:=IF([.$I80]&gt;[$'SPECIFIC ACTIVITIES'.H35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0:.D80])" office:value-type="float" office:value="0.0000005">
            <text:p>5.00E-07</text:p>
          </table:table-cell>
          <table:table-cell table:style-name="ce701"/>
          <table:table-cell table:style-name="ce385" table:number-columns-repeated="2"/>
          <table:table-cell table:style-name="ce739"/>
          <table:table-cell/>
          <table:table-cell table:style-name="ce774" table:number-columns-repeated="2"/>
        </table:table-row>
        <table:table-row table:style-name="ro53">
          <table:table-cell table:style-name="ce33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office:value-type="float" office:value="0.0000005">
            <text:p>5.00E-07</text:p>
          </table:table-cell>
          <table:table-cell table:style-name="ce700" table:formula="of:=[$QUANTITIES.D66]" office:value-type="float" office:value="298.4">
            <text:p>298.40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39" table:formula="of:=[.D82]/([.E82]*[.F82])" office:value-type="float" office:value="23.2722669049747">
            <text:p>2.33E+01</text:p>
          </table:table-cell>
          <table:table-cell table:formula="of:=[.D82]/([.E82]*[.G82])" office:value-type="float" office:value="6.37111489413756">
            <text:p>6.37E+00</text:p>
          </table:table-cell>
          <table:table-cell table:style-name="ce773" table:formula="of:=IF([.$H82]&gt;[$'SPECIFIC ACTIVITIES'.E38];&quot;OK&quot;)" office:value-type="string" office:string-value="OK">
            <text:p>OK</text:p>
          </table:table-cell>
          <table:table-cell table:style-name="ce773" table:formula="of:=IF([.$I82]&gt;[$'SPECIFIC ACTIVITIES'.H38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2:.D82])" office:value-type="float" office:value="0.0000005">
            <text:p>5.00E-07</text:p>
          </table:table-cell>
          <table:table-cell table:style-name="ce701"/>
          <table:table-cell table:style-name="ce385" table:number-columns-repeated="2"/>
          <table:table-cell table:style-name="ce739"/>
          <table:table-cell/>
          <table:table-cell table:style-name="ce774" table:number-columns-repeated="2"/>
        </table:table-row>
      </table:table>
      <table:database-ranges>
        <table:database-range table:target-range-address="QUANTITIES.A29:QUANTITIES.F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scientific-number number:decimal-places="1" number:min-integer-digits="1" number:min-exponent-digits="2"/>
    </number:number-style>
    <number:number-style style:name="N119">
      <number:scientific-number number:decimal-places="0" number:min-integer-digits="1" number:min-exponent-digits="2"/>
    </number:number-style>
    <number:number-style style:name="N120">
      <number:number number:decimal-places="8" number:min-integer-digits="1"/>
    </number:number-style>
    <number:number-style style:name="N121">
      <number:number number:decimal-places="5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scale-to="5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page-layout style:name="Mpm5">
      <style:page-layout-properties fo:page-width="8.5in" fo:page-height="11in" style:num-format="1" style:print-orientation="portrait" fo:margin-top="0.5in" fo:margin-bottom="0.5in" fo:margin-left="0.75in" fo:margin-right="0.75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5in" fo:margin-left="0in" fo:margin-right="0in" fo:margin-bottom="0.3299in"/>
      </style:header-style>
      <style:footer-style>
        <style:header-footer-properties fo:min-height="0.5in" fo:margin-left="0in" fo:margin-right="0in" fo:margin-top="0.3299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4">11/14/2022</text:date>, <text:time>13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History_20_-_20_Version_20_Histo" style:display-name="PageStyle_Version History - Version Histo" style:page-layout-name="Mpm4">
      <style:header>
        <style:region-left>
          <text:p><text:span text:style-name="MT1">Version History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SHIELDING" style:display-name="PageStyle_SPECIFIC ACTIVITIES - SHIELDIN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SHIELDING_20_AND_20_" style:display-name="PageStyle_NEW QUANTITIES - SHIELDING AND 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SHIELDIN" style:display-name="PageStyle_NEW TOTAL ACTIVITIES - SHIELDIN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VESSEL_20_-_20_" style:display-name="PageStyle_SPECIFIC ACTIVITIES - VESSEL -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VESSEL_20_-_20_NEW_20_Q" style:display-name="PageStyle_NEW QUANTITIES - VESSEL - NEW Q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VESSEL_20_-" style:display-name="PageStyle_NEW TOTAL ACTIVITIES - VESSEL -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FIELD_20_CAG" style:display-name="PageStyle_SPECIFIC ACTIVITIES - FIELD CA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FIELD_20_CAGE_20_AND" style:display-name="PageStyle_NEW QUANTITIES - FIELD CAGE AND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FIELD_20_CA" style:display-name="PageStyle_NEW TOTAL ACTIVITIES - FIELD CA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ENERGY_20_PL" style:display-name="PageStyle_SPECIFIC ACTIVITIES - ENERGY PL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ENERGY_20_PLANE_20_-" style:display-name="PageStyle_NEW QUANTITIES - ENERGY PLANE -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ENERGY_20_P" style:display-name="PageStyle_NEW TOTAL ACTIVITIES - ENERGY P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TRACKING_20_" style:display-name="PageStyle_SPECIFIC ACTIVITIES - TRACKING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TRACKING_20_PLANE" style:display-name="PageStyle_NEW QUANTITIES - TRACKING PLANE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TRACKING" style:display-name="PageStyle_NEW TOTAL ACTIVITIES - TRACKING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NEXT100_20_-" style:display-name="PageStyle_SPECIFIC ACTIVITIES - NEXT100 -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QUANTITIES_20_-_20_NEXT100_20_QU" style:display-name="PageStyle_NEXT100 QUANTITIES - NEXT100 QU" style:page-layout-name="Mpm4">
      <style:header>
        <style:region-left>
          <text:p><text:span text:style-name="MT1">NEXT-100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TOTAL_20_ACTIVITIES_20_-_20_NEXT" style:display-name="PageStyle_NEXT100 TOTAL ACTIVITIES - NEXT" style:page-layout-name="Mpm5">
      <style:header>
        <style:region-left>
          <text:p><text:span text:style-name="MT1">NEXT-100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11-14T13:13:18</dc:date>
    <dc:creator>Miryam Martínez-Vara</dc:creator>
    <meta:editing-duration>P36DT5H23M47S</meta:editing-duration>
    <meta:editing-cycles>109</meta:editing-cycles>
    <dc:title>Microsoft Word - report_radiopurity_LEDs_completo.doc</dc:title>
    <meta:document-statistic meta:table-count="9" meta:cell-count="2561" meta:object-count="50"/>
    <meta:user-defined meta:name="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17/content.xml><?xml version="1.0" encoding="utf-8"?>
<math xmlns="http://www.w3.org/1998/Math/MathML"/>
</file>

<file path=Object 18/content.xml><?xml version="1.0" encoding="utf-8"?>
<math xmlns="http://www.w3.org/1998/Math/MathML"/>
</file>

<file path=Object 19/content.xml><?xml version="1.0" encoding="utf-8"?>
<math xmlns="http://www.w3.org/1998/Math/MathML"/>
</file>

<file path=Object 2/content.xml><?xml version="1.0" encoding="utf-8"?>
<math xmlns="http://www.w3.org/1998/Math/MathML"/>
</file>

<file path=Object 20/content.xml><?xml version="1.0" encoding="utf-8"?>
<math xmlns="http://www.w3.org/1998/Math/MathML"/>
</file>

<file path=Object 21/content.xml><?xml version="1.0" encoding="utf-8"?>
<math xmlns="http://www.w3.org/1998/Math/MathML"/>
</file>

<file path=Object 22/content.xml><?xml version="1.0" encoding="utf-8"?>
<math xmlns="http://www.w3.org/1998/Math/MathML"/>
</file>

<file path=Object 23/content.xml><?xml version="1.0" encoding="utf-8"?>
<math xmlns="http://www.w3.org/1998/Math/MathML"/>
</file>

<file path=Object 24/content.xml><?xml version="1.0" encoding="utf-8"?>
<math xmlns="http://www.w3.org/1998/Math/MathML"/>
</file>

<file path=Object 25/content.xml><?xml version="1.0" encoding="utf-8"?>
<math xmlns="http://www.w3.org/1998/Math/MathML"/>
</file>

<file path=Object 26/content.xml><?xml version="1.0" encoding="utf-8"?>
<math xmlns="http://www.w3.org/1998/Math/MathML"/>
</file>

<file path=Object 27/content.xml><?xml version="1.0" encoding="utf-8"?>
<math xmlns="http://www.w3.org/1998/Math/MathML"/>
</file>

<file path=Object 28/content.xml><?xml version="1.0" encoding="utf-8"?>
<math xmlns="http://www.w3.org/1998/Math/MathML"/>
</file>

<file path=Object 29/content.xml><?xml version="1.0" encoding="utf-8"?>
<math xmlns="http://www.w3.org/1998/Math/MathML"/>
</file>

<file path=Object 3/content.xml><?xml version="1.0" encoding="utf-8"?>
<math xmlns="http://www.w3.org/1998/Math/MathML"/>
</file>

<file path=Object 30/content.xml><?xml version="1.0" encoding="utf-8"?>
<math xmlns="http://www.w3.org/1998/Math/MathML"/>
</file>

<file path=Object 31/content.xml><?xml version="1.0" encoding="utf-8"?>
<math xmlns="http://www.w3.org/1998/Math/MathML"/>
</file>

<file path=Object 32/content.xml><?xml version="1.0" encoding="utf-8"?>
<math xmlns="http://www.w3.org/1998/Math/MathML"/>
</file>

<file path=Object 33/content.xml><?xml version="1.0" encoding="utf-8"?>
<math xmlns="http://www.w3.org/1998/Math/MathML"/>
</file>

<file path=Object 34/content.xml><?xml version="1.0" encoding="utf-8"?>
<math xmlns="http://www.w3.org/1998/Math/MathML"/>
</file>

<file path=Object 35/content.xml><?xml version="1.0" encoding="utf-8"?>
<math xmlns="http://www.w3.org/1998/Math/MathML"/>
</file>

<file path=Object 36/content.xml><?xml version="1.0" encoding="utf-8"?>
<math xmlns="http://www.w3.org/1998/Math/MathML"/>
</file>

<file path=Object 37/content.xml><?xml version="1.0" encoding="utf-8"?>
<math xmlns="http://www.w3.org/1998/Math/MathML"/>
</file>

<file path=Object 38/content.xml><?xml version="1.0" encoding="utf-8"?>
<math xmlns="http://www.w3.org/1998/Math/MathML"/>
</file>

<file path=Object 39/content.xml><?xml version="1.0" encoding="utf-8"?>
<math xmlns="http://www.w3.org/1998/Math/MathML"/>
</file>

<file path=Object 4/content.xml><?xml version="1.0" encoding="utf-8"?>
<math xmlns="http://www.w3.org/1998/Math/MathML"/>
</file>

<file path=Object 40/content.xml><?xml version="1.0" encoding="utf-8"?>
<math xmlns="http://www.w3.org/1998/Math/MathML"/>
</file>

<file path=Object 41/content.xml><?xml version="1.0" encoding="utf-8"?>
<math xmlns="http://www.w3.org/1998/Math/MathML"/>
</file>

<file path=Object 42/content.xml><?xml version="1.0" encoding="utf-8"?>
<math xmlns="http://www.w3.org/1998/Math/MathML"/>
</file>

<file path=Object 43/content.xml><?xml version="1.0" encoding="utf-8"?>
<math xmlns="http://www.w3.org/1998/Math/MathML"/>
</file>

<file path=Object 44/content.xml><?xml version="1.0" encoding="utf-8"?>
<math xmlns="http://www.w3.org/1998/Math/MathML"/>
</file>

<file path=Object 45/content.xml><?xml version="1.0" encoding="utf-8"?>
<math xmlns="http://www.w3.org/1998/Math/MathML"/>
</file>

<file path=Object 46/content.xml><?xml version="1.0" encoding="utf-8"?>
<math xmlns="http://www.w3.org/1998/Math/MathML"/>
</file>

<file path=Object 47/content.xml><?xml version="1.0" encoding="utf-8"?>
<math xmlns="http://www.w3.org/1998/Math/MathML"/>
</file>

<file path=Object 48/content.xml><?xml version="1.0" encoding="utf-8"?>
<math xmlns="http://www.w3.org/1998/Math/MathML"/>
</file>

<file path=Object 49/content.xml><?xml version="1.0" encoding="utf-8"?>
<math xmlns="http://www.w3.org/1998/Math/MathML"/>
</file>

<file path=Object 5/content.xml><?xml version="1.0" encoding="utf-8"?>
<math xmlns="http://www.w3.org/1998/Math/MathML"/>
</file>

<file path=Object 50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